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46.48mm"/>
    </style:style>
    <style:style style:name="co4" style:family="table-column">
      <style:table-column-properties fo:break-before="auto" style:column-width="59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Problem" table:style-name="ta1">
        <table:shapes>
          <draw:frame draw:z-index="0" draw:style-name="gr1" draw:text-style-name="P1" svg:width="159.99mm" svg:height="89.99mm" svg:x="203.65mm" svg:y="5.51mm">
            <loext:p draw:notify-on-update-of-ranges="TestProblem.E3:TestProblem.E3 TestProblem.F2:TestProblem.F2 TestProblem.F3:TestProblem.F3 TestProblem.G2:TestProblem.G2 TestProblem.G3:TestProblem.G3 TestProblem.H2:TestProblem.H2 TestProblem.H3:TestProblem.H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3.1mm" svg:y="104.85mm">
            <loext:p draw:notify-on-update-of-ranges="TestProblem.E4:TestProblem.E4 TestProblem.F2:TestProblem.F2 TestProblem.F4:TestProblem.F4 TestProblem.G2:TestProblem.G2 TestProblem.G4:TestProblem.G4 TestProblem.H2:TestProblem.H2 TestProblem.H4:TestProblem.H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.3mm" svg:y="42.16mm">
            <loext:p draw:notify-on-update-of-ranges="TestProblem.E5:TestProblem.E5 TestProblem.F2:TestProblem.F2 TestProblem.F5:TestProblem.F5 TestProblem.G2:TestProblem.G2 TestProblem.G5:TestProblem.G5 TestProblem.H2:TestProblem.H2 TestProblem.H5:TestProblem.H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problem optimiz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office:value-type="float" office:value="0.000000266382732039272" calcext:value-type="float">
            <text:p>2.66E-07</text:p>
          </table:table-cell>
          <table:table-cell table:style-name="ce1" office:value-type="float" office:value="0.00000000411944608424975" calcext:value-type="float">
            <text:p>4.12E-09</text:p>
          </table:table-cell>
          <table:table-cell table:style-name="ce1" office:value-type="float" office:value="0.000000000177113501642623" calcext:value-type="float">
            <text:p>1.77E-10</text:p>
          </table:table-cell>
          <table:table-cell office:value-type="string" calcext:value-type="string">
            <text:p>Mean</text:p>
          </table:table-cell>
          <table:table-cell table:formula="of:=-LOG10([.B3])" office:value-type="float" office:value="6.57449393124018" calcext:value-type="float">
            <text:p>6.57449393124018</text:p>
          </table:table-cell>
          <table:table-cell table:formula="of:=-LOG10([.C3])" office:value-type="float" office:value="8.38516117686165" calcext:value-type="float">
            <text:p>8.38516117686165</text:p>
          </table:table-cell>
          <table:table-cell table:formula="of:=-LOG10([.D3])" office:value-type="float" office:value="9.75174833059207" calcext:value-type="float">
            <text:p>9.7517483305920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style-name="ce1" office:value-type="float" office:value="0.00000047462040979806" calcext:value-type="float">
            <text:p>4.75E-07</text:p>
          </table:table-cell>
          <table:table-cell table:style-name="ce1" office:value-type="float" office:value="0.00000000878339368498691" calcext:value-type="float">
            <text:p>8.78E-09</text:p>
          </table:table-cell>
          <table:table-cell table:style-name="ce1" office:value-type="float" office:value="0.000000000385781164845801" calcext:value-type="float">
            <text:p>3.86E-10</text:p>
          </table:table-cell>
          <table:table-cell office:value-type="string" calcext:value-type="string">
            <text:p>SD</text:p>
          </table:table-cell>
          <table:table-cell table:formula="of:=-LOG10([.B4])" office:value-type="float" office:value="6.32365359002916" calcext:value-type="float">
            <text:p>6.32365359002916</text:p>
          </table:table-cell>
          <table:table-cell table:formula="of:=-LOG10([.C4])" office:value-type="float" office:value="8.05633765107621" calcext:value-type="float">
            <text:p>8.05633765107621</text:p>
          </table:table-cell>
          <table:table-cell table:formula="of:=-LOG10([.D4])" office:value-type="float" office:value="9.41365897991458" calcext:value-type="float">
            <text:p>9.413658979914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office:value-type="float" office:value="0.0000000000109281472759903" calcext:value-type="float">
            <text:p>1.09E-11</text:p>
          </table:table-cell>
          <table:table-cell table:style-name="ce1" office:value-type="float" office:value="0.000000000000148769885299771" calcext:value-type="float">
            <text:p>1.49E-13</text:p>
          </table:table-cell>
          <table:table-cell table:style-name="ce1" office:value-type="float" office:value="2.22044604925031E-016" calcext:value-type="float">
            <text:p>2.22E-16</text:p>
          </table:table-cell>
          <table:table-cell office:value-type="string" calcext:value-type="string">
            <text:p>Min</text:p>
          </table:table-cell>
          <table:table-cell table:formula="of:=-LOG10([.B5])" office:value-type="float" office:value="10.9614534607417" calcext:value-type="float">
            <text:p>10.9614534607417</text:p>
          </table:table-cell>
          <table:table-cell table:formula="of:=-LOG10([.C5])" office:value-type="float" office:value="12.8274849718262" calcext:value-type="float">
            <text:p>12.8274849718262</text:p>
          </table:table-cell>
          <table:table-cell table:formula="of:=-LOG10([.D5])" office:value-type="float" office:value="15.653559774527" calcext:value-type="float">
            <text:p>15.653559774527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</table:table>
      <table:table table:name="2 Phases Hybrid" table:style-name="ta1">
        <table:shapes>
          <draw:frame draw:z-index="0" draw:style-name="gr1" draw:text-style-name="P1" svg:width="159.99mm" svg:height="89.99mm" svg:x="382.62mm" svg:y="125.31mm">
            <loext:p draw:notify-on-update-of-ranges="'2 Phases Hybrid'.S2:'2 Phases Hybrid'.AG2 '2 Phases Hybrid'.R3:'2 Phases Hybrid'.R3 '2 Phases Hybrid'.S3:'2 Phases Hybrid'.AG3 '2 Phases Hybrid'.R4:'2 Phases Hybrid'.R4 '2 Phases Hybrid'.S4:'2 Phases Hybrid'.AG4 '2 Phases Hybrid'.R5:'2 Phases Hybrid'.R5 '2 Phases Hybrid'.S5:'2 Phases Hybrid'.AG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564.89mm" svg:y="124.25mm">
            <loext:p draw:notify-on-update-of-ranges="'2 Phases Hybrid'.S7:'2 Phases Hybrid'.AG7 '2 Phases Hybrid'.R8:'2 Phases Hybrid'.R8 '2 Phases Hybrid'.S8:'2 Phases Hybrid'.AG8 '2 Phases Hybrid'.R9:'2 Phases Hybrid'.R9 '2 Phases Hybrid'.S9:'2 Phases Hybrid'.AG9 '2 Phases Hybrid'.R10:'2 Phases Hybrid'.R10 '2 Phases Hybrid'.S10:'2 Phases Hybrid'.AG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383.71mm" svg:y="218.29mm">
            <loext:p draw:notify-on-update-of-ranges="'2 Phases Hybrid'.S12:'2 Phases Hybrid'.AG12 '2 Phases Hybrid'.R13:'2 Phases Hybrid'.R13 '2 Phases Hybrid'.S13:'2 Phases Hybrid'.AG13 '2 Phases Hybrid'.R14:'2 Phases Hybrid'.R14 '2 Phases Hybrid'.S14:'2 Phases Hybrid'.AG14 '2 Phases Hybrid'.R15:'2 Phases Hybrid'.R15 '2 Phases Hybrid'.S15:'2 Phases Hybrid'.AG1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59.99mm" svg:height="89.99mm" svg:x="562.14mm" svg:y="224.39mm">
            <loext:p draw:notify-on-update-of-ranges="'2 Phases Hybrid'.S17:'2 Phases Hybrid'.AG17 '2 Phases Hybrid'.R18:'2 Phases Hybrid'.R18 '2 Phases Hybrid'.S18:'2 Phases Hybrid'.AG18 '2 Phases Hybrid'.R19:'2 Phases Hybrid'.R19 '2 Phases Hybrid'.S19:'2 Phases Hybrid'.AG19 '2 Phases Hybrid'.R20:'2 Phases Hybrid'.R20 '2 Phases Hybrid'.S20:'2 Phases Hybrid'.AG2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95" calcext:value-type="float">
            <text:p>1.295</text:p>
          </table:table-cell>
          <table:table-cell office:value-type="float" office:value="18.48" calcext:value-type="float">
            <text:p>18.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5.3" calcext:value-type="float">
            <text:p>425.3</text:p>
          </table:table-cell>
          <table:table-cell office:value-type="float" office:value="1.03" calcext:value-type="float">
            <text:p>1.03</text:p>
          </table:table-cell>
          <table:table-cell office:value-type="float" office:value="2.897" calcext:value-type="float">
            <text:p>2.897</text:p>
          </table:table-cell>
          <table:table-cell office:value-type="float" office:value="0.9615" calcext:value-type="float">
            <text:p>0.9615</text:p>
          </table:table-cell>
          <table:table-cell office:value-type="float" office:value="1.415" calcext:value-type="float">
            <text:p>1.415</text:p>
          </table:table-cell>
          <table:table-cell office:value-type="float" office:value="1.207" calcext:value-type="float">
            <text:p>1.207</text:p>
          </table:table-cell>
          <table:table-cell office:value-type="float" office:value="1.404" calcext:value-type="float">
            <text:p>1.404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" calcext:value-type="float">
            <text:p>0</text:p>
          </table:table-cell>
          <table:table-cell table:formula="of:=LOG10([.D3])" office:value-type="float" office:value="0.112269768417271" calcext:value-type="float">
            <text:p>0.112269768417271</text:p>
          </table:table-cell>
          <table:table-cell table:formula="of:=LOG10([.E3])" office:value-type="float" office:value="1.26670196688409" calcext:value-type="float">
            <text:p>1.26670196688409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2.62869538271402" calcext:value-type="float">
            <text:p>2.62869538271402</text:p>
          </table:table-cell>
          <table:table-cell table:formula="of:=LOG10([.I3])" office:value-type="float" office:value="0.0128372247051722" calcext:value-type="float">
            <text:p>0.012837224705172</text:p>
          </table:table-cell>
          <table:table-cell table:formula="of:=LOG10([.J3])" office:value-type="float" office:value="0.461948495203762" calcext:value-type="float">
            <text:p>0.461948495203762</text:p>
          </table:table-cell>
          <table:table-cell table:formula="of:=LOG10([.K3])" office:value-type="float" office:value="-0.0170507114255013" calcext:value-type="float">
            <text:p>-0.017050711425501</text:p>
          </table:table-cell>
          <table:table-cell table:formula="of:=LOG10([.L3])" office:value-type="float" office:value="0.150756439860309" calcext:value-type="float">
            <text:p>0.150756439860309</text:p>
          </table:table-cell>
          <table:table-cell table:formula="of:=LOG10([.M3])" office:value-type="float" office:value="0.0817072700973492" calcext:value-type="float">
            <text:p>0.081707270097349</text:p>
          </table:table-cell>
          <table:table-cell table:formula="of:=LOG10([.N3])" office:value-type="float" office:value="0.147367107793786" calcext:value-type="float">
            <text:p>0.147367107793786</text:p>
          </table:table-cell>
          <table:table-cell table:formula="of:=LOG10([.O3])" office:value-type="float" office:value="0" calcext:value-type="float">
            <text:p>0</text:p>
          </table:table-cell>
          <table:table-cell table:formula="of:=LOG10([.P3])" office:value-type="float" office:value="-0.00130484168834428" calcext:value-type="float">
            <text:p>-0.00130484168834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36" calcext:value-type="float">
            <text:p>1.536</text:p>
          </table:table-cell>
          <table:table-cell office:value-type="float" office:value="1.163" calcext:value-type="float">
            <text:p>1.163</text:p>
          </table:table-cell>
          <table:table-cell office:value-type="float" office:value="2.923" calcext:value-type="float">
            <text:p>2.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84" calcext:value-type="float">
            <text:p>0.2584</text:p>
          </table:table-cell>
          <table:table-cell office:value-type="float" office:value="1.526" calcext:value-type="float">
            <text:p>1.526</text:p>
          </table:table-cell>
          <table:table-cell office:value-type="float" office:value="2.294" calcext:value-type="float">
            <text:p>2.294</text:p>
          </table:table-cell>
          <table:table-cell office:value-type="float" office:value="0.8972" calcext:value-type="float">
            <text:p>0.8972</text:p>
          </table:table-cell>
          <table:table-cell office:value-type="float" office:value="1.21" calcext:value-type="float">
            <text:p>1.21</text:p>
          </table:table-cell>
          <table:table-cell office:value-type="float" office:value="1.327" calcext:value-type="float">
            <text:p>1.327</text:p>
          </table:table-cell>
          <table:table-cell office:value-type="float" office:value="0.9397" calcext:value-type="float">
            <text:p>0.9397</text:p>
          </table:table-cell>
          <table:table-cell office:value-type="float" office:value="1.536" calcext:value-type="float">
            <text:p>1.536</text:p>
          </table:table-cell>
          <table:table-cell office:value-type="float" office:value="0.996" calcext:value-type="float">
            <text:p>0.996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186391215695493" calcext:value-type="float">
            <text:p>0.186391215695493</text:p>
          </table:table-cell>
          <table:table-cell table:formula="of:=LOG10([.D4])" office:value-type="float" office:value="0.0655797147284484" calcext:value-type="float">
            <text:p>0.065579714728449</text:p>
          </table:table-cell>
          <table:table-cell table:formula="of:=LOG10([.E4])" office:value-type="float" office:value="0.465828815357436" calcext:value-type="float">
            <text:p>0.465828815357436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587707490676953" calcext:value-type="float">
            <text:p>-0.587707490676953</text:p>
          </table:table-cell>
          <table:table-cell table:formula="of:=LOG10([.I4])" office:value-type="float" office:value="0.183554533618862" calcext:value-type="float">
            <text:p>0.183554533618862</text:p>
          </table:table-cell>
          <table:table-cell table:formula="of:=LOG10([.J4])" office:value-type="float" office:value="0.360593413565249" calcext:value-type="float">
            <text:p>0.360593413565249</text:p>
          </table:table-cell>
          <table:table-cell table:formula="of:=LOG10([.K4])" office:value-type="float" office:value="-0.0471107350890699" calcext:value-type="float">
            <text:p>-0.04711073508907</text:p>
          </table:table-cell>
          <table:table-cell table:formula="of:=LOG10([.L4])" office:value-type="float" office:value="0.0827853703164501" calcext:value-type="float">
            <text:p>0.08278537031645</text:p>
          </table:table-cell>
          <table:table-cell table:formula="of:=LOG10([.M4])" office:value-type="float" office:value="0.122870922864436" calcext:value-type="float">
            <text:p>0.122870922864436</text:p>
          </table:table-cell>
          <table:table-cell table:formula="of:=LOG10([.N4])" office:value-type="float" office:value="-0.0270107731446512" calcext:value-type="float">
            <text:p>-0.027010773144651</text:p>
          </table:table-cell>
          <table:table-cell table:formula="of:=LOG10([.O4])" office:value-type="float" office:value="0.186391215695493" calcext:value-type="float">
            <text:p>0.186391215695493</text:p>
          </table:table-cell>
          <table:table-cell table:formula="of:=LOG10([.P4])" office:value-type="float" office:value="-0.00174066157630127" calcext:value-type="float">
            <text:p>-0.001740661576301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1.839" calcext:value-type="float">
            <text:p>1.839</text:p>
          </table:table-cell>
          <table:table-cell office:value-type="float" office:value="1.169" calcext:value-type="float">
            <text:p>1.169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47" calcext:value-type="float">
            <text:p>2.947</text:p>
          </table:table-cell>
          <table:table-cell office:value-type="float" office:value="0.8971" calcext:value-type="float">
            <text:p>0.8971</text:p>
          </table:table-cell>
          <table:table-cell office:value-type="float" office:value="1.226" calcext:value-type="float">
            <text:p>1.226</text:p>
          </table:table-cell>
          <table:table-cell office:value-type="float" office:value="1.247" calcext:value-type="float">
            <text:p>1.247</text:p>
          </table:table-cell>
          <table:table-cell office:value-type="float" office:value="1.096" calcext:value-type="float">
            <text:p>1.096</text:p>
          </table:table-cell>
          <table:table-cell office:value-type="float" office:value="1" calcext:value-type="float">
            <text:p>1</text:p>
          </table:table-cell>
          <table:table-cell office:value-type="float" office:value="1.172" calcext:value-type="float">
            <text:p>1.172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264581729238077" calcext:value-type="float">
            <text:p>0.264581729238077</text:p>
          </table:table-cell>
          <table:table-cell table:formula="of:=LOG10([.D5])" office:value-type="float" office:value="0.0678145111618401" calcext:value-type="float">
            <text:p>0.06781451116184</text:p>
          </table:table-cell>
          <table:table-cell table:formula="of:=LOG10([.E5])" office:value-type="float" office:value="0.0606978403536117" calcext:value-type="float">
            <text:p>0.060697840353612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0" calcext:value-type="float">
            <text:p>0</text:p>
          </table:table-cell>
          <table:table-cell table:formula="of:=LOG10([.I5])" office:value-type="float" office:value="-0.078001568691729" calcext:value-type="float">
            <text:p>-0.078001568691729</text:p>
          </table:table-cell>
          <table:table-cell table:formula="of:=LOG10([.J5])" office:value-type="float" office:value="0.469380135849925" calcext:value-type="float">
            <text:p>0.469380135849925</text:p>
          </table:table-cell>
          <table:table-cell table:formula="of:=LOG10([.K5])" office:value-type="float" office:value="-0.0471591433242984" calcext:value-type="float">
            <text:p>-0.047159143324299</text:p>
          </table:table-cell>
          <table:table-cell table:formula="of:=LOG10([.L5])" office:value-type="float" office:value="0.0884904701823962" calcext:value-type="float">
            <text:p>0.088490470182396</text:p>
          </table:table-cell>
          <table:table-cell table:formula="of:=LOG10([.M5])" office:value-type="float" office:value="0.0958664534785426" calcext:value-type="float">
            <text:p>0.095866453478543</text:p>
          </table:table-cell>
          <table:table-cell table:formula="of:=LOG10([.N5])" office:value-type="float" office:value="0.0398105541483504" calcext:value-type="float">
            <text:p>0.03981055414835</text:p>
          </table:table-cell>
          <table:table-cell table:formula="of:=LOG10([.O5])" office:value-type="float" office:value="0" calcext:value-type="float">
            <text:p>0</text:p>
          </table:table-cell>
          <table:table-cell table:formula="of:=LOG10([.P5])" office:value-type="float" office:value="0.0689276116820718" calcext:value-type="float">
            <text:p>0.068927611682072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22" calcext:value-type="float">
            <text:p>1.122</text:p>
          </table:table-cell>
          <table:table-cell office:value-type="float" office:value="18.65" calcext:value-type="float">
            <text:p>18.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1.034" calcext:value-type="float">
            <text:p>1.034</text:p>
          </table:table-cell>
          <table:table-cell office:value-type="float" office:value="2.691" calcext:value-type="float">
            <text:p>2.691</text:p>
          </table:table-cell>
          <table:table-cell office:value-type="float" office:value="1.016" calcext:value-type="float">
            <text:p>1.016</text:p>
          </table:table-cell>
          <table:table-cell office:value-type="float" office:value="0.8528" calcext:value-type="float">
            <text:p>0.8528</text:p>
          </table:table-cell>
          <table:table-cell office:value-type="float" office:value="1.051" calcext:value-type="float">
            <text:p>1.051</text:p>
          </table:table-cell>
          <table:table-cell office:value-type="float" office:value="0.6169" calcext:value-type="float">
            <text:p>0.6169</text:p>
          </table:table-cell>
          <table:table-cell office:value-type="float" office:value="1" calcext:value-type="float">
            <text:p>1</text:p>
          </table:table-cell>
          <table:table-cell office:value-type="float" office:value="0.9938" calcext:value-type="float">
            <text:p>0.9938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" calcext:value-type="float">
            <text:p>0</text:p>
          </table:table-cell>
          <table:table-cell table:formula="of:=LOG10([.D8])" office:value-type="float" office:value="0.0499928569201426" calcext:value-type="float">
            <text:p>0.049992856920143</text:p>
          </table:table-cell>
          <table:table-cell table:formula="of:=LOG10([.E8])" office:value-type="float" office:value="1.27067883614471" calcext:value-type="float">
            <text:p>1.27067883614471</text:p>
          </table:table-cell>
          <table:table-cell table:formula="of:=LOG10([.F8])" office:value-type="float" office:value="0" calcext:value-type="float">
            <text:p>0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2.58331215198308" calcext:value-type="float">
            <text:p>2.58331215198308</text:p>
          </table:table-cell>
          <table:table-cell table:formula="of:=LOG10([.I8])" office:value-type="float" office:value="0.0145205387579237" calcext:value-type="float">
            <text:p>0.014520538757924</text:p>
          </table:table-cell>
          <table:table-cell table:formula="of:=LOG10([.J8])" office:value-type="float" office:value="0.429913697763755" calcext:value-type="float">
            <text:p>0.429913697763755</text:p>
          </table:table-cell>
          <table:table-cell table:formula="of:=LOG10([.K8])" office:value-type="float" office:value="0.00689370794790046" calcext:value-type="float">
            <text:p>0.0068937079479</text:p>
          </table:table-cell>
          <table:table-cell table:formula="of:=LOG10([.L8])" office:value-type="float" office:value="-0.0691528083175029" calcext:value-type="float">
            <text:p>-0.069152808317503</text:p>
          </table:table-cell>
          <table:table-cell table:formula="of:=LOG10([.M8])" office:value-type="float" office:value="0.0216027160282422" calcext:value-type="float">
            <text:p>0.021602716028242</text:p>
          </table:table-cell>
          <table:table-cell table:formula="of:=LOG10([.N8])" office:value-type="float" office:value="-0.209785229756021" calcext:value-type="float">
            <text:p>-0.209785229756021</text:p>
          </table:table-cell>
          <table:table-cell table:formula="of:=LOG10([.O8])" office:value-type="float" office:value="0" calcext:value-type="float">
            <text:p>0</text:p>
          </table:table-cell>
          <table:table-cell table:formula="of:=LOG10([.P8])" office:value-type="float" office:value="-0.002701007590486" calcext:value-type="float">
            <text:p>-0.00270100759048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97" calcext:value-type="float">
            <text:p>1.597</text:p>
          </table:table-cell>
          <table:table-cell office:value-type="float" office:value="1.039" calcext:value-type="float">
            <text:p>1.039</text:p>
          </table:table-cell>
          <table:table-cell office:value-type="float" office:value="2.757" calcext:value-type="float">
            <text:p>2.757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0.2233" calcext:value-type="float">
            <text:p>0.2233</text:p>
          </table:table-cell>
          <table:table-cell office:value-type="float" office:value="1.674" calcext:value-type="float">
            <text:p>1.674</text:p>
          </table:table-cell>
          <table:table-cell office:value-type="float" office:value="2.004" calcext:value-type="float">
            <text:p>2.004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337" calcext:value-type="float">
            <text:p>0.9337</text:p>
          </table:table-cell>
          <table:table-cell office:value-type="float" office:value="1.103" calcext:value-type="float">
            <text:p>1.103</text:p>
          </table:table-cell>
          <table:table-cell office:value-type="float" office:value="0.9584" calcext:value-type="float">
            <text:p>0.9584</text:p>
          </table:table-cell>
          <table:table-cell office:value-type="float" office:value="1.597" calcext:value-type="float">
            <text:p>1.597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203304916138483" calcext:value-type="float">
            <text:p>0.203304916138483</text:p>
          </table:table-cell>
          <table:table-cell table:formula="of:=LOG10([.D9])" office:value-type="float" office:value="0.0166155475571774" calcext:value-type="float">
            <text:p>0.016615547557177</text:p>
          </table:table-cell>
          <table:table-cell table:formula="of:=LOG10([.E9])" office:value-type="float" office:value="0.440436766105774" calcext:value-type="float">
            <text:p>0.440436766105774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-0.651111276928562" calcext:value-type="float">
            <text:p>-0.651111276928562</text:p>
          </table:table-cell>
          <table:table-cell table:formula="of:=LOG10([.I9])" office:value-type="float" office:value="0.223755453657241" calcext:value-type="float">
            <text:p>0.223755453657241</text:p>
          </table:table-cell>
          <table:table-cell table:formula="of:=LOG10([.J9])" office:value-type="float" office:value="0.301897717195208" calcext:value-type="float">
            <text:p>0.301897717195208</text:p>
          </table:table-cell>
          <table:table-cell table:formula="of:=LOG10([.K9])" office:value-type="float" office:value="-0.016960383953898" calcext:value-type="float">
            <text:p>-0.016960383953898</text:p>
          </table:table-cell>
          <table:table-cell table:formula="of:=LOG10([.L9])" office:value-type="float" office:value="-0.0297926411931453" calcext:value-type="float">
            <text:p>-0.029792641193145</text:p>
          </table:table-cell>
          <table:table-cell table:formula="of:=LOG10([.M9])" office:value-type="float" office:value="0.0425755124401906" calcext:value-type="float">
            <text:p>0.042575512440191</text:p>
          </table:table-cell>
          <table:table-cell table:formula="of:=LOG10([.N9])" office:value-type="float" office:value="-0.0184531949547638" calcext:value-type="float">
            <text:p>-0.018453194954764</text:p>
          </table:table-cell>
          <table:table-cell table:formula="of:=LOG10([.O9])" office:value-type="float" office:value="0.203304916138483" calcext:value-type="float">
            <text:p>0.203304916138483</text:p>
          </table:table-cell>
          <table:table-cell table:formula="of:=LOG10([.P9])" office:value-type="float" office:value="-0.00130484168834428" calcext:value-type="float">
            <text:p>-0.00130484168834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3.098" calcext:value-type="float">
            <text:p>3.098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8538" calcext:value-type="float">
            <text:p>0.8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45" calcext:value-type="float">
            <text:p>0.7145</text:p>
          </table:table-cell>
          <table:table-cell office:value-type="float" office:value="2.586" calcext:value-type="float">
            <text:p>2.586</text:p>
          </table:table-cell>
          <table:table-cell office:value-type="float" office:value="0.9617" calcext:value-type="float">
            <text:p>0.9617</text:p>
          </table:table-cell>
          <table:table-cell office:value-type="float" office:value="1.274" calcext:value-type="float">
            <text:p>1.274</text:p>
          </table:table-cell>
          <table:table-cell office:value-type="float" office:value="1.067" calcext:value-type="float">
            <text:p>1.067</text:p>
          </table:table-cell>
          <table:table-cell office:value-type="float" office:value="1.055" calcext:value-type="float">
            <text:p>1.055</text:p>
          </table:table-cell>
          <table:table-cell office:value-type="float" office:value="1" calcext:value-type="float">
            <text:p>1</text:p>
          </table:table-cell>
          <table:table-cell office:value-type="float" office:value="1.069" calcext:value-type="float">
            <text:p>1.069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491081413423187" calcext:value-type="float">
            <text:p>0.491081413423187</text:p>
          </table:table-cell>
          <table:table-cell table:formula="of:=LOG10([.D10])" office:value-type="float" office:value="-0.0037072814586785" calcext:value-type="float">
            <text:p>-0.003707281458679</text:p>
          </table:table-cell>
          <table:table-cell table:formula="of:=LOG10([.E10])" office:value-type="float" office:value="-0.068643849532072" calcext:value-type="float">
            <text:p>-0.068643849532072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0" calcext:value-type="float">
            <text:p>0</text:p>
          </table:table-cell>
          <table:table-cell table:formula="of:=LOG10([.I10])" office:value-type="float" office:value="-0.145997766873011" calcext:value-type="float">
            <text:p>-0.145997766873011</text:p>
          </table:table-cell>
          <table:table-cell table:formula="of:=LOG10([.J10])" office:value-type="float" office:value="0.412628520544375" calcext:value-type="float">
            <text:p>0.412628520544375</text:p>
          </table:table-cell>
          <table:table-cell table:formula="of:=LOG10([.K10])" office:value-type="float" office:value="-0.016960383953898" calcext:value-type="float">
            <text:p>-0.016960383953898</text:p>
          </table:table-cell>
          <table:table-cell table:formula="of:=LOG10([.L10])" office:value-type="float" office:value="0.105169427999332" calcext:value-type="float">
            <text:p>0.105169427999332</text:p>
          </table:table-cell>
          <table:table-cell table:formula="of:=LOG10([.M10])" office:value-type="float" office:value="0.0281644194244699" calcext:value-type="float">
            <text:p>0.02816441942447</text:p>
          </table:table-cell>
          <table:table-cell table:formula="of:=LOG10([.N10])" office:value-type="float" office:value="0.0232524596337114" calcext:value-type="float">
            <text:p>0.023252459633712</text:p>
          </table:table-cell>
          <table:table-cell table:formula="of:=LOG10([.O10])" office:value-type="float" office:value="0" calcext:value-type="float">
            <text:p>0</text:p>
          </table:table-cell>
          <table:table-cell table:formula="of:=LOG10([.P10])" office:value-type="float" office:value="0.028977705208778" calcext:value-type="float">
            <text:p>0.028977705208778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64" calcext:value-type="float">
            <text:p>20.64</text:p>
          </table:table-cell>
          <table:table-cell office:value-type="float" office:value="3.632" calcext:value-type="float">
            <text:p>3.632</text:p>
          </table:table-cell>
          <table:table-cell office:value-type="float" office:value="1.536" calcext:value-type="float">
            <text:p>1.536</text:p>
          </table:table-cell>
          <table:table-cell office:value-type="float" office:value="0.8774" calcext:value-type="float">
            <text:p>0.8774</text:p>
          </table:table-cell>
          <table:table-cell office:value-type="float" office:value="1.788" calcext:value-type="float">
            <text:p>1.788</text:p>
          </table:table-cell>
          <table:table-cell office:value-type="float" office:value="1.096" calcext:value-type="float">
            <text:p>1.096</text:p>
          </table:table-cell>
          <table:table-cell office:value-type="float" office:value="5.726" calcext:value-type="float">
            <text:p>5.726</text:p>
          </table:table-cell>
          <table:table-cell office:value-type="float" office:value="1.173" calcext:value-type="float">
            <text:p>1.173</text:p>
          </table:table-cell>
          <table:table-cell office:value-type="float" office:value="2.348" calcext:value-type="float">
            <text:p>2.348</text:p>
          </table:table-cell>
          <table:table-cell office:value-type="float" office:value="0.9209" calcext:value-type="float">
            <text:p>0.9209</text:p>
          </table:table-cell>
          <table:table-cell office:value-type="float" office:value="1.163" calcext:value-type="float">
            <text:p>1.163</text:p>
          </table:table-cell>
          <table:table-cell office:value-type="float" office:value="1.28" calcext:value-type="float">
            <text:p>1.28</text:p>
          </table:table-cell>
          <table:table-cell office:value-type="float" office:value="1.151" calcext:value-type="float">
            <text:p>1.15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31470969295517" calcext:value-type="float">
            <text:p>1.31470969295517</text:p>
          </table:table-cell>
          <table:table-cell table:formula="of:=LOG10([.C13])" office:value-type="float" office:value="0.560145839849048" calcext:value-type="float">
            <text:p>0.560145839849048</text:p>
          </table:table-cell>
          <table:table-cell table:formula="of:=LOG10([.D13])" office:value-type="float" office:value="0.186391215695493" calcext:value-type="float">
            <text:p>0.186391215695493</text:p>
          </table:table-cell>
          <table:table-cell table:formula="of:=LOG10([.E13])" office:value-type="float" office:value="-0.0568023699310736" calcext:value-type="float">
            <text:p>-0.056802369931074</text:p>
          </table:table-cell>
          <table:table-cell table:formula="of:=LOG10([.F13])" office:value-type="float" office:value="0.252367514459899" calcext:value-type="float">
            <text:p>0.252367514459899</text:p>
          </table:table-cell>
          <table:table-cell table:formula="of:=LOG10([.G13])" office:value-type="float" office:value="0.0398105541483504" calcext:value-type="float">
            <text:p>0.03981055414835</text:p>
          </table:table-cell>
          <table:table-cell table:formula="of:=LOG10([.H13])" office:value-type="float" office:value="0.75785134368558" calcext:value-type="float">
            <text:p>0.75785134368558</text:p>
          </table:table-cell>
          <table:table-cell table:formula="of:=LOG10([.I13])" office:value-type="float" office:value="0.0692980121155293" calcext:value-type="float">
            <text:p>0.069298012115529</text:p>
          </table:table-cell>
          <table:table-cell table:formula="of:=LOG10([.J13])" office:value-type="float" office:value="0.370698092575577" calcext:value-type="float">
            <text:p>0.370698092575577</text:p>
          </table:table-cell>
          <table:table-cell table:formula="of:=LOG10([.K13])" office:value-type="float" office:value="-0.0357875270301807" calcext:value-type="float">
            <text:p>-0.035787527030181</text:p>
          </table:table-cell>
          <table:table-cell table:formula="of:=LOG10([.L13])" office:value-type="float" office:value="0.0655797147284484" calcext:value-type="float">
            <text:p>0.065579714728449</text:p>
          </table:table-cell>
          <table:table-cell table:formula="of:=LOG10([.M13])" office:value-type="float" office:value="0.107209969647868" calcext:value-type="float">
            <text:p>0.107209969647868</text:p>
          </table:table-cell>
          <table:table-cell table:formula="of:=LOG10([.N13])" office:value-type="float" office:value="0.0610753236297918" calcext:value-type="float">
            <text:p>0.061075323629792</text:p>
          </table:table-cell>
          <table:table-cell table:formula="of:=LOG10([.O13])" office:value-type="float" office:value="0.560145839849048" calcext:value-type="float">
            <text:p>0.560145839849048</text:p>
          </table:table-cell>
          <table:table-cell table:formula="of:=LOG10([.P13])" office:value-type="float" office:value="-0.0315170514460649" calcext:value-type="float">
            <text:p>-0.03151705144606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1.17" calcext:value-type="float">
            <text:p>11.17</text:p>
          </table:table-cell>
          <table:table-cell office:value-type="float" office:value="5.624" calcext:value-type="float">
            <text:p>5.624</text:p>
          </table:table-cell>
          <table:table-cell office:value-type="float" office:value="1.277" calcext:value-type="float">
            <text:p>1.277</text:p>
          </table:table-cell>
          <table:table-cell office:value-type="float" office:value="1.696" calcext:value-type="float">
            <text:p>1.696</text:p>
          </table:table-cell>
          <table:table-cell office:value-type="float" office:value="2.468" calcext:value-type="float">
            <text:p>2.468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9953" calcext:value-type="float">
            <text:p>0.9953</text:p>
          </table:table-cell>
          <table:table-cell office:value-type="float" office:value="2.249" calcext:value-type="float">
            <text:p>2.249</text:p>
          </table:table-cell>
          <table:table-cell office:value-type="float" office:value="1.038" calcext:value-type="float">
            <text:p>1.038</text:p>
          </table:table-cell>
          <table:table-cell office:value-type="float" office:value="1.067" calcext:value-type="float">
            <text:p>1.067</text:p>
          </table:table-cell>
          <table:table-cell office:value-type="float" office:value="1.305" calcext:value-type="float">
            <text:p>1.305</text:p>
          </table:table-cell>
          <table:table-cell office:value-type="float" office:value="0.9416" calcext:value-type="float">
            <text:p>0.9416</text:p>
          </table:table-cell>
          <table:table-cell office:value-type="float" office:value="5.624" calcext:value-type="float">
            <text:p>5.624</text:p>
          </table:table-cell>
          <table:table-cell office:value-type="float" office:value="0.9302" calcext:value-type="float">
            <text:p>0.930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04805317311561" calcext:value-type="float">
            <text:p>1.04805317311561</text:p>
          </table:table-cell>
          <table:table-cell table:formula="of:=LOG10([.C14])" office:value-type="float" office:value="0.750045312011767" calcext:value-type="float">
            <text:p>0.750045312011767</text:p>
          </table:table-cell>
          <table:table-cell table:formula="of:=LOG10([.D14])" office:value-type="float" office:value="0.106190897263415" calcext:value-type="float">
            <text:p>0.106190897263415</text:p>
          </table:table-cell>
          <table:table-cell table:formula="of:=LOG10([.E14])" office:value-type="float" office:value="0.229425847920695" calcext:value-type="float">
            <text:p>0.229425847920695</text:p>
          </table:table-cell>
          <table:table-cell table:formula="of:=LOG10([.F14])" office:value-type="float" office:value="0.392345155361204" calcext:value-type="float">
            <text:p>0.392345155361204</text:p>
          </table:table-cell>
          <table:table-cell table:formula="of:=LOG10([.G14])" office:value-type="float" office:value="-0.0805557895347631" calcext:value-type="float">
            <text:p>-0.080555789534763</text:p>
          </table:table-cell>
          <table:table-cell table:formula="of:=LOG10([.H14])" office:value-type="float" office:value="-0.47716468633947" calcext:value-type="float">
            <text:p>-0.47716468633947</text:p>
          </table:table-cell>
          <table:table-cell table:formula="of:=LOG10([.I14])" office:value-type="float" office:value="-0.00204599593059699" calcext:value-type="float">
            <text:p>-0.002045995930597</text:p>
          </table:table-cell>
          <table:table-cell table:formula="of:=LOG10([.J14])" office:value-type="float" office:value="0.351989455435632" calcext:value-type="float">
            <text:p>0.351989455435632</text:p>
          </table:table-cell>
          <table:table-cell table:formula="of:=LOG10([.K14])" office:value-type="float" office:value="0.0161973535124391" calcext:value-type="float">
            <text:p>0.016197353512439</text:p>
          </table:table-cell>
          <table:table-cell table:formula="of:=LOG10([.L14])" office:value-type="float" office:value="0.0281644194244699" calcext:value-type="float">
            <text:p>0.02816441942447</text:p>
          </table:table-cell>
          <table:table-cell table:formula="of:=LOG10([.M14])" office:value-type="float" office:value="0.1156105116743" calcext:value-type="float">
            <text:p>0.1156105116743</text:p>
          </table:table-cell>
          <table:table-cell table:formula="of:=LOG10([.N14])" office:value-type="float" office:value="-0.0261335501646217" calcext:value-type="float">
            <text:p>-0.026133550164622</text:p>
          </table:table-cell>
          <table:table-cell table:formula="of:=LOG10([.O14])" office:value-type="float" office:value="0.750045312011767" calcext:value-type="float">
            <text:p>0.750045312011767</text:p>
          </table:table-cell>
          <table:table-cell table:formula="of:=LOG10([.P14])" office:value-type="float" office:value="-0.0314236648245023" calcext:value-type="float">
            <text:p>-0.03142366482450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7494" calcext:value-type="float">
            <text:p>7494</text:p>
          </table:table-cell>
          <table:table-cell office:value-type="float" office:value="6.977" calcext:value-type="float">
            <text:p>6.977</text:p>
          </table:table-cell>
          <table:table-cell office:value-type="float" office:value="1.225" calcext:value-type="float">
            <text:p>1.225</text:p>
          </table:table-cell>
          <table:table-cell office:value-type="float" office:value="1.091" calcext:value-type="float">
            <text:p>1.091</text:p>
          </table:table-cell>
          <table:table-cell office:value-type="float" office:value="3.335" calcext:value-type="float">
            <text:p>3.335</text:p>
          </table:table-cell>
          <table:table-cell office:value-type="float" office:value="1.461" calcext:value-type="float">
            <text:p>1.461</text:p>
          </table:table-cell>
          <table:table-cell office:value-type="float" office:value="1.154" calcext:value-type="float">
            <text:p>1.154</text:p>
          </table:table-cell>
          <table:table-cell office:value-type="float" office:value="1.118" calcext:value-type="float">
            <text:p>1.118</text:p>
          </table:table-cell>
          <table:table-cell office:value-type="float" office:value="1.3" calcext:value-type="float">
            <text:p>1.3</text:p>
          </table:table-cell>
          <table:table-cell office:value-type="float" office:value="0.8794" calcext:value-type="float">
            <text:p>0.8794</text:p>
          </table:table-cell>
          <table:table-cell office:value-type="float" office:value="1.212" calcext:value-type="float">
            <text:p>1.212</text:p>
          </table:table-cell>
          <table:table-cell office:value-type="float" office:value="1.559" calcext:value-type="float">
            <text:p>1.559</text:p>
          </table:table-cell>
          <table:table-cell office:value-type="float" office:value="1.041" calcext:value-type="float">
            <text:p>1.04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242" calcext:value-type="float">
            <text:p>0.924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3.87471368875778" calcext:value-type="float">
            <text:p>3.87471368875778</text:p>
          </table:table-cell>
          <table:table-cell table:formula="of:=LOG10([.C15])" office:value-type="float" office:value="0.843668722979144" calcext:value-type="float">
            <text:p>0.843668722979144</text:p>
          </table:table-cell>
          <table:table-cell table:formula="of:=LOG10([.D15])" office:value-type="float" office:value="0.0881360887005513" calcext:value-type="float">
            <text:p>0.088136088700551</text:p>
          </table:table-cell>
          <table:table-cell table:formula="of:=LOG10([.E15])" office:value-type="float" office:value="0.0378247505883419" calcext:value-type="float">
            <text:p>0.037824750588342</text:p>
          </table:table-cell>
          <table:table-cell table:formula="of:=LOG10([.F15])" office:value-type="float" office:value="0.523095838252568" calcext:value-type="float">
            <text:p>0.523095838252568</text:p>
          </table:table-cell>
          <table:table-cell table:formula="of:=LOG10([.G15])" office:value-type="float" office:value="0.164650215934297" calcext:value-type="float">
            <text:p>0.164650215934297</text:p>
          </table:table-cell>
          <table:table-cell table:formula="of:=LOG10([.H15])" office:value-type="float" office:value="0.0622058088197126" calcext:value-type="float">
            <text:p>0.062205808819713</text:p>
          </table:table-cell>
          <table:table-cell table:formula="of:=LOG10([.I15])" office:value-type="float" office:value="0.0484418035504045" calcext:value-type="float">
            <text:p>0.048441803550405</text:p>
          </table:table-cell>
          <table:table-cell table:formula="of:=LOG10([.J15])" office:value-type="float" office:value="0.113943352306837" calcext:value-type="float">
            <text:p>0.113943352306837</text:p>
          </table:table-cell>
          <table:table-cell table:formula="of:=LOG10([.K15])" office:value-type="float" office:value="-0.0558135387163125" calcext:value-type="float">
            <text:p>-0.055813538716313</text:p>
          </table:table-cell>
          <table:table-cell table:formula="of:=LOG10([.L15])" office:value-type="float" office:value="0.0835026198302674" calcext:value-type="float">
            <text:p>0.083502619830267</text:p>
          </table:table-cell>
          <table:table-cell table:formula="of:=LOG10([.M15])" office:value-type="float" office:value="0.192846115188842" calcext:value-type="float">
            <text:p>0.192846115188842</text:p>
          </table:table-cell>
          <table:table-cell table:formula="of:=LOG10([.N15])" office:value-type="float" office:value="0.0174507295105361" calcext:value-type="float">
            <text:p>0.017450729510536</text:p>
          </table:table-cell>
          <table:table-cell table:formula="of:=LOG10([.O15])" office:value-type="float" office:value="0.560145839849048" calcext:value-type="float">
            <text:p>0.560145839849048</text:p>
          </table:table-cell>
          <table:table-cell table:formula="of:=LOG10([.P15])" office:value-type="float" office:value="-0.0342340358173138" calcext:value-type="float">
            <text:p>-0.034234035817314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48" calcext:value-type="float">
            <text:p>20.48</text:p>
          </table:table-cell>
          <table:table-cell office:value-type="float" office:value="2.672" calcext:value-type="float">
            <text:p>2.672</text:p>
          </table:table-cell>
          <table:table-cell office:value-type="float" office:value="1.487" calcext:value-type="float">
            <text:p>1.487</text:p>
          </table:table-cell>
          <table:table-cell office:value-type="float" office:value="0.9516" calcext:value-type="float">
            <text:p>0.9516</text:p>
          </table:table-cell>
          <table:table-cell office:value-type="float" office:value="1.709" calcext:value-type="float">
            <text:p>1.709</text:p>
          </table:table-cell>
          <table:table-cell office:value-type="float" office:value="1.021" calcext:value-type="float">
            <text:p>1.021</text:p>
          </table:table-cell>
          <table:table-cell office:value-type="float" office:value="6.217" calcext:value-type="float">
            <text:p>6.217</text:p>
          </table:table-cell>
          <table:table-cell office:value-type="float" office:value="1.093" calcext:value-type="float">
            <text:p>1.093</text:p>
          </table:table-cell>
          <table:table-cell office:value-type="float" office:value="2.589" calcext:value-type="float">
            <text:p>2.589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8686" calcext:value-type="float">
            <text:p>0.8686</text:p>
          </table:table-cell>
          <table:table-cell office:value-type="float" office:value="1.126" calcext:value-type="float">
            <text:p>1.126</text:p>
          </table:table-cell>
          <table:table-cell office:value-type="float" office:value="0.9308" calcext:value-type="float">
            <text:p>0.930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16" calcext:value-type="float">
            <text:p>0.981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31132995230379" calcext:value-type="float">
            <text:p>1.31132995230379</text:p>
          </table:table-cell>
          <table:table-cell table:formula="of:=LOG10([.C18])" office:value-type="float" office:value="0.426836453803508" calcext:value-type="float">
            <text:p>0.426836453803508</text:p>
          </table:table-cell>
          <table:table-cell table:formula="of:=LOG10([.D18])" office:value-type="float" office:value="0.172310968521954" calcext:value-type="float">
            <text:p>0.172310968521954</text:p>
          </table:table-cell>
          <table:table-cell table:formula="of:=LOG10([.E18])" office:value-type="float" office:value="-0.0215455666347714" calcext:value-type="float">
            <text:p>-0.021545566634771</text:p>
          </table:table-cell>
          <table:table-cell table:formula="of:=LOG10([.F18])" office:value-type="float" office:value="0.232742062720737" calcext:value-type="float">
            <text:p>0.232742062720737</text:p>
          </table:table-cell>
          <table:table-cell table:formula="of:=LOG10([.G18])" office:value-type="float" office:value="0.00902574208691021" calcext:value-type="float">
            <text:p>0.00902574208691</text:p>
          </table:table-cell>
          <table:table-cell table:formula="of:=LOG10([.H18])" office:value-type="float" office:value="0.793580867368156" calcext:value-type="float">
            <text:p>0.793580867368156</text:p>
          </table:table-cell>
          <table:table-cell table:formula="of:=LOG10([.I18])" office:value-type="float" office:value="0.0386201619497028" calcext:value-type="float">
            <text:p>0.038620161949703</text:p>
          </table:table-cell>
          <table:table-cell table:formula="of:=LOG10([.J18])" office:value-type="float" office:value="0.413132050434872" calcext:value-type="float">
            <text:p>0.413132050434872</text:p>
          </table:table-cell>
          <table:table-cell table:formula="of:=LOG10([.K18])" office:value-type="float" office:value="-0.0293742233117054" calcext:value-type="float">
            <text:p>-0.029374223311706</text:p>
          </table:table-cell>
          <table:table-cell table:formula="of:=LOG10([.L18])" office:value-type="float" office:value="-0.0611801749737897" calcext:value-type="float">
            <text:p>-0.06118017497379</text:p>
          </table:table-cell>
          <table:table-cell table:formula="of:=LOG10([.M18])" office:value-type="float" office:value="0.0515383905153274" calcext:value-type="float">
            <text:p>0.051538390515327</text:p>
          </table:table-cell>
          <table:table-cell table:formula="of:=LOG10([.N18])" office:value-type="float" office:value="-0.0311436253853076" calcext:value-type="float">
            <text:p>-0.031143625385308</text:p>
          </table:table-cell>
          <table:table-cell table:formula="of:=LOG10([.O18])" office:value-type="float" office:value="0.426836453803508" calcext:value-type="float">
            <text:p>0.426836453803508</text:p>
          </table:table-cell>
          <table:table-cell table:formula="of:=LOG10([.P18])" office:value-type="float" office:value="-0.00806545028105216" calcext:value-type="float">
            <text:p>-0.008065450281052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2.13" calcext:value-type="float">
            <text:p>12.13</text:p>
          </table:table-cell>
          <table:table-cell office:value-type="float" office:value="3.687" calcext:value-type="float">
            <text:p>3.687</text:p>
          </table:table-cell>
          <table:table-cell office:value-type="float" office:value="1.244" calcext:value-type="float">
            <text:p>1.244</text:p>
          </table:table-cell>
          <table:table-cell office:value-type="float" office:value="1.997" calcext:value-type="float">
            <text:p>1.997</text:p>
          </table:table-cell>
          <table:table-cell office:value-type="float" office:value="2.324" calcext:value-type="float">
            <text:p>2.324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9731" calcext:value-type="float">
            <text:p>0.9731</text:p>
          </table:table-cell>
          <table:table-cell office:value-type="float" office:value="2.288" calcext:value-type="float">
            <text:p>2.288</text:p>
          </table:table-cell>
          <table:table-cell office:value-type="float" office:value="1.009" calcext:value-type="float">
            <text:p>1.009</text:p>
          </table:table-cell>
          <table:table-cell office:value-type="float" office:value="0.9496" calcext:value-type="float">
            <text:p>0.9496</text:p>
          </table:table-cell>
          <table:table-cell office:value-type="float" office:value="1.616" calcext:value-type="float">
            <text:p>1.616</text:p>
          </table:table-cell>
          <table:table-cell office:value-type="float" office:value="0.9641" calcext:value-type="float">
            <text:p>0.9641</text:p>
          </table:table-cell>
          <table:table-cell office:value-type="float" office:value="3.687" calcext:value-type="float">
            <text:p>3.687</text:p>
          </table:table-cell>
          <table:table-cell office:value-type="float" office:value="0.9668" calcext:value-type="float">
            <text:p>0.9668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08386080086657" calcext:value-type="float">
            <text:p>1.08386080086657</text:p>
          </table:table-cell>
          <table:table-cell table:formula="of:=LOG10([.C19])" office:value-type="float" office:value="0.566673137606117" calcext:value-type="float">
            <text:p>0.566673137606117</text:p>
          </table:table-cell>
          <table:table-cell table:formula="of:=LOG10([.D19])" office:value-type="float" office:value="0.0948203803547999" calcext:value-type="float">
            <text:p>0.0948203803548</text:p>
          </table:table-cell>
          <table:table-cell table:formula="of:=LOG10([.E19])" office:value-type="float" office:value="0.300378064870702" calcext:value-type="float">
            <text:p>0.300378064870702</text:p>
          </table:table-cell>
          <table:table-cell table:formula="of:=LOG10([.F19])" office:value-type="float" office:value="0.366236123718293" calcext:value-type="float">
            <text:p>0.366236123718293</text:p>
          </table:table-cell>
          <table:table-cell table:formula="of:=LOG10([.G19])" office:value-type="float" office:value="-0.078209514341813" calcext:value-type="float">
            <text:p>-0.078209514341813</text:p>
          </table:table-cell>
          <table:table-cell table:formula="of:=LOG10([.H19])" office:value-type="float" office:value="-0.447088549783491" calcext:value-type="float">
            <text:p>-0.447088549783491</text:p>
          </table:table-cell>
          <table:table-cell table:formula="of:=LOG10([.I19])" office:value-type="float" office:value="-0.0118425274432471" calcext:value-type="float">
            <text:p>-0.011842527443247</text:p>
          </table:table-cell>
          <table:table-cell table:formula="of:=LOG10([.J19])" office:value-type="float" office:value="0.359456020120987" calcext:value-type="float">
            <text:p>0.359456020120987</text:p>
          </table:table-cell>
          <table:table-cell table:formula="of:=LOG10([.K19])" office:value-type="float" office:value="0.00389116623691048" calcext:value-type="float">
            <text:p>0.00389116623691</text:p>
          </table:table-cell>
          <table:table-cell table:formula="of:=LOG10([.L19])" office:value-type="float" office:value="-0.0224592940534652" calcext:value-type="float">
            <text:p>-0.022459294053465</text:p>
          </table:table-cell>
          <table:table-cell table:formula="of:=LOG10([.M19])" office:value-type="float" office:value="0.208441356438567" calcext:value-type="float">
            <text:p>0.208441356438567</text:p>
          </table:table-cell>
          <table:table-cell table:formula="of:=LOG10([.N19])" office:value-type="float" office:value="-0.0158779171388898" calcext:value-type="float">
            <text:p>-0.01587791713889</text:p>
          </table:table-cell>
          <table:table-cell table:formula="of:=LOG10([.O19])" office:value-type="float" office:value="0.566673137606117" calcext:value-type="float">
            <text:p>0.566673137606117</text:p>
          </table:table-cell>
          <table:table-cell table:formula="of:=LOG10([.P19])" office:value-type="float" office:value="-0.0146633582643872" calcext:value-type="float">
            <text:p>-0.01466335826438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82" calcext:value-type="float">
            <text:p>8382</text:p>
          </table:table-cell>
          <table:table-cell office:value-type="float" office:value="8.286" calcext:value-type="float">
            <text:p>8.286</text:p>
          </table:table-cell>
          <table:table-cell office:value-type="float" office:value="1.204" calcext:value-type="float">
            <text:p>1.204</text:p>
          </table:table-cell>
          <table:table-cell office:value-type="float" office:value="1.071" calcext:value-type="float">
            <text:p>1.071</text:p>
          </table:table-cell>
          <table:table-cell office:value-type="float" office:value="3.111" calcext:value-type="float">
            <text:p>3.111</text:p>
          </table:table-cell>
          <table:table-cell office:value-type="float" office:value="1.362" calcext:value-type="float">
            <text:p>1.362</text:p>
          </table:table-cell>
          <table:table-cell office:value-type="float" office:value="1.219" calcext:value-type="float">
            <text:p>1.219</text:p>
          </table:table-cell>
          <table:table-cell office:value-type="float" office:value="0.9817" calcext:value-type="float">
            <text:p>0.9817</text:p>
          </table:table-cell>
          <table:table-cell office:value-type="float" office:value="1.411" calcext:value-type="float">
            <text:p>1.411</text:p>
          </table:table-cell>
          <table:table-cell office:value-type="float" office:value="0.8939" calcext:value-type="float">
            <text:p>0.8939</text:p>
          </table:table-cell>
          <table:table-cell office:value-type="float" office:value="1.059" calcext:value-type="float">
            <text:p>1.059</text:p>
          </table:table-cell>
          <table:table-cell office:value-type="float" office:value="1.698" calcext:value-type="float">
            <text:p>1.698</text:p>
          </table:table-cell>
          <table:table-cell office:value-type="float" office:value="1.018" calcext:value-type="float">
            <text:p>1.01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4" calcext:value-type="float">
            <text:p>0.98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3.92334765649783" calcext:value-type="float">
            <text:p>3.92334765649783</text:p>
          </table:table-cell>
          <table:table-cell table:formula="of:=LOG10([.C20])" office:value-type="float" office:value="0.918344928962275" calcext:value-type="float">
            <text:p>0.918344928962275</text:p>
          </table:table-cell>
          <table:table-cell table:formula="of:=LOG10([.D20])" office:value-type="float" office:value="0.0806264869218057" calcext:value-type="float">
            <text:p>0.080626486921806</text:p>
          </table:table-cell>
          <table:table-cell table:formula="of:=LOG10([.E20])" office:value-type="float" office:value="0.0297894708318556" calcext:value-type="float">
            <text:p>0.029789470831856</text:p>
          </table:table-cell>
          <table:table-cell table:formula="of:=LOG10([.F20])" office:value-type="float" office:value="0.492900011108703" calcext:value-type="float">
            <text:p>0.492900011108703</text:p>
          </table:table-cell>
          <table:table-cell table:formula="of:=LOG10([.G20])" office:value-type="float" office:value="0.134177107576766" calcext:value-type="float">
            <text:p>0.134177107576766</text:p>
          </table:table-cell>
          <table:table-cell table:formula="of:=LOG10([.H20])" office:value-type="float" office:value="0.086003705618382" calcext:value-type="float">
            <text:p>0.086003705618382</text:p>
          </table:table-cell>
          <table:table-cell table:formula="of:=LOG10([.I20])" office:value-type="float" office:value="-0.00802120900541637" calcext:value-type="float">
            <text:p>-0.008021209005416</text:p>
          </table:table-cell>
          <table:table-cell table:formula="of:=LOG10([.J20])" office:value-type="float" office:value="0.149527013754348" calcext:value-type="float">
            <text:p>0.149527013754348</text:p>
          </table:table-cell>
          <table:table-cell table:formula="of:=LOG10([.K20])" office:value-type="float" office:value="-0.0487110627223279" calcext:value-type="float">
            <text:p>-0.048711062722328</text:p>
          </table:table-cell>
          <table:table-cell table:formula="of:=LOG10([.L20])" office:value-type="float" office:value="0.024895960107485" calcext:value-type="float">
            <text:p>0.024895960107485</text:p>
          </table:table-cell>
          <table:table-cell table:formula="of:=LOG10([.M20])" office:value-type="float" office:value="0.229937685907934" calcext:value-type="float">
            <text:p>0.229937685907934</text:p>
          </table:table-cell>
          <table:table-cell table:formula="of:=LOG10([.N20])" office:value-type="float" office:value="0.00774777800073995" calcext:value-type="float">
            <text:p>0.00774777800074</text:p>
          </table:table-cell>
          <table:table-cell table:formula="of:=LOG10([.O20])" office:value-type="float" office:value="0.426836453803508" calcext:value-type="float">
            <text:p>0.426836453803508</text:p>
          </table:table-cell>
          <table:table-cell table:formula="of:=LOG10([.P20])" office:value-type="float" office:value="-0.00700490156865849" calcext:value-type="float">
            <text:p>-0.007004901568658</text:p>
          </table:table-cell>
        </table:table-row>
      </table:table>
      <table:table table:name="5 Phases Hybrid" table:style-name="ta1">
        <table:shapes>
          <draw:frame draw:z-index="0" draw:style-name="gr1" draw:text-style-name="P1" svg:width="159.99mm" svg:height="89.99mm" svg:x="377.93mm" svg:y="94.49mm">
            <loext:p draw:notify-on-update-of-ranges="'5 Phases Hybrid'.S2:'5 Phases Hybrid'.AG2 '5 Phases Hybrid'.R3:'5 Phases Hybrid'.R3 '5 Phases Hybrid'.S3:'5 Phases Hybrid'.AG3 '5 Phases Hybrid'.R4:'5 Phases Hybrid'.R4 '5 Phases Hybrid'.S4:'5 Phases Hybrid'.AG4 '5 Phases Hybrid'.R5:'5 Phases Hybrid'.R5 '5 Phases Hybrid'.S5:'5 Phases Hybrid'.AG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551.4mm" svg:y="92.37mm">
            <loext:p draw:notify-on-update-of-ranges="'5 Phases Hybrid'.S7:'5 Phases Hybrid'.AG7 '5 Phases Hybrid'.R8:'5 Phases Hybrid'.R8 '5 Phases Hybrid'.S8:'5 Phases Hybrid'.AG8 '5 Phases Hybrid'.R9:'5 Phases Hybrid'.R9 '5 Phases Hybrid'.S9:'5 Phases Hybrid'.AG9 '5 Phases Hybrid'.R10:'5 Phases Hybrid'.R10 '5 Phases Hybrid'.S10:'5 Phases Hybrid'.AG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377.66mm" svg:y="193.04mm">
            <loext:p draw:notify-on-update-of-ranges="'5 Phases Hybrid'.S12:'5 Phases Hybrid'.AG12 '5 Phases Hybrid'.R13:'5 Phases Hybrid'.R13 '5 Phases Hybrid'.S13:'5 Phases Hybrid'.AG13 '5 Phases Hybrid'.R14:'5 Phases Hybrid'.R14 '5 Phases Hybrid'.S14:'5 Phases Hybrid'.AG14 '5 Phases Hybrid'.R15:'5 Phases Hybrid'.R15 '5 Phases Hybrid'.S15:'5 Phases Hybrid'.AG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9.99mm" svg:height="89.99mm" svg:x="548.64mm" svg:y="191.99mm">
            <loext:p draw:notify-on-update-of-ranges="'5 Phases Hybrid'.S17:'5 Phases Hybrid'.AG17 '5 Phases Hybrid'.R18:'5 Phases Hybrid'.R18 '5 Phases Hybrid'.S18:'5 Phases Hybrid'.AG18 '5 Phases Hybrid'.R19:'5 Phases Hybrid'.R19 '5 Phases Hybrid'.S19:'5 Phases Hybrid'.AG19 '5 Phases Hybrid'.R20:'5 Phases Hybrid'.R20 '5 Phases Hybrid'.S20:'5 Phases Hybrid'.AG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074" calcext:value-type="float">
            <text:p>1.074</text:p>
          </table:table-cell>
          <table:table-cell office:value-type="float" office:value="2.371" calcext:value-type="float">
            <text:p>2.3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50000" calcext:value-type="float">
            <text:p>2050000</text:p>
          </table:table-cell>
          <table:table-cell office:value-type="float" office:value="0.3277" calcext:value-type="float">
            <text:p>0.3277</text:p>
          </table:table-cell>
          <table:table-cell office:value-type="float" office:value="1.23" calcext:value-type="float">
            <text:p>1.23</text:p>
          </table:table-cell>
          <table:table-cell office:value-type="float" office:value="0.6779" calcext:value-type="float">
            <text:p>0.6779</text:p>
          </table:table-cell>
          <table:table-cell office:value-type="float" office:value="1.146" calcext:value-type="float">
            <text:p>1.146</text:p>
          </table:table-cell>
          <table:table-cell office:value-type="float" office:value="1.321" calcext:value-type="float">
            <text:p>1.321</text:p>
          </table:table-cell>
          <table:table-cell office:value-type="float" office:value="1.69" calcext:value-type="float">
            <text:p>1.69</text:p>
          </table:table-cell>
          <table:table-cell office:value-type="float" office:value="1.074" calcext:value-type="float">
            <text:p>1.074</text:p>
          </table:table-cell>
          <table:table-cell office:value-type="float" office:value="0.4837" calcext:value-type="float">
            <text:p>0.483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.0310042813635368" calcext:value-type="float">
            <text:p>0.031004281363537</text:p>
          </table:table-cell>
          <table:table-cell table:formula="of:=LOG10([.D3])" office:value-type="float" office:value="0.374931553978188" calcext:value-type="float">
            <text:p>0.374931553978188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6.31175386105575" calcext:value-type="float">
            <text:p>6.31175386105575</text:p>
          </table:table-cell>
          <table:table-cell table:formula="of:=LOG10([.I3])" office:value-type="float" office:value="-0.484523558617624" calcext:value-type="float">
            <text:p>-0.484523558617624</text:p>
          </table:table-cell>
          <table:table-cell table:formula="of:=LOG10([.J3])" office:value-type="float" office:value="0.0899051114393979" calcext:value-type="float">
            <text:p>0.089905111439398</text:p>
          </table:table-cell>
          <table:table-cell table:formula="of:=LOG10([.K3])" office:value-type="float" office:value="-0.168834366090557" calcext:value-type="float">
            <text:p>-0.168834366090557</text:p>
          </table:table-cell>
          <table:table-cell table:formula="of:=LOG10([.L3])" office:value-type="float" office:value="0.0591846176313711" calcext:value-type="float">
            <text:p>0.059184617631371</text:p>
          </table:table-cell>
          <table:table-cell table:formula="of:=LOG10([.M3])" office:value-type="float" office:value="0.120902817614527" calcext:value-type="float">
            <text:p>0.120902817614527</text:p>
          </table:table-cell>
          <table:table-cell table:formula="of:=LOG10([.N3])" office:value-type="float" office:value="0.227886704613674" calcext:value-type="float">
            <text:p>0.227886704613674</text:p>
          </table:table-cell>
          <table:table-cell table:formula="of:=LOG10([.O3])" office:value-type="float" office:value="0.0310042813635368" calcext:value-type="float">
            <text:p>0.031004281363537</text:p>
          </table:table-cell>
          <table:table-cell table:formula="of:=LOG10([.P3])" office:value-type="float" office:value="-0.315423912611545" calcext:value-type="float">
            <text:p>-0.31542391261154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176" calcext:value-type="float">
            <text:p>1.176</text:p>
          </table:table-cell>
          <table:table-cell office:value-type="float" office:value="0.4459" calcext:value-type="float">
            <text:p>0.44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7" calcext:value-type="float">
            <text:p>99.87</text:p>
          </table:table-cell>
          <table:table-cell office:value-type="float" office:value="17.9" calcext:value-type="float">
            <text:p>17.9</text:p>
          </table:table-cell>
          <table:table-cell office:value-type="float" office:value="1.853" calcext:value-type="float">
            <text:p>1.853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6428" calcext:value-type="float">
            <text:p>0.6428</text:p>
          </table:table-cell>
          <table:table-cell office:value-type="float" office:value="1.553" calcext:value-type="float">
            <text:p>1.553</text:p>
          </table:table-cell>
          <table:table-cell office:value-type="float" office:value="1.266" calcext:value-type="float">
            <text:p>1.266</text:p>
          </table:table-cell>
          <table:table-cell office:value-type="float" office:value="1.176" calcext:value-type="float">
            <text:p>1.176</text:p>
          </table:table-cell>
          <table:table-cell office:value-type="float" office:value="1.095" calcext:value-type="float">
            <text:p>1.095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0704073217401197" calcext:value-type="float">
            <text:p>0.07040732174012</text:p>
          </table:table-cell>
          <table:table-cell table:formula="of:=LOG10([.D4])" office:value-type="float" office:value="-0.350762527650393" calcext:value-type="float">
            <text:p>-0.350762527650393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1.99943504987633" calcext:value-type="float">
            <text:p>1.99943504987633</text:p>
          </table:table-cell>
          <table:table-cell table:formula="of:=LOG10([.I4])" office:value-type="float" office:value="1.25285303097989" calcext:value-type="float">
            <text:p>1.25285303097989</text:p>
          </table:table-cell>
          <table:table-cell table:formula="of:=LOG10([.J4])" office:value-type="float" office:value="0.267875419318898" calcext:value-type="float">
            <text:p>0.267875419318898</text:p>
          </table:table-cell>
          <table:table-cell table:formula="of:=LOG10([.K4])" office:value-type="float" office:value="-0.0899628764469492" calcext:value-type="float">
            <text:p>-0.089962876446949</text:p>
          </table:table-cell>
          <table:table-cell table:formula="of:=LOG10([.L4])" office:value-type="float" office:value="-0.191924131908693" calcext:value-type="float">
            <text:p>-0.191924131908693</text:p>
          </table:table-cell>
          <table:table-cell table:formula="of:=LOG10([.M4])" office:value-type="float" office:value="0.191171455728558" calcext:value-type="float">
            <text:p>0.191171455728558</text:p>
          </table:table-cell>
          <table:table-cell table:formula="of:=LOG10([.N4])" office:value-type="float" office:value="0.102433705681336" calcext:value-type="float">
            <text:p>0.102433705681336</text:p>
          </table:table-cell>
          <table:table-cell table:formula="of:=LOG10([.O4])" office:value-type="float" office:value="0.0704073217401197" calcext:value-type="float">
            <text:p>0.07040732174012</text:p>
          </table:table-cell>
          <table:table-cell table:formula="of:=LOG10([.P4])" office:value-type="float" office:value="0.0394141191761371" calcext:value-type="float">
            <text:p>0.03941411917613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7.591" calcext:value-type="float">
            <text:p>7.591</text:p>
          </table:table-cell>
          <table:table-cell office:value-type="float" office:value="7.112" calcext:value-type="float">
            <text:p>7.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1.7" calcext:value-type="float">
            <text:p>311.7</text:p>
          </table:table-cell>
          <table:table-cell office:value-type="float" office:value="2.904" calcext:value-type="float">
            <text:p>2.904</text:p>
          </table:table-cell>
          <table:table-cell office:value-type="float" office:value="1.159" calcext:value-type="float">
            <text:p>1.159</text:p>
          </table:table-cell>
          <table:table-cell office:value-type="float" office:value="1.506" calcext:value-type="float">
            <text:p>1.506</text:p>
          </table:table-cell>
          <table:table-cell office:value-type="float" office:value="0.8442" calcext:value-type="float">
            <text:p>0.8442</text:p>
          </table:table-cell>
          <table:table-cell office:value-type="float" office:value="1.396" calcext:value-type="float">
            <text:p>1.396</text:p>
          </table:table-cell>
          <table:table-cell office:value-type="float" office:value="6.302" calcext:value-type="float">
            <text:p>6.302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435" calcext:value-type="float">
            <text:p>0.7435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880298991425753" calcext:value-type="float">
            <text:p>0.880298991425753</text:p>
          </table:table-cell>
          <table:table-cell table:formula="of:=LOG10([.D5])" office:value-type="float" office:value="0.851991747962157" calcext:value-type="float">
            <text:p>0.851991747962157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2.49373680227684" calcext:value-type="float">
            <text:p>2.49373680227684</text:p>
          </table:table-cell>
          <table:table-cell table:formula="of:=LOG10([.I5])" office:value-type="float" office:value="0.462996612028056" calcext:value-type="float">
            <text:p>0.462996612028056</text:p>
          </table:table-cell>
          <table:table-cell table:formula="of:=LOG10([.J5])" office:value-type="float" office:value="0.064083435963596" calcext:value-type="float">
            <text:p>0.064083435963596</text:p>
          </table:table-cell>
          <table:table-cell table:formula="of:=LOG10([.K5])" office:value-type="float" office:value="0.177824971864682" calcext:value-type="float">
            <text:p>0.177824971864682</text:p>
          </table:table-cell>
          <table:table-cell table:formula="of:=LOG10([.L5])" office:value-type="float" office:value="-0.0735546521816106" calcext:value-type="float">
            <text:p>-0.073554652181611</text:p>
          </table:table-cell>
          <table:table-cell table:formula="of:=LOG10([.M5])" office:value-type="float" office:value="0.144885418287142" calcext:value-type="float">
            <text:p>0.144885418287142</text:p>
          </table:table-cell>
          <table:table-cell table:formula="of:=LOG10([.N5])" office:value-type="float" office:value="0.799478398837981" calcext:value-type="float">
            <text:p>0.799478398837981</text:p>
          </table:table-cell>
          <table:table-cell table:formula="of:=LOG10([.O5])" office:value-type="float" office:value="-0.0890555942500211" calcext:value-type="float">
            <text:p>-0.089055594250021</text:p>
          </table:table-cell>
          <table:table-cell table:formula="of:=LOG10([.P5])" office:value-type="float" office:value="-0.128719027142027" calcext:value-type="float">
            <text:p>-0.128719027142027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103" calcext:value-type="float">
            <text:p>1.103</text:p>
          </table:table-cell>
          <table:table-cell office:value-type="float" office:value="3.145" calcext:value-type="float">
            <text:p>3.145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1846000" calcext:value-type="float">
            <text:p>1846000</text:p>
          </table:table-cell>
          <table:table-cell office:value-type="float" office:value="0.322" calcext:value-type="float">
            <text:p>0.322</text:p>
          </table:table-cell>
          <table:table-cell office:value-type="float" office:value="1.243" calcext:value-type="float">
            <text:p>1.243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4082" calcext:value-type="float">
            <text:p>0.4082</text:p>
          </table:table-cell>
          <table:table-cell office:value-type="float" office:value="1.08" calcext:value-type="float">
            <text:p>1.08</text:p>
          </table:table-cell>
          <table:table-cell office:value-type="float" office:value="1.613" calcext:value-type="float">
            <text:p>1.613</text:p>
          </table:table-cell>
          <table:table-cell office:value-type="float" office:value="1.103" calcext:value-type="float">
            <text:p>1.103</text:p>
          </table:table-cell>
          <table:table-cell office:value-type="float" office:value="0.7483" calcext:value-type="float">
            <text:p>0.7483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.0425755124401906" calcext:value-type="float">
            <text:p>0.042575512440191</text:p>
          </table:table-cell>
          <table:table-cell table:formula="of:=LOG10([.D8])" office:value-type="float" office:value="0.497620649781288" calcext:value-type="float">
            <text:p>0.497620649781288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1.19451434188247" calcext:value-type="float">
            <text:p>1.19451434188247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6.26623169668989" calcext:value-type="float">
            <text:p>6.26623169668989</text:p>
          </table:table-cell>
          <table:table-cell table:formula="of:=LOG10([.I8])" office:value-type="float" office:value="-0.492144128304169" calcext:value-type="float">
            <text:p>-0.492144128304169</text:p>
          </table:table-cell>
          <table:table-cell table:formula="of:=LOG10([.J8])" office:value-type="float" office:value="0.0944711286416447" calcext:value-type="float">
            <text:p>0.094471128641645</text:p>
          </table:table-cell>
          <table:table-cell table:formula="of:=LOG10([.K8])" office:value-type="float" office:value="-0.148374796846691" calcext:value-type="float">
            <text:p>-0.148374796846691</text:p>
          </table:table-cell>
          <table:table-cell table:formula="of:=LOG10([.L8])" office:value-type="float" office:value="-0.389126999619948" calcext:value-type="float">
            <text:p>-0.389126999619948</text:p>
          </table:table-cell>
          <table:table-cell table:formula="of:=LOG10([.M8])" office:value-type="float" office:value="0.0334237554869497" calcext:value-type="float">
            <text:p>0.03342375548695</text:p>
          </table:table-cell>
          <table:table-cell table:formula="of:=LOG10([.N8])" office:value-type="float" office:value="0.207634367388961" calcext:value-type="float">
            <text:p>0.207634367388961</text:p>
          </table:table-cell>
          <table:table-cell table:formula="of:=LOG10([.O8])" office:value-type="float" office:value="0.0425755124401906" calcext:value-type="float">
            <text:p>0.042575512440191</text:p>
          </table:table-cell>
          <table:table-cell table:formula="of:=LOG10([.P8])" office:value-type="float" office:value="-0.125924254776965" calcext:value-type="float">
            <text:p>-0.12592425477696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087" calcext:value-type="float">
            <text:p>1.087</text:p>
          </table:table-cell>
          <table:table-cell office:value-type="float" office:value="0.424" calcext:value-type="float">
            <text:p>0.424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97.56" calcext:value-type="float">
            <text:p>97.56</text:p>
          </table:table-cell>
          <table:table-cell office:value-type="float" office:value="21.58" calcext:value-type="float">
            <text:p>21.58</text:p>
          </table:table-cell>
          <table:table-cell office:value-type="float" office:value="1.629" calcext:value-type="float">
            <text:p>1.629</text:p>
          </table:table-cell>
          <table:table-cell office:value-type="float" office:value="0.8213" calcext:value-type="float">
            <text:p>0.8213</text:p>
          </table:table-cell>
          <table:table-cell office:value-type="float" office:value="1.079" calcext:value-type="float">
            <text:p>1.079</text:p>
          </table:table-cell>
          <table:table-cell office:value-type="float" office:value="1.04" calcext:value-type="float">
            <text:p>1.04</text:p>
          </table:table-cell>
          <table:table-cell office:value-type="float" office:value="1.202" calcext:value-type="float">
            <text:p>1.202</text:p>
          </table:table-cell>
          <table:table-cell office:value-type="float" office:value="1.087" calcext:value-type="float">
            <text:p>1.087</text:p>
          </table:table-cell>
          <table:table-cell office:value-type="float" office:value="1.454" calcext:value-type="float">
            <text:p>1.454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0362295440862945" calcext:value-type="float">
            <text:p>0.036229544086295</text:p>
          </table:table-cell>
          <table:table-cell table:formula="of:=LOG10([.D9])" office:value-type="float" office:value="-0.372634143407267" calcext:value-type="float">
            <text:p>-0.372634143407267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1.98927179164169" calcext:value-type="float">
            <text:p>1.98927179164169</text:p>
          </table:table-cell>
          <table:table-cell table:formula="of:=LOG10([.I9])" office:value-type="float" office:value="1.33405144034689" calcext:value-type="float">
            <text:p>1.33405144034689</text:p>
          </table:table-cell>
          <table:table-cell table:formula="of:=LOG10([.J9])" office:value-type="float" office:value="0.211921084308509" calcext:value-type="float">
            <text:p>0.211921084308509</text:p>
          </table:table-cell>
          <table:table-cell table:formula="of:=LOG10([.K9])" office:value-type="float" office:value="-0.0854981771726859" calcext:value-type="float">
            <text:p>-0.085498177172686</text:p>
          </table:table-cell>
          <table:table-cell table:formula="of:=LOG10([.L9])" office:value-type="float" office:value="0.0330214446829107" calcext:value-type="float">
            <text:p>0.033021444682911</text:p>
          </table:table-cell>
          <table:table-cell table:formula="of:=LOG10([.M9])" office:value-type="float" office:value="0.0170333392987804" calcext:value-type="float">
            <text:p>0.01703333929878</text:p>
          </table:table-cell>
          <table:table-cell table:formula="of:=LOG10([.N9])" office:value-type="float" office:value="0.0799044676667207" calcext:value-type="float">
            <text:p>0.079904467666721</text:p>
          </table:table-cell>
          <table:table-cell table:formula="of:=LOG10([.O9])" office:value-type="float" office:value="0.0362295440862945" calcext:value-type="float">
            <text:p>0.036229544086295</text:p>
          </table:table-cell>
          <table:table-cell table:formula="of:=LOG10([.P9])" office:value-type="float" office:value="0.162564406523019" calcext:value-type="float">
            <text:p>0.162564406523019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426" calcext:value-type="float">
            <text:p>5.426</text:p>
          </table:table-cell>
          <table:table-cell office:value-type="float" office:value="9.234" calcext:value-type="float">
            <text:p>9.2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.634" calcext:value-type="float">
            <text:p>1.634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4071" calcext:value-type="float">
            <text:p>0.4071</text:p>
          </table:table-cell>
          <table:table-cell office:value-type="float" office:value="1.131" calcext:value-type="float">
            <text:p>1.131</text:p>
          </table:table-cell>
          <table:table-cell office:value-type="float" office:value="2.563" calcext:value-type="float">
            <text:p>2.563</text:p>
          </table:table-cell>
          <table:table-cell office:value-type="float" office:value="0.7444" calcext:value-type="float">
            <text:p>0.7444</text:p>
          </table:table-cell>
          <table:table-cell office:value-type="float" office:value="1.288" calcext:value-type="float">
            <text:p>1.288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734479789425577" calcext:value-type="float">
            <text:p>0.734479789425577</text:p>
          </table:table-cell>
          <table:table-cell table:formula="of:=LOG10([.D10])" office:value-type="float" office:value="0.965389870215122" calcext:value-type="float">
            <text:p>0.965389870215122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2.48713837547719" calcext:value-type="float">
            <text:p>2.48713837547719</text:p>
          </table:table-cell>
          <table:table-cell table:formula="of:=LOG10([.I10])" office:value-type="float" office:value="0.213252052196397" calcext:value-type="float">
            <text:p>0.213252052196397</text:p>
          </table:table-cell>
          <table:table-cell table:formula="of:=LOG10([.J10])" office:value-type="float" office:value="-0.0354575339208631" calcext:value-type="float">
            <text:p>-0.035457533920863</text:p>
          </table:table-cell>
          <table:table-cell table:formula="of:=LOG10([.K10])" office:value-type="float" office:value="-0.555018887912055" calcext:value-type="float">
            <text:p>-0.555018887912055</text:p>
          </table:table-cell>
          <table:table-cell table:formula="of:=LOG10([.L10])" office:value-type="float" office:value="-0.3902988976206" calcext:value-type="float">
            <text:p>-0.3902988976206</text:p>
          </table:table-cell>
          <table:table-cell table:formula="of:=LOG10([.M10])" office:value-type="float" office:value="0.0534626049254553" calcext:value-type="float">
            <text:p>0.053462604925455</text:p>
          </table:table-cell>
          <table:table-cell table:formula="of:=LOG10([.N10])" office:value-type="float" office:value="0.408748606184244" calcext:value-type="float">
            <text:p>0.408748606184244</text:p>
          </table:table-cell>
          <table:table-cell table:formula="of:=LOG10([.O10])" office:value-type="float" office:value="-0.128193635541271" calcext:value-type="float">
            <text:p>-0.128193635541271</text:p>
          </table:table-cell>
          <table:table-cell table:formula="of:=LOG10([.P10])" office:value-type="float" office:value="0.109915863023793" calcext:value-type="float">
            <text:p>0.109915863023793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35" calcext:value-type="float">
            <text:p>13.35</text:p>
          </table:table-cell>
          <table:table-cell office:value-type="float" office:value="1.113" calcext:value-type="float">
            <text:p>1.113</text:p>
          </table:table-cell>
          <table:table-cell office:value-type="float" office:value="4.824" calcext:value-type="float">
            <text:p>4.824</text:p>
          </table:table-cell>
          <table:table-cell office:value-type="float" office:value="0.5543" calcext:value-type="float">
            <text:p>0.5543</text:p>
          </table:table-cell>
          <table:table-cell office:value-type="float" office:value="347.9" calcext:value-type="float">
            <text:p>347.9</text:p>
          </table:table-cell>
          <table:table-cell office:value-type="float" office:value="439.5" calcext:value-type="float">
            <text:p>439.5</text:p>
          </table:table-cell>
          <table:table-cell office:value-type="float" office:value="0.07059" calcext:value-type="float">
            <text:p>0.07059</text:p>
          </table:table-cell>
          <table:table-cell office:value-type="float" office:value="0.4477" calcext:value-type="float">
            <text:p>0.4477</text:p>
          </table:table-cell>
          <table:table-cell office:value-type="float" office:value="1.215" calcext:value-type="float">
            <text:p>1.215</text:p>
          </table:table-cell>
          <table:table-cell office:value-type="float" office:value="0.9073" calcext:value-type="float">
            <text:p>0.9073</text:p>
          </table:table-cell>
          <table:table-cell office:value-type="float" office:value="2.214" calcext:value-type="float">
            <text:p>2.214</text:p>
          </table:table-cell>
          <table:table-cell office:value-type="float" office:value="0.9169" calcext:value-type="float">
            <text:p>0.9169</text:p>
          </table:table-cell>
          <table:table-cell office:value-type="float" office:value="1.564" calcext:value-type="float">
            <text:p>1.564</text:p>
          </table:table-cell>
          <table:table-cell office:value-type="float" office:value="1.113" calcext:value-type="float">
            <text:p>1.113</text:p>
          </table:table-cell>
          <table:table-cell office:value-type="float" office:value="0.4064" calcext:value-type="float">
            <text:p>0.4064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12548126570059" calcext:value-type="float">
            <text:p>1.12548126570059</text:p>
          </table:table-cell>
          <table:table-cell table:formula="of:=LOG10([.C13])" office:value-type="float" office:value="0.0464951643347083" calcext:value-type="float">
            <text:p>0.046495164334708</text:p>
          </table:table-cell>
          <table:table-cell table:formula="of:=LOG10([.D13])" office:value-type="float" office:value="0.683407299132095" calcext:value-type="float">
            <text:p>0.683407299132095</text:p>
          </table:table-cell>
          <table:table-cell table:formula="of:=LOG10([.E13])" office:value-type="float" office:value="-0.256255121407539" calcext:value-type="float">
            <text:p>-0.256255121407539</text:p>
          </table:table-cell>
          <table:table-cell table:formula="of:=LOG10([.F13])" office:value-type="float" office:value="2.54145442874759" calcext:value-type="float">
            <text:p>2.54145442874759</text:p>
          </table:table-cell>
          <table:table-cell table:formula="of:=LOG10([.G13])" office:value-type="float" office:value="2.64295887940979" calcext:value-type="float">
            <text:p>2.64295887940979</text:p>
          </table:table-cell>
          <table:table-cell table:formula="of:=LOG10([.H13])" office:value-type="float" office:value="-1.15125681810432" calcext:value-type="float">
            <text:p>-1.15125681810432</text:p>
          </table:table-cell>
          <table:table-cell table:formula="of:=LOG10([.I13])" office:value-type="float" office:value="-0.349012905616555" calcext:value-type="float">
            <text:p>-0.349012905616555</text:p>
          </table:table-cell>
          <table:table-cell table:formula="of:=LOG10([.J13])" office:value-type="float" office:value="0.084576277934331" calcext:value-type="float">
            <text:p>0.084576277934331</text:p>
          </table:table-cell>
          <table:table-cell table:formula="of:=LOG10([.K13])" office:value-type="float" office:value="-0.0422490891227208" calcext:value-type="float">
            <text:p>-0.042249089122721</text:p>
          </table:table-cell>
          <table:table-cell table:formula="of:=LOG10([.L13])" office:value-type="float" office:value="0.345177616542704" calcext:value-type="float">
            <text:p>0.345177616542704</text:p>
          </table:table-cell>
          <table:table-cell table:formula="of:=LOG10([.M13])" office:value-type="float" office:value="-0.0376780272704155" calcext:value-type="float">
            <text:p>-0.037678027270416</text:p>
          </table:table-cell>
          <table:table-cell table:formula="of:=LOG10([.N13])" office:value-type="float" office:value="0.194236748723829" calcext:value-type="float">
            <text:p>0.194236748723829</text:p>
          </table:table-cell>
          <table:table-cell table:formula="of:=LOG10([.O13])" office:value-type="float" office:value="0.0464951643347083" calcext:value-type="float">
            <text:p>0.046495164334708</text:p>
          </table:table-cell>
          <table:table-cell table:formula="of:=LOG10([.P13])" office:value-type="float" office:value="-0.391046300724137" calcext:value-type="float">
            <text:p>-0.39104630072413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6.2" calcext:value-type="float">
            <text:p>36.2</text:p>
          </table:table-cell>
          <table:table-cell office:value-type="float" office:value="1.299" calcext:value-type="float">
            <text:p>1.299</text:p>
          </table:table-cell>
          <table:table-cell office:value-type="float" office:value="1.115" calcext:value-type="float">
            <text:p>1.115</text:p>
          </table:table-cell>
          <table:table-cell office:value-type="float" office:value="1.128" calcext:value-type="float">
            <text:p>1.128</text:p>
          </table:table-cell>
          <table:table-cell office:value-type="float" office:value="0.1204" calcext:value-type="float">
            <text:p>0.1204</text:p>
          </table:table-cell>
          <table:table-cell office:value-type="float" office:value="538500000" calcext:value-type="float">
            <text:p>538500000</text:p>
          </table:table-cell>
          <table:table-cell office:value-type="float" office:value="32.02" calcext:value-type="float">
            <text:p>32.02</text:p>
          </table:table-cell>
          <table:table-cell office:value-type="float" office:value="1.338" calcext:value-type="float">
            <text:p>1.338</text:p>
          </table:table-cell>
          <table:table-cell office:value-type="float" office:value="1.835" calcext:value-type="float">
            <text:p>1.835</text:p>
          </table:table-cell>
          <table:table-cell office:value-type="float" office:value="1.154" calcext:value-type="float">
            <text:p>1.154</text:p>
          </table:table-cell>
          <table:table-cell office:value-type="float" office:value="1.268" calcext:value-type="float">
            <text:p>1.268</text:p>
          </table:table-cell>
          <table:table-cell office:value-type="float" office:value="1.626" calcext:value-type="float">
            <text:p>1.626</text:p>
          </table:table-cell>
          <table:table-cell office:value-type="float" office:value="1.246" calcext:value-type="float">
            <text:p>1.246</text:p>
          </table:table-cell>
          <table:table-cell office:value-type="float" office:value="1.299" calcext:value-type="float">
            <text:p>1.299</text:p>
          </table:table-cell>
          <table:table-cell office:value-type="float" office:value="0.7247" calcext:value-type="float">
            <text:p>0.7247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55870857053317" calcext:value-type="float">
            <text:p>1.55870857053317</text:p>
          </table:table-cell>
          <table:table-cell table:formula="of:=LOG10([.C14])" office:value-type="float" office:value="0.113609151073028" calcext:value-type="float">
            <text:p>0.113609151073028</text:p>
          </table:table-cell>
          <table:table-cell table:formula="of:=LOG10([.D14])" office:value-type="float" office:value="0.0472748673841795" calcext:value-type="float">
            <text:p>0.04727486738418</text:p>
          </table:table-cell>
          <table:table-cell table:formula="of:=LOG10([.E14])" office:value-type="float" office:value="0.0523090996473235" calcext:value-type="float">
            <text:p>0.052309099647324</text:p>
          </table:table-cell>
          <table:table-cell table:formula="of:=LOG10([.F14])" office:value-type="float" office:value="-0.919373513078194" calcext:value-type="float">
            <text:p>-0.919373513078194</text:p>
          </table:table-cell>
          <table:table-cell table:formula="of:=LOG10([.G14])" office:value-type="float" office:value="8.731185707634" calcext:value-type="float">
            <text:p>8.731185707634</text:p>
          </table:table-cell>
          <table:table-cell table:formula="of:=LOG10([.H14])" office:value-type="float" office:value="1.50542132758328" calcext:value-type="float">
            <text:p>1.50542132758328</text:p>
          </table:table-cell>
          <table:table-cell table:formula="of:=LOG10([.I14])" office:value-type="float" office:value="0.126456113431804" calcext:value-type="float">
            <text:p>0.126456113431804</text:p>
          </table:table-cell>
          <table:table-cell table:formula="of:=LOG10([.J14])" office:value-type="float" office:value="0.263636068588108" calcext:value-type="float">
            <text:p>0.263636068588108</text:p>
          </table:table-cell>
          <table:table-cell table:formula="of:=LOG10([.K14])" office:value-type="float" office:value="0.0622058088197126" calcext:value-type="float">
            <text:p>0.062205808819713</text:p>
          </table:table-cell>
          <table:table-cell table:formula="of:=LOG10([.L14])" office:value-type="float" office:value="0.103119253545714" calcext:value-type="float">
            <text:p>0.103119253545714</text:p>
          </table:table-cell>
          <table:table-cell table:formula="of:=LOG10([.M14])" office:value-type="float" office:value="0.211120541258049" calcext:value-type="float">
            <text:p>0.211120541258049</text:p>
          </table:table-cell>
          <table:table-cell table:formula="of:=LOG10([.N14])" office:value-type="float" office:value="0.0955180423231508" calcext:value-type="float">
            <text:p>0.095518042323151</text:p>
          </table:table-cell>
          <table:table-cell table:formula="of:=LOG10([.O14])" office:value-type="float" office:value="0.113609151073028" calcext:value-type="float">
            <text:p>0.113609151073028</text:p>
          </table:table-cell>
          <table:table-cell table:formula="of:=LOG10([.P14])" office:value-type="float" office:value="-0.139841738681722" calcext:value-type="float">
            <text:p>-0.13984173868172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504.6" calcext:value-type="float">
            <text:p>504.6</text:p>
          </table:table-cell>
          <table:table-cell office:value-type="float" office:value="8.017" calcext:value-type="float">
            <text:p>8.017</text:p>
          </table:table-cell>
          <table:table-cell office:value-type="float" office:value="2.302" calcext:value-type="float">
            <text:p>2.302</text:p>
          </table:table-cell>
          <table:table-cell office:value-type="float" office:value="0.422" calcext:value-type="float">
            <text:p>0.422</text:p>
          </table:table-cell>
          <table:table-cell office:value-type="float" office:value="16.65" calcext:value-type="float">
            <text:p>16.65</text:p>
          </table:table-cell>
          <table:table-cell office:value-type="float" office:value="22.37" calcext:value-type="float">
            <text:p>22.37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6974" calcext:value-type="float">
            <text:p>0.6974</text:p>
          </table:table-cell>
          <table:table-cell office:value-type="float" office:value="1.24" calcext:value-type="float">
            <text:p>1.24</text:p>
          </table:table-cell>
          <table:table-cell office:value-type="float" office:value="0.9647" calcext:value-type="float">
            <text:p>0.9647</text:p>
          </table:table-cell>
          <table:table-cell office:value-type="float" office:value="1.408" calcext:value-type="float">
            <text:p>1.408</text:p>
          </table:table-cell>
          <table:table-cell office:value-type="float" office:value="1.347" calcext:value-type="float">
            <text:p>1.347</text:p>
          </table:table-cell>
          <table:table-cell office:value-type="float" office:value="5.933" calcext:value-type="float">
            <text:p>5.933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8523" calcext:value-type="float">
            <text:p>0.8523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2.70294724618156" calcext:value-type="float">
            <text:p>2.70294724618156</text:p>
          </table:table-cell>
          <table:table-cell table:formula="of:=LOG10([.C15])" office:value-type="float" office:value="0.904011883597388" calcext:value-type="float">
            <text:p>0.904011883597388</text:p>
          </table:table-cell>
          <table:table-cell table:formula="of:=LOG10([.D15])" office:value-type="float" office:value="0.362105319293773" calcext:value-type="float">
            <text:p>0.362105319293773</text:p>
          </table:table-cell>
          <table:table-cell table:formula="of:=LOG10([.E15])" office:value-type="float" office:value="-0.374687549038326" calcext:value-type="float">
            <text:p>-0.374687549038326</text:p>
          </table:table-cell>
          <table:table-cell table:formula="of:=LOG10([.F15])" office:value-type="float" office:value="1.22141423784234" calcext:value-type="float">
            <text:p>1.22141423784234</text:p>
          </table:table-cell>
          <table:table-cell table:formula="of:=LOG10([.G15])" office:value-type="float" office:value="1.34966598409663" calcext:value-type="float">
            <text:p>1.34966598409663</text:p>
          </table:table-cell>
          <table:table-cell table:formula="of:=LOG10([.H15])" office:value-type="float" office:value="-0.668775218979268" calcext:value-type="float">
            <text:p>-0.668775218979268</text:p>
          </table:table-cell>
          <table:table-cell table:formula="of:=LOG10([.I15])" office:value-type="float" office:value="-0.156518056960042" calcext:value-type="float">
            <text:p>-0.156518056960042</text:p>
          </table:table-cell>
          <table:table-cell table:formula="of:=LOG10([.J15])" office:value-type="float" office:value="0.0934216851622351" calcext:value-type="float">
            <text:p>0.093421685162235</text:p>
          </table:table-cell>
          <table:table-cell table:formula="of:=LOG10([.K15])" office:value-type="float" office:value="-0.0156077214757344" calcext:value-type="float">
            <text:p>-0.015607721475735</text:p>
          </table:table-cell>
          <table:table-cell table:formula="of:=LOG10([.L15])" office:value-type="float" office:value="0.148602654806093" calcext:value-type="float">
            <text:p>0.148602654806093</text:p>
          </table:table-cell>
          <table:table-cell table:formula="of:=LOG10([.M15])" office:value-type="float" office:value="0.129367595722986" calcext:value-type="float">
            <text:p>0.129367595722986</text:p>
          </table:table-cell>
          <table:table-cell table:formula="of:=LOG10([.N15])" office:value-type="float" office:value="0.773274348337454" calcext:value-type="float">
            <text:p>0.773274348337454</text:p>
          </table:table-cell>
          <table:table-cell table:formula="of:=LOG10([.O15])" office:value-type="float" office:value="-0.145572494212139" calcext:value-type="float">
            <text:p>-0.145572494212139</text:p>
          </table:table-cell>
          <table:table-cell table:formula="of:=LOG10([.P15])" office:value-type="float" office:value="-0.0694075115574017" calcext:value-type="float">
            <text:p>-0.069407511557402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82" calcext:value-type="float">
            <text:p>13.82</text:p>
          </table:table-cell>
          <table:table-cell office:value-type="float" office:value="0.2306" calcext:value-type="float">
            <text:p>0.2306</text:p>
          </table:table-cell>
          <table:table-cell office:value-type="float" office:value="5.95" calcext:value-type="float">
            <text:p>5.95</text:p>
          </table:table-cell>
          <table:table-cell office:value-type="float" office:value="0.5551" calcext:value-type="float">
            <text:p>0.5551</text:p>
          </table:table-cell>
          <table:table-cell office:value-type="float" office:value="326.4" calcext:value-type="float">
            <text:p>326.4</text:p>
          </table:table-cell>
          <table:table-cell office:value-type="float" office:value="509.1" calcext:value-type="float">
            <text:p>509.1</text:p>
          </table:table-cell>
          <table:table-cell office:value-type="float" office:value="0.07308" calcext:value-type="float">
            <text:p>0.07308</text:p>
          </table:table-cell>
          <table:table-cell office:value-type="float" office:value="0.4463" calcext:value-type="float">
            <text:p>0.4463</text:p>
          </table:table-cell>
          <table:table-cell office:value-type="float" office:value="1.188" calcext:value-type="float">
            <text:p>1.188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7197" calcext:value-type="float">
            <text:p>0.7197</text:p>
          </table:table-cell>
          <table:table-cell office:value-type="float" office:value="1.463" calcext:value-type="float">
            <text:p>1.463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096" calcext:value-type="float">
            <text:p>0.809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14050804303818" calcext:value-type="float">
            <text:p>1.14050804303818</text:p>
          </table:table-cell>
          <table:table-cell table:formula="of:=LOG10([.C18])" office:value-type="float" office:value="-0.63714069704132" calcext:value-type="float">
            <text:p>-0.63714069704132</text:p>
          </table:table-cell>
          <table:table-cell table:formula="of:=LOG10([.D18])" office:value-type="float" office:value="0.77451696572855" calcext:value-type="float">
            <text:p>0.77451696572855</text:p>
          </table:table-cell>
          <table:table-cell table:formula="of:=LOG10([.E18])" office:value-type="float" office:value="-0.255628772668139" calcext:value-type="float">
            <text:p>-0.255628772668139</text:p>
          </table:table-cell>
          <table:table-cell table:formula="of:=LOG10([.F18])" office:value-type="float" office:value="2.51375015008182" calcext:value-type="float">
            <text:p>2.51375015008182</text:p>
          </table:table-cell>
          <table:table-cell table:formula="of:=LOG10([.G18])" office:value-type="float" office:value="2.70680309703734" calcext:value-type="float">
            <text:p>2.70680309703734</text:p>
          </table:table-cell>
          <table:table-cell table:formula="of:=LOG10([.H18])" office:value-type="float" office:value="-1.1362014613195" calcext:value-type="float">
            <text:p>-1.1362014613195</text:p>
          </table:table-cell>
          <table:table-cell table:formula="of:=LOG10([.I18])" office:value-type="float" office:value="-0.350373113159471" calcext:value-type="float">
            <text:p>-0.350373113159471</text:p>
          </table:table-cell>
          <table:table-cell table:formula="of:=LOG10([.J18])" office:value-type="float" office:value="0.0748164406451747" calcext:value-type="float">
            <text:p>0.074816440645175</text:p>
          </table:table-cell>
          <table:table-cell table:formula="of:=LOG10([.K18])" office:value-type="float" office:value="-0.0355517920833391" calcext:value-type="float">
            <text:p>-0.035551792083339</text:p>
          </table:table-cell>
          <table:table-cell table:formula="of:=LOG10([.L18])" office:value-type="float" office:value="-0.331148351917481" calcext:value-type="float">
            <text:p>-0.331148351917481</text:p>
          </table:table-cell>
          <table:table-cell table:formula="of:=LOG10([.M18])" office:value-type="float" office:value="-0.142848497312507" calcext:value-type="float">
            <text:p>-0.142848497312507</text:p>
          </table:table-cell>
          <table:table-cell table:formula="of:=LOG10([.N18])" office:value-type="float" office:value="0.165244326125311" calcext:value-type="float">
            <text:p>0.165244326125311</text:p>
          </table:table-cell>
          <table:table-cell table:formula="of:=LOG10([.O18])" office:value-type="float" office:value="-0.63714069704132" calcext:value-type="float">
            <text:p>-0.63714069704132</text:p>
          </table:table-cell>
          <table:table-cell table:formula="of:=LOG10([.P18])" office:value-type="float" office:value="-0.0917295005042761" calcext:value-type="float">
            <text:p>-0.09172950050427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2.44" calcext:value-type="float">
            <text:p>32.44</text:p>
          </table:table-cell>
          <table:table-cell office:value-type="float" office:value="1.315" calcext:value-type="float">
            <text:p>1.315</text:p>
          </table:table-cell>
          <table:table-cell office:value-type="float" office:value="1.068" calcext:value-type="float">
            <text:p>1.068</text:p>
          </table:table-cell>
          <table:table-cell office:value-type="float" office:value="1.228" calcext:value-type="float">
            <text:p>1.228</text:p>
          </table:table-cell>
          <table:table-cell office:value-type="float" office:value="0.1153" calcext:value-type="float">
            <text:p>0.1153</text:p>
          </table:table-cell>
          <table:table-cell office:value-type="float" office:value="539200000" calcext:value-type="float">
            <text:p>539200000</text:p>
          </table:table-cell>
          <table:table-cell office:value-type="float" office:value="32.34" calcext:value-type="float">
            <text:p>32.34</text:p>
          </table:table-cell>
          <table:table-cell office:value-type="float" office:value="1.348" calcext:value-type="float">
            <text:p>1.348</text:p>
          </table:table-cell>
          <table:table-cell office:value-type="float" office:value="1.685" calcext:value-type="float">
            <text:p>1.685</text:p>
          </table:table-cell>
          <table:table-cell office:value-type="float" office:value="1.153" calcext:value-type="float">
            <text:p>1.153</text:p>
          </table:table-cell>
          <table:table-cell office:value-type="float" office:value="1.193" calcext:value-type="float">
            <text:p>1.193</text:p>
          </table:table-cell>
          <table:table-cell office:value-type="float" office:value="1.441" calcext:value-type="float">
            <text:p>1.441</text:p>
          </table:table-cell>
          <table:table-cell office:value-type="float" office:value="1.21" calcext:value-type="float">
            <text:p>1.21</text:p>
          </table:table-cell>
          <table:table-cell office:value-type="float" office:value="1.315" calcext:value-type="float">
            <text:p>1.315</text:p>
          </table:table-cell>
          <table:table-cell office:value-type="float" office:value="1.199" calcext:value-type="float">
            <text:p>1.19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51108084553912" calcext:value-type="float">
            <text:p>1.51108084553912</text:p>
          </table:table-cell>
          <table:table-cell table:formula="of:=LOG10([.C19])" office:value-type="float" office:value="0.118925752825777" calcext:value-type="float">
            <text:p>0.118925752825777</text:p>
          </table:table-cell>
          <table:table-cell table:formula="of:=LOG10([.D19])" office:value-type="float" office:value="0.0285712526925376" calcext:value-type="float">
            <text:p>0.028571252692538</text:p>
          </table:table-cell>
          <table:table-cell table:formula="of:=LOG10([.E19])" office:value-type="float" office:value="0.0891983668051489" calcext:value-type="float">
            <text:p>0.089198366805149</text:p>
          </table:table-cell>
          <table:table-cell table:formula="of:=LOG10([.F19])" office:value-type="float" office:value="-0.938170692705301" calcext:value-type="float">
            <text:p>-0.938170692705301</text:p>
          </table:table-cell>
          <table:table-cell table:formula="of:=LOG10([.G19])" office:value-type="float" office:value="8.73174988352726" calcext:value-type="float">
            <text:p>8.73174988352726</text:p>
          </table:table-cell>
          <table:table-cell table:formula="of:=LOG10([.H19])" office:value-type="float" office:value="1.50974001557038" calcext:value-type="float">
            <text:p>1.50974001557038</text:p>
          </table:table-cell>
          <table:table-cell table:formula="of:=LOG10([.I19])" office:value-type="float" office:value="0.129689892199301" calcext:value-type="float">
            <text:p>0.129689892199301</text:p>
          </table:table-cell>
          <table:table-cell table:formula="of:=LOG10([.J19])" office:value-type="float" office:value="0.226599905207357" calcext:value-type="float">
            <text:p>0.226599905207357</text:p>
          </table:table-cell>
          <table:table-cell table:formula="of:=LOG10([.K19])" office:value-type="float" office:value="0.061829307294699" calcext:value-type="float">
            <text:p>0.061829307294699</text:p>
          </table:table-cell>
          <table:table-cell table:formula="of:=LOG10([.L19])" office:value-type="float" office:value="0.0766404436703419" calcext:value-type="float">
            <text:p>0.076640443670342</text:p>
          </table:table-cell>
          <table:table-cell table:formula="of:=LOG10([.M19])" office:value-type="float" office:value="0.158663980813989" calcext:value-type="float">
            <text:p>0.158663980813989</text:p>
          </table:table-cell>
          <table:table-cell table:formula="of:=LOG10([.N19])" office:value-type="float" office:value="0.0827853703164501" calcext:value-type="float">
            <text:p>0.08278537031645</text:p>
          </table:table-cell>
          <table:table-cell table:formula="of:=LOG10([.O19])" office:value-type="float" office:value="0.118925752825777" calcext:value-type="float">
            <text:p>0.118925752825777</text:p>
          </table:table-cell>
          <table:table-cell table:formula="of:=LOG10([.P19])" office:value-type="float" office:value="0.0788191830988487" calcext:value-type="float">
            <text:p>0.078819183098849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492" calcext:value-type="float">
            <text:p>492</text:p>
          </table:table-cell>
          <table:table-cell office:value-type="float" office:value="6.794" calcext:value-type="float">
            <text:p>6.794</text:p>
          </table:table-cell>
          <table:table-cell office:value-type="float" office:value="2.531" calcext:value-type="float">
            <text:p>2.531</text:p>
          </table:table-cell>
          <table:table-cell office:value-type="float" office:value="0.4117" calcext:value-type="float">
            <text:p>0.4117</text:p>
          </table:table-cell>
          <table:table-cell office:value-type="float" office:value="17.21" calcext:value-type="float">
            <text:p>17.21</text:p>
          </table:table-cell>
          <table:table-cell office:value-type="float" office:value="9.994" calcext:value-type="float">
            <text:p>9.994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6486" calcext:value-type="float">
            <text:p>0.6486</text:p>
          </table:table-cell>
          <table:table-cell office:value-type="float" office:value="1.113" calcext:value-type="float">
            <text:p>1.113</text:p>
          </table:table-cell>
          <table:table-cell office:value-type="float" office:value="0.706" calcext:value-type="float">
            <text:p>0.706</text:p>
          </table:table-cell>
          <table:table-cell office:value-type="float" office:value="0.583" calcext:value-type="float">
            <text:p>0.583</text:p>
          </table:table-cell>
          <table:table-cell office:value-type="float" office:value="1.324" calcext:value-type="float">
            <text:p>1.324</text:p>
          </table:table-cell>
          <table:table-cell office:value-type="float" office:value="2.613" calcext:value-type="float">
            <text:p>2.613</text:p>
          </table:table-cell>
          <table:table-cell office:value-type="float" office:value="0.8126" calcext:value-type="float">
            <text:p>0.8126</text:p>
          </table:table-cell>
          <table:table-cell office:value-type="float" office:value="1.094" calcext:value-type="float">
            <text:p>1.09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2.69196510276736" calcext:value-type="float">
            <text:p>2.69196510276736</text:p>
          </table:table-cell>
          <table:table-cell table:formula="of:=LOG10([.C20])" office:value-type="float" office:value="0.832125542534009" calcext:value-type="float">
            <text:p>0.832125542534009</text:p>
          </table:table-cell>
          <table:table-cell table:formula="of:=LOG10([.D20])" office:value-type="float" office:value="0.403292145158254" calcext:value-type="float">
            <text:p>0.403292145158254</text:p>
          </table:table-cell>
          <table:table-cell table:formula="of:=LOG10([.E20])" office:value-type="float" office:value="-0.385419133002514" calcext:value-type="float">
            <text:p>-0.385419133002514</text:p>
          </table:table-cell>
          <table:table-cell table:formula="of:=LOG10([.F20])" office:value-type="float" office:value="1.23578087032756" calcext:value-type="float">
            <text:p>1.23578087032756</text:p>
          </table:table-cell>
          <table:table-cell table:formula="of:=LOG10([.G20])" office:value-type="float" office:value="0.999739345106568" calcext:value-type="float">
            <text:p>0.999739345106568</text:p>
          </table:table-cell>
          <table:table-cell table:formula="of:=LOG10([.H20])" office:value-type="float" office:value="-0.668370282370068" calcext:value-type="float">
            <text:p>-0.668370282370068</text:p>
          </table:table-cell>
          <table:table-cell table:formula="of:=LOG10([.I20])" office:value-type="float" office:value="-0.188023055663046" calcext:value-type="float">
            <text:p>-0.188023055663046</text:p>
          </table:table-cell>
          <table:table-cell table:formula="of:=LOG10([.J20])" office:value-type="float" office:value="0.0464951643347083" calcext:value-type="float">
            <text:p>0.046495164334708</text:p>
          </table:table-cell>
          <table:table-cell table:formula="of:=LOG10([.K20])" office:value-type="float" office:value="-0.151195298948196" calcext:value-type="float">
            <text:p>-0.151195298948196</text:p>
          </table:table-cell>
          <table:table-cell table:formula="of:=LOG10([.L20])" office:value-type="float" office:value="-0.234331445240986" calcext:value-type="float">
            <text:p>-0.234331445240986</text:p>
          </table:table-cell>
          <table:table-cell table:formula="of:=LOG10([.M20])" office:value-type="float" office:value="0.121887985103681" calcext:value-type="float">
            <text:p>0.121887985103681</text:p>
          </table:table-cell>
          <table:table-cell table:formula="of:=LOG10([.N20])" office:value-type="float" office:value="0.417139409727326" calcext:value-type="float">
            <text:p>0.417139409727326</text:p>
          </table:table-cell>
          <table:table-cell table:formula="of:=LOG10([.O20])" office:value-type="float" office:value="-0.0901231820096072" calcext:value-type="float">
            <text:p>-0.090123182009607</text:p>
          </table:table-cell>
          <table:table-cell table:formula="of:=LOG10([.P20])" office:value-type="float" office:value="0.039017321997412" calcext:value-type="float">
            <text:p>0.039017321997412</text:p>
          </table:table-cell>
        </table:table-row>
      </table:table>
      <table:table table:name="10 Phases Hybrid" table:style-name="ta1">
        <table:shapes>
          <draw:frame draw:z-index="0" draw:style-name="gr1" draw:text-style-name="P1" svg:width="159.99mm" svg:height="89.99mm" svg:x="383.36mm" svg:y="98.08mm">
            <loext:p draw:notify-on-update-of-ranges="'10 Phases Hybrid'.S2:'10 Phases Hybrid'.AG2 '10 Phases Hybrid'.R3:'10 Phases Hybrid'.R3 '10 Phases Hybrid'.S3:'10 Phases Hybrid'.AG3 '10 Phases Hybrid'.R4:'10 Phases Hybrid'.R4 '10 Phases Hybrid'.S4:'10 Phases Hybrid'.AG4 '10 Phases Hybrid'.R5:'10 Phases Hybrid'.R5 '10 Phases Hybrid'.S5:'10 Phases Hybrid'.AG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159.99mm" svg:height="89.99mm" svg:x="551.61mm" svg:y="95.83mm">
            <loext:p draw:notify-on-update-of-ranges="'10 Phases Hybrid'.S7:'10 Phases Hybrid'.AG7 '10 Phases Hybrid'.R8:'10 Phases Hybrid'.R8 '10 Phases Hybrid'.S8:'10 Phases Hybrid'.AG8 '10 Phases Hybrid'.R9:'10 Phases Hybrid'.R9 '10 Phases Hybrid'.S9:'10 Phases Hybrid'.AG9 '10 Phases Hybrid'.R10:'10 Phases Hybrid'.R10 '10 Phases Hybrid'.S10:'10 Phases Hybrid'.AG1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384.82mm" svg:y="197.43mm">
            <loext:p draw:notify-on-update-of-ranges="'10 Phases Hybrid'.S12:'10 Phases Hybrid'.AG12 '10 Phases Hybrid'.R13:'10 Phases Hybrid'.R13 '10 Phases Hybrid'.S13:'10 Phases Hybrid'.AG13 '10 Phases Hybrid'.R14:'10 Phases Hybrid'.R14 '10 Phases Hybrid'.S14:'10 Phases Hybrid'.AG14 '10 Phases Hybrid'.R15:'10 Phases Hybrid'.R15 '10 Phases Hybrid'.S15:'10 Phases Hybrid'.AG1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159.99mm" svg:height="89.99mm" svg:x="554.52mm" svg:y="200.44mm">
            <loext:p draw:notify-on-update-of-ranges="'10 Phases Hybrid'.S17:'10 Phases Hybrid'.AG17 '10 Phases Hybrid'.R18:'10 Phases Hybrid'.R18 '10 Phases Hybrid'.S18:'10 Phases Hybrid'.AG18 '10 Phases Hybrid'.R19:'10 Phases Hybrid'.R19 '10 Phases Hybrid'.S19:'10 Phases Hybrid'.AG19 '10 Phases Hybrid'.R20:'10 Phases Hybrid'.R20 '10 Phases Hybrid'.S20:'10 Phases Hybrid'.AG2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6759" calcext:value-type="float">
            <text:p>0.67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08" calcext:value-type="float">
            <text:p>4508</text:p>
          </table:table-cell>
          <table:table-cell office:value-type="float" office:value="0.1771" calcext:value-type="float">
            <text:p>0.1771</text:p>
          </table:table-cell>
          <table:table-cell office:value-type="float" office:value="1.831" calcext:value-type="float">
            <text:p>1.831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6983" calcext:value-type="float">
            <text:p>0.6983</text:p>
          </table:table-cell>
          <table:table-cell office:value-type="float" office:value="1.176" calcext:value-type="float">
            <text:p>1.176</text:p>
          </table:table-cell>
          <table:table-cell office:value-type="float" office:value="5.945" calcext:value-type="float">
            <text:p>5.945</text:p>
          </table:table-cell>
          <table:table-cell office:value-type="float" office:value="0.5674" calcext:value-type="float">
            <text:p>0.5674</text:p>
          </table:table-cell>
          <table:table-cell office:value-type="float" office:value="1.158" calcext:value-type="float">
            <text:p>1.158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-0.798329820353418" calcext:value-type="float">
            <text:p>-0.798329820353418</text:p>
          </table:table-cell>
          <table:table-cell table:formula="of:=LOG10([.D3])" office:value-type="float" office:value="-0.170117553556507" calcext:value-type="float">
            <text:p>-0.170117553556507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3.65398390737407" calcext:value-type="float">
            <text:p>3.65398390737407</text:p>
          </table:table-cell>
          <table:table-cell table:formula="of:=LOG10([.I3])" office:value-type="float" office:value="-0.751781438809925" calcext:value-type="float">
            <text:p>-0.751781438809925</text:p>
          </table:table-cell>
          <table:table-cell table:formula="of:=LOG10([.J3])" office:value-type="float" office:value="0.262688344301696" calcext:value-type="float">
            <text:p>0.262688344301696</text:p>
          </table:table-cell>
          <table:table-cell table:formula="of:=LOG10([.K3])" office:value-type="float" office:value="-0.987584625237567" calcext:value-type="float">
            <text:p>-0.987584625237567</text:p>
          </table:table-cell>
          <table:table-cell table:formula="of:=LOG10([.L3])" office:value-type="float" office:value="-0.155957957958983" calcext:value-type="float">
            <text:p>-0.155957957958983</text:p>
          </table:table-cell>
          <table:table-cell table:formula="of:=LOG10([.M3])" office:value-type="float" office:value="0.0704073217401197" calcext:value-type="float">
            <text:p>0.07040732174012</text:p>
          </table:table-cell>
          <table:table-cell table:formula="of:=LOG10([.N3])" office:value-type="float" office:value="0.77415185895471" calcext:value-type="float">
            <text:p>0.77415185895471</text:p>
          </table:table-cell>
          <table:table-cell table:formula="of:=LOG10([.O3])" office:value-type="float" office:value="-0.246110668540167" calcext:value-type="float">
            <text:p>-0.246110668540167</text:p>
          </table:table-cell>
          <table:table-cell table:formula="of:=LOG10([.P3])" office:value-type="float" office:value="0.0637085593914174" calcext:value-type="float">
            <text:p>0.06370855939141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1254" calcext:value-type="float">
            <text:p>0.1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97" calcext:value-type="float">
            <text:p>0.2197</text:p>
          </table:table-cell>
          <table:table-cell office:value-type="float" office:value="28.16" calcext:value-type="float">
            <text:p>28.16</text:p>
          </table:table-cell>
          <table:table-cell office:value-type="float" office:value="1.201" calcext:value-type="float">
            <text:p>1.201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948" calcext:value-type="float">
            <text:p>0.948</text:p>
          </table:table-cell>
          <table:table-cell office:value-type="float" office:value="1.377" calcext:value-type="float">
            <text:p>1.377</text:p>
          </table:table-cell>
          <table:table-cell office:value-type="float" office:value="1.989" calcext:value-type="float">
            <text:p>1.989</text:p>
          </table:table-cell>
          <table:table-cell office:value-type="float" office:value="0.7304" calcext:value-type="float">
            <text:p>0.7304</text:p>
          </table:table-cell>
          <table:table-cell office:value-type="float" office:value="1.891" calcext:value-type="float">
            <text:p>1.891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-0.136439235473757" calcext:value-type="float">
            <text:p>-0.136439235473757</text:p>
          </table:table-cell>
          <table:table-cell table:formula="of:=LOG10([.D4])" office:value-type="float" office:value="-0.901702463505302" calcext:value-type="float">
            <text:p>-0.901702463505302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65816994307949" calcext:value-type="float">
            <text:p>-0.65816994307949</text:p>
          </table:table-cell>
          <table:table-cell table:formula="of:=LOG10([.I4])" office:value-type="float" office:value="1.44963265047007" calcext:value-type="float">
            <text:p>1.44963265047007</text:p>
          </table:table-cell>
          <table:table-cell table:formula="of:=LOG10([.J4])" office:value-type="float" office:value="0.0795430074029061" calcext:value-type="float">
            <text:p>0.079543007402906</text:p>
          </table:table-cell>
          <table:table-cell table:formula="of:=LOG10([.K4])" office:value-type="float" office:value="-0.684449465578095" calcext:value-type="float">
            <text:p>-0.684449465578095</text:p>
          </table:table-cell>
          <table:table-cell table:formula="of:=LOG10([.L4])" office:value-type="float" office:value="-0.0231916626619337" calcext:value-type="float">
            <text:p>-0.023191662661934</text:p>
          </table:table-cell>
          <table:table-cell table:formula="of:=LOG10([.M4])" office:value-type="float" office:value="0.138933940256924" calcext:value-type="float">
            <text:p>0.138933940256924</text:p>
          </table:table-cell>
          <table:table-cell table:formula="of:=LOG10([.N4])" office:value-type="float" office:value="0.298634783124435" calcext:value-type="float">
            <text:p>0.298634783124435</text:p>
          </table:table-cell>
          <table:table-cell table:formula="of:=LOG10([.O4])" office:value-type="float" office:value="-0.136439235473757" calcext:value-type="float">
            <text:p>-0.136439235473757</text:p>
          </table:table-cell>
          <table:table-cell table:formula="of:=LOG10([.P4])" office:value-type="float" office:value="0.27669152884504" calcext:value-type="float">
            <text:p>0.2766915288450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976" calcext:value-type="float">
            <text:p>5.976</text:p>
          </table:table-cell>
          <table:table-cell office:value-type="float" office:value="1.98" calcext:value-type="float">
            <text:p>1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57" calcext:value-type="float">
            <text:p>0.6857</text:p>
          </table:table-cell>
          <table:table-cell office:value-type="float" office:value="6.335" calcext:value-type="float">
            <text:p>6.335</text:p>
          </table:table-cell>
          <table:table-cell office:value-type="float" office:value="3.739" calcext:value-type="float">
            <text:p>3.739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8852" calcext:value-type="float">
            <text:p>0.8852</text:p>
          </table:table-cell>
          <table:table-cell office:value-type="float" office:value="2.105" calcext:value-type="float">
            <text:p>2.105</text:p>
          </table:table-cell>
          <table:table-cell office:value-type="float" office:value="7.945" calcext:value-type="float">
            <text:p>7.945</text:p>
          </table:table-cell>
          <table:table-cell office:value-type="float" office:value="0.6334" calcext:value-type="float">
            <text:p>0.6334</text:p>
          </table:table-cell>
          <table:table-cell office:value-type="float" office:value="7.526" calcext:value-type="float">
            <text:p>7.526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776410588807342" calcext:value-type="float">
            <text:p>0.776410588807342</text:p>
          </table:table-cell>
          <table:table-cell table:formula="of:=LOG10([.D5])" office:value-type="float" office:value="0.296665190261531" calcext:value-type="float">
            <text:p>0.296665190261531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-0.163865850534625" calcext:value-type="float">
            <text:p>-0.163865850534625</text:p>
          </table:table-cell>
          <table:table-cell table:formula="of:=LOG10([.I5])" office:value-type="float" office:value="0.80174661921946" calcext:value-type="float">
            <text:p>0.80174661921946</text:p>
          </table:table-cell>
          <table:table-cell table:formula="of:=LOG10([.J5])" office:value-type="float" office:value="0.57275546515422" calcext:value-type="float">
            <text:p>0.57275546515422</text:p>
          </table:table-cell>
          <table:table-cell table:formula="of:=LOG10([.K5])" office:value-type="float" office:value="-0.739451627363021" calcext:value-type="float">
            <text:p>-0.739451627363021</text:p>
          </table:table-cell>
          <table:table-cell table:formula="of:=LOG10([.L5])" office:value-type="float" office:value="-0.0529585947447796" calcext:value-type="float">
            <text:p>-0.05295859474478</text:p>
          </table:table-cell>
          <table:table-cell table:formula="of:=LOG10([.M5])" office:value-type="float" office:value="0.323252100171687" calcext:value-type="float">
            <text:p>0.323252100171687</text:p>
          </table:table-cell>
          <table:table-cell table:formula="of:=LOG10([.N5])" office:value-type="float" office:value="0.900093901543398" calcext:value-type="float">
            <text:p>0.900093901543398</text:p>
          </table:table-cell>
          <table:table-cell table:formula="of:=LOG10([.O5])" office:value-type="float" office:value="-0.198321940964107" calcext:value-type="float">
            <text:p>-0.198321940964107</text:p>
          </table:table-cell>
          <table:table-cell table:formula="of:=LOG10([.P5])" office:value-type="float" office:value="0.876564213983846" calcext:value-type="float">
            <text:p>0.876564213983846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2679" calcext:value-type="float">
            <text:p>0.2679</text:p>
          </table:table-cell>
          <table:table-cell office:value-type="float" office:value="1.087" calcext:value-type="float">
            <text:p>1.0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46" calcext:value-type="float">
            <text:p>3.846</text:p>
          </table:table-cell>
          <table:table-cell office:value-type="float" office:value="4224" calcext:value-type="float">
            <text:p>4224</text:p>
          </table:table-cell>
          <table:table-cell office:value-type="float" office:value="0.1908" calcext:value-type="float">
            <text:p>0.1908</text:p>
          </table:table-cell>
          <table:table-cell office:value-type="float" office:value="1.694" calcext:value-type="float">
            <text:p>1.694</text:p>
          </table:table-cell>
          <table:table-cell office:value-type="float" office:value="0.09627" calcext:value-type="float">
            <text:p>0.09627</text:p>
          </table:table-cell>
          <table:table-cell office:value-type="float" office:value="0.2807" calcext:value-type="float">
            <text:p>0.2807</text:p>
          </table:table-cell>
          <table:table-cell office:value-type="float" office:value="1.178" calcext:value-type="float">
            <text:p>1.178</text:p>
          </table:table-cell>
          <table:table-cell office:value-type="float" office:value="3.699" calcext:value-type="float">
            <text:p>3.699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6709" calcext:value-type="float">
            <text:p>0.6709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-0.572027286391791" calcext:value-type="float">
            <text:p>-0.572027286391791</text:p>
          </table:table-cell>
          <table:table-cell table:formula="of:=LOG10([.D8])" office:value-type="float" office:value="0.0362295440862945" calcext:value-type="float">
            <text:p>0.036229544086295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0.301029995663981" calcext:value-type="float">
            <text:p>0.301029995663981</text:p>
          </table:table-cell>
          <table:table-cell table:formula="of:=LOG10([.G8])" office:value-type="float" office:value="0.585009279902461" calcext:value-type="float">
            <text:p>0.585009279902461</text:p>
          </table:table-cell>
          <table:table-cell table:formula="of:=LOG10([.H8])" office:value-type="float" office:value="3.62572390952576" calcext:value-type="float">
            <text:p>3.62572390952576</text:p>
          </table:table-cell>
          <table:table-cell table:formula="of:=LOG10([.I8])" office:value-type="float" office:value="-0.719421629631924" calcext:value-type="float">
            <text:p>-0.719421629631924</text:p>
          </table:table-cell>
          <table:table-cell table:formula="of:=LOG10([.J8])" office:value-type="float" office:value="0.228913405994688" calcext:value-type="float">
            <text:p>0.228913405994688</text:p>
          </table:table-cell>
          <table:table-cell table:formula="of:=LOG10([.K8])" office:value-type="float" office:value="-1.01650902818483" calcext:value-type="float">
            <text:p>-1.01650902818483</text:p>
          </table:table-cell>
          <table:table-cell table:formula="of:=LOG10([.L8])" office:value-type="float" office:value="-0.551757587365561" calcext:value-type="float">
            <text:p>-0.551757587365561</text:p>
          </table:table-cell>
          <table:table-cell table:formula="of:=LOG10([.M8])" office:value-type="float" office:value="0.0711452904510828" calcext:value-type="float">
            <text:p>0.071145290451083</text:p>
          </table:table-cell>
          <table:table-cell table:formula="of:=LOG10([.N8])" office:value-type="float" office:value="0.568084331315394" calcext:value-type="float">
            <text:p>0.568084331315394</text:p>
          </table:table-cell>
          <table:table-cell table:formula="of:=LOG10([.O8])" office:value-type="float" office:value="-0.0832829224011875" calcext:value-type="float">
            <text:p>-0.083282922401188</text:p>
          </table:table-cell>
          <table:table-cell table:formula="of:=LOG10([.P8])" office:value-type="float" office:value="-0.173342208124131" calcext:value-type="float">
            <text:p>-0.17334220812413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126" calcext:value-type="float">
            <text:p>0.7126</text:p>
          </table:table-cell>
          <table:table-cell office:value-type="float" office:value="0.1432" calcext:value-type="float">
            <text:p>0.1432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3.846" calcext:value-type="float">
            <text:p>3.846</text:p>
          </table:table-cell>
          <table:table-cell office:value-type="float" office:value="0.2232" calcext:value-type="float">
            <text:p>0.2232</text:p>
          </table:table-cell>
          <table:table-cell office:value-type="float" office:value="39.65" calcext:value-type="float">
            <text:p>39.65</text:p>
          </table:table-cell>
          <table:table-cell office:value-type="float" office:value="1.031" calcext:value-type="float">
            <text:p>1.031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4813" calcext:value-type="float">
            <text:p>0.4813</text:p>
          </table:table-cell>
          <table:table-cell office:value-type="float" office:value="0.7126" calcext:value-type="float">
            <text:p>0.7126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-0.147154181985003" calcext:value-type="float">
            <text:p>-0.147154181985003</text:p>
          </table:table-cell>
          <table:table-cell table:formula="of:=LOG10([.D9])" office:value-type="float" office:value="-0.844056982028163" calcext:value-type="float">
            <text:p>-0.844056982028163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.585009279902461" calcext:value-type="float">
            <text:p>0.585009279902461</text:p>
          </table:table-cell>
          <table:table-cell table:formula="of:=LOG10([.H9])" office:value-type="float" office:value="-0.651305809734459" calcext:value-type="float">
            <text:p>-0.651305809734459</text:p>
          </table:table-cell>
          <table:table-cell table:formula="of:=LOG10([.I9])" office:value-type="float" office:value="1.59824319165362" calcext:value-type="float">
            <text:p>1.59824319165362</text:p>
          </table:table-cell>
          <table:table-cell table:formula="of:=LOG10([.J9])" office:value-type="float" office:value="0.0132586652835165" calcext:value-type="float">
            <text:p>0.013258665283517</text:p>
          </table:table-cell>
          <table:table-cell table:formula="of:=LOG10([.K9])" office:value-type="float" office:value="-0.772884917410875" calcext:value-type="float">
            <text:p>-0.772884917410875</text:p>
          </table:table-cell>
          <table:table-cell table:formula="of:=LOG10([.L9])" office:value-type="float" office:value="-0.043255454717309" calcext:value-type="float">
            <text:p>-0.043255454717309</text:p>
          </table:table-cell>
          <table:table-cell table:formula="of:=LOG10([.M9])" office:value-type="float" office:value="-0.54867419151048" calcext:value-type="float">
            <text:p>-0.54867419151048</text:p>
          </table:table-cell>
          <table:table-cell table:formula="of:=LOG10([.N9])" office:value-type="float" office:value="-0.317584138322641" calcext:value-type="float">
            <text:p>-0.317584138322641</text:p>
          </table:table-cell>
          <table:table-cell table:formula="of:=LOG10([.O9])" office:value-type="float" office:value="-0.147154181985003" calcext:value-type="float">
            <text:p>-0.147154181985003</text:p>
          </table:table-cell>
          <table:table-cell table:formula="of:=LOG10([.P9])" office:value-type="float" office:value="0.00216606175650763" calcext:value-type="float">
            <text:p>0.002166061756508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0.1246" calcext:value-type="float">
            <text:p>0.1246</text:p>
          </table:table-cell>
          <table:table-cell office:value-type="float" office:value="3.083" calcext:value-type="float">
            <text:p>3.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6" calcext:value-type="float">
            <text:p>3.846</text:p>
          </table:table-cell>
          <table:table-cell office:value-type="float" office:value="0.7019" calcext:value-type="float">
            <text:p>0.7019</text:p>
          </table:table-cell>
          <table:table-cell office:value-type="float" office:value="4.738" calcext:value-type="float">
            <text:p>4.738</text:p>
          </table:table-cell>
          <table:table-cell office:value-type="float" office:value="1.736" calcext:value-type="float">
            <text:p>1.736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.2797" calcext:value-type="float">
            <text:p>0.2797</text:p>
          </table:table-cell>
          <table:table-cell office:value-type="float" office:value="1.459" calcext:value-type="float">
            <text:p>1.459</text:p>
          </table:table-cell>
          <table:table-cell office:value-type="float" office:value="3.081" calcext:value-type="float">
            <text:p>3.08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7305" calcext:value-type="float">
            <text:p>0.7305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-0.904481957676849" calcext:value-type="float">
            <text:p>-0.904481957676849</text:p>
          </table:table-cell>
          <table:table-cell table:formula="of:=LOG10([.D10])" office:value-type="float" office:value="0.488973524726508" calcext:value-type="float">
            <text:p>0.488973524726508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.585009279902461" calcext:value-type="float">
            <text:p>0.585009279902461</text:p>
          </table:table-cell>
          <table:table-cell table:formula="of:=LOG10([.H10])" office:value-type="float" office:value="-0.153724757587787" calcext:value-type="float">
            <text:p>-0.153724757587787</text:p>
          </table:table-cell>
          <table:table-cell table:formula="of:=LOG10([.I10])" office:value-type="float" office:value="0.675595056386746" calcext:value-type="float">
            <text:p>0.675595056386746</text:p>
          </table:table-cell>
          <table:table-cell table:formula="of:=LOG10([.J10])" office:value-type="float" office:value="0.239549720840473" calcext:value-type="float">
            <text:p>0.239549720840473</text:p>
          </table:table-cell>
          <table:table-cell table:formula="of:=LOG10([.K10])" office:value-type="float" office:value="-1.5099009949367" calcext:value-type="float">
            <text:p>-1.5099009949367</text:p>
          </table:table-cell>
          <table:table-cell table:formula="of:=LOG10([.L10])" office:value-type="float" office:value="-0.553307533628473" calcext:value-type="float">
            <text:p>-0.553307533628473</text:p>
          </table:table-cell>
          <table:table-cell table:formula="of:=LOG10([.M10])" office:value-type="float" office:value="0.164055291893452" calcext:value-type="float">
            <text:p>0.164055291893452</text:p>
          </table:table-cell>
          <table:table-cell table:formula="of:=LOG10([.N10])" office:value-type="float" office:value="0.488691698316941" calcext:value-type="float">
            <text:p>0.488691698316941</text:p>
          </table:table-cell>
          <table:table-cell table:formula="of:=LOG10([.O10])" office:value-type="float" office:value="-0.149782758201611" calcext:value-type="float">
            <text:p>-0.149782758201611</text:p>
          </table:table-cell>
          <table:table-cell table:formula="of:=LOG10([.P10])" office:value-type="float" office:value="-0.136379779729684" calcext:value-type="float">
            <text:p>-0.136379779729684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53" calcext:value-type="float">
            <text:p>3.53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8301" calcext:value-type="float">
            <text:p>0.8301</text:p>
          </table:table-cell>
          <table:table-cell office:value-type="float" office:value="13.46" calcext:value-type="float">
            <text:p>13.46</text:p>
          </table:table-cell>
          <table:table-cell office:value-type="float" office:value="350300000000" calcext:value-type="float">
            <text:p>350300000000</text:p>
          </table:table-cell>
          <table:table-cell office:value-type="float" office:value="84" calcext:value-type="float">
            <text:p>84</text:p>
          </table:table-cell>
          <table:table-cell office:value-type="float" office:value="1.061" calcext:value-type="float">
            <text:p>1.061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7788" calcext:value-type="float">
            <text:p>0.7788</text:p>
          </table:table-cell>
          <table:table-cell office:value-type="float" office:value="1.034" calcext:value-type="float">
            <text:p>1.034</text:p>
          </table:table-cell>
          <table:table-cell office:value-type="float" office:value="5.595" calcext:value-type="float">
            <text:p>5.595</text:p>
          </table:table-cell>
          <table:table-cell office:value-type="float" office:value="1.041" calcext:value-type="float">
            <text:p>1.041</text:p>
          </table:table-cell>
          <table:table-cell office:value-type="float" office:value="0.7932" calcext:value-type="float">
            <text:p>0.7932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0.547774705387823" calcext:value-type="float">
            <text:p>0.547774705387823</text:p>
          </table:table-cell>
          <table:table-cell table:formula="of:=LOG10([.C13])" office:value-type="float" office:value="-0.394479476562531" calcext:value-type="float">
            <text:p>-0.394479476562531</text:p>
          </table:table-cell>
          <table:table-cell table:formula="of:=LOG10([.D13])" office:value-type="float" office:value="-0.0808695861393855" calcext:value-type="float">
            <text:p>-0.080869586139386</text:p>
          </table:table-cell>
          <table:table-cell table:formula="of:=LOG10([.E13])" office:value-type="float" office:value="1.12904505988796" calcext:value-type="float">
            <text:p>1.12904505988796</text:p>
          </table:table-cell>
          <table:table-cell table:formula="of:=LOG10([.F13])" office:value-type="float" office:value="11.5444401373177" calcext:value-type="float">
            <text:p>11.5444401373177</text:p>
          </table:table-cell>
          <table:table-cell table:formula="of:=LOG10([.G13])" office:value-type="float" office:value="1.92427928606188" calcext:value-type="float">
            <text:p>1.92427928606188</text:p>
          </table:table-cell>
          <table:table-cell table:formula="of:=LOG10([.H13])" office:value-type="float" office:value="0.0257153839013406" calcext:value-type="float">
            <text:p>0.025715383901341</text:p>
          </table:table-cell>
          <table:table-cell table:formula="of:=LOG10([.I13])" office:value-type="float" office:value="-0.675306086138225" calcext:value-type="float">
            <text:p>-0.675306086138225</text:p>
          </table:table-cell>
          <table:table-cell table:formula="of:=LOG10([.J13])" office:value-type="float" office:value="-0.371508895032877" calcext:value-type="float">
            <text:p>-0.371508895032877</text:p>
          </table:table-cell>
          <table:table-cell table:formula="of:=LOG10([.K13])" office:value-type="float" office:value="-0.815024809301739" calcext:value-type="float">
            <text:p>-0.815024809301739</text:p>
          </table:table-cell>
          <table:table-cell table:formula="of:=LOG10([.L13])" office:value-type="float" office:value="-0.108574057152006" calcext:value-type="float">
            <text:p>-0.108574057152006</text:p>
          </table:table-cell>
          <table:table-cell table:formula="of:=LOG10([.M13])" office:value-type="float" office:value="0.0145205387579237" calcext:value-type="float">
            <text:p>0.014520538757924</text:p>
          </table:table-cell>
          <table:table-cell table:formula="of:=LOG10([.N13])" office:value-type="float" office:value="0.747800090864369" calcext:value-type="float">
            <text:p>0.747800090864369</text:p>
          </table:table-cell>
          <table:table-cell table:formula="of:=LOG10([.O13])" office:value-type="float" office:value="0.0174507295105361" calcext:value-type="float">
            <text:p>0.017450729510536</text:p>
          </table:table-cell>
          <table:table-cell table:formula="of:=LOG10([.P13])" office:value-type="float" office:value="-0.100617294466735" calcext:value-type="float">
            <text:p>-0.10061729446673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81300" calcext:value-type="float">
            <text:p>281300</text:p>
          </table:table-cell>
          <table:table-cell office:value-type="float" office:value="2.333" calcext:value-type="float">
            <text:p>2.333</text:p>
          </table:table-cell>
          <table:table-cell office:value-type="float" office:value="0.1492" calcext:value-type="float">
            <text:p>0.1492</text:p>
          </table:table-cell>
          <table:table-cell office:value-type="float" office:value="6.914" calcext:value-type="float">
            <text:p>6.914</text:p>
          </table:table-cell>
          <table:table-cell office:value-type="float" office:value="4242" calcext:value-type="float">
            <text:p>4242</text:p>
          </table:table-cell>
          <table:table-cell office:value-type="float" office:value="30980000" calcext:value-type="float">
            <text:p>30980000</text:p>
          </table:table-cell>
          <table:table-cell office:value-type="float" office:value="13.05" calcext:value-type="float">
            <text:p>13.05</text:p>
          </table:table-cell>
          <table:table-cell office:value-type="float" office:value="4.957" calcext:value-type="float">
            <text:p>4.957</text:p>
          </table:table-cell>
          <table:table-cell office:value-type="float" office:value="1.21" calcext:value-type="float">
            <text:p>1.21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9384" calcext:value-type="float">
            <text:p>0.9384</text:p>
          </table:table-cell>
          <table:table-cell office:value-type="float" office:value="1.339" calcext:value-type="float">
            <text:p>1.339</text:p>
          </table:table-cell>
          <table:table-cell office:value-type="float" office:value="1.614" calcext:value-type="float">
            <text:p>1.614</text:p>
          </table:table-cell>
          <table:table-cell office:value-type="float" office:value="2.333" calcext:value-type="float">
            <text:p>2.333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5.4491697321652" calcext:value-type="float">
            <text:p>5.4491697321652</text:p>
          </table:table-cell>
          <table:table-cell table:formula="of:=LOG10([.C14])" office:value-type="float" office:value="0.367914738793753" calcext:value-type="float">
            <text:p>0.367914738793753</text:p>
          </table:table-cell>
          <table:table-cell table:formula="of:=LOG10([.D14])" office:value-type="float" office:value="-0.82623117686335" calcext:value-type="float">
            <text:p>-0.82623117686335</text:p>
          </table:table-cell>
          <table:table-cell table:formula="of:=LOG10([.E14])" office:value-type="float" office:value="0.839729375206388" calcext:value-type="float">
            <text:p>0.839729375206388</text:p>
          </table:table-cell>
          <table:table-cell table:formula="of:=LOG10([.F14])" office:value-type="float" office:value="3.62757066418054" calcext:value-type="float">
            <text:p>3.62757066418054</text:p>
          </table:table-cell>
          <table:table-cell table:formula="of:=LOG10([.G14])" office:value-type="float" office:value="7.49108141342319" calcext:value-type="float">
            <text:p>7.49108141342319</text:p>
          </table:table-cell>
          <table:table-cell table:formula="of:=LOG10([.H14])" office:value-type="float" office:value="1.1156105116743" calcext:value-type="float">
            <text:p>1.1156105116743</text:p>
          </table:table-cell>
          <table:table-cell table:formula="of:=LOG10([.I14])" office:value-type="float" office:value="0.695218918905151" calcext:value-type="float">
            <text:p>0.695218918905151</text:p>
          </table:table-cell>
          <table:table-cell table:formula="of:=LOG10([.J14])" office:value-type="float" office:value="0.0827853703164501" calcext:value-type="float">
            <text:p>0.08278537031645</text:p>
          </table:table-cell>
          <table:table-cell table:formula="of:=LOG10([.K14])" office:value-type="float" office:value="-0.593971055036385" calcext:value-type="float">
            <text:p>-0.593971055036385</text:p>
          </table:table-cell>
          <table:table-cell table:formula="of:=LOG10([.L14])" office:value-type="float" office:value="-0.0276120008925272" calcext:value-type="float">
            <text:p>-0.027612000892527</text:p>
          </table:table-cell>
          <table:table-cell table:formula="of:=LOG10([.M14])" office:value-type="float" office:value="0.126780577012009" calcext:value-type="float">
            <text:p>0.126780577012009</text:p>
          </table:table-cell>
          <table:table-cell table:formula="of:=LOG10([.N14])" office:value-type="float" office:value="0.207903530386052" calcext:value-type="float">
            <text:p>0.207903530386052</text:p>
          </table:table-cell>
          <table:table-cell table:formula="of:=LOG10([.O14])" office:value-type="float" office:value="0.367914738793753" calcext:value-type="float">
            <text:p>0.367914738793753</text:p>
          </table:table-cell>
          <table:table-cell table:formula="of:=LOG10([.P14])" office:value-type="float" office:value="0.241048150671644" calcext:value-type="float">
            <text:p>0.24104815067164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4600" calcext:value-type="float">
            <text:p>834600</text:p>
          </table:table-cell>
          <table:table-cell office:value-type="float" office:value="7.871" calcext:value-type="float">
            <text:p>7.871</text:p>
          </table:table-cell>
          <table:table-cell office:value-type="float" office:value="0.7495" calcext:value-type="float">
            <text:p>0.7495</text:p>
          </table:table-cell>
          <table:table-cell office:value-type="float" office:value="0.9256" calcext:value-type="float">
            <text:p>0.9256</text:p>
          </table:table-cell>
          <table:table-cell office:value-type="float" office:value="15730" calcext:value-type="float">
            <text:p>15730</text:p>
          </table:table-cell>
          <table:table-cell office:value-type="float" office:value="1.539" calcext:value-type="float">
            <text:p>1.539</text:p>
          </table:table-cell>
          <table:table-cell office:value-type="float" office:value="3.743" calcext:value-type="float">
            <text:p>3.743</text:p>
          </table:table-cell>
          <table:table-cell office:value-type="float" office:value="4.297" calcext:value-type="float">
            <text:p>4.297</text:p>
          </table:table-cell>
          <table:table-cell office:value-type="float" office:value="3.56" calcext:value-type="float">
            <text:p>3.56</text:p>
          </table:table-cell>
          <table:table-cell office:value-type="float" office:value="0.1781" calcext:value-type="float">
            <text:p>0.1781</text:p>
          </table:table-cell>
          <table:table-cell office:value-type="float" office:value="0.7192" calcext:value-type="float">
            <text:p>0.7192</text:p>
          </table:table-cell>
          <table:table-cell office:value-type="float" office:value="1.838" calcext:value-type="float">
            <text:p>1.838</text:p>
          </table:table-cell>
          <table:table-cell office:value-type="float" office:value="6.612" calcext:value-type="float">
            <text:p>6.612</text:p>
          </table:table-cell>
          <table:table-cell office:value-type="float" office:value="1.991" calcext:value-type="float">
            <text:p>1.991</text:p>
          </table:table-cell>
          <table:table-cell office:value-type="float" office:value="3.372" calcext:value-type="float">
            <text:p>3.37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5.92147838037569" calcext:value-type="float">
            <text:p>5.92147838037569</text:p>
          </table:table-cell>
          <table:table-cell table:formula="of:=LOG10([.C15])" office:value-type="float" office:value="0.896029912396227" calcext:value-type="float">
            <text:p>0.896029912396227</text:p>
          </table:table-cell>
          <table:table-cell table:formula="of:=LOG10([.D15])" office:value-type="float" office:value="-0.125228362815702" calcext:value-type="float">
            <text:p>-0.125228362815702</text:p>
          </table:table-cell>
          <table:table-cell table:formula="of:=LOG10([.E15])" office:value-type="float" office:value="-0.0335766540563068" calcext:value-type="float">
            <text:p>-0.033576654056307</text:p>
          </table:table-cell>
          <table:table-cell table:formula="of:=LOG10([.F15])" office:value-type="float" office:value="4.19672872262329" calcext:value-type="float">
            <text:p>4.19672872262329</text:p>
          </table:table-cell>
          <table:table-cell table:formula="of:=LOG10([.G15])" office:value-type="float" office:value="0.187238619831479" calcext:value-type="float">
            <text:p>0.187238619831479</text:p>
          </table:table-cell>
          <table:table-cell table:formula="of:=LOG10([.H15])" office:value-type="float" office:value="0.573219827114422" calcext:value-type="float">
            <text:p>0.573219827114422</text:p>
          </table:table-cell>
          <table:table-cell table:formula="of:=LOG10([.I15])" office:value-type="float" office:value="0.633165353683903" calcext:value-type="float">
            <text:p>0.633165353683903</text:p>
          </table:table-cell>
          <table:table-cell table:formula="of:=LOG10([.J15])" office:value-type="float" office:value="0.551449997972875" calcext:value-type="float">
            <text:p>0.551449997972875</text:p>
          </table:table-cell>
          <table:table-cell table:formula="of:=LOG10([.K15])" office:value-type="float" office:value="-0.749336080536756" calcext:value-type="float">
            <text:p>-0.749336080536756</text:p>
          </table:table-cell>
          <table:table-cell table:formula="of:=LOG10([.L15])" office:value-type="float" office:value="-0.143150321274828" calcext:value-type="float">
            <text:p>-0.143150321274828</text:p>
          </table:table-cell>
          <table:table-cell table:formula="of:=LOG10([.M15])" office:value-type="float" office:value="0.264345507050092" calcext:value-type="float">
            <text:p>0.264345507050092</text:p>
          </table:table-cell>
          <table:table-cell table:formula="of:=LOG10([.N15])" office:value-type="float" office:value="0.82033284489941" calcext:value-type="float">
            <text:p>0.82033284489941</text:p>
          </table:table-cell>
          <table:table-cell table:formula="of:=LOG10([.O15])" office:value-type="float" office:value="0.29907126002741" calcext:value-type="float">
            <text:p>0.29907126002741</text:p>
          </table:table-cell>
          <table:table-cell table:formula="of:=LOG10([.P15])" office:value-type="float" office:value="0.527887565952705" calcext:value-type="float">
            <text:p>0.527887565952705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389" calcext:value-type="float">
            <text:p>3.389</text:p>
          </table:table-cell>
          <table:table-cell office:value-type="float" office:value="0.4674" calcext:value-type="float">
            <text:p>0.4674</text:p>
          </table:table-cell>
          <table:table-cell office:value-type="float" office:value="1.263" calcext:value-type="float">
            <text:p>1.263</text:p>
          </table:table-cell>
          <table:table-cell office:value-type="float" office:value="17.79" calcext:value-type="float">
            <text:p>17.79</text:p>
          </table:table-cell>
          <table:table-cell office:value-type="float" office:value="384600000000" calcext:value-type="float">
            <text:p>384600000000</text:p>
          </table:table-cell>
          <table:table-cell office:value-type="float" office:value="225.7" calcext:value-type="float">
            <text:p>225.7</text:p>
          </table:table-cell>
          <table:table-cell office:value-type="float" office:value="1.163" calcext:value-type="float">
            <text:p>1.163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3961" calcext:value-type="float">
            <text:p>0.3961</text:p>
          </table:table-cell>
          <table:table-cell office:value-type="float" office:value="1.02" calcext:value-type="float">
            <text:p>1.02</text:p>
          </table:table-cell>
          <table:table-cell office:value-type="float" office:value="3.568" calcext:value-type="float">
            <text:p>3.568</text:p>
          </table:table-cell>
          <table:table-cell office:value-type="float" office:value="1.17" calcext:value-type="float">
            <text:p>1.17</text:p>
          </table:table-cell>
          <table:table-cell office:value-type="float" office:value="1.027" calcext:value-type="float">
            <text:p>1.027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0.530071568837378" calcext:value-type="float">
            <text:p>0.530071568837378</text:p>
          </table:table-cell>
          <table:table-cell table:formula="of:=LOG10([.C18])" office:value-type="float" office:value="-0.330311291943792" calcext:value-type="float">
            <text:p>-0.330311291943792</text:p>
          </table:table-cell>
          <table:table-cell table:formula="of:=LOG10([.D18])" office:value-type="float" office:value="0.101403350555331" calcext:value-type="float">
            <text:p>0.101403350555331</text:p>
          </table:table-cell>
          <table:table-cell table:formula="of:=LOG10([.E18])" office:value-type="float" office:value="1.25017594808393" calcext:value-type="float">
            <text:p>1.25017594808393</text:p>
          </table:table-cell>
          <table:table-cell table:formula="of:=LOG10([.F18])" office:value-type="float" office:value="11.5850092799025" calcext:value-type="float">
            <text:p>11.5850092799025</text:p>
          </table:table-cell>
          <table:table-cell table:formula="of:=LOG10([.G18])" office:value-type="float" office:value="2.35353155907776" calcext:value-type="float">
            <text:p>2.35353155907776</text:p>
          </table:table-cell>
          <table:table-cell table:formula="of:=LOG10([.H18])" office:value-type="float" office:value="0.0655797147284484" calcext:value-type="float">
            <text:p>0.065579714728449</text:p>
          </table:table-cell>
          <table:table-cell table:formula="of:=LOG10([.I18])" office:value-type="float" office:value="-0.66334017654558" calcext:value-type="float">
            <text:p>-0.66334017654558</text:p>
          </table:table-cell>
          <table:table-cell table:formula="of:=LOG10([.J18])" office:value-type="float" office:value="-0.340749531227339" calcext:value-type="float">
            <text:p>-0.340749531227339</text:p>
          </table:table-cell>
          <table:table-cell table:formula="of:=LOG10([.K18])" office:value-type="float" office:value="-0.851397345193906" calcext:value-type="float">
            <text:p>-0.851397345193906</text:p>
          </table:table-cell>
          <table:table-cell table:formula="of:=LOG10([.L18])" office:value-type="float" office:value="-0.402195157595707" calcext:value-type="float">
            <text:p>-0.402195157595707</text:p>
          </table:table-cell>
          <table:table-cell table:formula="of:=LOG10([.M18])" office:value-type="float" office:value="0.00860017176191757" calcext:value-type="float">
            <text:p>0.008600171761918</text:p>
          </table:table-cell>
          <table:table-cell table:formula="of:=LOG10([.N18])" office:value-type="float" office:value="0.552424845704085" calcext:value-type="float">
            <text:p>0.552424845704085</text:p>
          </table:table-cell>
          <table:table-cell table:formula="of:=LOG10([.O18])" office:value-type="float" office:value="0.0681858617461616" calcext:value-type="float">
            <text:p>0.068185861746162</text:p>
          </table:table-cell>
          <table:table-cell table:formula="of:=LOG10([.P18])" office:value-type="float" office:value="0.0115704435972782" calcext:value-type="float">
            <text:p>0.011570443597278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90100" calcext:value-type="float">
            <text:p>290100</text:p>
          </table:table-cell>
          <table:table-cell office:value-type="float" office:value="1.426" calcext:value-type="float">
            <text:p>1.426</text:p>
          </table:table-cell>
          <table:table-cell office:value-type="float" office:value="0.0127" calcext:value-type="float">
            <text:p>0.0127</text:p>
          </table:table-cell>
          <table:table-cell office:value-type="float" office:value="7.677" calcext:value-type="float">
            <text:p>7.677</text:p>
          </table:table-cell>
          <table:table-cell office:value-type="float" office:value="4445" calcext:value-type="float">
            <text:p>4445</text:p>
          </table:table-cell>
          <table:table-cell office:value-type="float" office:value="88740000" calcext:value-type="float">
            <text:p>88740000</text:p>
          </table:table-cell>
          <table:table-cell office:value-type="float" office:value="13.1" calcext:value-type="float">
            <text:p>13.1</text:p>
          </table:table-cell>
          <table:table-cell office:value-type="float" office:value="3.143" calcext:value-type="float">
            <text:p>3.143</text:p>
          </table:table-cell>
          <table:table-cell office:value-type="float" office:value="1.057" calcext:value-type="float">
            <text:p>1.057</text:p>
          </table:table-cell>
          <table:table-cell office:value-type="float" office:value="0.22" calcext:value-type="float">
            <text:p>0.22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8172" calcext:value-type="float">
            <text:p>0.8172</text:p>
          </table:table-cell>
          <table:table-cell office:value-type="float" office:value="1.426" calcext:value-type="float">
            <text:p>1.426</text:p>
          </table:table-cell>
          <table:table-cell office:value-type="float" office:value="1.039" calcext:value-type="float">
            <text:p>1.03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5.46254772880266" calcext:value-type="float">
            <text:p>5.46254772880266</text:p>
          </table:table-cell>
          <table:table-cell table:formula="of:=LOG10([.C19])" office:value-type="float" office:value="0.154119525515847" calcext:value-type="float">
            <text:p>0.154119525515847</text:p>
          </table:table-cell>
          <table:table-cell table:formula="of:=LOG10([.D19])" office:value-type="float" office:value="-1.89619627904404" calcext:value-type="float">
            <text:p>-1.89619627904404</text:p>
          </table:table-cell>
          <table:table-cell table:formula="of:=LOG10([.E19])" office:value-type="float" office:value="0.885191540606848" calcext:value-type="float">
            <text:p>0.885191540606848</text:p>
          </table:table-cell>
          <table:table-cell table:formula="of:=LOG10([.F19])" office:value-type="float" office:value="3.64787176530623" calcext:value-type="float">
            <text:p>3.64787176530623</text:p>
          </table:table-cell>
          <table:table-cell table:formula="of:=LOG10([.G19])" office:value-type="float" office:value="7.94811942438054" calcext:value-type="float">
            <text:p>7.94811942438054</text:p>
          </table:table-cell>
          <table:table-cell table:formula="of:=LOG10([.H19])" office:value-type="float" office:value="1.11727129565576" calcext:value-type="float">
            <text:p>1.11727129565576</text:p>
          </table:table-cell>
          <table:table-cell table:formula="of:=LOG10([.I19])" office:value-type="float" office:value="0.49734438101758" calcext:value-type="float">
            <text:p>0.49734438101758</text:p>
          </table:table-cell>
          <table:table-cell table:formula="of:=LOG10([.J19])" office:value-type="float" office:value="0.0240749873074262" calcext:value-type="float">
            <text:p>0.024074987307426</text:p>
          </table:table-cell>
          <table:table-cell table:formula="of:=LOG10([.K19])" office:value-type="float" office:value="-0.657577319177794" calcext:value-type="float">
            <text:p>-0.657577319177794</text:p>
          </table:table-cell>
          <table:table-cell table:formula="of:=LOG10([.L19])" office:value-type="float" office:value="-0.0178645051962305" calcext:value-type="float">
            <text:p>-0.017864505196231</text:p>
          </table:table-cell>
          <table:table-cell table:formula="of:=LOG10([.M19])" office:value-type="float" office:value="-0.289544135664575" calcext:value-type="float">
            <text:p>-0.289544135664575</text:p>
          </table:table-cell>
          <table:table-cell table:formula="of:=LOG10([.N19])" office:value-type="float" office:value="-0.08767164203959" calcext:value-type="float">
            <text:p>-0.08767164203959</text:p>
          </table:table-cell>
          <table:table-cell table:formula="of:=LOG10([.O19])" office:value-type="float" office:value="0.154119525515847" calcext:value-type="float">
            <text:p>0.154119525515847</text:p>
          </table:table-cell>
          <table:table-cell table:formula="of:=LOG10([.P19])" office:value-type="float" office:value="0.0166155475571774" calcext:value-type="float">
            <text:p>0.01661554755717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48700" calcext:value-type="float">
            <text:p>848700</text:p>
          </table:table-cell>
          <table:table-cell office:value-type="float" office:value="0.272" calcext:value-type="float">
            <text:p>0.272</text:p>
          </table:table-cell>
          <table:table-cell office:value-type="float" office:value="1.113" calcext:value-type="float">
            <text:p>1.113</text:p>
          </table:table-cell>
          <table:table-cell office:value-type="float" office:value="0.8726" calcext:value-type="float">
            <text:p>0.8726</text:p>
          </table:table-cell>
          <table:table-cell office:value-type="float" office:value="16010" calcext:value-type="float">
            <text:p>16010</text:p>
          </table:table-cell>
          <table:table-cell office:value-type="float" office:value="3.942" calcext:value-type="float">
            <text:p>3.942</text:p>
          </table:table-cell>
          <table:table-cell office:value-type="float" office:value="0.4913" calcext:value-type="float">
            <text:p>0.4913</text:p>
          </table:table-cell>
          <table:table-cell office:value-type="float" office:value="4" calcext:value-type="float">
            <text:p>4</text:p>
          </table:table-cell>
          <table:table-cell office:value-type="float" office:value="1.855" calcext:value-type="float">
            <text:p>1.855</text:p>
          </table:table-cell>
          <table:table-cell office:value-type="float" office:value="0.107" calcext:value-type="float">
            <text:p>0.107</text:p>
          </table:table-cell>
          <table:table-cell office:value-type="float" office:value="0.3816" calcext:value-type="float">
            <text:p>0.3816</text:p>
          </table:table-cell>
          <table:table-cell office:value-type="float" office:value="1.327" calcext:value-type="float">
            <text:p>1.327</text:p>
          </table:table-cell>
          <table:table-cell office:value-type="float" office:value="0.1873" calcext:value-type="float">
            <text:p>0.1873</text:p>
          </table:table-cell>
          <table:table-cell office:value-type="float" office:value="1.466" calcext:value-type="float">
            <text:p>1.466</text:p>
          </table:table-cell>
          <table:table-cell office:value-type="float" office:value="0.8262" calcext:value-type="float">
            <text:p>0.8262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5.92875420217665" calcext:value-type="float">
            <text:p>5.92875420217665</text:p>
          </table:table-cell>
          <table:table-cell table:formula="of:=LOG10([.C20])" office:value-type="float" office:value="-0.565431095965801" calcext:value-type="float">
            <text:p>-0.565431095965801</text:p>
          </table:table-cell>
          <table:table-cell table:formula="of:=LOG10([.D20])" office:value-type="float" office:value="0.0464951643347083" calcext:value-type="float">
            <text:p>0.046495164334708</text:p>
          </table:table-cell>
          <table:table-cell table:formula="of:=LOG10([.E20])" office:value-type="float" office:value="-0.0591847913491987" calcext:value-type="float">
            <text:p>-0.059184791349199</text:p>
          </table:table-cell>
          <table:table-cell table:formula="of:=LOG10([.F20])" office:value-type="float" office:value="4.2043913319193" calcext:value-type="float">
            <text:p>4.2043913319193</text:p>
          </table:table-cell>
          <table:table-cell table:formula="of:=LOG10([.G20])" office:value-type="float" office:value="0.595716619943424" calcext:value-type="float">
            <text:p>0.595716619943424</text:p>
          </table:table-cell>
          <table:table-cell table:formula="of:=LOG10([.H20])" office:value-type="float" office:value="-0.308653235865178" calcext:value-type="float">
            <text:p>-0.308653235865178</text:p>
          </table:table-cell>
          <table:table-cell table:formula="of:=LOG10([.I20])" office:value-type="float" office:value="0.602059991327962" calcext:value-type="float">
            <text:p>0.602059991327962</text:p>
          </table:table-cell>
          <table:table-cell table:formula="of:=LOG10([.J20])" office:value-type="float" office:value="0.268343913951065" calcext:value-type="float">
            <text:p>0.268343913951065</text:p>
          </table:table-cell>
          <table:table-cell table:formula="of:=LOG10([.K20])" office:value-type="float" office:value="-0.97061622231479" calcext:value-type="float">
            <text:p>-0.97061622231479</text:p>
          </table:table-cell>
          <table:table-cell table:formula="of:=LOG10([.L20])" office:value-type="float" office:value="-0.418391633967943" calcext:value-type="float">
            <text:p>-0.418391633967943</text:p>
          </table:table-cell>
          <table:table-cell table:formula="of:=LOG10([.M20])" office:value-type="float" office:value="0.122870922864436" calcext:value-type="float">
            <text:p>0.122870922864436</text:p>
          </table:table-cell>
          <table:table-cell table:formula="of:=LOG10([.N20])" office:value-type="float" office:value="-0.727462222624763" calcext:value-type="float">
            <text:p>-0.727462222624763</text:p>
          </table:table-cell>
          <table:table-cell table:formula="of:=LOG10([.O20])" office:value-type="float" office:value="0.166133970305109" calcext:value-type="float">
            <text:p>0.166133970305109</text:p>
          </table:table-cell>
          <table:table-cell table:formula="of:=LOG10([.P20])" office:value-type="float" office:value="-0.0829148093594327" calcext:value-type="float">
            <text:p>-0.082914809359433</text:p>
          </table:table-cell>
        </table:table-row>
      </table:table>
      <table:table table:name="Incremental" table:style-name="ta1">
        <table:shapes>
          <draw:frame draw:z-index="0" draw:style-name="gr1" draw:text-style-name="P1" svg:width="159.99mm" svg:height="89.99mm" svg:x="140.83mm" svg:y="133.59mm">
            <loext:p draw:notify-on-update-of-ranges="Incremental.A5:Incremental.A9 Incremental.B4:Incremental.B4 Incremental.B5:Incremental.B9 Incremental.C4:Incremental.C4 Incremental.C5:Incremental.C9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59.99mm" svg:height="89.99mm" svg:x="336.28mm" svg:y="18.06mm">
            <loext:p draw:notify-on-update-of-ranges="Incremental.A5:Incremental.A9 Incremental.E4:Incremental.E4 Incremental.E5:Incremental.E9 Incremental.F4:Incremental.F4 Incremental.F5:Incremental.F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159.99mm" svg:height="89.99mm" svg:x="316.4mm" svg:y="106.87mm">
            <loext:p draw:notify-on-update-of-ranges="Incremental.B12:Incremental.C12 Incremental.A14:Incremental.A14 Incremental.B14:Incremental.C14 Incremental.A15:Incremental.A15 Incremental.B15:Incremental.C15 Incremental.A16:Incremental.A16 Incremental.B16:Incremental.C16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0.03839610859072329 mean 0.10817753197674218 sd 0.17453810949149898 var 0.030463551664866483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</table:table-row>
        <table:table-row table:style-name="ro1">
          <table:table-cell office:value-type="string" calcext:value-type="string">
            <text:p>30 Datapoints without seed</text:p>
          </table:table-cell>
          <table:table-cell office:value-type="float" office:value="0.00374087954383617" calcext:value-type="float">
            <text:p>0.003740879543836</text:p>
          </table:table-cell>
          <table:table-cell office:value-type="float" office:value="0.0435425540987025" calcext:value-type="float">
            <text:p>0.043542554098703</text:p>
          </table:table-cell>
          <table:table-cell/>
          <table:table-cell table:formula="of:=-LOG10([.B5])" office:value-type="float" office:value="2.42702627584069" calcext:value-type="float">
            <text:p>2.42702627584069</text:p>
          </table:table-cell>
          <table:table-cell table:formula="of:=-LOG10([.C5])" office:value-type="float" office:value="1.36108609990586" calcext:value-type="float">
            <text:p>1.36108609990586</text:p>
          </table:table-cell>
        </table:table-row>
        <table:table-row table:style-name="ro1">
          <table:table-cell office:value-type="string" calcext:value-type="string">
            <text:p>10 Datapoints</text:p>
          </table:table-cell>
          <table:table-cell table:style-name="ce1" office:value-type="float" office:value="0.000062511562117229" calcext:value-type="float">
            <text:p>6.25E-05</text:p>
          </table:table-cell>
          <table:table-cell office:value-type="float" office:value="0.00108491815702116" calcext:value-type="float">
            <text:p>0.001084918157021</text:p>
          </table:table-cell>
          <table:table-cell/>
          <table:table-cell table:formula="of:=-LOG10([.B6])" office:value-type="float" office:value="4.20403964826699" calcext:value-type="float">
            <text:p>4.20403964826699</text:p>
          </table:table-cell>
          <table:table-cell table:formula="of:=-LOG10([.C6])" office:value-type="float" office:value="2.96460302245575" calcext:value-type="float">
            <text:p>2.96460302245575</text:p>
          </table:table-cell>
        </table:table-row>
        <table:table-row table:style-name="ro1">
          <table:table-cell office:value-type="string" calcext:value-type="string">
            <text:p>20 Datapoints seeded</text:p>
          </table:table-cell>
          <table:table-cell office:value-type="float" office:value="0.000894074105464826" calcext:value-type="float">
            <text:p>0.000894074105465</text:p>
          </table:table-cell>
          <table:table-cell office:value-type="float" office:value="0.0495856061200959" calcext:value-type="float">
            <text:p>0.049585606120096</text:p>
          </table:table-cell>
          <table:table-cell/>
          <table:table-cell table:formula="of:=-LOG10([.B7])" office:value-type="float" office:value="3.04862648314967" calcext:value-type="float">
            <text:p>3.04862648314967</text:p>
          </table:table-cell>
          <table:table-cell table:formula="of:=-LOG10([.C7])" office:value-type="float" office:value="1.30464437370809" calcext:value-type="float">
            <text:p>1.30464437370809</text:p>
          </table:table-cell>
        </table:table-row>
        <table:table-row table:style-name="ro1">
          <table:table-cell office:value-type="string" calcext:value-type="string">
            <text:p>20 Datapoint without seed</text:p>
          </table:table-cell>
          <table:table-cell office:value-type="float" office:value="0.00186618150831874" calcext:value-type="float">
            <text:p>0.001866181508319</text:p>
          </table:table-cell>
          <table:table-cell office:value-type="float" office:value="0.0320987855765166" calcext:value-type="float">
            <text:p>0.032098785576517</text:p>
          </table:table-cell>
          <table:table-cell/>
          <table:table-cell table:formula="of:=-LOG10([.B8])" office:value-type="float" office:value="2.72904611823816" calcext:value-type="float">
            <text:p>2.72904611823816</text:p>
          </table:table-cell>
          <table:table-cell table:formula="of:=-LOG10([.C8])" office:value-type="float" office:value="1.49351139835508" calcext:value-type="float">
            <text:p>1.49351139835508</text:p>
          </table:table-cell>
        </table:table-row>
        <table:table-row table:style-name="ro1">
          <table:table-cell office:value-type="string" calcext:value-type="string">
            <text:p>30 Datapoints seeded</text:p>
          </table:table-cell>
          <table:table-cell office:value-type="float" office:value="0.0012793885319885" calcext:value-type="float">
            <text:p>0.001279388531989</text:p>
          </table:table-cell>
          <table:table-cell office:value-type="float" office:value="0.0384671197294283" calcext:value-type="float">
            <text:p>0.038467119729428</text:p>
          </table:table-cell>
          <table:table-cell/>
          <table:table-cell table:formula="of:=-LOG10([.B9])" office:value-type="float" office:value="2.8929975464717" calcext:value-type="float">
            <text:p>2.8929975464717</text:p>
          </table:table-cell>
          <table:table-cell table:formula="of:=-LOG10([.C9])" office:value-type="float" office:value="1.414910330783" calcext:value-type="float">
            <text:p>1.414910330783</text:p>
          </table:table-cell>
        </table:table-row>
        <table:table-row table:style-name="ro1">
          <table:table-cell office:value-type="string" calcext:value-type="string">
            <text:p>30 Datapoints 2</text:p>
          </table:table-cell>
          <table:table-cell office:value-type="float" office:value="0.00334652703663929" calcext:value-type="float">
            <text:p>0.003346527036639</text:p>
          </table:table-cell>
          <table:table-cell office:value-type="float" office:value="0.044562020754011" calcext:value-type="float">
            <text:p>0.0445620207540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Poi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 Points</text:p>
          </table:table-cell>
          <table:table-cell table:formula="of:=[.B8]/[.B7]" office:value-type="float" office:value="2.0872783328721" calcext:value-type="float">
            <text:p>2.0872783328721</text:p>
          </table:table-cell>
          <table:table-cell table:formula="of:=[.C8]/[.C7]" office:value-type="float" office:value="0.647340792785181" calcext:value-type="float">
            <text:p>0.647340792785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Points</text:p>
          </table:table-cell>
          <table:table-cell table:formula="of:=[.B5]/[.B9]" office:value-type="float" office:value="2.92395894624902" calcext:value-type="float">
            <text:p>2.92395894624902</text:p>
          </table:table-cell>
          <table:table-cell table:formula="of:=[.C5]/[.C9]" office:value-type="float" office:value="1.13194214708494" calcext:value-type="float">
            <text:p>1.13194214708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Points Extended</text:p>
          </table:table-cell>
          <table:table-cell table:formula="of:=[.B5]/[.B10]" office:value-type="float" office:value="1.11783933100774" calcext:value-type="float">
            <text:p>1.11783933100774</text:p>
          </table:table-cell>
          <table:table-cell table:formula="of:=[.C5]/[.C10]" office:value-type="float" office:value="0.977122521868205" calcext:value-type="float">
            <text:p>0.977122521868205</text:p>
          </table:table-cell>
          <table:table-cell table:number-columns-repeated="3"/>
        </table:table-row>
      </table:table>
      <table:table table:name="Distributed" table:style-name="ta1">
        <table:shapes>
          <draw:frame draw:z-index="0" draw:style-name="gr1" draw:text-style-name="P1" svg:width="159.99mm" svg:height="89.99mm" svg:x="5.68mm" svg:y="153.21mm">
            <lo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159.99mm" svg:height="89.99mm" svg:x="4.76mm" svg:y="248.55m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159.99mm" svg:height="89.99mm" svg:x="202.27mm" svg:y="151.35m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159.99mm" svg:height="89.99mm" svg:x="202.55mm" svg:y="248.03m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159.99mm" svg:height="89.99mm" svg:x="383.07mm" svg:y="199.34m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159.99mm" svg:height="89.99mm" svg:x="587.94mm" svg:y="204.21m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draw:text-style-name="P1" svg:width="159.99mm" svg:height="89.99mm" svg:x="295.07mm" svg:y="367.52m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7" draw:style-name="gr1" draw:text-style-name="P1" svg:width="159.99mm" svg:height="89.99mm" svg:x="464.82mm" svg:y="367.53m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8" draw:style-name="gr1" draw:text-style-name="P1" svg:width="159.99mm" svg:height="89.99mm" svg:x="465.91mm" svg:y="471.56m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9" draw:style-name="gr1" draw:text-style-name="P1" svg:width="159.99mm" svg:height="89.99mm" svg:x="294.71mm" svg:y="471.76m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89" calcext:value-type="float">
            <text:p>3.08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.436" calcext:value-type="float">
            <text:p>9.436</text:p>
          </table:table-cell>
          <table:table-cell office:value-type="float" office:value="16" calcext:value-type="float">
            <text:p>16</text:p>
          </table:table-cell>
          <table:table-cell office:value-type="float" office:value="4.089" calcext:value-type="float">
            <text:p>4.089</text:p>
          </table:table-cell>
          <table:table-cell office:value-type="float" office:value="4.82" calcext:value-type="float">
            <text:p>4.82</text:p>
          </table:table-cell>
          <table:table-cell office:value-type="float" office:value="1.221" calcext:value-type="float">
            <text:p>1.221</text:p>
          </table:table-cell>
          <table:table-cell office:value-type="float" office:value="1.37" calcext:value-type="float">
            <text:p>1.37</text:p>
          </table:table-cell>
          <table:table-cell office:value-type="float" office:value="2.522" calcext:value-type="float">
            <text:p>2.522</text:p>
          </table:table-cell>
          <table:table-cell office:value-type="float" office:value="3.799" calcext:value-type="float">
            <text:p>3.799</text:p>
          </table:table-cell>
          <table:table-cell office:value-type="float" office:value="2.625" calcext:value-type="float">
            <text:p>2.625</text:p>
          </table:table-cell>
          <table:table-cell/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89" calcext:value-type="float">
            <text:p>3.089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9.436" calcext:value-type="float">
            <text:p>9.436</text:p>
          </table:table-cell>
          <table:table-cell office:value-type="float" office:value="16" calcext:value-type="float">
            <text:p>16</text:p>
          </table:table-cell>
          <table:table-cell office:value-type="float" office:value="4.089" calcext:value-type="float">
            <text:p>4.089</text:p>
          </table:table-cell>
          <table:table-cell office:value-type="float" office:value="4.82" calcext:value-type="float">
            <text:p>4.82</text:p>
          </table:table-cell>
          <table:table-cell office:value-type="float" office:value="1.221" calcext:value-type="float">
            <text:p>1.221</text:p>
          </table:table-cell>
          <table:table-cell office:value-type="float" office:value="1.37" calcext:value-type="float">
            <text:p>1.37</text:p>
          </table:table-cell>
          <table:table-cell office:value-type="float" office:value="2.522" calcext:value-type="float">
            <text:p>2.522</text:p>
          </table:table-cell>
          <table:table-cell office:value-type="float" office:value="3.799" calcext:value-type="float">
            <text:p>3.799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.66" calcext:value-type="float">
            <text:p>10.66</text:p>
          </table:table-cell>
          <table:table-cell office:value-type="float" office:value="16" calcext:value-type="float">
            <text:p>16</text:p>
          </table:table-cell>
          <table:table-cell office:value-type="float" office:value="3.484" calcext:value-type="float">
            <text:p>3.484</text:p>
          </table:table-cell>
          <table:table-cell office:value-type="float" office:value="4.237" calcext:value-type="float">
            <text:p>4.237</text:p>
          </table:table-cell>
          <table:table-cell office:value-type="float" office:value="1.457" calcext:value-type="float">
            <text:p>1.457</text:p>
          </table:table-cell>
          <table:table-cell office:value-type="float" office:value="1.249" calcext:value-type="float">
            <text:p>1.249</text:p>
          </table:table-cell>
          <table:table-cell office:value-type="float" office:value="2.28" calcext:value-type="float">
            <text:p>2.28</text:p>
          </table:table-cell>
          <table:table-cell office:value-type="float" office:value="3.225" calcext:value-type="float">
            <text:p>3.225</text:p>
          </table:table-cell>
          <table:table-cell office:value-type="float" office:value="1.471" calcext:value-type="float">
            <text:p>1.471</text:p>
          </table:table-cell>
          <table:table-cell/>
          <table:table-cell office:value-type="string" calcext:value-type="string">
            <text:p>RandomStatic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65" calcext:value-type="float">
            <text:p>2.6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.66" calcext:value-type="float">
            <text:p>10.66</text:p>
          </table:table-cell>
          <table:table-cell office:value-type="float" office:value="16" calcext:value-type="float">
            <text:p>16</text:p>
          </table:table-cell>
          <table:table-cell office:value-type="float" office:value="3.484" calcext:value-type="float">
            <text:p>3.484</text:p>
          </table:table-cell>
          <table:table-cell office:value-type="float" office:value="4.237" calcext:value-type="float">
            <text:p>4.237</text:p>
          </table:table-cell>
          <table:table-cell office:value-type="float" office:value="1.457" calcext:value-type="float">
            <text:p>1.457</text:p>
          </table:table-cell>
          <table:table-cell office:value-type="float" office:value="1.249" calcext:value-type="float">
            <text:p>1.249</text:p>
          </table:table-cell>
          <table:table-cell office:value-type="float" office:value="2.28" calcext:value-type="float">
            <text:p>2.28</text:p>
          </table:table-cell>
          <table:table-cell office:value-type="float" office:value="3.225" calcext:value-type="float">
            <text:p>3.225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256" calcext:value-type="float">
            <text:p>3.25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.63" calcext:value-type="float">
            <text:p>12.63</text:p>
          </table:table-cell>
          <table:table-cell office:value-type="float" office:value="16" calcext:value-type="float">
            <text:p>16</text:p>
          </table:table-cell>
          <table:table-cell office:value-type="float" office:value="4.234" calcext:value-type="float">
            <text:p>4.234</text:p>
          </table:table-cell>
          <table:table-cell office:value-type="float" office:value="5.599" calcext:value-type="float">
            <text:p>5.599</text:p>
          </table:table-cell>
          <table:table-cell office:value-type="float" office:value="2.022" calcext:value-type="float">
            <text:p>2.022</text:p>
          </table:table-cell>
          <table:table-cell office:value-type="float" office:value="1.617" calcext:value-type="float">
            <text:p>1.617</text:p>
          </table:table-cell>
          <table:table-cell office:value-type="float" office:value="2.562" calcext:value-type="float">
            <text:p>2.562</text:p>
          </table:table-cell>
          <table:table-cell office:value-type="float" office:value="4.517" calcext:value-type="float">
            <text:p>4.517</text:p>
          </table:table-cell>
          <table:table-cell office:value-type="float" office:value="2.598" calcext:value-type="float">
            <text:p>2.598</text:p>
          </table:table-cell>
          <table:table-cell/>
          <table:table-cell office:value-type="string" calcext:value-type="string">
            <text:p>Grid</text:p>
          </table:table-cell>
          <table:table-cell table:formula="of:=[.B5]/[.B6]" office:value-type="float" office:value="1" calcext:value-type="float">
            <text:p>1</text:p>
          </table:table-cell>
          <table:table-cell table:formula="of:=[.C5]/[.C6]" office:value-type="float" office:value="1" calcext:value-type="float">
            <text:p>1</text:p>
          </table:table-cell>
          <table:table-cell table:formula="of:=[.D5]/[.D6]" office:value-type="float" office:value="1.42681858019281" calcext:value-type="float">
            <text:p>1.42681858019281</text:p>
          </table:table-cell>
          <table:table-cell table:formula="of:=[.E5]/[.E6]" office:value-type="float" office:value="1" calcext:value-type="float">
            <text:p>1</text:p>
          </table:table-cell>
          <table:table-cell table:formula="of:=[.F5]/[.F6]" office:value-type="float" office:value="1" calcext:value-type="float">
            <text:p>1</text:p>
          </table:table-cell>
          <table:table-cell table:formula="of:=[.G5]/[.G6]" office:value-type="float" office:value="1" calcext:value-type="float">
            <text:p>1</text:p>
          </table:table-cell>
          <table:table-cell table:formula="of:=[.H5]/[.H6]" office:value-type="float" office:value="2.21462388216728" calcext:value-type="float">
            <text:p>2.21462388216728</text:p>
          </table:table-cell>
          <table:table-cell table:formula="of:=[.I5]/[.I6]" office:value-type="float" office:value="3.05985848154523" calcext:value-type="float">
            <text:p>3.05985848154523</text:p>
          </table:table-cell>
          <table:table-cell table:formula="of:=[.J5]/[.J6]" office:value-type="float" office:value="1.35966602440591" calcext:value-type="float">
            <text:p>1.35966602440591</text:p>
          </table:table-cell>
          <table:table-cell table:formula="of:=[.K5]/[.K6]" office:value-type="float" office:value="1.48632864348288" calcext:value-type="float">
            <text:p>1.48632864348288</text:p>
          </table:table-cell>
          <table:table-cell table:formula="of:=[.L5]/[.L6]" office:value-type="float" office:value="2.69026077700905" calcext:value-type="float">
            <text:p>2.69026077700905</text:p>
          </table:table-cell>
          <table:table-cell table:formula="of:=[.M5]/[.M6]" office:value-type="float" office:value="2.22972972972973" calcext:value-type="float">
            <text:p>2.22972972972973</text:p>
          </table:table-cell>
          <table:table-cell table:formula="of:=[.N5]/[.N6]" office:value-type="float" office:value="1.21941932413137" calcext:value-type="float">
            <text:p>1.21941932413137</text:p>
          </table:table-cell>
          <table:table-cell table:formula="of:=[.O5]/[.O6]" office:value-type="float" office:value="1.90510333192746" calcext:value-type="float">
            <text:p>1.90510333192746</text:p>
          </table:table-cell>
          <table:table-cell table:formula="of:=[.P5]/[.P6]" office:value-type="float" office:value="1.64015151515152" calcext:value-type="float">
            <text:p>1.64015151515152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  <table:table-cell/>
          <table:table-cell office:value-type="string" calcext:value-type="string">
            <text:p>Tree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716" calcext:value-type="float">
            <text:p>2.716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8.045" calcext:value-type="float">
            <text:p>8.045</text:p>
          </table:table-cell>
          <table:table-cell office:value-type="float" office:value="6.189" calcext:value-type="float">
            <text:p>6.189</text:p>
          </table:table-cell>
          <table:table-cell office:value-type="float" office:value="3.464" calcext:value-type="float">
            <text:p>3.464</text:p>
          </table:table-cell>
          <table:table-cell office:value-type="float" office:value="4.601" calcext:value-type="float">
            <text:p>4.601</text:p>
          </table:table-cell>
          <table:table-cell office:value-type="float" office:value="1.514" calcext:value-type="float">
            <text:p>1.514</text:p>
          </table:table-cell>
          <table:table-cell office:value-type="float" office:value="1.247" calcext:value-type="float">
            <text:p>1.247</text:p>
          </table:table-cell>
          <table:table-cell office:value-type="float" office:value="1.949" calcext:value-type="float">
            <text:p>1.949</text:p>
          </table:table-cell>
          <table:table-cell office:value-type="float" office:value="3.663" calcext:value-type="float">
            <text:p>3.663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string" calcext:value-type="string">
            <text:p>Random </text:p>
          </table:table-cell>
          <table:table-cell table:formula="of:=[.B7]/[.B6]" office:value-type="float" office:value="1" calcext:value-type="float">
            <text:p>1</text:p>
          </table:table-cell>
          <table:table-cell table:formula="of:=[.C7]/[.C6]" office:value-type="float" office:value="1" calcext:value-type="float">
            <text:p>1</text:p>
          </table:table-cell>
          <table:table-cell table:formula="of:=[.D7]/[.D6]" office:value-type="float" office:value="1.19018404907975" calcext:value-type="float">
            <text:p>1.19018404907975</text:p>
          </table:table-cell>
          <table:table-cell table:formula="of:=[.E7]/[.E6]" office:value-type="float" office:value="1" calcext:value-type="float">
            <text:p>1</text:p>
          </table:table-cell>
          <table:table-cell table:formula="of:=[.F7]/[.F6]" office:value-type="float" office:value="1" calcext:value-type="float">
            <text:p>1</text:p>
          </table:table-cell>
          <table:table-cell table:formula="of:=[.G7]/[.G6]" office:value-type="float" office:value="1" calcext:value-type="float">
            <text:p>1</text:p>
          </table:table-cell>
          <table:table-cell table:formula="of:=[.H7]/[.H6]" office:value-type="float" office:value="1.41066105558478" calcext:value-type="float">
            <text:p>1.41066105558478</text:p>
          </table:table-cell>
          <table:table-cell table:formula="of:=[.I7]/[.I6]" office:value-type="float" office:value="1.18359150889271" calcext:value-type="float">
            <text:p>1.18359150889271</text:p>
          </table:table-cell>
          <table:table-cell table:formula="of:=[.J7]/[.J6]" office:value-type="float" office:value="1.11239563262685" calcext:value-type="float">
            <text:p>1.11239563262685</text:p>
          </table:table-cell>
          <table:table-cell table:formula="of:=[.K7]/[.K6]" office:value-type="float" office:value="1.22139633660738" calcext:value-type="float">
            <text:p>1.22139633660738</text:p>
          </table:table-cell>
          <table:table-cell table:formula="of:=[.L7]/[.L6]" office:value-type="float" office:value="2.01436934539649" calcext:value-type="float">
            <text:p>2.01436934539649</text:p>
          </table:table-cell>
          <table:table-cell table:formula="of:=[.M7]/[.M6]" office:value-type="float" office:value="1.71952564809708" calcext:value-type="float">
            <text:p>1.71952564809708</text:p>
          </table:table-cell>
          <table:table-cell table:formula="of:=[.N7]/[.N6]" office:value-type="float" office:value="0.927653498334127" calcext:value-type="float">
            <text:p>0.927653498334127</text:p>
          </table:table-cell>
          <table:table-cell table:formula="of:=[.O7]/[.O6]" office:value-type="float" office:value="1.544917756221" calcext:value-type="float">
            <text:p>1.544917756221</text:p>
          </table:table-cell>
          <table:table-cell table:formula="of:=[.P7]/[.P6]" office:value-type="float" office:value="1.04671717171717" calcext:value-type="float">
            <text:p>1.04671717171717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  <table:table-cell/>
          <table:table-cell office:value-type="string" calcext:value-type="string">
            <text:p>Tree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282" calcext:value-type="float">
            <text:p>2.28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03" calcext:value-type="float">
            <text:p>5.703</text:p>
          </table:table-cell>
          <table:table-cell office:value-type="float" office:value="5.229" calcext:value-type="float">
            <text:p>5.229</text:p>
          </table:table-cell>
          <table:table-cell office:value-type="float" office:value="3.114" calcext:value-type="float">
            <text:p>3.114</text:p>
          </table:table-cell>
          <table:table-cell office:value-type="float" office:value="3.767" calcext:value-type="float">
            <text:p>3.76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7252" calcext:value-type="float">
            <text:p>0.7252</text:p>
          </table:table-cell>
          <table:table-cell office:value-type="float" office:value="2.101" calcext:value-type="float">
            <text:p>2.101</text:p>
          </table:table-cell>
          <table:table-cell office:value-type="float" office:value="2.371" calcext:value-type="float">
            <text:p>2.371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31" calcext:value-type="float">
            <text:p>3.031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9.446" calcext:value-type="float">
            <text:p>9.446</text:p>
          </table:table-cell>
          <table:table-cell office:value-type="float" office:value="16" calcext:value-type="float">
            <text:p>16</text:p>
          </table:table-cell>
          <table:table-cell office:value-type="float" office:value="3.606" calcext:value-type="float">
            <text:p>3.606</text:p>
          </table:table-cell>
          <table:table-cell office:value-type="float" office:value="4.825" calcext:value-type="float">
            <text:p>4.825</text:p>
          </table:table-cell>
          <table:table-cell office:value-type="float" office:value="1.24" calcext:value-type="float">
            <text:p>1.24</text:p>
          </table:table-cell>
          <table:table-cell office:value-type="float" office:value="0.9081" calcext:value-type="float">
            <text:p>0.9081</text:p>
          </table:table-cell>
          <table:table-cell office:value-type="float" office:value="1.929" calcext:value-type="float">
            <text:p>1.929</text:p>
          </table:table-cell>
          <table:table-cell office:value-type="float" office:value="3.476" calcext:value-type="float">
            <text:p>3.476</text:p>
          </table:table-cell>
          <table:table-cell office:value-type="float" office:value="2.731" calcext:value-type="float">
            <text:p>2.731</text:p>
          </table:table-cell>
          <table:table-cell/>
          <table:table-cell office:value-type="string" calcext:value-type="string">
            <text:p>VonNeumann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31" calcext:value-type="float">
            <text:p>3.031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9.446" calcext:value-type="float">
            <text:p>9.446</text:p>
          </table:table-cell>
          <table:table-cell office:value-type="float" office:value="16" calcext:value-type="float">
            <text:p>16</text:p>
          </table:table-cell>
          <table:table-cell office:value-type="float" office:value="3.606" calcext:value-type="float">
            <text:p>3.606</text:p>
          </table:table-cell>
          <table:table-cell office:value-type="float" office:value="4.825" calcext:value-type="float">
            <text:p>4.825</text:p>
          </table:table-cell>
          <table:table-cell office:value-type="float" office:value="1.24" calcext:value-type="float">
            <text:p>1.24</text:p>
          </table:table-cell>
          <table:table-cell office:value-type="float" office:value="0.9081" calcext:value-type="float">
            <text:p>0.9081</text:p>
          </table:table-cell>
          <table:table-cell office:value-type="float" office:value="1.929" calcext:value-type="float">
            <text:p>1.929</text:p>
          </table:table-cell>
          <table:table-cell office:value-type="float" office:value="3.476" calcext:value-type="float">
            <text:p>3.476</text:p>
          </table:table-cell>
          <table:table-cell office:value-type="float" office:value="2.731" calcext:value-type="float">
            <text:p>2.731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2.631" calcext:value-type="float">
            <text:p>2.631</text:p>
          </table:table-cell>
          <table:table-cell office:value-type="float" office:value="16" calcext:value-type="float">
            <text:p>16</text:p>
          </table:table-cell>
          <table:table-cell office:value-type="float" office:value="15.35" calcext:value-type="float">
            <text:p>15.35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.67</text:p>
          </table:table-cell>
          <table:table-cell office:value-type="float" office:value="15.95" calcext:value-type="float">
            <text:p>15.95</text:p>
          </table:table-cell>
          <table:table-cell office:value-type="float" office:value="2.759" calcext:value-type="float">
            <text:p>2.759</text:p>
          </table:table-cell>
          <table:table-cell office:value-type="float" office:value="4.187" calcext:value-type="float">
            <text:p>4.187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6568" calcext:value-type="float">
            <text:p>0.6568</text:p>
          </table:table-cell>
          <table:table-cell office:value-type="float" office:value="1.936" calcext:value-type="float">
            <text:p>1.936</text:p>
          </table:table-cell>
          <table:table-cell office:value-type="float" office:value="2.92" calcext:value-type="float">
            <text:p>2.92</text:p>
          </table:table-cell>
          <table:table-cell office:value-type="float" office:value="0.3948" calcext:value-type="float">
            <text:p>0.3948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2.631" calcext:value-type="float">
            <text:p>2.631</text:p>
          </table:table-cell>
          <table:table-cell office:value-type="float" office:value="16" calcext:value-type="float">
            <text:p>16</text:p>
          </table:table-cell>
          <table:table-cell office:value-type="float" office:value="15.35" calcext:value-type="float">
            <text:p>15.35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.67</text:p>
          </table:table-cell>
          <table:table-cell office:value-type="float" office:value="15.95" calcext:value-type="float">
            <text:p>15.95</text:p>
          </table:table-cell>
          <table:table-cell office:value-type="float" office:value="2.759" calcext:value-type="float">
            <text:p>2.759</text:p>
          </table:table-cell>
          <table:table-cell office:value-type="float" office:value="4.187" calcext:value-type="float">
            <text:p>4.187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6568" calcext:value-type="float">
            <text:p>0.6568</text:p>
          </table:table-cell>
          <table:table-cell office:value-type="float" office:value="1.936" calcext:value-type="float">
            <text:p>1.936</text:p>
          </table:table-cell>
          <table:table-cell office:value-type="float" office:value="2.92" calcext:value-type="float">
            <text:p>2.92</text:p>
          </table:table-cell>
          <table:table-cell office:value-type="float" office:value="0.3948" calcext:value-type="float">
            <text:p>0.3948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11" calcext:value-type="float">
            <text:p>3.011</text:p>
          </table:table-cell>
          <table:table-cell office:value-type="float" office:value="16" calcext:value-type="float">
            <text:p>16</text:p>
          </table:table-cell>
          <table:table-cell office:value-type="float" office:value="15.65" calcext:value-type="float">
            <text:p>15.65</text:p>
          </table:table-cell>
          <table:table-cell office:value-type="float" office:value="16" calcext:value-type="float">
            <text:p>16</text:p>
          </table:table-cell>
          <table:table-cell office:value-type="float" office:value="12.66" calcext:value-type="float">
            <text:p>12.66</text:p>
          </table:table-cell>
          <table:table-cell office:value-type="float" office:value="16" calcext:value-type="float">
            <text:p>16</text:p>
          </table:table-cell>
          <table:table-cell office:value-type="float" office:value="3.651" calcext:value-type="float">
            <text:p>3.651</text:p>
          </table:table-cell>
          <table:table-cell office:value-type="float" office:value="5.422" calcext:value-type="float">
            <text:p>5.422</text:p>
          </table:table-cell>
          <table:table-cell office:value-type="float" office:value="1.284" calcext:value-type="float">
            <text:p>1.284</text:p>
          </table:table-cell>
          <table:table-cell office:value-type="float" office:value="1.516" calcext:value-type="float">
            <text:p>1.516</text:p>
          </table:table-cell>
          <table:table-cell office:value-type="float" office:value="2.102" calcext:value-type="float">
            <text:p>2.102</text:p>
          </table:table-cell>
          <table:table-cell office:value-type="float" office:value="4.213" calcext:value-type="float">
            <text:p>4.213</text:p>
          </table:table-cell>
          <table:table-cell office:value-type="float" office:value="2.594" calcext:value-type="float">
            <text:p>2.594</text:p>
          </table:table-cell>
          <table:table-cell/>
          <table:table-cell office:value-type="string" calcext:value-type="string">
            <text:p>Grid</text:p>
          </table:table-cell>
          <table:table-cell table:formula="of:=[.B13]/[.B14]" office:value-type="float" office:value="1" calcext:value-type="float">
            <text:p>1</text:p>
          </table:table-cell>
          <table:table-cell table:formula="of:=[.C13]/[.C14]" office:value-type="float" office:value="1.00313479623824" calcext:value-type="float">
            <text:p>1.00313479623824</text:p>
          </table:table-cell>
          <table:table-cell table:formula="of:=[.D13]/[.D14]" office:value-type="float" office:value="1.42566287878788" calcext:value-type="float">
            <text:p>1.42566287878788</text:p>
          </table:table-cell>
          <table:table-cell table:formula="of:=[.E13]/[.E14]" office:value-type="float" office:value="1" calcext:value-type="float">
            <text:p>1</text:p>
          </table:table-cell>
          <table:table-cell table:formula="of:=[.F13]/[.F14]" office:value-type="float" office:value="0.978125" calcext:value-type="float">
            <text:p>0.978125</text:p>
          </table:table-cell>
          <table:table-cell table:formula="of:=[.G13]/[.G14]" office:value-type="float" office:value="1" calcext:value-type="float">
            <text:p>1</text:p>
          </table:table-cell>
          <table:table-cell table:formula="of:=[.H13]/[.H14]" office:value-type="float" office:value="2.19601040763226" calcext:value-type="float">
            <text:p>2.19601040763226</text:p>
          </table:table-cell>
          <table:table-cell table:formula="of:=[.I13]/[.I14]" office:value-type="float" office:value="3.00978179082017" calcext:value-type="float">
            <text:p>3.00978179082017</text:p>
          </table:table-cell>
          <table:table-cell table:formula="of:=[.J13]/[.J14]" office:value-type="float" office:value="1.27701993704092" calcext:value-type="float">
            <text:p>1.27701993704092</text:p>
          </table:table-cell>
          <table:table-cell table:formula="of:=[.K13]/[.K14]" office:value-type="float" office:value="1.44779706275033" calcext:value-type="float">
            <text:p>1.44779706275033</text:p>
          </table:table-cell>
          <table:table-cell table:formula="of:=[.L13]/[.L14]" office:value-type="float" office:value="2.31810796172594" calcext:value-type="float">
            <text:p>2.31810796172594</text:p>
          </table:table-cell>
          <table:table-cell table:formula="of:=[.M13]/[.M14]" office:value-type="float" office:value="1.92239411615521" calcext:value-type="float">
            <text:p>1.92239411615521</text:p>
          </table:table-cell>
          <table:table-cell table:formula="of:=[.N13]/[.N14]" office:value-type="float" office:value="1.17037861915367" calcext:value-type="float">
            <text:p>1.17037861915367</text:p>
          </table:table-cell>
          <table:table-cell table:formula="of:=[.O13]/[.O14]" office:value-type="float" office:value="4.11827956989247" calcext:value-type="float">
            <text:p>4.11827956989247</text:p>
          </table:table-cell>
          <table:table-cell table:formula="of:=[.P13]/[.P14]" office:value-type="float" office:value="6.77638453500522" calcext:value-type="float">
            <text:p>6.77638453500522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578" calcext:value-type="float">
            <text:p>2.578</text:p>
          </table:table-cell>
          <table:table-cell table:number-columns-repeated="2" office:value-type="float" office:value="15.95" calcext:value-type="float">
            <text:p>15.95</text:p>
          </table:table-cell>
          <table:table-cell office:value-type="float" office:value="16" calcext:value-type="float">
            <text:p>16</text:p>
          </table:table-cell>
          <table:table-cell office:value-type="float" office:value="8.07" calcext:value-type="float">
            <text:p>8.07</text:p>
          </table:table-cell>
          <table:table-cell office:value-type="float" office:value="6.147" calcext:value-type="float">
            <text:p>6.147</text:p>
          </table:table-cell>
          <table:table-cell office:value-type="float" office:value="3.393" calcext:value-type="float">
            <text:p>3.393</text:p>
          </table:table-cell>
          <table:table-cell office:value-type="float" office:value="4.572" calcext:value-type="float">
            <text:p>4.572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5478" calcext:value-type="float">
            <text:p>0.5478</text:p>
          </table:table-cell>
          <table:table-cell office:value-type="float" office:value="1.722" calcext:value-type="float">
            <text:p>1.722</text:p>
          </table:table-cell>
          <table:table-cell office:value-type="float" office:value="3.448" calcext:value-type="float">
            <text:p>3.448</text:p>
          </table:table-cell>
          <table:table-cell office:value-type="float" office:value="0.3859" calcext:value-type="float">
            <text:p>0.3859</text:p>
          </table:table-cell>
          <table:table-cell/>
          <table:table-cell office:value-type="string" calcext:value-type="string">
            <text:p>Random</text:p>
          </table:table-cell>
          <table:table-cell table:formula="of:=[.B15]/[.B14]" office:value-type="float" office:value="1" calcext:value-type="float">
            <text:p>1</text:p>
          </table:table-cell>
          <table:table-cell table:formula="of:=[.C15]/[.C14]" office:value-type="float" office:value="1.00313479623824" calcext:value-type="float">
            <text:p>1.00313479623824</text:p>
          </table:table-cell>
          <table:table-cell table:formula="of:=[.D15]/[.D14]" office:value-type="float" office:value="1.22064393939394" calcext:value-type="float">
            <text:p>1.22064393939394</text:p>
          </table:table-cell>
          <table:table-cell table:formula="of:=[.E15]/[.E14]" office:value-type="float" office:value="0.996875" calcext:value-type="float">
            <text:p>0.996875</text:p>
          </table:table-cell>
          <table:table-cell table:formula="of:=[.F15]/[.F14]" office:value-type="float" office:value="0.996875" calcext:value-type="float">
            <text:p>0.996875</text:p>
          </table:table-cell>
          <table:table-cell table:formula="of:=[.G15]/[.G14]" office:value-type="float" office:value="1" calcext:value-type="float">
            <text:p>1</text:p>
          </table:table-cell>
          <table:table-cell table:formula="of:=[.H15]/[.H14]" office:value-type="float" office:value="1.39982653946227" calcext:value-type="float">
            <text:p>1.39982653946227</text:p>
          </table:table-cell>
          <table:table-cell table:formula="of:=[.I15]/[.I14]" office:value-type="float" office:value="1.15632054176072" calcext:value-type="float">
            <text:p>1.15632054176072</text:p>
          </table:table-cell>
          <table:table-cell table:formula="of:=[.J15]/[.J14]" office:value-type="float" office:value="1.18677859391396" calcext:value-type="float">
            <text:p>1.18677859391396</text:p>
          </table:table-cell>
          <table:table-cell table:formula="of:=[.K15]/[.K14]" office:value-type="float" office:value="1.22082777036048" calcext:value-type="float">
            <text:p>1.22082777036048</text:p>
          </table:table-cell>
          <table:table-cell table:formula="of:=[.L15]/[.L14]" office:value-type="float" office:value="1.68947463441054" calcext:value-type="float">
            <text:p>1.68947463441054</text:p>
          </table:table-cell>
          <table:table-cell table:formula="of:=[.M15]/[.M14]" office:value-type="float" office:value="0.694648744610702" calcext:value-type="float">
            <text:p>0.694648744610702</text:p>
          </table:table-cell>
          <table:table-cell table:formula="of:=[.N15]/[.N14]" office:value-type="float" office:value="0.958797327394209" calcext:value-type="float">
            <text:p>0.958797327394209</text:p>
          </table:table-cell>
          <table:table-cell table:formula="of:=[.O15]/[.O14]" office:value-type="float" office:value="3.37047898338221" calcext:value-type="float">
            <text:p>3.37047898338221</text:p>
          </table:table-cell>
          <table:table-cell table:formula="of:=[.P15]/[.P14]" office:value-type="float" office:value="1.00809822361547" calcext:value-type="float">
            <text:p>1.00809822361547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16" calcext:value-type="float">
            <text:p>16</text:p>
          </table:table-cell>
          <table:table-cell office:value-type="float" office:value="15.95" calcext:value-type="float">
            <text:p>15.95</text:p>
          </table:table-cell>
          <table:table-cell office:value-type="float" office:value="2.112" calcext:value-type="float">
            <text:p>2.1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5.765" calcext:value-type="float">
            <text:p>5.765</text:p>
          </table:table-cell>
          <table:table-cell office:value-type="float" office:value="5.316" calcext:value-type="float">
            <text:p>5.316</text:p>
          </table:table-cell>
          <table:table-cell office:value-type="float" office:value="2.859" calcext:value-type="float">
            <text:p>2.859</text:p>
          </table:table-cell>
          <table:table-cell office:value-type="float" office:value="3.745" calcext:value-type="float">
            <text:p>3.745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7886" calcext:value-type="float">
            <text:p>0.7886</text:p>
          </table:table-cell>
          <table:table-cell office:value-type="float" office:value="1.796" calcext:value-type="float">
            <text:p>1.796</text:p>
          </table:table-cell>
          <table:table-cell office:value-type="float" office:value="1.023" calcext:value-type="float">
            <text:p>1.023</text:p>
          </table:table-cell>
          <table:table-cell office:value-type="float" office:value="0.3828" calcext:value-type="float">
            <text:p>0.3828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office:value-type="float" office:value="3.699" calcext:value-type="float">
            <text:p>3.699</text:p>
          </table:table-cell>
          <table:table-cell office:value-type="float" office:value="6.283" calcext:value-type="float">
            <text:p>6.283</text:p>
          </table:table-cell>
          <table:table-cell office:value-type="float" office:value="3.066" calcext:value-type="float">
            <text:p>3.066</text:p>
          </table:table-cell>
          <table:table-cell office:value-type="float" office:value="7.46" calcext:value-type="float">
            <text:p>7.46</text:p>
          </table:table-cell>
          <table:table-cell office:value-type="float" office:value="15.37" calcext:value-type="float">
            <text:p>15.37</text:p>
          </table:table-cell>
          <table:table-cell office:value-type="float" office:value="2.704" calcext:value-type="float">
            <text:p>2.704</text:p>
          </table:table-cell>
          <table:table-cell office:value-type="float" office:value="7.125" calcext:value-type="float">
            <text:p>7.125</text:p>
          </table:table-cell>
          <table:table-cell office:value-type="float" office:value="9.608" calcext:value-type="float">
            <text:p>9.608</text:p>
          </table:table-cell>
          <table:table-cell office:value-type="float" office:value="4.028" calcext:value-type="float">
            <text:p>4.028</text:p>
          </table:table-cell>
          <table:table-cell office:value-type="float" office:value="4.805" calcext:value-type="float">
            <text:p>4.805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351" calcext:value-type="float">
            <text:p>1.351</text:p>
          </table:table-cell>
          <table:table-cell office:value-type="float" office:value="2.351" calcext:value-type="float">
            <text:p>2.351</text:p>
          </table:table-cell>
          <table:table-cell office:value-type="float" office:value="3.705" calcext:value-type="float">
            <text:p>3.705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VonNeumannTopology2</text:p>
          </table:table-cell>
          <table:table-cell office:value-type="float" office:value="3.699" calcext:value-type="float">
            <text:p>3.699</text:p>
          </table:table-cell>
          <table:table-cell office:value-type="float" office:value="6.283" calcext:value-type="float">
            <text:p>6.283</text:p>
          </table:table-cell>
          <table:table-cell office:value-type="float" office:value="3.066" calcext:value-type="float">
            <text:p>3.066</text:p>
          </table:table-cell>
          <table:table-cell office:value-type="float" office:value="7.46" calcext:value-type="float">
            <text:p>7.46</text:p>
          </table:table-cell>
          <table:table-cell office:value-type="float" office:value="15.37" calcext:value-type="float">
            <text:p>15.37</text:p>
          </table:table-cell>
          <table:table-cell office:value-type="float" office:value="2.704" calcext:value-type="float">
            <text:p>2.704</text:p>
          </table:table-cell>
          <table:table-cell office:value-type="float" office:value="7.125" calcext:value-type="float">
            <text:p>7.125</text:p>
          </table:table-cell>
          <table:table-cell office:value-type="float" office:value="9.608" calcext:value-type="float">
            <text:p>9.608</text:p>
          </table:table-cell>
          <table:table-cell office:value-type="float" office:value="4.028" calcext:value-type="float">
            <text:p>4.028</text:p>
          </table:table-cell>
          <table:table-cell office:value-type="float" office:value="4.805" calcext:value-type="float">
            <text:p>4.805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351" calcext:value-type="float">
            <text:p>1.351</text:p>
          </table:table-cell>
          <table:table-cell office:value-type="float" office:value="2.351" calcext:value-type="float">
            <text:p>2.351</text:p>
          </table:table-cell>
          <table:table-cell office:value-type="float" office:value="3.705" calcext:value-type="float">
            <text:p>3.705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4.034" calcext:value-type="float">
            <text:p>4.034</text:p>
          </table:table-cell>
          <table:table-cell office:value-type="float" office:value="1.892" calcext:value-type="float">
            <text:p>1.892</text:p>
          </table:table-cell>
          <table:table-cell office:value-type="float" office:value="2.491" calcext:value-type="float">
            <text:p>2.49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78" calcext:value-type="float">
            <text:p>12.78</text:p>
          </table:table-cell>
          <table:table-cell office:value-type="float" office:value="8.281" calcext:value-type="float">
            <text:p>8.281</text:p>
          </table:table-cell>
          <table:table-cell office:value-type="float" office:value="7.136" calcext:value-type="float">
            <text:p>7.136</text:p>
          </table:table-cell>
          <table:table-cell office:value-type="float" office:value="14.78" calcext:value-type="float">
            <text:p>14.78</text:p>
          </table:table-cell>
          <table:table-cell office:value-type="float" office:value="3.17" calcext:value-type="float">
            <text:p>3.17</text:p>
          </table:table-cell>
          <table:table-cell office:value-type="float" office:value="2.683" calcext:value-type="float">
            <text:p>2.683</text:p>
          </table:table-cell>
          <table:table-cell office:value-type="float" office:value="1.416" calcext:value-type="float">
            <text:p>1.416</text:p>
          </table:table-cell>
          <table:table-cell office:value-type="float" office:value="1.004" calcext:value-type="float">
            <text:p>1.004</text:p>
          </table:table-cell>
          <table:table-cell office:value-type="float" office:value="2.232" calcext:value-type="float">
            <text:p>2.232</text:p>
          </table:table-cell>
          <table:table-cell office:value-type="float" office:value="2.974" calcext:value-type="float">
            <text:p>2.974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4.034" calcext:value-type="float">
            <text:p>4.034</text:p>
          </table:table-cell>
          <table:table-cell office:value-type="float" office:value="1.892" calcext:value-type="float">
            <text:p>1.892</text:p>
          </table:table-cell>
          <table:table-cell office:value-type="float" office:value="2.491" calcext:value-type="float">
            <text:p>2.491</text:p>
          </table:table-cell>
          <table:table-cell office:value-type="float" office:value="11.92" calcext:value-type="float">
            <text:p>11.92</text:p>
          </table:table-cell>
          <table:table-cell office:value-type="float" office:value="12.78" calcext:value-type="float">
            <text:p>12.78</text:p>
          </table:table-cell>
          <table:table-cell office:value-type="float" office:value="8.281" calcext:value-type="float">
            <text:p>8.281</text:p>
          </table:table-cell>
          <table:table-cell office:value-type="float" office:value="7.136" calcext:value-type="float">
            <text:p>7.136</text:p>
          </table:table-cell>
          <table:table-cell office:value-type="float" office:value="14.78" calcext:value-type="float">
            <text:p>14.78</text:p>
          </table:table-cell>
          <table:table-cell office:value-type="float" office:value="3.17" calcext:value-type="float">
            <text:p>3.17</text:p>
          </table:table-cell>
          <table:table-cell office:value-type="float" office:value="2.683" calcext:value-type="float">
            <text:p>2.683</text:p>
          </table:table-cell>
          <table:table-cell office:value-type="float" office:value="1.416" calcext:value-type="float">
            <text:p>1.416</text:p>
          </table:table-cell>
          <table:table-cell office:value-type="float" office:value="1.004" calcext:value-type="float">
            <text:p>1.004</text:p>
          </table:table-cell>
          <table:table-cell office:value-type="float" office:value="2.232" calcext:value-type="float">
            <text:p>2.232</text:p>
          </table:table-cell>
          <table:table-cell office:value-type="float" office:value="2.974" calcext:value-type="float">
            <text:p>2.974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office:value-type="float" office:value="4.363" calcext:value-type="float">
            <text:p>4.363</text:p>
          </table:table-cell>
          <table:table-cell office:value-type="float" office:value="2.625" calcext:value-type="float">
            <text:p>2.625</text:p>
          </table:table-cell>
          <table:table-cell office:value-type="float" office:value="3.207" calcext:value-type="float">
            <text:p>3.207</text:p>
          </table:table-cell>
          <table:table-cell office:value-type="float" office:value="12.1" calcext:value-type="float">
            <text:p>12.1</text:p>
          </table:table-cell>
          <table:table-cell office:value-type="float" office:value="14.38" calcext:value-type="float">
            <text:p>14.38</text:p>
          </table:table-cell>
          <table:table-cell office:value-type="float" office:value="10.13" calcext:value-type="float">
            <text:p>10.13</text:p>
          </table:table-cell>
          <table:table-cell office:value-type="float" office:value="11.61" calcext:value-type="float">
            <text:p>11.61</text:p>
          </table:table-cell>
          <table:table-cell office:value-type="float" office:value="3.075" calcext:value-type="float">
            <text:p>3.075</text:p>
          </table:table-cell>
          <table:table-cell office:value-type="float" office:value="4.162" calcext:value-type="float">
            <text:p>4.162</text:p>
          </table:table-cell>
          <table:table-cell office:value-type="float" office:value="5.305" calcext:value-type="float">
            <text:p>5.305</text:p>
          </table:table-cell>
          <table:table-cell office:value-type="float" office:value="1.834" calcext:value-type="float">
            <text:p>1.834</text:p>
          </table:table-cell>
          <table:table-cell office:value-type="float" office:value="1.362" calcext:value-type="float">
            <text:p>1.362</text:p>
          </table:table-cell>
          <table:table-cell office:value-type="float" office:value="2.529" calcext:value-type="float">
            <text:p>2.529</text:p>
          </table:table-cell>
          <table:table-cell office:value-type="float" office:value="4.42" calcext:value-type="float">
            <text:p>4.42</text:p>
          </table:table-cell>
          <table:table-cell office:value-type="float" office:value="2.563" calcext:value-type="float">
            <text:p>2.563</text:p>
          </table:table-cell>
          <table:table-cell/>
          <table:table-cell office:value-type="string" calcext:value-type="string">
            <text:p>Grid</text:p>
          </table:table-cell>
          <table:table-cell table:formula="of:=[.B21]/[.B22]" office:value-type="float" office:value="0.442091397304691" calcext:value-type="float">
            <text:p>0.442091397304691</text:p>
          </table:table-cell>
          <table:table-cell table:formula="of:=[.C21]/[.C22]" office:value-type="float" office:value="0.992063492063492" calcext:value-type="float">
            <text:p>0.992063492063492</text:p>
          </table:table-cell>
          <table:table-cell table:formula="of:=[.D21]/[.D22]" office:value-type="float" office:value="1.56134371957157" calcext:value-type="float">
            <text:p>1.56134371957157</text:p>
          </table:table-cell>
          <table:table-cell table:formula="of:=[.E21]/[.E22]" office:value-type="float" office:value="4.66101694915254" calcext:value-type="float">
            <text:p>4.66101694915254</text:p>
          </table:table-cell>
          <table:table-cell table:formula="of:=[.F21]/[.F22]" office:value-type="float" office:value="6.05728727885426" calcext:value-type="float">
            <text:p>6.05728727885426</text:p>
          </table:table-cell>
          <table:table-cell table:formula="of:=[.G21]/[.G22]" office:value-type="float" office:value="2.94562372782786" calcext:value-type="float">
            <text:p>2.94562372782786</text:p>
          </table:table-cell>
          <table:table-cell table:formula="of:=[.H21]/[.H22]" office:value-type="float" office:value="2.4354940213971" calcext:value-type="float">
            <text:p>2.4354940213971</text:p>
          </table:table-cell>
          <table:table-cell table:formula="of:=[.I21]/[.I22]" office:value-type="float" office:value="0.675972741261816" calcext:value-type="float">
            <text:p>0.675972741261816</text:p>
          </table:table-cell>
          <table:table-cell table:formula="of:=[.J21]/[.J22]" office:value-type="float" office:value="1.3512987012987" calcext:value-type="float">
            <text:p>1.3512987012987</text:p>
          </table:table-cell>
          <table:table-cell table:formula="of:=[.K21]/[.K22]" office:value-type="float" office:value="1.51053530751708" calcext:value-type="float">
            <text:p>1.51053530751708</text:p>
          </table:table-cell>
          <table:table-cell table:formula="of:=[.L21]/[.L22]" office:value-type="float" office:value="2.63619376167888" calcext:value-type="float">
            <text:p>2.63619376167888</text:p>
          </table:table-cell>
          <table:table-cell table:formula="of:=[.M21]/[.M22]" office:value-type="float" office:value="1.97534445250181" calcext:value-type="float">
            <text:p>1.97534445250181</text:p>
          </table:table-cell>
          <table:table-cell table:formula="of:=[.N21]/[.N22]" office:value-type="float" office:value="1.23486328125" calcext:value-type="float">
            <text:p>1.23486328125</text:p>
          </table:table-cell>
          <table:table-cell table:formula="of:=[.O21]/[.O22]" office:value-type="float" office:value="1.92341166231506" calcext:value-type="float">
            <text:p>1.92341166231506</text:p>
          </table:table-cell>
          <table:table-cell table:formula="of:=[.P21]/[.P22]" office:value-type="float" office:value="1.65354838709677" calcext:value-type="float">
            <text:p>1.65354838709677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office:value-type="float" office:value="4.356" calcext:value-type="float">
            <text:p>4.356</text:p>
          </table:table-cell>
          <table:table-cell office:value-type="float" office:value="2.572" calcext:value-type="float">
            <text:p>2.572</text:p>
          </table:table-cell>
          <table:table-cell office:value-type="float" office:value="2.695" calcext:value-type="float">
            <text:p>2.695</text:p>
          </table:table-cell>
          <table:table-cell office:value-type="float" office:value="3.448" calcext:value-type="float">
            <text:p>3.448</text:p>
          </table:table-cell>
          <table:table-cell office:value-type="float" office:value="7.958" calcext:value-type="float">
            <text:p>7.958</text:p>
          </table:table-cell>
          <table:table-cell office:value-type="float" office:value="5.498" calcext:value-type="float">
            <text:p>5.498</text:p>
          </table:table-cell>
          <table:table-cell office:value-type="float" office:value="7.465" calcext:value-type="float">
            <text:p>7.465</text:p>
          </table:table-cell>
          <table:table-cell office:value-type="float" office:value="6.135" calcext:value-type="float">
            <text:p>6.135</text:p>
          </table:table-cell>
          <table:table-cell office:value-type="float" office:value="3.255" calcext:value-type="float">
            <text:p>3.255</text:p>
          </table:table-cell>
          <table:table-cell office:value-type="float" office:value="4.246" calcext:value-type="float">
            <text:p>4.246</text:p>
          </table:table-cell>
          <table:table-cell office:value-type="float" office:value="1.448" calcext:value-type="float">
            <text:p>1.448</text:p>
          </table:table-cell>
          <table:table-cell office:value-type="float" office:value="1.168" calcext:value-type="float">
            <text:p>1.168</text:p>
          </table:table-cell>
          <table:table-cell office:value-type="float" office:value="1.817" calcext:value-type="float">
            <text:p>1.817</text:p>
          </table:table-cell>
          <table:table-cell office:value-type="float" office:value="3.488" calcext:value-type="float">
            <text:p>3.488</text:p>
          </table:table-cell>
          <table:table-cell office:value-type="float" office:value="1.646" calcext:value-type="float">
            <text:p>1.646</text:p>
          </table:table-cell>
          <table:table-cell/>
          <table:table-cell office:value-type="string" calcext:value-type="string">
            <text:p>Random</text:p>
          </table:table-cell>
          <table:table-cell table:formula="of:=[.B23]/[.B22]" office:value-type="float" office:value="0.441382105583139" calcext:value-type="float">
            <text:p>0.441382105583139</text:p>
          </table:table-cell>
          <table:table-cell table:formula="of:=[.C23]/[.C22]" office:value-type="float" office:value="0.972033257747544" calcext:value-type="float">
            <text:p>0.972033257747544</text:p>
          </table:table-cell>
          <table:table-cell table:formula="of:=[.D23]/[.D22]" office:value-type="float" office:value="1.31207400194742" calcext:value-type="float">
            <text:p>1.31207400194742</text:p>
          </table:table-cell>
          <table:table-cell table:formula="of:=[.E23]/[.E22]" office:value-type="float" office:value="1.32819722650231" calcext:value-type="float">
            <text:p>1.32819722650231</text:p>
          </table:table-cell>
          <table:table-cell table:formula="of:=[.F23]/[.F22]" office:value-type="float" office:value="3.35214827295703" calcext:value-type="float">
            <text:p>3.35214827295703</text:p>
          </table:table-cell>
          <table:table-cell table:formula="of:=[.G23]/[.G22]" office:value-type="float" office:value="1.59872055830183" calcext:value-type="float">
            <text:p>1.59872055830183</text:p>
          </table:table-cell>
          <table:table-cell table:formula="of:=[.H23]/[.H22]" office:value-type="float" office:value="1.5659744073841" calcext:value-type="float">
            <text:p>1.5659744073841</text:p>
          </table:table-cell>
          <table:table-cell table:formula="of:=[.I23]/[.I22]" office:value-type="float" office:value="1.34864805451748" calcext:value-type="float">
            <text:p>1.34864805451748</text:p>
          </table:table-cell>
          <table:table-cell table:formula="of:=[.J23]/[.J22]" office:value-type="float" office:value="1.05681818181818" calcext:value-type="float">
            <text:p>1.05681818181818</text:p>
          </table:table-cell>
          <table:table-cell table:formula="of:=[.K23]/[.K22]" office:value-type="float" office:value="1.20899772209567" calcext:value-type="float">
            <text:p>1.20899772209567</text:p>
          </table:table-cell>
          <table:table-cell table:formula="of:=[.L23]/[.L22]" office:value-type="float" office:value="2.08135690671266" calcext:value-type="float">
            <text:p>2.08135690671266</text:p>
          </table:table-cell>
          <table:table-cell table:formula="of:=[.M23]/[.M22]" office:value-type="float" office:value="1.6939811457578" calcext:value-type="float">
            <text:p>1.6939811457578</text:p>
          </table:table-cell>
          <table:table-cell table:formula="of:=[.N23]/[.N22]" office:value-type="float" office:value="0.88720703125" calcext:value-type="float">
            <text:p>0.88720703125</text:p>
          </table:table-cell>
          <table:table-cell table:formula="of:=[.O23]/[.O22]" office:value-type="float" office:value="1.51784160139252" calcext:value-type="float">
            <text:p>1.51784160139252</text:p>
          </table:table-cell>
          <table:table-cell table:formula="of:=[.P23]/[.P22]" office:value-type="float" office:value="1.06193548387097" calcext:value-type="float">
            <text:p>1.06193548387097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9.869" calcext:value-type="float">
            <text:p>9.869</text:p>
          </table:table-cell>
          <table:table-cell office:value-type="float" office:value="2.646" calcext:value-type="float">
            <text:p>2.646</text:p>
          </table:table-cell>
          <table:table-cell office:value-type="float" office:value="2.054" calcext:value-type="float">
            <text:p>2.054</text:p>
          </table:table-cell>
          <table:table-cell office:value-type="float" office:value="2.596" calcext:value-type="float">
            <text:p>2.596</text:p>
          </table:table-cell>
          <table:table-cell office:value-type="float" office:value="2.374" calcext:value-type="float">
            <text:p>2.374</text:p>
          </table:table-cell>
          <table:table-cell office:value-type="float" office:value="3.439" calcext:value-type="float">
            <text:p>3.439</text:p>
          </table:table-cell>
          <table:table-cell office:value-type="float" office:value="4.767" calcext:value-type="float">
            <text:p>4.767</text:p>
          </table:table-cell>
          <table:table-cell office:value-type="float" office:value="4.549" calcext:value-type="float">
            <text:p>4.549</text:p>
          </table:table-cell>
          <table:table-cell office:value-type="float" office:value="3.08" calcext:value-type="float">
            <text:p>3.08</text:p>
          </table:table-cell>
          <table:table-cell office:value-type="float" office:value="3.512" calcext:value-type="float">
            <text:p>3.512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6895" calcext:value-type="float">
            <text:p>0.6895</text:p>
          </table:table-cell>
          <table:table-cell office:value-type="float" office:value="2.048" calcext:value-type="float">
            <text:p>2.048</text:p>
          </table:table-cell>
          <table:table-cell office:value-type="float" office:value="2.298" calcext:value-type="float">
            <text:p>2.29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topolog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nNeumannTopology2</text:p>
          </table:table-cell>
          <table:table-cell office:value-type="float" office:value="3.746" calcext:value-type="float">
            <text:p>3.746</text:p>
          </table:table-cell>
          <table:table-cell office:value-type="float" office:value="4.192" calcext:value-type="float">
            <text:p>4.192</text:p>
          </table:table-cell>
          <table:table-cell office:value-type="float" office:value="3.009" calcext:value-type="float">
            <text:p>3.009</text:p>
          </table:table-cell>
          <table:table-cell office:value-type="float" office:value="7.613" calcext:value-type="float">
            <text:p>7.613</text:p>
          </table:table-cell>
          <table:table-cell office:value-type="float" office:value="15.37" calcext:value-type="float">
            <text:p>15.37</text:p>
          </table:table-cell>
          <table:table-cell office:value-type="float" office:value="2.736" calcext:value-type="float">
            <text:p>2.736</text:p>
          </table:table-cell>
          <table:table-cell office:value-type="float" office:value="7.138" calcext:value-type="float">
            <text:p>7.138</text:p>
          </table:table-cell>
          <table:table-cell office:value-type="float" office:value="9.681" calcext:value-type="float">
            <text:p>9.681</text:p>
          </table:table-cell>
          <table:table-cell office:value-type="float" office:value="3.52" calcext:value-type="float">
            <text:p>3.52</text:p>
          </table:table-cell>
          <table:table-cell office:value-type="float" office:value="4.811" calcext:value-type="float">
            <text:p>4.811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988" calcext:value-type="float">
            <text:p>1.988</text:p>
          </table:table-cell>
          <table:table-cell office:value-type="float" office:value="3.404" calcext:value-type="float">
            <text:p>3.404</text:p>
          </table:table-cell>
          <table:table-cell office:value-type="float" office:value="1.792" calcext:value-type="float">
            <text:p>1.792</text:p>
          </table:table-cell>
          <table:table-cell/>
          <table:table-cell office:value-type="string" calcext:value-type="string">
            <text:p>VonNeumannTopology2</text:p>
          </table:table-cell>
          <table:table-cell office:value-type="float" office:value="3.746" calcext:value-type="float">
            <text:p>3.746</text:p>
          </table:table-cell>
          <table:table-cell office:value-type="float" office:value="4.192" calcext:value-type="float">
            <text:p>4.192</text:p>
          </table:table-cell>
          <table:table-cell office:value-type="float" office:value="3.009" calcext:value-type="float">
            <text:p>3.009</text:p>
          </table:table-cell>
          <table:table-cell office:value-type="float" office:value="7.613" calcext:value-type="float">
            <text:p>7.613</text:p>
          </table:table-cell>
          <table:table-cell office:value-type="float" office:value="15.37" calcext:value-type="float">
            <text:p>15.37</text:p>
          </table:table-cell>
          <table:table-cell office:value-type="float" office:value="2.736" calcext:value-type="float">
            <text:p>2.736</text:p>
          </table:table-cell>
          <table:table-cell office:value-type="float" office:value="7.138" calcext:value-type="float">
            <text:p>7.138</text:p>
          </table:table-cell>
          <table:table-cell office:value-type="float" office:value="9.681" calcext:value-type="float">
            <text:p>9.681</text:p>
          </table:table-cell>
          <table:table-cell office:value-type="float" office:value="3.52" calcext:value-type="float">
            <text:p>3.52</text:p>
          </table:table-cell>
          <table:table-cell office:value-type="float" office:value="4.811" calcext:value-type="float">
            <text:p>4.811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7598" calcext:value-type="float">
            <text:p>0.7598</text:p>
          </table:table-cell>
          <table:table-cell office:value-type="float" office:value="1.988" calcext:value-type="float">
            <text:p>1.988</text:p>
          </table:table-cell>
          <table:table-cell office:value-type="float" office:value="3.404" calcext:value-type="float">
            <text:p>3.404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string" calcext:value-type="string">
            <text:p>RandomStaticTopology4</text:p>
          </table:table-cell>
          <table:table-cell office:value-type="float" office:value="4.134" calcext:value-type="float">
            <text:p>4.134</text:p>
          </table:table-cell>
          <table:table-cell office:value-type="float" office:value="1.939" calcext:value-type="float">
            <text:p>1.939</text:p>
          </table:table-cell>
          <table:table-cell office:value-type="float" office:value="2.388" calcext:value-type="float">
            <text:p>2.388</text:p>
          </table:table-cell>
          <table:table-cell office:value-type="float" office:value="12.06" calcext:value-type="float">
            <text:p>12.06</text:p>
          </table:table-cell>
          <table:table-cell office:value-type="float" office:value="12.81" calcext:value-type="float">
            <text:p>12.81</text:p>
          </table:table-cell>
          <table:table-cell office:value-type="float" office:value="8.319" calcext:value-type="float">
            <text:p>8.319</text:p>
          </table:table-cell>
          <table:table-cell office:value-type="float" office:value="7.155" calcext:value-type="float">
            <text:p>7.155</text:p>
          </table:table-cell>
          <table:table-cell office:value-type="float" office:value="14.86" calcext:value-type="float">
            <text:p>14.86</text:p>
          </table:table-cell>
          <table:table-cell office:value-type="float" office:value="2.531" calcext:value-type="float">
            <text:p>2.531</text:p>
          </table:table-cell>
          <table:table-cell office:value-type="float" office:value="2.638" calcext:value-type="float">
            <text:p>2.638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5774" calcext:value-type="float">
            <text:p>0.5774</text:p>
          </table:table-cell>
          <table:table-cell office:value-type="float" office:value="1.922" calcext:value-type="float">
            <text:p>1.922</text:p>
          </table:table-cell>
          <table:table-cell office:value-type="float" office:value="2.787" calcext:value-type="float">
            <text:p>2.787</text:p>
          </table:table-cell>
          <table:table-cell office:value-type="float" office:value="0.3809" calcext:value-type="float">
            <text:p>0.3809</text:p>
          </table:table-cell>
          <table:table-cell/>
          <table:table-cell office:value-type="string" calcext:value-type="string">
            <text:p>RandomStaticTopology4</text:p>
          </table:table-cell>
          <table:table-cell office:value-type="float" office:value="4.134" calcext:value-type="float">
            <text:p>4.134</text:p>
          </table:table-cell>
          <table:table-cell office:value-type="float" office:value="1.939" calcext:value-type="float">
            <text:p>1.939</text:p>
          </table:table-cell>
          <table:table-cell office:value-type="float" office:value="2.388" calcext:value-type="float">
            <text:p>2.388</text:p>
          </table:table-cell>
          <table:table-cell office:value-type="float" office:value="12.06" calcext:value-type="float">
            <text:p>12.06</text:p>
          </table:table-cell>
          <table:table-cell office:value-type="float" office:value="12.81" calcext:value-type="float">
            <text:p>12.81</text:p>
          </table:table-cell>
          <table:table-cell office:value-type="float" office:value="8.319" calcext:value-type="float">
            <text:p>8.319</text:p>
          </table:table-cell>
          <table:table-cell office:value-type="float" office:value="7.155" calcext:value-type="float">
            <text:p>7.155</text:p>
          </table:table-cell>
          <table:table-cell office:value-type="float" office:value="14.86" calcext:value-type="float">
            <text:p>14.86</text:p>
          </table:table-cell>
          <table:table-cell office:value-type="float" office:value="2.531" calcext:value-type="float">
            <text:p>2.531</text:p>
          </table:table-cell>
          <table:table-cell office:value-type="float" office:value="2.638" calcext:value-type="float">
            <text:p>2.638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5774" calcext:value-type="float">
            <text:p>0.5774</text:p>
          </table:table-cell>
          <table:table-cell office:value-type="float" office:value="1.922" calcext:value-type="float">
            <text:p>1.922</text:p>
          </table:table-cell>
          <table:table-cell office:value-type="float" office:value="2.787" calcext:value-type="float">
            <text:p>2.787</text:p>
          </table:table-cell>
          <table:table-cell office:value-type="float" office:value="0.3809" calcext:value-type="float">
            <text:p>0.3809</text:p>
          </table:table-cell>
        </table:table-row>
        <table:table-row table:style-name="ro1">
          <table:table-cell office:value-type="string" calcext:value-type="string">
            <text:p>VonNeumannTopology4</text:p>
          </table:table-cell>
          <table:table-cell office:value-type="float" office:value="4.404" calcext:value-type="float">
            <text:p>4.404</text:p>
          </table:table-cell>
          <table:table-cell office:value-type="float" office:value="2.631" calcext:value-type="float">
            <text:p>2.631</text:p>
          </table:table-cell>
          <table:table-cell office:value-type="float" office:value="2.904" calcext:value-type="float">
            <text:p>2.904</text:p>
          </table:table-cell>
          <table:table-cell office:value-type="float" office:value="12.23" calcext:value-type="float">
            <text:p>12.23</text:p>
          </table:table-cell>
          <table:table-cell office:value-type="float" office:value="14.4" calcext:value-type="float">
            <text:p>14.4</text:p>
          </table:table-cell>
          <table:table-cell office:value-type="float" office:value="10.2" calcext:value-type="float">
            <text:p>10.2</text:p>
          </table:table-cell>
          <table:table-cell office:value-type="float" office:value="11.6" calcext:value-type="float">
            <text:p>11.6</text:p>
          </table:table-cell>
          <table:table-cell office:value-type="float" office:value="3.126" calcext:value-type="float">
            <text:p>3.126</text:p>
          </table:table-cell>
          <table:table-cell office:value-type="float" office:value="3.607" calcext:value-type="float">
            <text:p>3.607</text:p>
          </table:table-cell>
          <table:table-cell office:value-type="float" office:value="5.159" calcext:value-type="float">
            <text:p>5.159</text:p>
          </table:table-cell>
          <table:table-cell office:value-type="float" office:value="1.509" calcext:value-type="float">
            <text:p>1.509</text:p>
          </table:table-cell>
          <table:table-cell office:value-type="float" office:value="1.258" calcext:value-type="float">
            <text:p>1.258</text:p>
          </table:table-cell>
          <table:table-cell office:value-type="float" office:value="2.084" calcext:value-type="float">
            <text:p>2.084</text:p>
          </table:table-cell>
          <table:table-cell office:value-type="float" office:value="4.306" calcext:value-type="float">
            <text:p>4.306</text:p>
          </table:table-cell>
          <table:table-cell office:value-type="float" office:value="2.54" calcext:value-type="float">
            <text:p>2.54</text:p>
          </table:table-cell>
          <table:table-cell/>
          <table:table-cell office:value-type="string" calcext:value-type="string">
            <text:p>Grid</text:p>
          </table:table-cell>
          <table:table-cell table:formula="of:=[.B29]/[.B30]" office:value-type="float" office:value="0.441680874536155" calcext:value-type="float">
            <text:p>0.441680874536155</text:p>
          </table:table-cell>
          <table:table-cell table:formula="of:=[.C29]/[.C30]" office:value-type="float" office:value="1.03623473808586" calcext:value-type="float">
            <text:p>1.03623473808586</text:p>
          </table:table-cell>
          <table:table-cell table:formula="of:=[.D29]/[.D30]" office:value-type="float" office:value="1.52681388012618" calcext:value-type="float">
            <text:p>1.52681388012618</text:p>
          </table:table-cell>
          <table:table-cell table:formula="of:=[.E29]/[.E30]" office:value-type="float" office:value="4.61858006042296" calcext:value-type="float">
            <text:p>4.61858006042296</text:p>
          </table:table-cell>
          <table:table-cell table:formula="of:=[.F29]/[.F30]" office:value-type="float" office:value="5.97758405977584" calcext:value-type="float">
            <text:p>5.97758405977584</text:p>
          </table:table-cell>
          <table:table-cell table:formula="of:=[.G29]/[.G30]" office:value-type="float" office:value="2.93778801843318" calcext:value-type="float">
            <text:p>2.93778801843318</text:p>
          </table:table-cell>
          <table:table-cell table:formula="of:=[.H29]/[.H30]" office:value-type="float" office:value="2.4191866527633" calcext:value-type="float">
            <text:p>2.4191866527633</text:p>
          </table:table-cell>
          <table:table-cell table:formula="of:=[.I29]/[.I30]" office:value-type="float" office:value="0.690981432360743" calcext:value-type="float">
            <text:p>0.690981432360743</text:p>
          </table:table-cell>
          <table:table-cell table:formula="of:=[.J29]/[.J30]" office:value-type="float" office:value="1.26517011574886" calcext:value-type="float">
            <text:p>1.26517011574886</text:p>
          </table:table-cell>
          <table:table-cell table:formula="of:=[.K29]/[.K30]" office:value-type="float" office:value="1.48247126436782" calcext:value-type="float">
            <text:p>1.48247126436782</text:p>
          </table:table-cell>
          <table:table-cell table:formula="of:=[.L29]/[.L30]" office:value-type="float" office:value="3.30703484549638" calcext:value-type="float">
            <text:p>3.30703484549638</text:p>
          </table:table-cell>
          <table:table-cell table:formula="of:=[.M29]/[.M30]" office:value-type="float" office:value="2.23366477272727" calcext:value-type="float">
            <text:p>2.23366477272727</text:p>
          </table:table-cell>
          <table:table-cell table:formula="of:=[.N29]/[.N30]" office:value-type="float" office:value="1.18341851220897" calcext:value-type="float">
            <text:p>1.18341851220897</text:p>
          </table:table-cell>
          <table:table-cell table:formula="of:=[.O29]/[.O30]" office:value-type="float" office:value="4.23402163225172" calcext:value-type="float">
            <text:p>4.23402163225172</text:p>
          </table:table-cell>
          <table:table-cell table:formula="of:=[.P29]/[.P30]" office:value-type="float" office:value="6.56330749354005" calcext:value-type="float">
            <text:p>6.56330749354005</text:p>
          </table:table-cell>
        </table:table-row>
        <table:table-row table:style-name="ro1">
          <table:table-cell office:value-type="string" calcext:value-type="string">
            <text:p>TreeTopology2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string" calcext:value-type="string">
            <text:p>TreeTopology2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RandomStaticTopology2</text:p>
          </table:table-cell>
          <table:table-cell office:value-type="float" office:value="4.423" calcext:value-type="float">
            <text:p>4.423</text:p>
          </table:table-cell>
          <table:table-cell office:value-type="float" office:value="2.534" calcext:value-type="float">
            <text:p>2.534</text:p>
          </table:table-cell>
          <table:table-cell office:value-type="float" office:value="2.561" calcext:value-type="float">
            <text:p>2.561</text:p>
          </table:table-cell>
          <table:table-cell office:value-type="float" office:value="3.555" calcext:value-type="float">
            <text:p>3.555</text:p>
          </table:table-cell>
          <table:table-cell office:value-type="float" office:value="7.971" calcext:value-type="float">
            <text:p>7.971</text:p>
          </table:table-cell>
          <table:table-cell office:value-type="float" office:value="5.557" calcext:value-type="float">
            <text:p>5.557</text:p>
          </table:table-cell>
          <table:table-cell office:value-type="float" office:value="7.496" calcext:value-type="float">
            <text:p>7.496</text:p>
          </table:table-cell>
          <table:table-cell office:value-type="float" office:value="6.1" calcext:value-type="float">
            <text:p>6.1</text:p>
          </table:table-cell>
          <table:table-cell office:value-type="float" office:value="3.019" calcext:value-type="float">
            <text:p>3.019</text:p>
          </table:table-cell>
          <table:table-cell office:value-type="float" office:value="4.214" calcext:value-type="float">
            <text:p>4.214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5925" calcext:value-type="float">
            <text:p>0.5925</text:p>
          </table:table-cell>
          <table:table-cell office:value-type="float" office:value="1.686" calcext:value-type="float">
            <text:p>1.686</text:p>
          </table:table-cell>
          <table:table-cell office:value-type="float" office:value="3.312" calcext:value-type="float">
            <text:p>3.312</text:p>
          </table:table-cell>
          <table:table-cell office:value-type="float" office:value="0.3884" calcext:value-type="float">
            <text:p>0.3884</text:p>
          </table:table-cell>
          <table:table-cell/>
          <table:table-cell office:value-type="string" calcext:value-type="string">
            <text:p>Random</text:p>
          </table:table-cell>
          <table:table-cell table:formula="of:=[.B31]/[.B30]" office:value-type="float" office:value="0.443586400561629" calcext:value-type="float">
            <text:p>0.443586400561629</text:p>
          </table:table-cell>
          <table:table-cell table:formula="of:=[.C31]/[.C30]" office:value-type="float" office:value="0.998030720756203" calcext:value-type="float">
            <text:p>0.998030720756203</text:p>
          </table:table-cell>
          <table:table-cell table:formula="of:=[.D31]/[.D30]" office:value-type="float" office:value="1.34647739221872" calcext:value-type="float">
            <text:p>1.34647739221872</text:p>
          </table:table-cell>
          <table:table-cell table:formula="of:=[.E31]/[.E30]" office:value-type="float" office:value="1.34252265861027" calcext:value-type="float">
            <text:p>1.34252265861027</text:p>
          </table:table-cell>
          <table:table-cell table:formula="of:=[.F31]/[.F30]" office:value-type="float" office:value="3.30884184308842" calcext:value-type="float">
            <text:p>3.30884184308842</text:p>
          </table:table-cell>
          <table:table-cell table:formula="of:=[.G31]/[.G30]" office:value-type="float" office:value="1.60051843317972" calcext:value-type="float">
            <text:p>1.60051843317972</text:p>
          </table:table-cell>
          <table:table-cell table:formula="of:=[.H31]/[.H30]" office:value-type="float" office:value="1.56329509906152" calcext:value-type="float">
            <text:p>1.56329509906152</text:p>
          </table:table-cell>
          <table:table-cell table:formula="of:=[.I31]/[.I30]" office:value-type="float" office:value="1.34836427939876" calcext:value-type="float">
            <text:p>1.34836427939876</text:p>
          </table:table-cell>
          <table:table-cell table:formula="of:=[.J31]/[.J30]" office:value-type="float" office:value="1.05892669238864" calcext:value-type="float">
            <text:p>1.05892669238864</text:p>
          </table:table-cell>
          <table:table-cell table:formula="of:=[.K31]/[.K30]" office:value-type="float" office:value="1.21091954022989" calcext:value-type="float">
            <text:p>1.21091954022989</text:p>
          </table:table-cell>
          <table:table-cell table:formula="of:=[.L31]/[.L30]" office:value-type="float" office:value="2.01862809555117" calcext:value-type="float">
            <text:p>2.01862809555117</text:p>
          </table:table-cell>
          <table:table-cell table:formula="of:=[.M31]/[.M30]" office:value-type="float" office:value="1.05202414772727" calcext:value-type="float">
            <text:p>1.05202414772727</text:p>
          </table:table-cell>
          <table:table-cell table:formula="of:=[.N31]/[.N30]" office:value-type="float" office:value="0.957410562180579" calcext:value-type="float">
            <text:p>0.957410562180579</text:p>
          </table:table-cell>
          <table:table-cell table:formula="of:=[.O31]/[.O30]" office:value-type="float" office:value="3.25663716814159" calcext:value-type="float">
            <text:p>3.25663716814159</text:p>
          </table:table-cell>
          <table:table-cell table:formula="of:=[.P31]/[.P30]" office:value-type="float" office:value="1.00361757105943" calcext:value-type="float">
            <text:p>1.00361757105943</text:p>
          </table:table-cell>
        </table:table-row>
        <table:table-row table:style-name="ro1">
          <table:table-cell office:value-type="string" calcext:value-type="string">
            <text:p>TreeTopology4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string" calcext:value-type="string">
            <text:p>TreeTopology4</text:p>
          </table:table-cell>
          <table:table-cell office:value-type="float" office:value="9.971" calcext:value-type="float">
            <text:p>9.971</text:p>
          </table:table-cell>
          <table:table-cell office:value-type="float" office:value="2.539" calcext:value-type="float">
            <text:p>2.539</text:p>
          </table:table-cell>
          <table:table-cell office:value-type="float" office:value="1.902" calcext:value-type="float">
            <text:p>1.902</text:p>
          </table:table-cell>
          <table:table-cell office:value-type="float" office:value="2.648" calcext:value-type="float">
            <text:p>2.648</text:p>
          </table:table-cell>
          <table:table-cell office:value-type="float" office:value="2.409" calcext:value-type="float">
            <text:p>2.409</text:p>
          </table:table-cell>
          <table:table-cell office:value-type="float" office:value="3.472" calcext:value-type="float">
            <text:p>3.472</text:p>
          </table:table-cell>
          <table:table-cell office:value-type="float" office:value="4.795" calcext:value-type="float">
            <text:p>4.795</text:p>
          </table:table-cell>
          <table:table-cell office:value-type="float" office:value="4.524" calcext:value-type="float">
            <text:p>4.524</text:p>
          </table:table-cell>
          <table:table-cell office:value-type="float" office:value="2.851" calcext:value-type="float">
            <text:p>2.851</text:p>
          </table:table-cell>
          <table:table-cell office:value-type="float" office:value="3.48" calcext:value-type="float">
            <text:p>3.48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5632" calcext:value-type="float">
            <text:p>0.5632</text:p>
          </table:table-cell>
          <table:table-cell office:value-type="float" office:value="1.761" calcext:value-type="float">
            <text:p>1.761</text:p>
          </table:table-cell>
          <table:table-cell office:value-type="float" office:value="1.017" calcext:value-type="float">
            <text:p>1.017</text:p>
          </table:table-cell>
          <table:table-cell office:value-type="float" office:value="0.387" calcext:value-type="float">
            <text:p>0.387</text:p>
          </table:table-cell>
        </table:table-row>
      </table:table>
      <table:table table:name="Distributed Overhead" table:style-name="ta1">
        <table:shapes>
          <draw:frame draw:z-index="0" draw:style-name="gr1" draw:text-style-name="P1" svg:width="159.99mm" svg:height="89.99mm" svg:x="285.05mm" svg:y="31.1mm">
            <loext:p draw:notify-on-update-of-ranges="'Distributed Overhead'.H1:'Distributed Overhead'.I1 'Distributed Overhead'.A2:'Distributed Overhead'.A2 'Distributed Overhead'.H2:'Distributed Overhead'.I2 'Distributed Overhead'.A3:'Distributed Overhead'.A3 'Distributed Overhead'.H3:'Distributed Overhead'.I3 'Distributed Overhead'.A4:'Distributed Overhead'.A4 'Distributed Overhead'.H4:'Distributed Overhead'.I4 'Distributed Overhead'.A5:'Distributed Overhead'.A5 'Distributed Overhead'.H5:'Distributed Overhead'.I5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" draw:style-name="gr1" draw:text-style-name="P1" svg:width="159.99mm" svg:height="89.99mm" svg:x="7.56mm" svg:y="77.38mm">
            <loext:p draw:notify-on-update-of-ranges="'Distributed Overhead'.H9:'Distributed Overhead'.H9 'Distributed Overhead'.A10:'Distributed Overhead'.A10 'Distributed Overhead'.H10:'Distributed Overhead'.H10 'Distributed Overhead'.A11:'Distributed Overhead'.A11 'Distributed Overhead'.H11:'Distributed Overhead'.H11 'Distributed Overhead'.A12:'Distributed Overhead'.A12 'Distributed Overhead'.H12:'Distributed Overhead'.H12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2" draw:style-name="gr1" draw:text-style-name="P1" svg:width="159.99mm" svg:height="89.99mm" svg:x="7.56mm" svg:y="183.11mm">
            <loext:p draw:notify-on-update-of-ranges="'Distributed Overhead'.I9:'Distributed Overhead'.I9 'Distributed Overhead'.A10:'Distributed Overhead'.A10 'Distributed Overhead'.I10:'Distributed Overhead'.I10 'Distributed Overhead'.A11:'Distributed Overhead'.A11 'Distributed Overhead'.I11:'Distributed Overhead'.I11 'Distributed Overhead'.A12:'Distributed Overhead'.A12 'Distributed Overhead'.I12:'Distributed Overhead'.I12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38.8" calcext:value-type="float">
            <text:p>38.8</text:p>
          </table:table-cell>
          <table:table-cell office:value-type="float" office:value="39.23" calcext:value-type="float">
            <text:p>39.23</text:p>
          </table:table-cell>
          <table:table-cell office:value-type="float" office:value="39.31" calcext:value-type="float">
            <text:p>39.31</text:p>
          </table:table-cell>
          <table:table-cell office:value-type="float" office:value="38.92" calcext:value-type="float">
            <text:p>38.92</text:p>
          </table:table-cell>
          <table:table-cell office:value-type="float" office:value="39.66" calcext:value-type="float">
            <text:p>39.66</text:p>
          </table:table-cell>
          <table:table-cell table:formula="of:=SUM([.B2:.F2])" office:value-type="float" office:value="195.92" calcext:value-type="float">
            <text:p>195.92</text:p>
          </table:table-cell>
          <table:table-cell table:formula="of:=[.G2]/5" office:value-type="float" office:value="39.184" calcext:value-type="float">
            <text:p>39.184</text:p>
          </table:table-cell>
          <table:table-cell table:formula="of:=STDEV([.B2:.F2])" office:value-type="float" office:value="0.33974990802059" calcext:value-type="float">
            <text:p>0.33974990802059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9.09" calcext:value-type="float">
            <text:p>49.09</text:p>
          </table:table-cell>
          <table:table-cell office:value-type="float" office:value="50.46" calcext:value-type="float">
            <text:p>50.46</text:p>
          </table:table-cell>
          <table:table-cell office:value-type="float" office:value="49.7" calcext:value-type="float">
            <text:p>49.7</text:p>
          </table:table-cell>
          <table:table-cell table:formula="of:=SUM([.B3:.F3])" office:value-type="float" office:value="252.25" calcext:value-type="float">
            <text:p>252.25</text:p>
          </table:table-cell>
          <table:table-cell table:formula="of:=[.G3]/5" office:value-type="float" office:value="50.45" calcext:value-type="float">
            <text:p>50.45</text:p>
          </table:table-cell>
          <table:table-cell table:formula="of:=STDEV([.B3:.F3])" office:value-type="float" office:value="1.13106144837493" calcext:value-type="float">
            <text:p>1.13106144837493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float" office:value="75" calcext:value-type="float">
            <text:p>75</text:p>
          </table:table-cell>
          <table:table-cell office:value-type="float" office:value="76.35" calcext:value-type="float">
            <text:p>76.35</text:p>
          </table:table-cell>
          <table:table-cell office:value-type="float" office:value="74.34" calcext:value-type="float">
            <text:p>74.34</text:p>
          </table:table-cell>
          <table:table-cell office:value-type="float" office:value="75.71" calcext:value-type="float">
            <text:p>75.71</text:p>
          </table:table-cell>
          <table:table-cell office:value-type="float" office:value="77.62" calcext:value-type="float">
            <text:p>77.62</text:p>
          </table:table-cell>
          <table:table-cell table:formula="of:=SUM([.B4:.F4])" office:value-type="float" office:value="379.02" calcext:value-type="float">
            <text:p>379.02</text:p>
          </table:table-cell>
          <table:table-cell table:formula="of:=[.G4]/5" office:value-type="float" office:value="75.804" calcext:value-type="float">
            <text:p>75.804</text:p>
          </table:table-cell>
          <table:table-cell table:formula="of:=STDEV([.B4:.F4])" office:value-type="float" office:value="1.26436940804498" calcext:value-type="float">
            <text:p>1.26436940804498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39.15" calcext:value-type="float">
            <text:p>39.15</text:p>
          </table:table-cell>
          <table:table-cell office:value-type="float" office:value="39" calcext:value-type="float">
            <text:p>39</text:p>
          </table:table-cell>
          <table:table-cell office:value-type="float" office:value="39.71" calcext:value-type="float">
            <text:p>39.71</text:p>
          </table:table-cell>
          <table:table-cell office:value-type="float" office:value="39.16" calcext:value-type="float">
            <text:p>39.16</text:p>
          </table:table-cell>
          <table:table-cell office:value-type="float" office:value="39.74" calcext:value-type="float">
            <text:p>39.74</text:p>
          </table:table-cell>
          <table:table-cell table:formula="of:=SUM([.B5:.F5])" office:value-type="float" office:value="196.76" calcext:value-type="float">
            <text:p>196.76</text:p>
          </table:table-cell>
          <table:table-cell table:formula="of:=[.G5]/5" office:value-type="float" office:value="39.352" calcext:value-type="float">
            <text:p>39.352</text:p>
          </table:table-cell>
          <table:table-cell table:formula="of:=STDEV([.B5:.F5])" office:value-type="float" office:value="0.346511183080721" calcext:value-type="float">
            <text:p>0.346511183080721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table:formula="of:=[.B2]/[.B5]" office:value-type="float" office:value="0.991060025542784" calcext:value-type="float">
            <text:p>0.991060025542784</text:p>
          </table:table-cell>
          <table:table-cell table:formula="of:=[.C2]/[.C5]" office:value-type="float" office:value="1.00589743589744" calcext:value-type="float">
            <text:p>1.00589743589744</text:p>
          </table:table-cell>
          <table:table-cell table:formula="of:=[.D2]/[.D5]" office:value-type="float" office:value="0.989926970536389" calcext:value-type="float">
            <text:p>0.989926970536389</text:p>
          </table:table-cell>
          <table:table-cell table:formula="of:=[.E2]/[.E5]" office:value-type="float" office:value="0.993871297242084" calcext:value-type="float">
            <text:p>0.993871297242084</text:p>
          </table:table-cell>
          <table:table-cell table:formula="of:=[.F2]/[.F5]" office:value-type="float" office:value="0.997986914947156" calcext:value-type="float">
            <text:p>0.997986914947156</text:p>
          </table:table-cell>
          <table:table-cell table:formula="of:=SUM([.B10:.F10])" office:value-type="float" office:value="4.97874264416585" calcext:value-type="float">
            <text:p>4.97874264416585</text:p>
          </table:table-cell>
          <table:table-cell table:formula="of:=[.G10]/5" office:value-type="float" office:value="0.99574852883317" calcext:value-type="float">
            <text:p>0.99574852883317</text:p>
          </table:table-cell>
          <table:table-cell table:formula="of:=STDEV([.B10:.F10])" office:value-type="float" office:value="0.00646929844627185" calcext:value-type="float">
            <text:p>0.006469298446272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table:formula="of:=[.B3]/[.B5]" office:value-type="float" office:value="1.30268199233716" calcext:value-type="float">
            <text:p>1.30268199233716</text:p>
          </table:table-cell>
          <table:table-cell table:formula="of:=[.C3]/[.C5]" office:value-type="float" office:value="1.33333333333333" calcext:value-type="float">
            <text:p>1.33333333333333</text:p>
          </table:table-cell>
          <table:table-cell table:formula="of:=[.D3]/[.D5]" office:value-type="float" office:value="1.23621254092168" calcext:value-type="float">
            <text:p>1.23621254092168</text:p>
          </table:table-cell>
          <table:table-cell table:formula="of:=[.E3]/[.E5]" office:value-type="float" office:value="1.28855975485189" calcext:value-type="float">
            <text:p>1.28855975485189</text:p>
          </table:table-cell>
          <table:table-cell table:formula="of:=[.F3]/[.F5]" office:value-type="float" office:value="1.25062908907901" calcext:value-type="float">
            <text:p>1.25062908907901</text:p>
          </table:table-cell>
          <table:table-cell table:formula="of:=SUM([.B11:.F11])" office:value-type="float" office:value="6.41141671052308" calcext:value-type="float">
            <text:p>6.41141671052308</text:p>
          </table:table-cell>
          <table:table-cell table:formula="of:=[.G11]/5" office:value-type="float" office:value="1.28228334210462" calcext:value-type="float">
            <text:p>1.28228334210462</text:p>
          </table:table-cell>
          <table:table-cell table:formula="of:=STDEV([.B11:.F11])" office:value-type="float" office:value="0.0393259149575137" calcext:value-type="float">
            <text:p>0.039325914957514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table:formula="of:=[.B4]/[.B5]" office:value-type="float" office:value="1.91570881226054" calcext:value-type="float">
            <text:p>1.91570881226054</text:p>
          </table:table-cell>
          <table:table-cell table:formula="of:=[.C4]/[.C5]" office:value-type="float" office:value="1.95769230769231" calcext:value-type="float">
            <text:p>1.95769230769231</text:p>
          </table:table-cell>
          <table:table-cell table:formula="of:=[.D4]/[.D5]" office:value-type="float" office:value="1.87207252581214" calcext:value-type="float">
            <text:p>1.87207252581214</text:p>
          </table:table-cell>
          <table:table-cell table:formula="of:=[.E4]/[.E5]" office:value-type="float" office:value="1.93335035750766" calcext:value-type="float">
            <text:p>1.93335035750766</text:p>
          </table:table-cell>
          <table:table-cell table:formula="of:=[.F4]/[.F5]" office:value-type="float" office:value="1.95319577252139" calcext:value-type="float">
            <text:p>1.95319577252139</text:p>
          </table:table-cell>
          <table:table-cell table:formula="of:=SUM([.B12:.F12])" office:value-type="float" office:value="9.63201977579403" calcext:value-type="float">
            <text:p>9.63201977579403</text:p>
          </table:table-cell>
          <table:table-cell table:formula="of:=[.G12]/5" office:value-type="float" office:value="1.92640395515881" calcext:value-type="float">
            <text:p>1.92640395515881</text:p>
          </table:table-cell>
          <table:table-cell table:formula="of:=STDEV([.B12:.F12])" office:value-type="float" office:value="0.0346817865886017" calcext:value-type="float">
            <text:p>0.034681786588602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39.15" calcext:value-type="float">
            <text:p>39.15</text:p>
          </table:table-cell>
          <table:table-cell office:value-type="float" office:value="39" calcext:value-type="float">
            <text:p>39</text:p>
          </table:table-cell>
          <table:table-cell office:value-type="float" office:value="39.71" calcext:value-type="float">
            <text:p>39.71</text:p>
          </table:table-cell>
          <table:table-cell office:value-type="float" office:value="39.16" calcext:value-type="float">
            <text:p>39.16</text:p>
          </table:table-cell>
          <table:table-cell office:value-type="float" office:value="39.74" calcext:value-type="float">
            <text:p>39.74</text:p>
          </table:table-cell>
          <table:table-cell table:formula="of:=SUM([.B13:.F13])" office:value-type="float" office:value="196.76" calcext:value-type="float">
            <text:p>196.76</text:p>
          </table:table-cell>
          <table:table-cell table:formula="of:=[.G13]/5" office:value-type="float" office:value="39.352" calcext:value-type="float">
            <text:p>39.352</text:p>
          </table:table-cell>
          <table:table-cell table:formula="of:=STDEV([.B13:.F13])" office:value-type="float" office:value="0.346511183080721" calcext:value-type="float">
            <text:p>0.346511183080721</text:p>
          </table:table-cell>
        </table:table-row>
      </table:table>
      <table:table table:name="Use Case optimizers" table:style-name="ta1">
        <table:shapes>
          <draw:frame draw:z-index="0" draw:style-name="gr1" draw:text-style-name="P1" svg:width="159.99mm" svg:height="89.99mm" svg:x="60.83mm" svg:y="25.81mm">
            <loext:p draw:notify-on-update-of-ranges="'Use Case optimizers'.I2:'Use Case optimizers'.K2 'Use Case optimizers'.H3:'Use Case optimizers'.H3 'Use Case optimizers'.I3:'Use Case optimizers'.K3 'Use Case optimizers'.H4:'Use Case optimizers'.H4 'Use Case optimizers'.I4:'Use Case optimizers'.K4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SO</text:p>
          </table:table-cell>
        </table:table-row>
        <table:table-row table:style-name="ro1">
          <table:table-cell office:value-type="string" calcext:value-type="string">
            <text:p>Training Fitness</text:p>
          </table:table-cell>
          <table:table-cell office:value-type="float" office:value="0.00127676216678974" calcext:value-type="float">
            <text:p>0.00127676216679</text:p>
          </table:table-cell>
          <table:table-cell office:value-type="float" office:value="0.0012793885319885" calcext:value-type="float">
            <text:p>0.001279388531989</text:p>
          </table:table-cell>
          <table:table-cell office:value-type="float" office:value="0.00108031872124104" calcext:value-type="float">
            <text:p>0.001080318721241</text:p>
          </table:table-cell>
          <table:table-cell office:value-type="float" office:value="0.0012793885319885" calcext:value-type="float">
            <text:p>0.001279388531989</text:p>
          </table:table-cell>
          <table:table-cell table:number-columns-repeated="2"/>
          <table:table-cell office:value-type="string" calcext:value-type="string">
            <text:p>Training Fitness</text:p>
          </table:table-cell>
          <table:table-cell table:formula="of:=[.C3]/[.B3]" office:value-type="float" office:value="1.0020570512403" calcext:value-type="float">
            <text:p>1.0020570512403</text:p>
          </table:table-cell>
          <table:table-cell table:formula="of:=[.D3]/[.C3]" office:value-type="float" office:value="0.844402379910304" calcext:value-type="float">
            <text:p>0.844402379910304</text:p>
          </table:table-cell>
          <table:table-cell table:formula="of:=[.E3]/[.D3]" office:value-type="float" office:value="1.1842695186461" calcext:value-type="float">
            <text:p>1.1842695186461</text:p>
          </table:table-cell>
        </table:table-row>
        <table:table-row table:style-name="ro1">
          <table:table-cell office:value-type="string" calcext:value-type="string">
            <text:p>Validation Fitness</text:p>
          </table:table-cell>
          <table:table-cell office:value-type="float" office:value="0.0401681099573114" calcext:value-type="float">
            <text:p>0.040168109957311</text:p>
          </table:table-cell>
          <table:table-cell office:value-type="float" office:value="0.0364392414080786" calcext:value-type="float">
            <text:p>0.036439241408079</text:p>
          </table:table-cell>
          <table:table-cell office:value-type="float" office:value="0.0402670180277204" calcext:value-type="float">
            <text:p>0.04026701802772</text:p>
          </table:table-cell>
          <table:table-cell office:value-type="float" office:value="0.0364392414080786" calcext:value-type="float">
            <text:p>0.036439241408079</text:p>
          </table:table-cell>
          <table:table-cell table:number-columns-repeated="2"/>
          <table:table-cell office:value-type="string" calcext:value-type="string">
            <text:p>Validation Fitness</text:p>
          </table:table-cell>
          <table:table-cell table:formula="of:=[.C4]/[.B4]" office:value-type="float" office:value="0.907168434033972" calcext:value-type="float">
            <text:p>0.907168434033972</text:p>
          </table:table-cell>
          <table:table-cell table:formula="of:=[.D4]/[.C4]" office:value-type="float" office:value="1.10504545297129" calcext:value-type="float">
            <text:p>1.10504545297129</text:p>
          </table:table-cell>
          <table:table-cell table:formula="of:=[.E4]/[.D4]" office:value-type="float" office:value="0.904940151838244" calcext:value-type="float">
            <text:p>0.904940151838244</text:p>
          </table:table-cell>
        </table:table-row>
      </table:table>
      <table:table table:name="Use case hybrid" table:style-name="ta1">
        <table:shapes>
          <draw:frame draw:z-index="0" draw:style-name="gr1" draw:text-style-name="P1" svg:width="159.99mm" svg:height="89.99mm" svg:x="3.19mm" svg:y="17.93mm">
            <loext:p draw:notify-on-update-of-ranges="'Use case hybrid'.I1:'Use case hybrid'.K1 'Use case hybrid'.H2:'Use case hybrid'.H2 'Use case hybrid'.I2:'Use case hybrid'.K2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" draw:style-name="gr1" draw:text-style-name="P1" svg:width="159.99mm" svg:height="89.99mm" svg:x="304.71mm" svg:y="101.09mm">
            <loext:p draw:notify-on-update-of-ranges="'Use case hybrid'.I27:'Use case hybrid'.K27 'Use case hybrid'.H28:'Use case hybrid'.H28 'Use case hybrid'.I28:'Use case hybrid'.K28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Tre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string" calcext:value-type="string">
            <text:p>Validated</text:p>
          </table:table-cell>
          <table:table-cell office:value-type="float" office:value="0.00195515522917022" calcext:value-type="float">
            <text:p>0.00195515522917</text:p>
          </table:table-cell>
          <table:table-cell office:value-type="float" office:value="0.00150906003801643" calcext:value-type="float">
            <text:p>0.001509060038016</text:p>
          </table:table-cell>
          <table:table-cell office:value-type="float" office:value="0.0025047090445508" calcext:value-type="float">
            <text:p>0.002504709044551</text:p>
          </table:table-cell>
          <table:table-cell office:value-type="float" office:value="0.00213101588120057" calcext:value-type="float">
            <text:p>0.002131015881201</text:p>
          </table:table-cell>
          <table:table-cell table:number-columns-repeated="2"/>
          <table:table-cell office:value-type="string" calcext:value-type="string">
            <text:p>Validated Fitness</text:p>
          </table:table-cell>
          <table:table-cell table:formula="of:=[.E2]/[.B2]" office:value-type="float" office:value="1.08994715580971" calcext:value-type="float">
            <text:p>1.08994715580971</text:p>
          </table:table-cell>
          <table:table-cell table:formula="of:=[.E2]/[.C2]" office:value-type="float" office:value="1.41214784535787" calcext:value-type="float">
            <text:p>1.41214784535787</text:p>
          </table:table-cell>
          <table:table-cell table:formula="of:=[.E2]/[.D2]" office:value-type="float" office:value="0.850803763349987" calcext:value-type="float">
            <text:p>0.850803763349987</text:p>
          </table:table-cell>
        </table:table-row>
        <table:table-row table:style-name="ro1" table:number-rows-repeated="23">
          <table:table-cell table:number-columns-repeated="11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tim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office:value-type="string" calcext:value-type="string">
            <text:p>Tre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394" calcext:value-type="float">
            <text:p>394</text:p>
          </table:table-cell>
          <table:table-cell office:value-type="float" office:value="285" calcext:value-type="float">
            <text:p>28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Speedup</text:p>
          </table:table-cell>
          <table:table-cell table:formula="of:=[.E28]/[.B28]" office:value-type="float" office:value="0.894009216589862" calcext:value-type="float">
            <text:p>0.894009216589862</text:p>
          </table:table-cell>
          <table:table-cell table:formula="of:=[.E28]/[.C28]" office:value-type="float" office:value="0.49238578680203" calcext:value-type="float">
            <text:p>0.49238578680203</text:p>
          </table:table-cell>
          <table:table-cell table:formula="of:=[.E28]/[.D28]" office:value-type="float" office:value="0.680701754385965" calcext:value-type="float">
            <text:p>0.6807017543859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5:49:07.662476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1:24:57.714132851</meta:creation-date>
    <dc:date>2017-05-30T16:52:58.132574507</dc:date>
    <meta:editing-duration>PT6H1M54S</meta:editing-duration>
    <meta:editing-cycles>19</meta:editing-cycles>
    <meta:generator>LibreOffice/5.2.6.2$Linux_X86_64 LibreOffice_project/20$Build-2</meta:generator>
    <meta:document-statistic meta:table-count="9" meta:cell-count="2685"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cm" svg:y="0.316cm" chart:style-name="ch2">
          <text:p>Mean Fitness for Test Problem</text:p>
        </chart:title>
        <chart:subtitle svg:x="6.62cm" svg:y="1.275cm" chart:style-name="ch3">
          <text:p>- log(10, mean)</text:p>
        </chart:subtitle>
        <chart:legend chart:legend-position="end" svg:x="14.504cm" svg:y="3.703cm" style:legend-expansion="high" chart:style-name="ch4"/>
        <chart:plot-area chart:style-name="ch5" table:cell-range-address="TestProblem.E3:TestProblem.H3 TestProblem.F2:TestProblem.H2" chart:data-source-has-labels="both" svg:x="0.32cm" svg:y="2.138cm" svg:width="13.864cm" svg:height="6.682cm">
          <chartooo:coordinate-region svg:x="0.941cm" svg:y="2.338cm" svg:width="13.243cm" svg:height="5.835cm"/>
          <chart:axis chart:dimension="x" chart:name="primary-x" chart:style-name="ch6" chartooo:axis-type="auto">
            <chartooo:date-scale/>
            <chart:categories table:cell-range-address="TestProblem.E3:TestProblem.E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3:TestProblem.F3" chart:label-cell-address="TestProblem.F2:TestProblem.F2" chart:class="chart:bar">
            <chart:data-point/>
          </chart:series>
          <chart:series chart:style-name="ch10" chart:values-cell-range-address="TestProblem.G3:TestProblem.G3" chart:label-cell-address="TestProblem.G2:TestProblem.G2" chart:class="chart:bar">
            <chart:data-point/>
          </chart:series>
          <chart:series chart:style-name="ch11" chart:values-cell-range-address="TestProblem.H3:TestProblem.H3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TestProblem.E3:TestProblem.E3</svg:desc>
                </draw:g>
              </table:table-cell>
              <table:table-cell office:value-type="float" office:value="6.57449393124018">
                <text:p>6.57449393124018</text:p>
                <draw:g>
                  <svg:desc>TestProblem.F3:TestProblem.F3</svg:desc>
                </draw:g>
              </table:table-cell>
              <table:table-cell office:value-type="float" office:value="8.38516117686165">
                <text:p>8.38516117686165</text:p>
                <draw:g>
                  <svg:desc>TestProblem.G3:TestProblem.G3</svg:desc>
                </draw:g>
              </table:table-cell>
              <table:table-cell office:value-type="float" office:value="9.75174833059207">
                <text:p>9.75174833059207</text:p>
                <draw:g>
                  <svg:desc>TestProblem.H3:TestProblem.H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2 Phases Hybrid'.S12:'2 Phases Hybrid'.AG15 '2 Phases Hybrid'.R13:'2 Phases Hybrid'.R1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2:'2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3:'2 Phases Hybrid'.AG13" chart:label-cell-address="'2 Phases Hybrid'.R13:'2 Phases Hybrid'.R13" chart:class="chart:bar">
            <chart:data-point chart:repeated="15"/>
          </chart:series>
          <chart:series chart:style-name="ch10" chart:values-cell-range-address="'2 Phases Hybrid'.S14:'2 Phases Hybrid'.AG14" chart:label-cell-address="'2 Phases Hybrid'.R14:'2 Phases Hybrid'.R14" chart:class="chart:bar">
            <chart:data-point chart:repeated="15"/>
          </chart:series>
          <chart:series chart:style-name="ch11" chart:values-cell-range-address="'2 Phases Hybrid'.S15:'2 Phases Hybrid'.AG15" chart:label-cell-address="'2 Phases Hybrid'.R15:'2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2:'2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3:'2 Phases Hybrid'.R13</svg:desc>
                </draw:g>
              </table:table-cell>
              <table:table-cell office:value-type="float" office:value="1.31470969295517">
                <text:p>1.31470969295517</text:p>
                <draw:g>
                  <svg:desc>'2 Phases Hybrid'.S13:'2 Phases Hybrid'.AG13</svg:desc>
                </draw:g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568023699310736">
                <text:p>-0.0568023699310736</text:p>
              </table:table-cell>
              <table:table-cell office:value-type="float" office:value="0.252367514459899">
                <text:p>0.252367514459899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.75785134368558">
                <text:p>0.75785134368558</text:p>
              </table:table-cell>
              <table:table-cell office:value-type="float" office:value="0.0692980121155293">
                <text:p>0.0692980121155293</text:p>
              </table:table-cell>
              <table:table-cell office:value-type="float" office:value="0.370698092575577">
                <text:p>0.370698092575577</text:p>
              </table:table-cell>
              <table:table-cell office:value-type="float" office:value="-0.0357875270301807">
                <text:p>-0.0357875270301807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107209969647868">
                <text:p>0.107209969647868</text:p>
              </table:table-cell>
              <table:table-cell office:value-type="float" office:value="0.0610753236297918">
                <text:p>0.0610753236297918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15170514460649">
                <text:p>-0.0315170514460649</text:p>
              </table:table-cell>
            </table:table-row>
            <table:table-row>
              <table:table-cell office:value-type="string">
                <text:p>DE</text:p>
                <draw:g>
                  <svg:desc>'2 Phases Hybrid'.R14:'2 Phases Hybrid'.R14</svg:desc>
                </draw:g>
              </table:table-cell>
              <table:table-cell office:value-type="float" office:value="1.04805317311561">
                <text:p>1.04805317311561</text:p>
                <draw:g>
                  <svg:desc>'2 Phases Hybrid'.S14:'2 Phases Hybrid'.AG14</svg:desc>
                </draw:g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0.106190897263415">
                <text:p>0.106190897263415</text:p>
              </table:table-cell>
              <table:table-cell office:value-type="float" office:value="0.229425847920695">
                <text:p>0.229425847920695</text:p>
              </table:table-cell>
              <table:table-cell office:value-type="float" office:value="0.392345155361204">
                <text:p>0.392345155361204</text:p>
              </table:table-cell>
              <table:table-cell office:value-type="float" office:value="-0.0805557895347631">
                <text:p>-0.0805557895347631</text:p>
              </table:table-cell>
              <table:table-cell office:value-type="float" office:value="-0.47716468633947">
                <text:p>-0.47716468633947</text:p>
              </table:table-cell>
              <table:table-cell office:value-type="float" office:value="-0.00204599593059699">
                <text:p>-0.00204599593059699</text:p>
              </table:table-cell>
              <table:table-cell office:value-type="float" office:value="0.351989455435632">
                <text:p>0.351989455435632</text:p>
              </table:table-cell>
              <table:table-cell office:value-type="float" office:value="0.0161973535124391">
                <text:p>0.0161973535124391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1156105116743">
                <text:p>0.1156105116743</text:p>
              </table:table-cell>
              <table:table-cell office:value-type="float" office:value="-0.0261335501646217">
                <text:p>-0.0261335501646217</text:p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-0.0314236648245023">
                <text:p>-0.0314236648245023</text:p>
              </table:table-cell>
            </table:table-row>
            <table:table-row>
              <table:table-cell office:value-type="string">
                <text:p>PSO</text:p>
                <draw:g>
                  <svg:desc>'2 Phases Hybrid'.R15:'2 Phases Hybrid'.R15</svg:desc>
                </draw:g>
              </table:table-cell>
              <table:table-cell office:value-type="float" office:value="3.87471368875778">
                <text:p>3.87471368875778</text:p>
                <draw:g>
                  <svg:desc>'2 Phases Hybrid'.S15:'2 Phases Hybrid'.AG15</svg:desc>
                </draw:g>
              </table:table-cell>
              <table:table-cell office:value-type="float" office:value="0.843668722979144">
                <text:p>0.843668722979144</text:p>
              </table:table-cell>
              <table:table-cell office:value-type="float" office:value="0.0881360887005513">
                <text:p>0.0881360887005513</text:p>
              </table:table-cell>
              <table:table-cell office:value-type="float" office:value="0.0378247505883419">
                <text:p>0.0378247505883419</text:p>
              </table:table-cell>
              <table:table-cell office:value-type="float" office:value="0.523095838252568">
                <text:p>0.523095838252568</text:p>
              </table:table-cell>
              <table:table-cell office:value-type="float" office:value="0.164650215934297">
                <text:p>0.164650215934297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0484418035504045">
                <text:p>0.0484418035504045</text:p>
              </table:table-cell>
              <table:table-cell office:value-type="float" office:value="0.113943352306837">
                <text:p>0.113943352306837</text:p>
              </table:table-cell>
              <table:table-cell office:value-type="float" office:value="-0.0558135387163125">
                <text:p>-0.0558135387163125</text:p>
              </table:table-cell>
              <table:table-cell office:value-type="float" office:value="0.0835026198302674">
                <text:p>0.0835026198302674</text:p>
              </table:table-cell>
              <table:table-cell office:value-type="float" office:value="0.192846115188842">
                <text:p>0.192846115188842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42340358173138">
                <text:p>-0.03423403581731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2 Phases Hybrid'.S17:'2 Phases Hybrid'.AG20 '2 Phases Hybrid'.R18:'2 Phases Hybrid'.R2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7:'2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8:'2 Phases Hybrid'.AG18" chart:label-cell-address="'2 Phases Hybrid'.R18:'2 Phases Hybrid'.R18" chart:class="chart:bar">
            <chart:data-point chart:repeated="15"/>
          </chart:series>
          <chart:series chart:style-name="ch10" chart:values-cell-range-address="'2 Phases Hybrid'.S19:'2 Phases Hybrid'.AG19" chart:label-cell-address="'2 Phases Hybrid'.R19:'2 Phases Hybrid'.R19" chart:class="chart:bar">
            <chart:data-point chart:repeated="15"/>
          </chart:series>
          <chart:series chart:style-name="ch11" chart:values-cell-range-address="'2 Phases Hybrid'.S20:'2 Phases Hybrid'.AG20" chart:label-cell-address="'2 Phases Hybrid'.R20:'2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7:'2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8:'2 Phases Hybrid'.R18</svg:desc>
                </draw:g>
              </table:table-cell>
              <table:table-cell office:value-type="float" office:value="1.31132995230379">
                <text:p>1.31132995230379</text:p>
                <draw:g>
                  <svg:desc>'2 Phases Hybrid'.S18:'2 Phases Hybrid'.AG18</svg:desc>
                </draw:g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0.172310968521954">
                <text:p>0.172310968521954</text:p>
              </table:table-cell>
              <table:table-cell office:value-type="float" office:value="-0.0215455666347714">
                <text:p>-0.0215455666347714</text:p>
              </table:table-cell>
              <table:table-cell office:value-type="float" office:value="0.232742062720737">
                <text:p>0.232742062720737</text:p>
              </table:table-cell>
              <table:table-cell office:value-type="float" office:value="0.00902574208691021">
                <text:p>0.00902574208691021</text:p>
              </table:table-cell>
              <table:table-cell office:value-type="float" office:value="0.793580867368156">
                <text:p>0.793580867368156</text:p>
              </table:table-cell>
              <table:table-cell office:value-type="float" office:value="0.0386201619497028">
                <text:p>0.0386201619497028</text:p>
              </table:table-cell>
              <table:table-cell office:value-type="float" office:value="0.413132050434872">
                <text:p>0.413132050434872</text:p>
              </table:table-cell>
              <table:table-cell office:value-type="float" office:value="-0.0293742233117054">
                <text:p>-0.0293742233117054</text:p>
              </table:table-cell>
              <table:table-cell office:value-type="float" office:value="-0.0611801749737897">
                <text:p>-0.0611801749737897</text:p>
              </table:table-cell>
              <table:table-cell office:value-type="float" office:value="0.0515383905153274">
                <text:p>0.0515383905153274</text:p>
              </table:table-cell>
              <table:table-cell office:value-type="float" office:value="-0.0311436253853076">
                <text:p>-0.0311436253853076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806545028105216">
                <text:p>-0.00806545028105216</text:p>
              </table:table-cell>
            </table:table-row>
            <table:table-row>
              <table:table-cell office:value-type="string">
                <text:p>DE</text:p>
                <draw:g>
                  <svg:desc>'2 Phases Hybrid'.R19:'2 Phases Hybrid'.R19</svg:desc>
                </draw:g>
              </table:table-cell>
              <table:table-cell office:value-type="float" office:value="1.08386080086657">
                <text:p>1.08386080086657</text:p>
                <draw:g>
                  <svg:desc>'2 Phases Hybrid'.S19:'2 Phases Hybrid'.AG19</svg:desc>
                </draw:g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0.0948203803547999">
                <text:p>0.0948203803547999</text:p>
              </table:table-cell>
              <table:table-cell office:value-type="float" office:value="0.300378064870702">
                <text:p>0.300378064870702</text:p>
              </table:table-cell>
              <table:table-cell office:value-type="float" office:value="0.366236123718293">
                <text:p>0.366236123718293</text:p>
              </table:table-cell>
              <table:table-cell office:value-type="float" office:value="-0.078209514341813">
                <text:p>-0.078209514341813</text:p>
              </table:table-cell>
              <table:table-cell office:value-type="float" office:value="-0.447088549783491">
                <text:p>-0.447088549783491</text:p>
              </table:table-cell>
              <table:table-cell office:value-type="float" office:value="-0.0118425274432471">
                <text:p>-0.0118425274432471</text:p>
              </table:table-cell>
              <table:table-cell office:value-type="float" office:value="0.359456020120987">
                <text:p>0.359456020120987</text:p>
              </table:table-cell>
              <table:table-cell office:value-type="float" office:value="0.00389116623691048">
                <text:p>0.00389116623691048</text:p>
              </table:table-cell>
              <table:table-cell office:value-type="float" office:value="-0.0224592940534652">
                <text:p>-0.0224592940534652</text:p>
              </table:table-cell>
              <table:table-cell office:value-type="float" office:value="0.208441356438567">
                <text:p>0.208441356438567</text:p>
              </table:table-cell>
              <table:table-cell office:value-type="float" office:value="-0.0158779171388898">
                <text:p>-0.0158779171388898</text:p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-0.0146633582643872">
                <text:p>-0.0146633582643872</text:p>
              </table:table-cell>
            </table:table-row>
            <table:table-row>
              <table:table-cell office:value-type="string">
                <text:p>PSO</text:p>
                <draw:g>
                  <svg:desc>'2 Phases Hybrid'.R20:'2 Phases Hybrid'.R20</svg:desc>
                </draw:g>
              </table:table-cell>
              <table:table-cell office:value-type="float" office:value="3.92334765649783">
                <text:p>3.92334765649783</text:p>
                <draw:g>
                  <svg:desc>'2 Phases Hybrid'.S20:'2 Phases Hybrid'.AG20</svg:desc>
                </draw:g>
              </table:table-cell>
              <table:table-cell office:value-type="float" office:value="0.918344928962275">
                <text:p>0.918344928962275</text:p>
              </table:table-cell>
              <table:table-cell office:value-type="float" office:value="0.0806264869218057">
                <text:p>0.0806264869218057</text:p>
              </table:table-cell>
              <table:table-cell office:value-type="float" office:value="0.0297894708318556">
                <text:p>0.0297894708318556</text:p>
              </table:table-cell>
              <table:table-cell office:value-type="float" office:value="0.492900011108703">
                <text:p>0.492900011108703</text:p>
              </table:table-cell>
              <table:table-cell office:value-type="float" office:value="0.134177107576766">
                <text:p>0.134177107576766</text:p>
              </table:table-cell>
              <table:table-cell office:value-type="float" office:value="0.086003705618382">
                <text:p>0.086003705618382</text:p>
              </table:table-cell>
              <table:table-cell office:value-type="float" office:value="-0.00802120900541637">
                <text:p>-0.00802120900541637</text:p>
              </table:table-cell>
              <table:table-cell office:value-type="float" office:value="0.149527013754348">
                <text:p>0.149527013754348</text:p>
              </table:table-cell>
              <table:table-cell office:value-type="float" office:value="-0.0487110627223279">
                <text:p>-0.0487110627223279</text:p>
              </table:table-cell>
              <table:table-cell office:value-type="float" office:value="0.024895960107485">
                <text:p>0.024895960107485</text:p>
              </table:table-cell>
              <table:table-cell office:value-type="float" office:value="0.229937685907934">
                <text:p>0.229937685907934</text:p>
              </table:table-cell>
              <table:table-cell office:value-type="float" office:value="0.00774777800073995">
                <text:p>0.00774777800073995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700490156865849">
                <text:p>-0.007004901568658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10 Phases Hybrid'.S2:'10 Phases Hybrid'.AG5 '10 Phases Hybrid'.R3:'10 Phases Hybrid'.R5" chart:data-source-has-labels="both" svg:x="1.331cm" svg:y="1.275cm" svg:width="12.853cm" svg:height="7.545cm">
          <chartooo:coordinate-region svg:x="1.873cm" svg:y="1.468cm" svg:width="12.311cm" svg:height="7.146cm"/>
          <chart:axis chart:dimension="x" chart:name="primary-x" chart:style-name="ch5" chartooo:axis-type="auto">
            <chartooo:date-scale/>
            <chart:categories table:cell-range-address="'10 Phases Hybrid'.S2:'10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10 Phases Hybrid'.S3:'10 Phases Hybrid'.AG3" chart:label-cell-address="'10 Phases Hybrid'.R3:'10 Phases Hybrid'.R3" chart:class="chart:bar">
            <chart:data-point chart:repeated="15"/>
          </chart:series>
          <chart:series chart:style-name="ch10" chart:values-cell-range-address="'10 Phases Hybrid'.S4:'10 Phases Hybrid'.AG4" chart:label-cell-address="'10 Phases Hybrid'.R4:'10 Phases Hybrid'.R4" chart:class="chart:bar">
            <chart:data-point chart:repeated="15"/>
          </chart:series>
          <chart:series chart:style-name="ch11" chart:values-cell-range-address="'10 Phases Hybrid'.S5:'10 Phases Hybrid'.AG5" chart:label-cell-address="'10 Phases Hybrid'.R5:'10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2:'10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3:'10 Phases Hybrid'.R3</svg:desc>
                </draw:g>
              </table:table-cell>
              <table:table-cell office:value-type="float" office:value="0">
                <text:p>0</text:p>
                <draw:g>
                  <svg:desc>'10 Phases Hybrid'.S3:'10 Phases Hybrid'.AG3</svg:desc>
                </draw:g>
              </table:table-cell>
              <table:table-cell office:value-type="float" office:value="-0.798329820353418">
                <text:p>-0.798329820353418</text:p>
              </table:table-cell>
              <table:table-cell office:value-type="float" office:value="-0.170117553556507">
                <text:p>-0.170117553556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5398390737407">
                <text:p>3.65398390737407</text:p>
              </table:table-cell>
              <table:table-cell office:value-type="float" office:value="-0.751781438809925">
                <text:p>-0.751781438809925</text:p>
              </table:table-cell>
              <table:table-cell office:value-type="float" office:value="0.262688344301696">
                <text:p>0.262688344301696</text:p>
              </table:table-cell>
              <table:table-cell office:value-type="float" office:value="-0.987584625237567">
                <text:p>-0.987584625237567</text:p>
              </table:table-cell>
              <table:table-cell office:value-type="float" office:value="-0.155957957958983">
                <text:p>-0.155957957958983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77415185895471">
                <text:p>0.77415185895471</text:p>
              </table:table-cell>
              <table:table-cell office:value-type="float" office:value="-0.246110668540167">
                <text:p>-0.246110668540167</text:p>
              </table:table-cell>
              <table:table-cell office:value-type="float" office:value="0.0637085593914174">
                <text:p>0.0637085593914174</text:p>
              </table:table-cell>
            </table:table-row>
            <table:table-row>
              <table:table-cell office:value-type="string">
                <text:p>DE</text:p>
                <draw:g>
                  <svg:desc>'10 Phases Hybrid'.R4:'10 Phases Hybrid'.R4</svg:desc>
                </draw:g>
              </table:table-cell>
              <table:table-cell office:value-type="float" office:value="0">
                <text:p>0</text:p>
                <draw:g>
                  <svg:desc>'10 Phases Hybrid'.S4:'10 Phases Hybrid'.AG4</svg:desc>
                </draw:g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-0.901702463505302">
                <text:p>-0.901702463505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5816994307949">
                <text:p>-0.65816994307949</text:p>
              </table:table-cell>
              <table:table-cell office:value-type="float" office:value="1.44963265047007">
                <text:p>1.44963265047007</text:p>
              </table:table-cell>
              <table:table-cell office:value-type="float" office:value="0.0795430074029061">
                <text:p>0.0795430074029061</text:p>
              </table:table-cell>
              <table:table-cell office:value-type="float" office:value="-0.684449465578095">
                <text:p>-0.684449465578095</text:p>
              </table:table-cell>
              <table:table-cell office:value-type="float" office:value="-0.0231916626619337">
                <text:p>-0.0231916626619337</text:p>
              </table:table-cell>
              <table:table-cell office:value-type="float" office:value="0.138933940256924">
                <text:p>0.138933940256924</text:p>
              </table:table-cell>
              <table:table-cell office:value-type="float" office:value="0.298634783124435">
                <text:p>0.298634783124435</text:p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0.27669152884504">
                <text:p>0.27669152884504</text:p>
              </table:table-cell>
            </table:table-row>
            <table:table-row>
              <table:table-cell office:value-type="string">
                <text:p>PSO</text:p>
                <draw:g>
                  <svg:desc>'10 Phases Hybrid'.R5:'10 Phases Hybrid'.R5</svg:desc>
                </draw:g>
              </table:table-cell>
              <table:table-cell office:value-type="float" office:value="0">
                <text:p>0</text:p>
                <draw:g>
                  <svg:desc>'10 Phases Hybrid'.S5:'10 Phases Hybrid'.AG5</svg:desc>
                </draw:g>
              </table:table-cell>
              <table:table-cell office:value-type="float" office:value="0.776410588807342">
                <text:p>0.776410588807342</text:p>
              </table:table-cell>
              <table:table-cell office:value-type="float" office:value="0.296665190261531">
                <text:p>0.296665190261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63865850534625">
                <text:p>-0.163865850534625</text:p>
              </table:table-cell>
              <table:table-cell office:value-type="float" office:value="0.80174661921946">
                <text:p>0.80174661921946</text:p>
              </table:table-cell>
              <table:table-cell office:value-type="float" office:value="0.57275546515422">
                <text:p>0.57275546515422</text:p>
              </table:table-cell>
              <table:table-cell office:value-type="float" office:value="-0.739451627363021">
                <text:p>-0.739451627363021</text:p>
              </table:table-cell>
              <table:table-cell office:value-type="float" office:value="-0.0529585947447796">
                <text:p>-0.0529585947447796</text:p>
              </table:table-cell>
              <table:table-cell office:value-type="float" office:value="0.323252100171687">
                <text:p>0.323252100171687</text:p>
              </table:table-cell>
              <table:table-cell office:value-type="float" office:value="0.900093901543398">
                <text:p>0.900093901543398</text:p>
              </table:table-cell>
              <table:table-cell office:value-type="float" office:value="-0.198321940964107">
                <text:p>-0.198321940964107</text:p>
              </table:table-cell>
              <table:table-cell office:value-type="float" office:value="0.876564213983846">
                <text:p>0.8765642139838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Relative gain in fitness on full data.</text:p>
        </chart:title>
        <chart:legend chart:legend-position="end" svg:x="14.504cm" svg:y="3.703cm" style:legend-expansion="high" chart:style-name="ch3"/>
        <chart:plot-area chart:style-name="ch4" table:cell-range-address="'10 Phases Hybrid'.S7:'10 Phases Hybrid'.AG10 '10 Phases Hybrid'.R8:'10 Phases Hybrid'.R10" chart:data-source-has-labels="both" svg:x="0.32cm" svg:y="1.275cm" svg:width="13.864cm" svg:height="7.545cm">
          <chartooo:coordinate-region svg:x="0.862cm" svg:y="1.468cm" svg:width="13.322cm" svg:height="7.146cm"/>
          <chart:axis chart:dimension="x" chart:name="primary-x" chart:style-name="ch5" chartooo:axis-type="auto">
            <chartooo:date-scale/>
            <chart:categories table:cell-range-address="'10 Phases Hybrid'.S7:'10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8:'10 Phases Hybrid'.AG8" chart:label-cell-address="'10 Phases Hybrid'.R8:'10 Phases Hybrid'.R8" chart:class="chart:bar">
            <chart:data-point chart:repeated="15"/>
          </chart:series>
          <chart:series chart:style-name="ch9" chart:values-cell-range-address="'10 Phases Hybrid'.S9:'10 Phases Hybrid'.AG9" chart:label-cell-address="'10 Phases Hybrid'.R9:'10 Phases Hybrid'.R9" chart:class="chart:bar">
            <chart:data-point chart:repeated="15"/>
          </chart:series>
          <chart:series chart:style-name="ch10" chart:values-cell-range-address="'10 Phases Hybrid'.S10:'10 Phases Hybrid'.AG10" chart:label-cell-address="'10 Phases Hybrid'.R10:'10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7:'10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8:'10 Phases Hybrid'.R8</svg:desc>
                </draw:g>
              </table:table-cell>
              <table:table-cell office:value-type="float" office:value="0">
                <text:p>0</text:p>
                <draw:g>
                  <svg:desc>'10 Phases Hybrid'.S8:'10 Phases Hybrid'.AG8</svg:desc>
                </draw:g>
              </table:table-cell>
              <table:table-cell office:value-type="float" office:value="-0.572027286391791">
                <text:p>-0.572027286391791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">
                <text:p>0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3.62572390952576">
                <text:p>3.62572390952576</text:p>
              </table:table-cell>
              <table:table-cell office:value-type="float" office:value="-0.719421629631924">
                <text:p>-0.719421629631924</text:p>
              </table:table-cell>
              <table:table-cell office:value-type="float" office:value="0.228913405994688">
                <text:p>0.228913405994688</text:p>
              </table:table-cell>
              <table:table-cell office:value-type="float" office:value="-1.01650902818483">
                <text:p>-1.01650902818483</text:p>
              </table:table-cell>
              <table:table-cell office:value-type="float" office:value="-0.551757587365561">
                <text:p>-0.551757587365561</text:p>
              </table:table-cell>
              <table:table-cell office:value-type="float" office:value="0.0711452904510828">
                <text:p>0.0711452904510828</text:p>
              </table:table-cell>
              <table:table-cell office:value-type="float" office:value="0.568084331315394">
                <text:p>0.568084331315394</text:p>
              </table:table-cell>
              <table:table-cell office:value-type="float" office:value="-0.0832829224011875">
                <text:p>-0.0832829224011875</text:p>
              </table:table-cell>
              <table:table-cell office:value-type="float" office:value="-0.173342208124131">
                <text:p>-0.173342208124131</text:p>
              </table:table-cell>
            </table:table-row>
            <table:table-row>
              <table:table-cell office:value-type="string">
                <text:p>DE</text:p>
                <draw:g>
                  <svg:desc>'10 Phases Hybrid'.R9:'10 Phases Hybrid'.R9</svg:desc>
                </draw:g>
              </table:table-cell>
              <table:table-cell office:value-type="float" office:value="0">
                <text:p>0</text:p>
                <draw:g>
                  <svg:desc>'10 Phases Hybrid'.S9:'10 Phases Hybrid'.AG9</svg:desc>
                </draw:g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-0.844056982028163">
                <text:p>-0.844056982028163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651305809734459">
                <text:p>-0.651305809734459</text:p>
              </table:table-cell>
              <table:table-cell office:value-type="float" office:value="1.59824319165362">
                <text:p>1.59824319165362</text:p>
              </table:table-cell>
              <table:table-cell office:value-type="float" office:value="0.0132586652835165">
                <text:p>0.0132586652835165</text:p>
              </table:table-cell>
              <table:table-cell office:value-type="float" office:value="-0.772884917410875">
                <text:p>-0.772884917410875</text:p>
              </table:table-cell>
              <table:table-cell office:value-type="float" office:value="-0.043255454717309">
                <text:p>-0.043255454717309</text:p>
              </table:table-cell>
              <table:table-cell office:value-type="float" office:value="-0.54867419151048">
                <text:p>-0.54867419151048</text:p>
              </table:table-cell>
              <table:table-cell office:value-type="float" office:value="-0.317584138322641">
                <text:p>-0.317584138322641</text:p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0.00216606175650763">
                <text:p>0.00216606175650763</text:p>
              </table:table-cell>
            </table:table-row>
            <table:table-row>
              <table:table-cell office:value-type="string">
                <text:p>PSO</text:p>
                <draw:g>
                  <svg:desc>'10 Phases Hybrid'.R10:'10 Phases Hybrid'.R10</svg:desc>
                </draw:g>
              </table:table-cell>
              <table:table-cell office:value-type="float" office:value="0">
                <text:p>0</text:p>
                <draw:g>
                  <svg:desc>'10 Phases Hybrid'.S10:'10 Phases Hybrid'.AG10</svg:desc>
                </draw:g>
              </table:table-cell>
              <table:table-cell office:value-type="float" office:value="-0.904481957676849">
                <text:p>-0.904481957676849</text:p>
              </table:table-cell>
              <table:table-cell office:value-type="float" office:value="0.488973524726508">
                <text:p>0.488973524726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153724757587787">
                <text:p>-0.153724757587787</text:p>
              </table:table-cell>
              <table:table-cell office:value-type="float" office:value="0.675595056386746">
                <text:p>0.675595056386746</text:p>
              </table:table-cell>
              <table:table-cell office:value-type="float" office:value="0.239549720840473">
                <text:p>0.239549720840473</text:p>
              </table:table-cell>
              <table:table-cell office:value-type="float" office:value="-1.5099009949367">
                <text:p>-1.5099009949367</text:p>
              </table:table-cell>
              <table:table-cell office:value-type="float" office:value="-0.553307533628473">
                <text:p>-0.553307533628473</text:p>
              </table:table-cell>
              <table:table-cell office:value-type="float" office:value="0.164055291893452">
                <text:p>0.164055291893452</text:p>
              </table:table-cell>
              <table:table-cell office:value-type="float" office:value="0.488691698316941">
                <text:p>0.488691698316941</text:p>
              </table:table-cell>
              <table:table-cell office:value-type="float" office:value="-0.149782758201611">
                <text:p>-0.149782758201611</text:p>
              </table:table-cell>
              <table:table-cell office:value-type="float" office:value="-0.136379779729684">
                <text:p>-0.1363797797296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10 Phases Hybrid'.S12:'10 Phases Hybrid'.AG15 '10 Phases Hybrid'.R13:'10 Phases Hybrid'.R15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2:'10 Phases Hybrid'.AG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3:'10 Phases Hybrid'.AG13" chart:label-cell-address="'10 Phases Hybrid'.R13:'10 Phases Hybrid'.R13" chart:class="chart:bar">
            <chart:data-point chart:repeated="15"/>
          </chart:series>
          <chart:series chart:style-name="ch9" chart:values-cell-range-address="'10 Phases Hybrid'.S14:'10 Phases Hybrid'.AG14" chart:label-cell-address="'10 Phases Hybrid'.R14:'10 Phases Hybrid'.R14" chart:class="chart:bar">
            <chart:data-point chart:repeated="15"/>
          </chart:series>
          <chart:series chart:style-name="ch10" chart:values-cell-range-address="'10 Phases Hybrid'.S15:'10 Phases Hybrid'.AG15" chart:label-cell-address="'10 Phases Hybrid'.R15:'10 Phases Hybrid'.R1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2:'10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3:'10 Phases Hybrid'.R13</svg:desc>
                </draw:g>
              </table:table-cell>
              <table:table-cell office:value-type="float" office:value="0.547774705387823">
                <text:p>0.547774705387823</text:p>
                <draw:g>
                  <svg:desc>'10 Phases Hybrid'.S13:'10 Phases Hybrid'.AG13</svg:desc>
                </draw:g>
              </table:table-cell>
              <table:table-cell office:value-type="float" office:value="-0.394479476562531">
                <text:p>-0.394479476562531</text:p>
              </table:table-cell>
              <table:table-cell office:value-type="float" office:value="-0.0808695861393855">
                <text:p>-0.0808695861393855</text:p>
              </table:table-cell>
              <table:table-cell office:value-type="float" office:value="1.12904505988796">
                <text:p>1.12904505988796</text:p>
              </table:table-cell>
              <table:table-cell office:value-type="float" office:value="11.5444401373177">
                <text:p>11.5444401373177</text:p>
              </table:table-cell>
              <table:table-cell office:value-type="float" office:value="1.92427928606188">
                <text:p>1.92427928606188</text:p>
              </table:table-cell>
              <table:table-cell office:value-type="float" office:value="0.0257153839013406">
                <text:p>0.0257153839013406</text:p>
              </table:table-cell>
              <table:table-cell office:value-type="float" office:value="-0.675306086138225">
                <text:p>-0.675306086138225</text:p>
              </table:table-cell>
              <table:table-cell office:value-type="float" office:value="-0.371508895032877">
                <text:p>-0.371508895032877</text:p>
              </table:table-cell>
              <table:table-cell office:value-type="float" office:value="-0.815024809301739">
                <text:p>-0.815024809301739</text:p>
              </table:table-cell>
              <table:table-cell office:value-type="float" office:value="-0.108574057152006">
                <text:p>-0.108574057152006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747800090864369">
                <text:p>0.747800090864369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-0.100617294466735">
                <text:p>-0.100617294466735</text:p>
              </table:table-cell>
            </table:table-row>
            <table:table-row>
              <table:table-cell office:value-type="string">
                <text:p>DE</text:p>
                <draw:g>
                  <svg:desc>'10 Phases Hybrid'.R14:'10 Phases Hybrid'.R14</svg:desc>
                </draw:g>
              </table:table-cell>
              <table:table-cell office:value-type="float" office:value="5.4491697321652">
                <text:p>5.4491697321652</text:p>
                <draw:g>
                  <svg:desc>'10 Phases Hybrid'.S14:'10 Phases Hybrid'.AG14</svg:desc>
                </draw:g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-0.82623117686335">
                <text:p>-0.82623117686335</text:p>
              </table:table-cell>
              <table:table-cell office:value-type="float" office:value="0.839729375206388">
                <text:p>0.839729375206388</text:p>
              </table:table-cell>
              <table:table-cell office:value-type="float" office:value="3.62757066418054">
                <text:p>3.62757066418054</text:p>
              </table:table-cell>
              <table:table-cell office:value-type="float" office:value="7.49108141342319">
                <text:p>7.49108141342319</text:p>
              </table:table-cell>
              <table:table-cell office:value-type="float" office:value="1.1156105116743">
                <text:p>1.1156105116743</text:p>
              </table:table-cell>
              <table:table-cell office:value-type="float" office:value="0.695218918905151">
                <text:p>0.695218918905151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-0.593971055036385">
                <text:p>-0.593971055036385</text:p>
              </table:table-cell>
              <table:table-cell office:value-type="float" office:value="-0.0276120008925272">
                <text:p>-0.0276120008925272</text:p>
              </table:table-cell>
              <table:table-cell office:value-type="float" office:value="0.126780577012009">
                <text:p>0.126780577012009</text:p>
              </table:table-cell>
              <table:table-cell office:value-type="float" office:value="0.207903530386052">
                <text:p>0.207903530386052</text:p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0.241048150671644">
                <text:p>0.241048150671644</text:p>
              </table:table-cell>
            </table:table-row>
            <table:table-row>
              <table:table-cell office:value-type="string">
                <text:p>PSO</text:p>
                <draw:g>
                  <svg:desc>'10 Phases Hybrid'.R15:'10 Phases Hybrid'.R15</svg:desc>
                </draw:g>
              </table:table-cell>
              <table:table-cell office:value-type="float" office:value="5.92147838037569">
                <text:p>5.92147838037569</text:p>
                <draw:g>
                  <svg:desc>'10 Phases Hybrid'.S15:'10 Phases Hybrid'.AG15</svg:desc>
                </draw:g>
              </table:table-cell>
              <table:table-cell office:value-type="float" office:value="0.896029912396227">
                <text:p>0.896029912396227</text:p>
              </table:table-cell>
              <table:table-cell office:value-type="float" office:value="-0.125228362815702">
                <text:p>-0.125228362815702</text:p>
              </table:table-cell>
              <table:table-cell office:value-type="float" office:value="-0.0335766540563068">
                <text:p>-0.0335766540563068</text:p>
              </table:table-cell>
              <table:table-cell office:value-type="float" office:value="4.19672872262329">
                <text:p>4.19672872262329</text:p>
              </table:table-cell>
              <table:table-cell office:value-type="float" office:value="0.187238619831479">
                <text:p>0.187238619831479</text:p>
              </table:table-cell>
              <table:table-cell office:value-type="float" office:value="0.573219827114422">
                <text:p>0.573219827114422</text:p>
              </table:table-cell>
              <table:table-cell office:value-type="float" office:value="0.633165353683903">
                <text:p>0.633165353683903</text:p>
              </table:table-cell>
              <table:table-cell office:value-type="float" office:value="0.551449997972875">
                <text:p>0.551449997972875</text:p>
              </table:table-cell>
              <table:table-cell office:value-type="float" office:value="-0.749336080536756">
                <text:p>-0.749336080536756</text:p>
              </table:table-cell>
              <table:table-cell office:value-type="float" office:value="-0.143150321274828">
                <text:p>-0.143150321274828</text:p>
              </table:table-cell>
              <table:table-cell office:value-type="float" office:value="0.264345507050092">
                <text:p>0.264345507050092</text:p>
              </table:table-cell>
              <table:table-cell office:value-type="float" office:value="0.82033284489941">
                <text:p>0.82033284489941</text:p>
              </table:table-cell>
              <table:table-cell office:value-type="float" office:value="0.29907126002741">
                <text:p>0.29907126002741</text:p>
              </table:table-cell>
              <table:table-cell office:value-type="float" office:value="0.527887565952705">
                <text:p>0.52788756595270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10 Phases Hybrid'.R17:'10 Phases Hybrid'.AG20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7:'10 Phases Hybrid'.AG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8:'10 Phases Hybrid'.AG18" chart:label-cell-address="'10 Phases Hybrid'.R18:'10 Phases Hybrid'.R18" chart:class="chart:bar">
            <chart:data-point chart:repeated="15"/>
          </chart:series>
          <chart:series chart:style-name="ch9" chart:values-cell-range-address="'10 Phases Hybrid'.S19:'10 Phases Hybrid'.AG19" chart:label-cell-address="'10 Phases Hybrid'.R19:'10 Phases Hybrid'.R19" chart:class="chart:bar">
            <chart:data-point chart:repeated="15"/>
          </chart:series>
          <chart:series chart:style-name="ch10" chart:values-cell-range-address="'10 Phases Hybrid'.S20:'10 Phases Hybrid'.AG20" chart:label-cell-address="'10 Phases Hybrid'.R20:'10 Phases Hybrid'.R2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7:'10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8:'10 Phases Hybrid'.R18</svg:desc>
                </draw:g>
              </table:table-cell>
              <table:table-cell office:value-type="float" office:value="0.530071568837378">
                <text:p>0.530071568837378</text:p>
                <draw:g>
                  <svg:desc>'10 Phases Hybrid'.S18:'10 Phases Hybrid'.AG18</svg:desc>
                </draw:g>
              </table:table-cell>
              <table:table-cell office:value-type="float" office:value="-0.330311291943792">
                <text:p>-0.330311291943792</text:p>
              </table:table-cell>
              <table:table-cell office:value-type="float" office:value="0.101403350555331">
                <text:p>0.101403350555331</text:p>
              </table:table-cell>
              <table:table-cell office:value-type="float" office:value="1.25017594808393">
                <text:p>1.25017594808393</text:p>
              </table:table-cell>
              <table:table-cell office:value-type="float" office:value="11.5850092799025">
                <text:p>11.5850092799025</text:p>
              </table:table-cell>
              <table:table-cell office:value-type="float" office:value="2.35353155907776">
                <text:p>2.35353155907776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-0.66334017654558">
                <text:p>-0.66334017654558</text:p>
              </table:table-cell>
              <table:table-cell office:value-type="float" office:value="-0.340749531227339">
                <text:p>-0.340749531227339</text:p>
              </table:table-cell>
              <table:table-cell office:value-type="float" office:value="-0.851397345193906">
                <text:p>-0.851397345193906</text:p>
              </table:table-cell>
              <table:table-cell office:value-type="float" office:value="-0.402195157595707">
                <text:p>-0.402195157595707</text:p>
              </table:table-cell>
              <table:table-cell office:value-type="float" office:value="0.00860017176191757">
                <text:p>0.00860017176191757</text:p>
              </table:table-cell>
              <table:table-cell office:value-type="float" office:value="0.552424845704085">
                <text:p>0.552424845704085</text:p>
              </table:table-cell>
              <table:table-cell office:value-type="float" office:value="0.0681858617461616">
                <text:p>0.0681858617461616</text:p>
              </table:table-cell>
              <table:table-cell office:value-type="float" office:value="0.0115704435972782">
                <text:p>0.0115704435972782</text:p>
              </table:table-cell>
            </table:table-row>
            <table:table-row>
              <table:table-cell office:value-type="string">
                <text:p>DE</text:p>
                <draw:g>
                  <svg:desc>'10 Phases Hybrid'.R19:'10 Phases Hybrid'.R19</svg:desc>
                </draw:g>
              </table:table-cell>
              <table:table-cell office:value-type="float" office:value="5.46254772880266">
                <text:p>5.46254772880266</text:p>
                <draw:g>
                  <svg:desc>'10 Phases Hybrid'.S19:'10 Phases Hybrid'.AG19</svg:desc>
                </draw:g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-1.89619627904404">
                <text:p>-1.89619627904404</text:p>
              </table:table-cell>
              <table:table-cell office:value-type="float" office:value="0.885191540606848">
                <text:p>0.885191540606848</text:p>
              </table:table-cell>
              <table:table-cell office:value-type="float" office:value="3.64787176530623">
                <text:p>3.64787176530623</text:p>
              </table:table-cell>
              <table:table-cell office:value-type="float" office:value="7.94811942438054">
                <text:p>7.94811942438054</text:p>
              </table:table-cell>
              <table:table-cell office:value-type="float" office:value="1.11727129565576">
                <text:p>1.11727129565576</text:p>
              </table:table-cell>
              <table:table-cell office:value-type="float" office:value="0.49734438101758">
                <text:p>0.49734438101758</text:p>
              </table:table-cell>
              <table:table-cell office:value-type="float" office:value="0.0240749873074262">
                <text:p>0.0240749873074262</text:p>
              </table:table-cell>
              <table:table-cell office:value-type="float" office:value="-0.657577319177794">
                <text:p>-0.657577319177794</text:p>
              </table:table-cell>
              <table:table-cell office:value-type="float" office:value="-0.0178645051962305">
                <text:p>-0.0178645051962305</text:p>
              </table:table-cell>
              <table:table-cell office:value-type="float" office:value="-0.289544135664575">
                <text:p>-0.289544135664575</text:p>
              </table:table-cell>
              <table:table-cell office:value-type="float" office:value="-0.08767164203959">
                <text:p>-0.08767164203959</text:p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0.0166155475571774">
                <text:p>0.0166155475571774</text:p>
              </table:table-cell>
            </table:table-row>
            <table:table-row>
              <table:table-cell office:value-type="string">
                <text:p>PSO</text:p>
                <draw:g>
                  <svg:desc>'10 Phases Hybrid'.R20:'10 Phases Hybrid'.R20</svg:desc>
                </draw:g>
              </table:table-cell>
              <table:table-cell office:value-type="float" office:value="5.92875420217665">
                <text:p>5.92875420217665</text:p>
                <draw:g>
                  <svg:desc>'10 Phases Hybrid'.S20:'10 Phases Hybrid'.AG20</svg:desc>
                </draw:g>
              </table:table-cell>
              <table:table-cell office:value-type="float" office:value="-0.565431095965801">
                <text:p>-0.565431095965801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0591847913491987">
                <text:p>-0.0591847913491987</text:p>
              </table:table-cell>
              <table:table-cell office:value-type="float" office:value="4.2043913319193">
                <text:p>4.2043913319193</text:p>
              </table:table-cell>
              <table:table-cell office:value-type="float" office:value="0.595716619943424">
                <text:p>0.595716619943424</text:p>
              </table:table-cell>
              <table:table-cell office:value-type="float" office:value="-0.308653235865178">
                <text:p>-0.308653235865178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268343913951065">
                <text:p>0.268343913951065</text:p>
              </table:table-cell>
              <table:table-cell office:value-type="float" office:value="-0.97061622231479">
                <text:p>-0.97061622231479</text:p>
              </table:table-cell>
              <table:table-cell office:value-type="float" office:value="-0.418391633967943">
                <text:p>-0.418391633967943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727462222624763">
                <text:p>-0.727462222624763</text:p>
              </table:table-cell>
              <table:table-cell office:value-type="float" office:value="0.166133970305109">
                <text:p>0.166133970305109</text:p>
              </table:table-cell>
              <table:table-cell office:value-type="float" office:value="-0.0829148093594327">
                <text:p>-0.08291480935943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83cm" svg:y="0.316cm" chart:style-name="ch2">
          <text:p>Incremental Symbolic Regression</text:p>
        </chart:title>
        <chart:legend chart:legend-position="end" svg:x="12.599cm" svg:y="3.952cm" style:legend-expansion="high" chart:style-name="ch3"/>
        <chart:plot-area chart:style-name="ch4" table:cell-range-address="Incremental.A4:Incremental.C9" chart:data-source-has-labels="both" svg:x="1.331cm" svg:y="1.275cm" svg:width="10.948cm" svg:height="7.545cm">
          <chartooo:coordinate-region svg:x="3.488cm" svg:y="1.275cm" svg:width="8.791cm" svg:height="3.878cm"/>
          <chart:axis chart:dimension="x" chart:name="primary-x" chart:style-name="ch5" chartooo:axis-type="auto">
            <chartooo:date-scale/>
            <chart:categories table:cell-range-address="Incremental.A5:Incremental.A9"/>
          </chart:axis>
          <chart:axis chart:dimension="y" chart:name="primary-y" chart:style-name="ch6">
            <chart:title svg:x="0.451cm" svg:y="6.665cm" chart:style-name="ch7">
              <text:p>Fitness (less is better)</text:p>
            </chart:title>
            <chart:grid chart:style-name="ch8" chart:class="major"/>
          </chart:axis>
          <chart:series chart:style-name="ch9" chart:values-cell-range-address="Incremental.B5:Incremental.B9" chart:label-cell-address="Incremental.B4:Incremental.B4" chart:class="chart:bar">
            <chart:data-point chart:repeated="5"/>
          </chart:series>
          <chart:series chart:style-name="ch10" chart:values-cell-range-address="Incremental.C5:Incremental.C9" chart:label-cell-address="Incremental.C4:Incremental.C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B4:Incremental.B4</svg:desc>
                </draw:g>
              </table:table-cell>
              <table:table-cell office:value-type="string">
                <text:p>Validated Fitness</text:p>
                <draw:g>
                  <svg:desc>Incremental.C4:Incremental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 Datapoints without seed</text:p>
                <draw:g>
                  <svg:desc>Incremental.A5:Incremental.A9</svg:desc>
                </draw:g>
              </table:table-cell>
              <table:table-cell office:value-type="float" office:value="0.00374087954383617">
                <text:p>0.00374087954383617</text:p>
                <draw:g>
                  <svg:desc>Incremental.B5:Incremental.B9</svg:desc>
                </draw:g>
              </table:table-cell>
              <table:table-cell office:value-type="float" office:value="0.0435425540987025">
                <text:p>0.0435425540987025</text:p>
                <draw:g>
                  <svg:desc>Incremental.C5:Incremental.C9</svg:desc>
                </draw:g>
              </table:table-cell>
            </table:table-row>
            <table:table-row>
              <table:table-cell office:value-type="string">
                <text:p>10 Datapoints</text:p>
              </table:table-cell>
              <table:table-cell office:value-type="float" office:value="0.000062511562117229">
                <text:p>0.000062511562117229</text:p>
              </table:table-cell>
              <table:table-cell office:value-type="float" office:value="0.00108491815702116">
                <text:p>0.00108491815702116</text:p>
              </table:table-cell>
            </table:table-row>
            <table:table-row>
              <table:table-cell office:value-type="string">
                <text:p>20 Datapoints seeded</text:p>
              </table:table-cell>
              <table:table-cell office:value-type="float" office:value="0.000894074105464826">
                <text:p>0.000894074105464826</text:p>
              </table:table-cell>
              <table:table-cell office:value-type="float" office:value="0.0495856061200959">
                <text:p>0.0495856061200959</text:p>
              </table:table-cell>
            </table:table-row>
            <table:table-row>
              <table:table-cell office:value-type="string">
                <text:p>20 Datapoint without seed</text:p>
              </table:table-cell>
              <table:table-cell office:value-type="float" office:value="0.00186618150831874">
                <text:p>0.00186618150831874</text:p>
              </table:table-cell>
              <table:table-cell office:value-type="float" office:value="0.0320987855765166">
                <text:p>0.0320987855765166</text:p>
              </table:table-cell>
            </table:table-row>
            <table:table-row>
              <table:table-cell office:value-type="string">
                <text:p>30 Datapoints seeded</text:p>
              </table:table-cell>
              <table:table-cell office:value-type="float" office:value="0.0012793885319885">
                <text:p>0.0012793885319885</text:p>
              </table:table-cell>
              <table:table-cell office:value-type="float" office:value="0.0384671197294283">
                <text:p>0.038467119729428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89cm" svg:y="0.316cm" chart:style-name="ch2">
          <text:p>Incremental symbolic regression</text:p>
        </chart:title>
        <chart:legend chart:legend-position="end" svg:x="12.599cm" svg:y="3.952cm" style:legend-expansion="high" chart:style-name="ch3"/>
        <chart:plot-area chart:style-name="ch4" table:cell-range-address="Incremental.A5:Incremental.A9 Incremental.E4:Incremental.F9" chart:data-source-has-labels="both" svg:x="1.331cm" svg:y="1.275cm" svg:width="10.948cm" svg:height="7.545cm">
          <chartooo:coordinate-region svg:x="3.488cm" svg:y="1.275cm" svg:width="8.791cm" svg:height="3.877cm"/>
          <chart:axis chart:dimension="x" chart:name="primary-x" chart:style-name="ch5" chartooo:axis-type="auto">
            <chartooo:date-scale/>
            <chart:categories table:cell-range-address="Incremental.A5:Incremental.A9"/>
          </chart:axis>
          <chart:axis chart:dimension="y" chart:name="primary-y" chart:style-name="ch6">
            <chart:title svg:x="0.451cm" svg:y="6.136cm" chart:style-name="ch7">
              <text:p>-log10(fitness)</text:p>
            </chart:title>
            <chart:grid chart:style-name="ch8" chart:class="major"/>
          </chart:axis>
          <chart:series chart:style-name="ch9" chart:values-cell-range-address="Incremental.E5:Incremental.E9" chart:label-cell-address="Incremental.E4:Incremental.E4" chart:class="chart:bar">
            <chart:data-point chart:repeated="5"/>
          </chart:series>
          <chart:series chart:style-name="ch10" chart:values-cell-range-address="Incremental.F5:Incremental.F9" chart:label-cell-address="Incremental.F4:Incremental.F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E4:Incremental.E4</svg:desc>
                </draw:g>
              </table:table-cell>
              <table:table-cell office:value-type="string">
                <text:p>Validated Fitness</text:p>
                <draw:g>
                  <svg:desc>Incremental.F4:Incremental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 Datapoints without seed</text:p>
                <draw:g>
                  <svg:desc>Incremental.A5:Incremental.A9</svg:desc>
                </draw:g>
              </table:table-cell>
              <table:table-cell office:value-type="float" office:value="2.42702627584069">
                <text:p>2.42702627584069</text:p>
                <draw:g>
                  <svg:desc>Incremental.E5:Incremental.E9</svg:desc>
                </draw:g>
              </table:table-cell>
              <table:table-cell office:value-type="float" office:value="1.36108609990586">
                <text:p>1.36108609990586</text:p>
                <draw:g>
                  <svg:desc>Incremental.F5:Incremental.F9</svg:desc>
                </draw:g>
              </table:table-cell>
            </table:table-row>
            <table:table-row>
              <table:table-cell office:value-type="string">
                <text:p>10 Datapoints</text:p>
              </table:table-cell>
              <table:table-cell office:value-type="float" office:value="4.20403964826699">
                <text:p>4.20403964826699</text:p>
              </table:table-cell>
              <table:table-cell office:value-type="float" office:value="2.96460302245575">
                <text:p>2.96460302245575</text:p>
              </table:table-cell>
            </table:table-row>
            <table:table-row>
              <table:table-cell office:value-type="string">
                <text:p>20 Datapoints seeded</text:p>
              </table:table-cell>
              <table:table-cell office:value-type="float" office:value="3.04862648314967">
                <text:p>3.04862648314967</text:p>
              </table:table-cell>
              <table:table-cell office:value-type="float" office:value="1.30464437370809">
                <text:p>1.30464437370809</text:p>
              </table:table-cell>
            </table:table-row>
            <table:table-row>
              <table:table-cell office:value-type="string">
                <text:p>20 Datapoint without seed</text:p>
              </table:table-cell>
              <table:table-cell office:value-type="float" office:value="2.72904611823816">
                <text:p>2.72904611823816</text:p>
              </table:table-cell>
              <table:table-cell office:value-type="float" office:value="1.49351139835508">
                <text:p>1.49351139835508</text:p>
              </table:table-cell>
            </table:table-row>
            <table:table-row>
              <table:table-cell office:value-type="string">
                <text:p>30 Datapoints seeded</text:p>
              </table:table-cell>
              <table:table-cell office:value-type="float" office:value="2.8929975464717">
                <text:p>2.8929975464717</text:p>
              </table:table-cell>
              <table:table-cell office:value-type="float" office:value="1.414910330783">
                <text:p>1.41491033078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89cm" svg:y="0.316cm" chart:style-name="ch2">
          <text:p>Relative gain made by incremental CSRM</text:p>
        </chart:title>
        <chart:legend chart:legend-position="end" svg:x="12.229cm" svg:y="3.703cm" style:legend-expansion="high" chart:style-name="ch3"/>
        <chart:plot-area chart:style-name="ch4" table:cell-range-address="Incremental.B12:Incremental.C12 Incremental.A14:Incremental.C16" chart:data-source-has-labels="both" svg:x="0.32cm" svg:y="1.275cm" svg:width="11.589cm" svg:height="7.545cm">
          <chartooo:coordinate-region svg:x="1.047cm" svg:y="1.475cm" svg:width="10.862cm" svg:height="6.698cm"/>
          <chart:axis chart:dimension="x" chart:name="primary-x" chart:style-name="ch5" chartooo:axis-type="auto">
            <chartooo:date-scale/>
            <chart:categories table:cell-range-address="Incremental.B12:Incremental.C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cremental.B14:Incremental.C14" chart:label-cell-address="Incremental.A14:Incremental.A14" chart:class="chart:bar">
            <chart:data-point chart:repeated="2"/>
          </chart:series>
          <chart:series chart:style-name="ch9" chart:values-cell-range-address="Incremental.B15:Incremental.C15" chart:label-cell-address="Incremental.A15:Incremental.A15" chart:class="chart:bar">
            <chart:data-point chart:repeated="2"/>
          </chart:series>
          <chart:series chart:style-name="ch10" chart:values-cell-range-address="Incremental.B16:Incremental.C16" chart:label-cell-address="Incremental.A16:Incremental.A16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B12:Incremental.C12</svg:desc>
                </draw:g>
              </table:table-cell>
              <table:table-cell office:value-type="string">
                <text:p>Validated Fitness</text:p>
              </table:table-cell>
            </table:table-row>
          </table:table-header-rows>
          <table:table-rows>
            <table:table-row>
              <table:table-cell office:value-type="string">
                <text:p>20 Points</text:p>
                <draw:g>
                  <svg:desc>Incremental.A14:Incremental.A14</svg:desc>
                </draw:g>
              </table:table-cell>
              <table:table-cell office:value-type="float" office:value="2.0872783328721">
                <text:p>2.0872783328721</text:p>
                <draw:g>
                  <svg:desc>Incremental.B14:Incremental.C14</svg:desc>
                </draw:g>
              </table:table-cell>
              <table:table-cell office:value-type="float" office:value="0.647340792785181">
                <text:p>0.647340792785181</text:p>
              </table:table-cell>
            </table:table-row>
            <table:table-row>
              <table:table-cell office:value-type="string">
                <text:p>30 Points</text:p>
                <draw:g>
                  <svg:desc>Incremental.A15:Incremental.A15</svg:desc>
                </draw:g>
              </table:table-cell>
              <table:table-cell office:value-type="float" office:value="2.92395894624902">
                <text:p>2.92395894624902</text:p>
                <draw:g>
                  <svg:desc>Incremental.B15:Incremental.C15</svg:desc>
                </draw:g>
              </table:table-cell>
              <table:table-cell office:value-type="float" office:value="1.13194214708494">
                <text:p>1.13194214708494</text:p>
              </table:table-cell>
            </table:table-row>
            <table:table-row>
              <table:table-cell office:value-type="string">
                <text:p>30 Points Extended</text:p>
                <draw:g>
                  <svg:desc>Incremental.A16:Incremental.A16</svg:desc>
                </draw:g>
              </table:table-cell>
              <table:table-cell office:value-type="float" office:value="1.11783933100774">
                <text:p>1.11783933100774</text:p>
                <draw:g>
                  <svg:desc>Incremental.B16:Incremental.C16</svg:desc>
                </draw:g>
              </table:table-cell>
              <table:table-cell office:value-type="float" office:value="0.977122521868205">
                <text:p>0.97712252186820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914cm" svg:y="0.316cm" chart:style-name="ch2">
          <text:p>Training Fitness for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089">
                <text:p>3.08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436">
                <text:p>9.436</text:p>
              </table:table-cell>
              <table:table-cell office:value-type="float" office:value="16">
                <text:p>16</text:p>
              </table:table-cell>
              <table:table-cell office:value-type="float" office:value="4.089">
                <text:p>4.089</text:p>
              </table:table-cell>
              <table:table-cell office:value-type="float" office:value="4.82">
                <text:p>4.82</text:p>
              </table:table-cell>
              <table:table-cell office:value-type="float" office:value="1.221">
                <text:p>1.221</text:p>
              </table:table-cell>
              <table:table-cell office:value-type="float" office:value="1.37">
                <text:p>1.37</text:p>
              </table:table-cell>
              <table:table-cell office:value-type="float" office:value="2.522">
                <text:p>2.522</text:p>
              </table:table-cell>
              <table:table-cell office:value-type="float" office:value="3.799">
                <text:p>3.799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65">
                <text:p>2.6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66">
                <text:p>10.66</text:p>
              </table:table-cell>
              <table:table-cell office:value-type="float" office:value="16">
                <text:p>16</text:p>
              </table:table-cell>
              <table:table-cell office:value-type="float" office:value="3.484">
                <text:p>3.484</text:p>
              </table:table-cell>
              <table:table-cell office:value-type="float" office:value="4.237">
                <text:p>4.237</text:p>
              </table:table-cell>
              <table:table-cell office:value-type="float" office:value="1.457">
                <text:p>1.457</text:p>
              </table:table-cell>
              <table:table-cell office:value-type="float" office:value="1.249">
                <text:p>1.249</text:p>
              </table:table-cell>
              <table:table-cell office:value-type="float" office:value="2.28">
                <text:p>2.28</text:p>
              </table:table-cell>
              <table:table-cell office:value-type="float" office:value="3.225">
                <text:p>3.225</text:p>
              </table:table-cell>
              <table:table-cell office:value-type="float" office:value="1.471">
                <text:p>1.471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256">
                <text:p>3.25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63">
                <text:p>12.63</text:p>
              </table:table-cell>
              <table:table-cell office:value-type="float" office:value="16">
                <text:p>16</text:p>
              </table:table-cell>
              <table:table-cell office:value-type="float" office:value="4.234">
                <text:p>4.234</text:p>
              </table:table-cell>
              <table:table-cell office:value-type="float" office:value="5.599">
                <text:p>5.599</text:p>
              </table:table-cell>
              <table:table-cell office:value-type="float" office:value="2.022">
                <text:p>2.022</text:p>
              </table:table-cell>
              <table:table-cell office:value-type="float" office:value="1.617">
                <text:p>1.617</text:p>
              </table:table-cell>
              <table:table-cell office:value-type="float" office:value="2.562">
                <text:p>2.562</text:p>
              </table:table-cell>
              <table:table-cell office:value-type="float" office:value="4.517">
                <text:p>4.517</text:p>
              </table:table-cell>
              <table:table-cell office:value-type="float" office:value="2.598">
                <text:p>2.598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716">
                <text:p>2.7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045">
                <text:p>8.045</text:p>
              </table:table-cell>
              <table:table-cell office:value-type="float" office:value="6.189">
                <text:p>6.189</text:p>
              </table:table-cell>
              <table:table-cell office:value-type="float" office:value="3.464">
                <text:p>3.464</text:p>
              </table:table-cell>
              <table:table-cell office:value-type="float" office:value="4.601">
                <text:p>4.601</text:p>
              </table:table-cell>
              <table:table-cell office:value-type="float" office:value="1.514">
                <text:p>1.514</text:p>
              </table:table-cell>
              <table:table-cell office:value-type="float" office:value="1.247">
                <text:p>1.247</text:p>
              </table:table-cell>
              <table:table-cell office:value-type="float" office:value="1.949">
                <text:p>1.949</text:p>
              </table:table-cell>
              <table:table-cell office:value-type="float" office:value="3.663">
                <text:p>3.663</text:p>
              </table:table-cell>
              <table:table-cell office:value-type="float" office:value="1.658">
                <text:p>1.658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58cm" svg:y="0.316cm" chart:style-name="ch2">
          <text:p>Standard Deviation for Test Problem</text:p>
        </chart:title>
        <chart:subtitle svg:x="6.951cm" svg:y="1.275cm" chart:style-name="ch3">
          <text:p>-log(10, sd)</text:p>
        </chart:subtitle>
        <chart:legend chart:legend-position="end" svg:x="14.504cm" svg:y="3.703cm" style:legend-expansion="high" chart:style-name="ch4"/>
        <chart:plot-area chart:style-name="ch5" table:cell-range-address="TestProblem.E4:TestProblem.H4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4:TestProblem.E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4:TestProblem.F4" chart:label-cell-address="TestProblem.F2:TestProblem.F2" chart:class="chart:bar">
            <chart:data-point/>
          </chart:series>
          <chart:series chart:style-name="ch10" chart:values-cell-range-address="TestProblem.G4:TestProblem.G4" chart:label-cell-address="TestProblem.G2:TestProblem.G2" chart:class="chart:bar">
            <chart:data-point/>
          </chart:series>
          <chart:series chart:style-name="ch11" chart:values-cell-range-address="TestProblem.H4:TestProblem.H4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</text:p>
                <draw:g>
                  <svg:desc>TestProblem.E4:TestProblem.E4</svg:desc>
                </draw:g>
              </table:table-cell>
              <table:table-cell office:value-type="float" office:value="6.32365359002916">
                <text:p>6.32365359002916</text:p>
                <draw:g>
                  <svg:desc>TestProblem.F4:TestProblem.F4</svg:desc>
                </draw:g>
              </table:table-cell>
              <table:table-cell office:value-type="float" office:value="8.05633765107621">
                <text:p>8.05633765107621</text:p>
                <draw:g>
                  <svg:desc>TestProblem.G4:TestProblem.G4</svg:desc>
                </draw:g>
              </table:table-cell>
              <table:table-cell office:value-type="float" office:value="9.41365897991458">
                <text:p>9.41365897991458</text:p>
                <draw:g>
                  <svg:desc>TestProblem.H4:TestProblem.H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9cm" svg:y="0.316cm" chart:style-name="ch2">
          <text:p>Validated fitness for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031">
                <text:p>3.031</text:p>
              </table:table-cell>
              <table:table-cell office:value-type="float" office:value="16">
                <text:p>16</text:p>
              </table:table-cell>
              <table:table-cell office:value-type="float" office:value="15.95">
                <text:p>15.95</text:p>
              </table:table-cell>
              <table:table-cell office:value-type="float" office:value="16">
                <text:p>16</text:p>
              </table:table-cell>
              <table:table-cell office:value-type="float" office:value="9.446">
                <text:p>9.446</text:p>
              </table:table-cell>
              <table:table-cell office:value-type="float" office:value="16">
                <text:p>16</text:p>
              </table:table-cell>
              <table:table-cell office:value-type="float" office:value="3.606">
                <text:p>3.606</text:p>
              </table:table-cell>
              <table:table-cell office:value-type="float" office:value="4.825">
                <text:p>4.825</text:p>
              </table:table-cell>
              <table:table-cell office:value-type="float" office:value="1.24">
                <text:p>1.24</text:p>
              </table:table-cell>
              <table:table-cell office:value-type="float" office:value="0.9081">
                <text:p>0.9081</text:p>
              </table:table-cell>
              <table:table-cell office:value-type="float" office:value="1.929">
                <text:p>1.929</text:p>
              </table:table-cell>
              <table:table-cell office:value-type="float" office:value="3.476">
                <text:p>3.476</text:p>
              </table:table-cell>
              <table:table-cell office:value-type="float" office:value="2.731">
                <text:p>2.731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15.65">
                <text:p>15.65</text:p>
              </table:table-cell>
              <table:table-cell office:value-type="float" office:value="16">
                <text:p>16</text:p>
              </table:table-cell>
              <table:table-cell office:value-type="float" office:value="2.631">
                <text:p>2.631</text:p>
              </table:table-cell>
              <table:table-cell office:value-type="float" office:value="16">
                <text:p>16</text:p>
              </table:table-cell>
              <table:table-cell office:value-type="float" office:value="15.35">
                <text:p>15.35</text:p>
              </table:table-cell>
              <table:table-cell office:value-type="float" office:value="16">
                <text:p>16</text:p>
              </table:table-cell>
              <table:table-cell office:value-type="float" office:value="10.67">
                <text:p>10.67</text:p>
              </table:table-cell>
              <table:table-cell office:value-type="float" office:value="15.95">
                <text:p>15.95</text:p>
              </table:table-cell>
              <table:table-cell office:value-type="float" office:value="2.759">
                <text:p>2.759</text:p>
              </table:table-cell>
              <table:table-cell office:value-type="float" office:value="4.187">
                <text:p>4.187</text:p>
              </table:table-cell>
              <table:table-cell office:value-type="float" office:value="0.6636">
                <text:p>0.6636</text:p>
              </table:table-cell>
              <table:table-cell office:value-type="float" office:value="0.6568">
                <text:p>0.6568</text:p>
              </table:table-cell>
              <table:table-cell office:value-type="float" office:value="1.936">
                <text:p>1.936</text:p>
              </table:table-cell>
              <table:table-cell office:value-type="float" office:value="2.92">
                <text:p>2.92</text:p>
              </table:table-cell>
              <table:table-cell office:value-type="float" office:value="0.3948">
                <text:p>0.3948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011">
                <text:p>3.011</text:p>
              </table:table-cell>
              <table:table-cell office:value-type="float" office:value="16">
                <text:p>16</text:p>
              </table:table-cell>
              <table:table-cell office:value-type="float" office:value="15.65">
                <text:p>15.65</text:p>
              </table:table-cell>
              <table:table-cell office:value-type="float" office:value="16">
                <text:p>16</text:p>
              </table:table-cell>
              <table:table-cell office:value-type="float" office:value="12.66">
                <text:p>12.66</text:p>
              </table:table-cell>
              <table:table-cell office:value-type="float" office:value="16">
                <text:p>16</text:p>
              </table:table-cell>
              <table:table-cell office:value-type="float" office:value="3.651">
                <text:p>3.651</text:p>
              </table:table-cell>
              <table:table-cell office:value-type="float" office:value="5.422">
                <text:p>5.422</text:p>
              </table:table-cell>
              <table:table-cell office:value-type="float" office:value="1.284">
                <text:p>1.284</text:p>
              </table:table-cell>
              <table:table-cell office:value-type="float" office:value="1.516">
                <text:p>1.516</text:p>
              </table:table-cell>
              <table:table-cell office:value-type="float" office:value="2.102">
                <text:p>2.102</text:p>
              </table:table-cell>
              <table:table-cell office:value-type="float" office:value="4.213">
                <text:p>4.213</text:p>
              </table:table-cell>
              <table:table-cell office:value-type="float" office:value="2.594">
                <text:p>2.594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16">
                <text:p>16</text:p>
              </table:table-cell>
              <table:table-cell office:value-type="float" office:value="15.95">
                <text:p>15.95</text:p>
              </table:table-cell>
              <table:table-cell office:value-type="float" office:value="2.112">
                <text:p>2.1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65">
                <text:p>5.765</text:p>
              </table:table-cell>
              <table:table-cell office:value-type="float" office:value="5.316">
                <text:p>5.316</text:p>
              </table:table-cell>
              <table:table-cell office:value-type="float" office:value="2.859">
                <text:p>2.859</text:p>
              </table:table-cell>
              <table:table-cell office:value-type="float" office:value="3.745">
                <text:p>3.745</text:p>
              </table:table-cell>
              <table:table-cell office:value-type="float" office:value="0.5539">
                <text:p>0.5539</text:p>
              </table:table-cell>
              <table:table-cell office:value-type="float" office:value="0.7886">
                <text:p>0.7886</text:p>
              </table:table-cell>
              <table:table-cell office:value-type="float" office:value="1.796">
                <text:p>1.796</text:p>
              </table:table-cell>
              <table:table-cell office:value-type="float" office:value="1.023">
                <text:p>1.023</text:p>
              </table:table-cell>
              <table:table-cell office:value-type="float" office:value="0.3828">
                <text:p>0.3828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578">
                <text:p>2.578</text:p>
              </table:table-cell>
              <table:table-cell office:value-type="float" office:value="15.95">
                <text:p>15.95</text:p>
              </table:table-cell>
              <table:table-cell office:value-type="float" office:value="15.95">
                <text:p>15.95</text:p>
              </table:table-cell>
              <table:table-cell office:value-type="float" office:value="16">
                <text:p>16</text:p>
              </table:table-cell>
              <table:table-cell office:value-type="float" office:value="8.07">
                <text:p>8.07</text:p>
              </table:table-cell>
              <table:table-cell office:value-type="float" office:value="6.147">
                <text:p>6.147</text:p>
              </table:table-cell>
              <table:table-cell office:value-type="float" office:value="3.393">
                <text:p>3.393</text:p>
              </table:table-cell>
              <table:table-cell office:value-type="float" office:value="4.572">
                <text:p>4.572</text:p>
              </table:table-cell>
              <table:table-cell office:value-type="float" office:value="0.9358">
                <text:p>0.9358</text:p>
              </table:table-cell>
              <table:table-cell office:value-type="float" office:value="0.5478">
                <text:p>0.5478</text:p>
              </table:table-cell>
              <table:table-cell office:value-type="float" office:value="1.722">
                <text:p>1.722</text:p>
              </table:table-cell>
              <table:table-cell office:value-type="float" office:value="3.448">
                <text:p>3.448</text:p>
              </table:table-cell>
              <table:table-cell office:value-type="float" office:value="0.3859">
                <text:p>0.3859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16">
                <text:p>16</text:p>
              </table:table-cell>
              <table:table-cell office:value-type="float" office:value="15.95">
                <text:p>15.95</text:p>
              </table:table-cell>
              <table:table-cell office:value-type="float" office:value="2.112">
                <text:p>2.1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65">
                <text:p>5.765</text:p>
              </table:table-cell>
              <table:table-cell office:value-type="float" office:value="5.316">
                <text:p>5.316</text:p>
              </table:table-cell>
              <table:table-cell office:value-type="float" office:value="2.859">
                <text:p>2.859</text:p>
              </table:table-cell>
              <table:table-cell office:value-type="float" office:value="3.745">
                <text:p>3.745</text:p>
              </table:table-cell>
              <table:table-cell office:value-type="float" office:value="0.5539">
                <text:p>0.5539</text:p>
              </table:table-cell>
              <table:table-cell office:value-type="float" office:value="0.7886">
                <text:p>0.7886</text:p>
              </table:table-cell>
              <table:table-cell office:value-type="float" office:value="1.796">
                <text:p>1.796</text:p>
              </table:table-cell>
              <table:table-cell office:value-type="float" office:value="1.023">
                <text:p>1.023</text:p>
              </table:table-cell>
              <table:table-cell office:value-type="float" office:value="0.3828">
                <text:p>0.382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189cm" svg:y="0.316cm" chart:style-name="ch2">
          <text:p>Mean trainingfitness of 5 best expressions with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3.699">
                <text:p>3.699</text:p>
              </table:table-cell>
              <table:table-cell office:value-type="float" office:value="6.283">
                <text:p>6.283</text:p>
              </table:table-cell>
              <table:table-cell office:value-type="float" office:value="3.066">
                <text:p>3.066</text:p>
              </table:table-cell>
              <table:table-cell office:value-type="float" office:value="7.46">
                <text:p>7.46</text:p>
              </table:table-cell>
              <table:table-cell office:value-type="float" office:value="15.37">
                <text:p>15.37</text:p>
              </table:table-cell>
              <table:table-cell office:value-type="float" office:value="2.704">
                <text:p>2.704</text:p>
              </table:table-cell>
              <table:table-cell office:value-type="float" office:value="7.125">
                <text:p>7.125</text:p>
              </table:table-cell>
              <table:table-cell office:value-type="float" office:value="9.608">
                <text:p>9.608</text:p>
              </table:table-cell>
              <table:table-cell office:value-type="float" office:value="4.028">
                <text:p>4.028</text:p>
              </table:table-cell>
              <table:table-cell office:value-type="float" office:value="4.805">
                <text:p>4.805</text:p>
              </table:table-cell>
              <table:table-cell office:value-type="float" office:value="0.7676">
                <text:p>0.7676</text:p>
              </table:table-cell>
              <table:table-cell office:value-type="float" office:value="1.351">
                <text:p>1.351</text:p>
              </table:table-cell>
              <table:table-cell office:value-type="float" office:value="2.351">
                <text:p>2.351</text:p>
              </table:table-cell>
              <table:table-cell office:value-type="float" office:value="3.705">
                <text:p>3.705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4.034">
                <text:p>4.034</text:p>
              </table:table-cell>
              <table:table-cell office:value-type="float" office:value="1.892">
                <text:p>1.892</text:p>
              </table:table-cell>
              <table:table-cell office:value-type="float" office:value="2.491">
                <text:p>2.491</text:p>
              </table:table-cell>
              <table:table-cell office:value-type="float" office:value="11.92">
                <text:p>11.92</text:p>
              </table:table-cell>
              <table:table-cell office:value-type="float" office:value="12.78">
                <text:p>12.78</text:p>
              </table:table-cell>
              <table:table-cell office:value-type="float" office:value="8.281">
                <text:p>8.281</text:p>
              </table:table-cell>
              <table:table-cell office:value-type="float" office:value="7.136">
                <text:p>7.136</text:p>
              </table:table-cell>
              <table:table-cell office:value-type="float" office:value="14.78">
                <text:p>14.78</text:p>
              </table:table-cell>
              <table:table-cell office:value-type="float" office:value="3.17">
                <text:p>3.17</text:p>
              </table:table-cell>
              <table:table-cell office:value-type="float" office:value="2.683">
                <text:p>2.683</text:p>
              </table:table-cell>
              <table:table-cell office:value-type="float" office:value="1.416">
                <text:p>1.416</text:p>
              </table:table-cell>
              <table:table-cell office:value-type="float" office:value="1.004">
                <text:p>1.004</text:p>
              </table:table-cell>
              <table:table-cell office:value-type="float" office:value="2.232">
                <text:p>2.232</text:p>
              </table:table-cell>
              <table:table-cell office:value-type="float" office:value="2.974">
                <text:p>2.9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4.363">
                <text:p>4.363</text:p>
              </table:table-cell>
              <table:table-cell office:value-type="float" office:value="2.625">
                <text:p>2.625</text:p>
              </table:table-cell>
              <table:table-cell office:value-type="float" office:value="3.207">
                <text:p>3.207</text:p>
              </table:table-cell>
              <table:table-cell office:value-type="float" office:value="12.1">
                <text:p>12.1</text:p>
              </table:table-cell>
              <table:table-cell office:value-type="float" office:value="14.38">
                <text:p>14.38</text:p>
              </table:table-cell>
              <table:table-cell office:value-type="float" office:value="10.13">
                <text:p>10.13</text:p>
              </table:table-cell>
              <table:table-cell office:value-type="float" office:value="11.61">
                <text:p>11.61</text:p>
              </table:table-cell>
              <table:table-cell office:value-type="float" office:value="3.075">
                <text:p>3.075</text:p>
              </table:table-cell>
              <table:table-cell office:value-type="float" office:value="4.162">
                <text:p>4.162</text:p>
              </table:table-cell>
              <table:table-cell office:value-type="float" office:value="5.305">
                <text:p>5.305</text:p>
              </table:table-cell>
              <table:table-cell office:value-type="float" office:value="1.834">
                <text:p>1.834</text:p>
              </table:table-cell>
              <table:table-cell office:value-type="float" office:value="1.362">
                <text:p>1.362</text:p>
              </table:table-cell>
              <table:table-cell office:value-type="float" office:value="2.529">
                <text:p>2.529</text:p>
              </table:table-cell>
              <table:table-cell office:value-type="float" office:value="4.42">
                <text:p>4.42</text:p>
              </table:table-cell>
              <table:table-cell office:value-type="float" office:value="2.563">
                <text:p>2.563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9.869">
                <text:p>9.869</text:p>
              </table:table-cell>
              <table:table-cell office:value-type="float" office:value="2.646">
                <text:p>2.646</text:p>
              </table:table-cell>
              <table:table-cell office:value-type="float" office:value="2.054">
                <text:p>2.054</text:p>
              </table:table-cell>
              <table:table-cell office:value-type="float" office:value="2.596">
                <text:p>2.596</text:p>
              </table:table-cell>
              <table:table-cell office:value-type="float" office:value="2.374">
                <text:p>2.374</text:p>
              </table:table-cell>
              <table:table-cell office:value-type="float" office:value="3.439">
                <text:p>3.439</text:p>
              </table:table-cell>
              <table:table-cell office:value-type="float" office:value="4.767">
                <text:p>4.767</text:p>
              </table:table-cell>
              <table:table-cell office:value-type="float" office:value="4.549">
                <text:p>4.549</text:p>
              </table:table-cell>
              <table:table-cell office:value-type="float" office:value="3.08">
                <text:p>3.08</text:p>
              </table:table-cell>
              <table:table-cell office:value-type="float" office:value="3.512">
                <text:p>3.512</text:p>
              </table:table-cell>
              <table:table-cell office:value-type="float" office:value="0.6957">
                <text:p>0.6957</text:p>
              </table:table-cell>
              <table:table-cell office:value-type="float" office:value="0.6895">
                <text:p>0.6895</text:p>
              </table:table-cell>
              <table:table-cell office:value-type="float" office:value="2.048">
                <text:p>2.048</text:p>
              </table:table-cell>
              <table:table-cell office:value-type="float" office:value="2.298">
                <text:p>2.298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4.356">
                <text:p>4.356</text:p>
              </table:table-cell>
              <table:table-cell office:value-type="float" office:value="2.572">
                <text:p>2.572</text:p>
              </table:table-cell>
              <table:table-cell office:value-type="float" office:value="2.695">
                <text:p>2.695</text:p>
              </table:table-cell>
              <table:table-cell office:value-type="float" office:value="3.448">
                <text:p>3.448</text:p>
              </table:table-cell>
              <table:table-cell office:value-type="float" office:value="7.958">
                <text:p>7.958</text:p>
              </table:table-cell>
              <table:table-cell office:value-type="float" office:value="5.498">
                <text:p>5.498</text:p>
              </table:table-cell>
              <table:table-cell office:value-type="float" office:value="7.465">
                <text:p>7.465</text:p>
              </table:table-cell>
              <table:table-cell office:value-type="float" office:value="6.135">
                <text:p>6.135</text:p>
              </table:table-cell>
              <table:table-cell office:value-type="float" office:value="3.255">
                <text:p>3.255</text:p>
              </table:table-cell>
              <table:table-cell office:value-type="float" office:value="4.246">
                <text:p>4.246</text:p>
              </table:table-cell>
              <table:table-cell office:value-type="float" office:value="1.448">
                <text:p>1.448</text:p>
              </table:table-cell>
              <table:table-cell office:value-type="float" office:value="1.168">
                <text:p>1.168</text:p>
              </table:table-cell>
              <table:table-cell office:value-type="float" office:value="1.817">
                <text:p>1.817</text:p>
              </table:table-cell>
              <table:table-cell office:value-type="float" office:value="3.488">
                <text:p>3.488</text:p>
              </table:table-cell>
              <table:table-cell office:value-type="float" office:value="1.646">
                <text:p>1.646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9.869">
                <text:p>9.869</text:p>
              </table:table-cell>
              <table:table-cell office:value-type="float" office:value="2.646">
                <text:p>2.646</text:p>
              </table:table-cell>
              <table:table-cell office:value-type="float" office:value="2.054">
                <text:p>2.054</text:p>
              </table:table-cell>
              <table:table-cell office:value-type="float" office:value="2.596">
                <text:p>2.596</text:p>
              </table:table-cell>
              <table:table-cell office:value-type="float" office:value="2.374">
                <text:p>2.374</text:p>
              </table:table-cell>
              <table:table-cell office:value-type="float" office:value="3.439">
                <text:p>3.439</text:p>
              </table:table-cell>
              <table:table-cell office:value-type="float" office:value="4.767">
                <text:p>4.767</text:p>
              </table:table-cell>
              <table:table-cell office:value-type="float" office:value="4.549">
                <text:p>4.549</text:p>
              </table:table-cell>
              <table:table-cell office:value-type="float" office:value="3.08">
                <text:p>3.08</text:p>
              </table:table-cell>
              <table:table-cell office:value-type="float" office:value="3.512">
                <text:p>3.512</text:p>
              </table:table-cell>
              <table:table-cell office:value-type="float" office:value="0.6957">
                <text:p>0.6957</text:p>
              </table:table-cell>
              <table:table-cell office:value-type="float" office:value="0.6895">
                <text:p>0.6895</text:p>
              </table:table-cell>
              <table:table-cell office:value-type="float" office:value="2.048">
                <text:p>2.048</text:p>
              </table:table-cell>
              <table:table-cell office:value-type="float" office:value="2.298">
                <text:p>2.298</text:p>
              </table:table-cell>
              <table:table-cell office:value-type="float" office:value="1.55">
                <text:p>1.5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067cm" svg:y="0.316cm" chart:style-name="ch2">
          <text:p>Mean Validated Fitness with Topologies</text:p>
        </chart:title>
        <chart:legend chart:legend-position="end" svg:x="11.541cm" svg:y="2.956cm" style:legend-expansion="high" chart:style-name="ch3"/>
        <chart:plot-area chart:style-name="ch4" chart:data-source-has-labels="both" svg:x="0.32cm" svg:y="1.275cm" svg:width="10.901cm" svg:height="7.545cm">
          <chartooo:coordinate-region svg:x="0.941cm" svg:y="1.475cm" svg:width="9.747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series chart:style-name="ch11" chart:values-cell-range-address="local-table.$B$5:.$P$5" chart:label-cell-address="local-table.$A$5" chart:class="chart:bar">
            <chart:data-point chart:repeated="15"/>
          </chart:series>
          <chart:series chart:style-name="ch12" chart:values-cell-range-address="local-table.$B$6:.$P$6" chart:label-cell-address="local-table.$A$6" chart:class="chart:bar">
            <chart:data-point chart:repeated="15"/>
          </chart:series>
          <chart:series chart:style-name="ch13" chart:values-cell-range-address="local-table.$B$7:.$P$7" chart:label-cell-address="local-table.$A$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VonNeumannTopology2</text:p>
              </table:table-cell>
              <table:table-cell office:value-type="float" office:value="3.746">
                <text:p>3.746</text:p>
              </table:table-cell>
              <table:table-cell office:value-type="float" office:value="4.192">
                <text:p>4.192</text:p>
              </table:table-cell>
              <table:table-cell office:value-type="float" office:value="3.009">
                <text:p>3.009</text:p>
              </table:table-cell>
              <table:table-cell office:value-type="float" office:value="7.613">
                <text:p>7.613</text:p>
              </table:table-cell>
              <table:table-cell office:value-type="float" office:value="15.37">
                <text:p>15.37</text:p>
              </table:table-cell>
              <table:table-cell office:value-type="float" office:value="2.736">
                <text:p>2.736</text:p>
              </table:table-cell>
              <table:table-cell office:value-type="float" office:value="7.138">
                <text:p>7.138</text:p>
              </table:table-cell>
              <table:table-cell office:value-type="float" office:value="9.681">
                <text:p>9.681</text:p>
              </table:table-cell>
              <table:table-cell office:value-type="float" office:value="3.52">
                <text:p>3.52</text:p>
              </table:table-cell>
              <table:table-cell office:value-type="float" office:value="4.811">
                <text:p>4.811</text:p>
              </table:table-cell>
              <table:table-cell office:value-type="float" office:value="0.6735">
                <text:p>0.6735</text:p>
              </table:table-cell>
              <table:table-cell office:value-type="float" office:value="0.7598">
                <text:p>0.7598</text:p>
              </table:table-cell>
              <table:table-cell office:value-type="float" office:value="1.988">
                <text:p>1.988</text:p>
              </table:table-cell>
              <table:table-cell office:value-type="float" office:value="3.404">
                <text:p>3.404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RandomStaticTopology4</text:p>
              </table:table-cell>
              <table:table-cell office:value-type="float" office:value="4.134">
                <text:p>4.134</text:p>
              </table:table-cell>
              <table:table-cell office:value-type="float" office:value="1.939">
                <text:p>1.939</text:p>
              </table:table-cell>
              <table:table-cell office:value-type="float" office:value="2.388">
                <text:p>2.388</text:p>
              </table:table-cell>
              <table:table-cell office:value-type="float" office:value="12.06">
                <text:p>12.06</text:p>
              </table:table-cell>
              <table:table-cell office:value-type="float" office:value="12.81">
                <text:p>12.81</text:p>
              </table:table-cell>
              <table:table-cell office:value-type="float" office:value="8.319">
                <text:p>8.319</text:p>
              </table:table-cell>
              <table:table-cell office:value-type="float" office:value="7.155">
                <text:p>7.155</text:p>
              </table:table-cell>
              <table:table-cell office:value-type="float" office:value="14.86">
                <text:p>14.86</text:p>
              </table:table-cell>
              <table:table-cell office:value-type="float" office:value="2.531">
                <text:p>2.531</text:p>
              </table:table-cell>
              <table:table-cell office:value-type="float" office:value="2.638">
                <text:p>2.638</text:p>
              </table:table-cell>
              <table:table-cell office:value-type="float" office:value="0.6532">
                <text:p>0.6532</text:p>
              </table:table-cell>
              <table:table-cell office:value-type="float" office:value="0.5774">
                <text:p>0.5774</text:p>
              </table:table-cell>
              <table:table-cell office:value-type="float" office:value="1.922">
                <text:p>1.922</text:p>
              </table:table-cell>
              <table:table-cell office:value-type="float" office:value="2.787">
                <text:p>2.787</text:p>
              </table:table-cell>
              <table:table-cell office:value-type="float" office:value="0.3809">
                <text:p>0.3809</text:p>
              </table:table-cell>
            </table:table-row>
            <table:table-row>
              <table:table-cell office:value-type="string">
                <text:p>VonNeumannTopology4</text:p>
              </table:table-cell>
              <table:table-cell office:value-type="float" office:value="4.404">
                <text:p>4.404</text:p>
              </table:table-cell>
              <table:table-cell office:value-type="float" office:value="2.631">
                <text:p>2.631</text:p>
              </table:table-cell>
              <table:table-cell office:value-type="float" office:value="2.904">
                <text:p>2.904</text:p>
              </table:table-cell>
              <table:table-cell office:value-type="float" office:value="12.23">
                <text:p>12.23</text:p>
              </table:table-cell>
              <table:table-cell office:value-type="float" office:value="14.4">
                <text:p>14.4</text:p>
              </table:table-cell>
              <table:table-cell office:value-type="float" office:value="10.2">
                <text:p>10.2</text:p>
              </table:table-cell>
              <table:table-cell office:value-type="float" office:value="11.6">
                <text:p>11.6</text:p>
              </table:table-cell>
              <table:table-cell office:value-type="float" office:value="3.126">
                <text:p>3.126</text:p>
              </table:table-cell>
              <table:table-cell office:value-type="float" office:value="3.607">
                <text:p>3.607</text:p>
              </table:table-cell>
              <table:table-cell office:value-type="float" office:value="5.159">
                <text:p>5.159</text:p>
              </table:table-cell>
              <table:table-cell office:value-type="float" office:value="1.509">
                <text:p>1.509</text:p>
              </table:table-cell>
              <table:table-cell office:value-type="float" office:value="1.258">
                <text:p>1.258</text:p>
              </table:table-cell>
              <table:table-cell office:value-type="float" office:value="2.084">
                <text:p>2.084</text:p>
              </table:table-cell>
              <table:table-cell office:value-type="float" office:value="4.306">
                <text:p>4.30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9.971">
                <text:p>9.971</text:p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RandomStaticTopology2</text:p>
              </table:table-cell>
              <table:table-cell office:value-type="float" office:value="4.423">
                <text:p>4.423</text:p>
              </table:table-cell>
              <table:table-cell office:value-type="float" office:value="2.534">
                <text:p>2.534</text:p>
              </table:table-cell>
              <table:table-cell office:value-type="float" office:value="2.561">
                <text:p>2.561</text:p>
              </table:table-cell>
              <table:table-cell office:value-type="float" office:value="3.555">
                <text:p>3.555</text:p>
              </table:table-cell>
              <table:table-cell office:value-type="float" office:value="7.971">
                <text:p>7.971</text:p>
              </table:table-cell>
              <table:table-cell office:value-type="float" office:value="5.557">
                <text:p>5.557</text:p>
              </table:table-cell>
              <table:table-cell office:value-type="float" office:value="7.496">
                <text:p>7.496</text:p>
              </table:table-cell>
              <table:table-cell office:value-type="float" office:value="6.1">
                <text:p>6.1</text:p>
              </table:table-cell>
              <table:table-cell office:value-type="float" office:value="3.019">
                <text:p>3.019</text:p>
              </table:table-cell>
              <table:table-cell office:value-type="float" office:value="4.214">
                <text:p>4.214</text:p>
              </table:table-cell>
              <table:table-cell office:value-type="float" office:value="0.9211">
                <text:p>0.9211</text:p>
              </table:table-cell>
              <table:table-cell office:value-type="float" office:value="0.5925">
                <text:p>0.5925</text:p>
              </table:table-cell>
              <table:table-cell office:value-type="float" office:value="1.686">
                <text:p>1.686</text:p>
              </table:table-cell>
              <table:table-cell office:value-type="float" office:value="3.312">
                <text:p>3.312</text:p>
              </table:table-cell>
              <table:table-cell office:value-type="float" office:value="0.3884">
                <text:p>0.3884</text:p>
              </table:table-cell>
            </table:table-row>
            <table:table-row>
              <table:table-cell office:value-type="string">
                <text:p>TreeTopology4</text:p>
              </table:table-cell>
              <table:table-cell office:value-type="float" office:value="9.971">
                <text:p>9.971</text:p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3.432cm" svg:y="0.316cm" chart:style-name="ch2">
          <text:p>Mean validated fitness of 5 best expressions.</text:p>
        </chart:title>
        <chart:legend chart:legend-position="end" svg:x="13.049cm" svg:y="3.703cm" style:legend-expansion="high" chart:style-name="ch3"/>
        <chart:plot-area chart:style-name="ch4" chart:data-source-has-labels="both" svg:x="1.331cm" svg:y="1.275cm" svg:width="11.398cm" svg:height="6.564cm">
          <chartooo:coordinate-region svg:x="1.952cm" svg:y="1.474cm" svg:width="10.261cm" svg:height="5.718cm"/>
          <chart:axis chart:dimension="x" chart:name="primary-x" chart:style-name="ch5" chartooo:axis-type="auto">
            <chartooo:date-scale/>
            <chart:title svg:x="6.1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6.175cm" chart:style-name="ch8">
              <text:p>-log( meanfitness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series chart:style-name="ch12" chart:values-cell-range-address="local-table.$B$4:.$P$4" chart:label-cell-address="local-table.$A$4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.441680874536155">
                <text:p>0.441680874536155</text:p>
              </table:table-cell>
              <table:table-cell office:value-type="float" office:value="1.03623473808586">
                <text:p>1.03623473808586</text:p>
              </table:table-cell>
              <table:table-cell office:value-type="float" office:value="1.52681388012618">
                <text:p>1.52681388012618</text:p>
              </table:table-cell>
              <table:table-cell office:value-type="float" office:value="4.61858006042296">
                <text:p>4.61858006042296</text:p>
              </table:table-cell>
              <table:table-cell office:value-type="float" office:value="5.97758405977584">
                <text:p>5.97758405977584</text:p>
              </table:table-cell>
              <table:table-cell office:value-type="float" office:value="2.93778801843318">
                <text:p>2.93778801843318</text:p>
              </table:table-cell>
              <table:table-cell office:value-type="float" office:value="2.4191866527633">
                <text:p>2.4191866527633</text:p>
              </table:table-cell>
              <table:table-cell office:value-type="float" office:value="0.690981432360743">
                <text:p>0.690981432360743</text:p>
              </table:table-cell>
              <table:table-cell office:value-type="float" office:value="1.26517011574886">
                <text:p>1.26517011574886</text:p>
              </table:table-cell>
              <table:table-cell office:value-type="float" office:value="1.48247126436782">
                <text:p>1.48247126436782</text:p>
              </table:table-cell>
              <table:table-cell office:value-type="float" office:value="3.30703484549638">
                <text:p>3.30703484549638</text:p>
              </table:table-cell>
              <table:table-cell office:value-type="float" office:value="2.23366477272727">
                <text:p>2.23366477272727</text:p>
              </table:table-cell>
              <table:table-cell office:value-type="float" office:value="1.18341851220897">
                <text:p>1.18341851220897</text:p>
              </table:table-cell>
              <table:table-cell office:value-type="float" office:value="4.23402163225172">
                <text:p>4.23402163225172</text:p>
              </table:table-cell>
              <table:table-cell office:value-type="float" office:value="6.56330749354005">
                <text:p>6.56330749354005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9.971">
                <text:p>9.971</text:p>
              </table:table-cell>
              <table:table-cell office:value-type="float" office:value="2.539">
                <text:p>2.539</text:p>
              </table:table-cell>
              <table:table-cell office:value-type="float" office:value="1.902">
                <text:p>1.902</text:p>
              </table:table-cell>
              <table:table-cell office:value-type="float" office:value="2.648">
                <text:p>2.648</text:p>
              </table:table-cell>
              <table:table-cell office:value-type="float" office:value="2.409">
                <text:p>2.409</text:p>
              </table:table-cell>
              <table:table-cell office:value-type="float" office:value="3.472">
                <text:p>3.472</text:p>
              </table:table-cell>
              <table:table-cell office:value-type="float" office:value="4.795">
                <text:p>4.795</text:p>
              </table:table-cell>
              <table:table-cell office:value-type="float" office:value="4.524">
                <text:p>4.524</text:p>
              </table:table-cell>
              <table:table-cell office:value-type="float" office:value="2.851">
                <text:p>2.851</text:p>
              </table:table-cell>
              <table:table-cell office:value-type="float" office:value="3.48">
                <text:p>3.48</text:p>
              </table:table-cell>
              <table:table-cell office:value-type="float" office:value="0.4563">
                <text:p>0.4563</text:p>
              </table:table-cell>
              <table:table-cell office:value-type="float" office:value="0.5632">
                <text:p>0.5632</text:p>
              </table:table-cell>
              <table:table-cell office:value-type="float" office:value="1.761">
                <text:p>1.761</text:p>
              </table:table-cell>
              <table:table-cell office:value-type="float" office:value="1.017">
                <text:p>1.017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443586400561629">
                <text:p>0.443586400561629</text:p>
              </table:table-cell>
              <table:table-cell office:value-type="float" office:value="0.998030720756203">
                <text:p>0.998030720756203</text:p>
              </table:table-cell>
              <table:table-cell office:value-type="float" office:value="1.34647739221872">
                <text:p>1.34647739221872</text:p>
              </table:table-cell>
              <table:table-cell office:value-type="float" office:value="1.34252265861027">
                <text:p>1.34252265861027</text:p>
              </table:table-cell>
              <table:table-cell office:value-type="float" office:value="3.30884184308842">
                <text:p>3.30884184308842</text:p>
              </table:table-cell>
              <table:table-cell office:value-type="float" office:value="1.60051843317972">
                <text:p>1.60051843317972</text:p>
              </table:table-cell>
              <table:table-cell office:value-type="float" office:value="1.56329509906152">
                <text:p>1.56329509906152</text:p>
              </table:table-cell>
              <table:table-cell office:value-type="float" office:value="1.34836427939876">
                <text:p>1.34836427939876</text:p>
              </table:table-cell>
              <table:table-cell office:value-type="float" office:value="1.05892669238864">
                <text:p>1.05892669238864</text:p>
              </table:table-cell>
              <table:table-cell office:value-type="float" office:value="1.21091954022989">
                <text:p>1.21091954022989</text:p>
              </table:table-cell>
              <table:table-cell office:value-type="float" office:value="2.01862809555117">
                <text:p>2.01862809555117</text:p>
              </table:table-cell>
              <table:table-cell office:value-type="float" office:value="1.05202414772727">
                <text:p>1.05202414772727</text:p>
              </table:table-cell>
              <table:table-cell office:value-type="float" office:value="0.957410562180579">
                <text:p>0.957410562180579</text:p>
              </table:table-cell>
              <table:table-cell office:value-type="float" office:value="3.25663716814159">
                <text:p>3.25663716814159</text:p>
              </table:table-cell>
              <table:table-cell office:value-type="float" office:value="1.00361757105943">
                <text:p>1.0036175710594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411cm" svg:y="0.316cm" chart:style-name="ch2">
          <text:p>Best training fitness with topologies</text:p>
        </chart:title>
        <chart:legend chart:legend-position="end" svg:x="13.049cm" svg:y="3.703cm" style:legend-expansion="high" chart:style-name="ch3"/>
        <chart:plot-area chart:style-name="ch4" chart:data-source-has-labels="both" svg:x="1.331cm" svg:y="1.275cm" svg:width="11.398cm" svg:height="7.545cm">
          <chartooo:coordinate-region svg:x="1.952cm" svg:y="1.475cm" svg:width="10.261cm" svg:height="6.698cm"/>
          <chart:axis chart:dimension="x" chart:name="primary-x" chart:style-name="ch5" chartooo:axis-type="auto">
            <chartooo:date-scale/>
            <chart:categories table:cell-range-address="local-table.$B$1:.$P$1"/>
          </chart:axis>
          <chart:axis chart:dimension="y" chart:name="primary-y" chart:style-name="ch6">
            <chart:title svg:x="0.451cm" svg:y="7.155cm" chart:style-name="ch7">
              <text:p>-log(best, 10) : more is better</text:p>
            </chart:title>
            <chart:grid chart:style-name="ch8" chart:class="major"/>
          </chart:axis>
          <chart:series chart:style-name="ch9" chart:values-cell-range-address="local-table.$B$2:.$P$2" chart:label-cell-address="local-table.$A$2" chart:class="chart:bar">
            <chart:data-point chart:repeated="15"/>
          </chart:series>
          <chart:series chart:style-name="ch10" chart:values-cell-range-address="local-table.$B$3:.$P$3" chart:label-cell-address="local-table.$A$3" chart:class="chart:bar">
            <chart:data-point chart:repeated="15"/>
          </chart:series>
          <chart:series chart:style-name="ch11" chart:values-cell-range-address="local-table.$B$4:.$P$4" chart:label-cell-address="local-table.$A$4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2681858019281">
                <text:p>1.426818580192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1462388216728">
                <text:p>2.21462388216728</text:p>
              </table:table-cell>
              <table:table-cell office:value-type="float" office:value="3.05985848154523">
                <text:p>3.05985848154523</text:p>
              </table:table-cell>
              <table:table-cell office:value-type="float" office:value="1.35966602440591">
                <text:p>1.35966602440591</text:p>
              </table:table-cell>
              <table:table-cell office:value-type="float" office:value="1.48632864348288">
                <text:p>1.48632864348288</text:p>
              </table:table-cell>
              <table:table-cell office:value-type="float" office:value="2.69026077700905">
                <text:p>2.69026077700905</text:p>
              </table:table-cell>
              <table:table-cell office:value-type="float" office:value="2.22972972972973">
                <text:p>2.22972972972973</text:p>
              </table:table-cell>
              <table:table-cell office:value-type="float" office:value="1.21941932413137">
                <text:p>1.21941932413137</text:p>
              </table:table-cell>
              <table:table-cell office:value-type="float" office:value="1.90510333192746">
                <text:p>1.90510333192746</text:p>
              </table:table-cell>
              <table:table-cell office:value-type="float" office:value="1.64015151515152">
                <text:p>1.64015151515152</text:p>
              </table:table-cell>
            </table:table-row>
            <table:table-row>
              <table:table-cell office:value-type="string">
                <text:p>TreeTopology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82">
                <text:p>2.28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03">
                <text:p>5.703</text:p>
              </table:table-cell>
              <table:table-cell office:value-type="float" office:value="5.229">
                <text:p>5.229</text:p>
              </table:table-cell>
              <table:table-cell office:value-type="float" office:value="3.114">
                <text:p>3.114</text:p>
              </table:table-cell>
              <table:table-cell office:value-type="float" office:value="3.767">
                <text:p>3.767</text:p>
              </table:table-cell>
              <table:table-cell office:value-type="float" office:value="0.7516">
                <text:p>0.7516</text:p>
              </table:table-cell>
              <table:table-cell office:value-type="float" office:value="0.7252">
                <text:p>0.7252</text:p>
              </table:table-cell>
              <table:table-cell office:value-type="float" office:value="2.101">
                <text:p>2.101</text:p>
              </table:table-cell>
              <table:table-cell office:value-type="float" office:value="2.371">
                <text:p>2.371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Random 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9018404907975">
                <text:p>1.19018404907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1066105558478">
                <text:p>1.41066105558478</text:p>
              </table:table-cell>
              <table:table-cell office:value-type="float" office:value="1.18359150889271">
                <text:p>1.18359150889271</text:p>
              </table:table-cell>
              <table:table-cell office:value-type="float" office:value="1.11239563262685">
                <text:p>1.11239563262685</text:p>
              </table:table-cell>
              <table:table-cell office:value-type="float" office:value="1.22139633660738">
                <text:p>1.22139633660738</text:p>
              </table:table-cell>
              <table:table-cell office:value-type="float" office:value="2.01436934539649">
                <text:p>2.01436934539649</text:p>
              </table:table-cell>
              <table:table-cell office:value-type="float" office:value="1.71952564809708">
                <text:p>1.71952564809708</text:p>
              </table:table-cell>
              <table:table-cell office:value-type="float" office:value="0.927653498334127">
                <text:p>0.927653498334127</text:p>
              </table:table-cell>
              <table:table-cell office:value-type="float" office:value="1.544917756221">
                <text:p>1.544917756221</text:p>
              </table:table-cell>
              <table:table-cell office:value-type="float" office:value="1.04671717171717">
                <text:p>1.0467171717171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175cm" svg:y="0.316cm" chart:style-name="ch2">
          <text:p>Relative gain of training fitness compared to Tree topology</text:p>
        </chart:title>
        <chart:legend chart:legend-position="end" svg:x="13.869cm" svg:y="3.952cm" style:legend-expansion="high" chart:style-name="ch3"/>
        <chart:plot-area chart:style-name="ch4" chart:data-source-has-labels="both" svg:x="1.331cm" svg:y="1.275cm" svg:width="12.218cm" svg:height="6.564cm">
          <chartooo:coordinate-region svg:x="2.058cm" svg:y="1.474cm" svg:width="11.003cm" svg:height="5.718cm"/>
          <chart:axis chart:dimension="x" chart:name="primary-x" chart:style-name="ch5" chartooo:axis-type="auto">
            <chartooo:date-scale/>
            <chart:title svg:x="6.51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302cm" chart:style-name="ch8">
              <text:p>-log(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2681858019281">
                <text:p>1.426818580192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21462388216728">
                <text:p>2.21462388216728</text:p>
              </table:table-cell>
              <table:table-cell office:value-type="float" office:value="3.05985848154523">
                <text:p>3.05985848154523</text:p>
              </table:table-cell>
              <table:table-cell office:value-type="float" office:value="1.35966602440591">
                <text:p>1.35966602440591</text:p>
              </table:table-cell>
              <table:table-cell office:value-type="float" office:value="1.48632864348288">
                <text:p>1.48632864348288</text:p>
              </table:table-cell>
              <table:table-cell office:value-type="float" office:value="2.69026077700905">
                <text:p>2.69026077700905</text:p>
              </table:table-cell>
              <table:table-cell office:value-type="float" office:value="2.22972972972973">
                <text:p>2.22972972972973</text:p>
              </table:table-cell>
              <table:table-cell office:value-type="float" office:value="1.21941932413137">
                <text:p>1.21941932413137</text:p>
              </table:table-cell>
              <table:table-cell office:value-type="float" office:value="1.90510333192746">
                <text:p>1.90510333192746</text:p>
              </table:table-cell>
              <table:table-cell office:value-type="float" office:value="1.64015151515152">
                <text:p>1.64015151515152</text:p>
              </table:table-cell>
            </table:table-row>
            <table:table-row>
              <table:table-cell office:value-type="string">
                <text:p>Random 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9018404907975">
                <text:p>1.19018404907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1066105558478">
                <text:p>1.41066105558478</text:p>
              </table:table-cell>
              <table:table-cell office:value-type="float" office:value="1.18359150889271">
                <text:p>1.18359150889271</text:p>
              </table:table-cell>
              <table:table-cell office:value-type="float" office:value="1.11239563262685">
                <text:p>1.11239563262685</text:p>
              </table:table-cell>
              <table:table-cell office:value-type="float" office:value="1.22139633660738">
                <text:p>1.22139633660738</text:p>
              </table:table-cell>
              <table:table-cell office:value-type="float" office:value="2.01436934539649">
                <text:p>2.01436934539649</text:p>
              </table:table-cell>
              <table:table-cell office:value-type="float" office:value="1.71952564809708">
                <text:p>1.71952564809708</text:p>
              </table:table-cell>
              <table:table-cell office:value-type="float" office:value="0.927653498334127">
                <text:p>0.927653498334127</text:p>
              </table:table-cell>
              <table:table-cell office:value-type="float" office:value="1.544917756221">
                <text:p>1.544917756221</text:p>
              </table:table-cell>
              <table:table-cell office:value-type="float" office:value="1.04671717171717">
                <text:p>1.0467171717171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03cm" svg:y="0.316cm" chart:style-name="ch2">
          <text:p>Relative gain in validated fitness compared to Tree topology</text:p>
        </chart:title>
        <chart:legend chart:legend-position="end" svg:x="13.975cm" svg:y="3.952cm" style:legend-expansion="high" chart:style-name="ch3"/>
        <chart:plot-area chart:style-name="ch4" chart:data-source-has-labels="both" svg:x="1.331cm" svg:y="1.275cm" svg:width="12.324cm" svg:height="6.564cm">
          <chartooo:coordinate-region svg:x="1.815cm" svg:y="1.474cm" svg:width="11.356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302cm" chart:style-name="ch8">
              <text:p>-log(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1">
                <text:p>1</text:p>
              </table:table-cell>
              <table:table-cell office:value-type="float" office:value="1.00313479623824">
                <text:p>1.00313479623824</text:p>
              </table:table-cell>
              <table:table-cell office:value-type="float" office:value="1.42566287878788">
                <text:p>1.42566287878788</text:p>
              </table:table-cell>
              <table:table-cell office:value-type="float" office:value="1">
                <text:p>1</text:p>
              </table:table-cell>
              <table:table-cell office:value-type="float" office:value="0.978125">
                <text:p>0.978125</text:p>
              </table:table-cell>
              <table:table-cell office:value-type="float" office:value="1">
                <text:p>1</text:p>
              </table:table-cell>
              <table:table-cell office:value-type="float" office:value="2.19601040763226">
                <text:p>2.19601040763226</text:p>
              </table:table-cell>
              <table:table-cell office:value-type="float" office:value="3.00978179082017">
                <text:p>3.00978179082017</text:p>
              </table:table-cell>
              <table:table-cell office:value-type="float" office:value="1.27701993704092">
                <text:p>1.27701993704092</text:p>
              </table:table-cell>
              <table:table-cell office:value-type="float" office:value="1.44779706275033">
                <text:p>1.44779706275033</text:p>
              </table:table-cell>
              <table:table-cell office:value-type="float" office:value="2.31810796172594">
                <text:p>2.31810796172594</text:p>
              </table:table-cell>
              <table:table-cell office:value-type="float" office:value="1.92239411615521">
                <text:p>1.92239411615521</text:p>
              </table:table-cell>
              <table:table-cell office:value-type="float" office:value="1.17037861915367">
                <text:p>1.17037861915367</text:p>
              </table:table-cell>
              <table:table-cell office:value-type="float" office:value="4.11827956989247">
                <text:p>4.11827956989247</text:p>
              </table:table-cell>
              <table:table-cell office:value-type="float" office:value="6.77638453500522">
                <text:p>6.77638453500522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1">
                <text:p>1</text:p>
              </table:table-cell>
              <table:table-cell office:value-type="float" office:value="1.00313479623824">
                <text:p>1.00313479623824</text:p>
              </table:table-cell>
              <table:table-cell office:value-type="float" office:value="1.22064393939394">
                <text:p>1.22064393939394</text:p>
              </table:table-cell>
              <table:table-cell office:value-type="float" office:value="0.996875">
                <text:p>0.996875</text:p>
              </table:table-cell>
              <table:table-cell office:value-type="float" office:value="0.996875">
                <text:p>0.996875</text:p>
              </table:table-cell>
              <table:table-cell office:value-type="float" office:value="1">
                <text:p>1</text:p>
              </table:table-cell>
              <table:table-cell office:value-type="float" office:value="1.39982653946227">
                <text:p>1.39982653946227</text:p>
              </table:table-cell>
              <table:table-cell office:value-type="float" office:value="1.15632054176072">
                <text:p>1.15632054176072</text:p>
              </table:table-cell>
              <table:table-cell office:value-type="float" office:value="1.18677859391396">
                <text:p>1.18677859391396</text:p>
              </table:table-cell>
              <table:table-cell office:value-type="float" office:value="1.22082777036048">
                <text:p>1.22082777036048</text:p>
              </table:table-cell>
              <table:table-cell office:value-type="float" office:value="1.68947463441054">
                <text:p>1.68947463441054</text:p>
              </table:table-cell>
              <table:table-cell office:value-type="float" office:value="0.694648744610702">
                <text:p>0.694648744610702</text:p>
              </table:table-cell>
              <table:table-cell office:value-type="float" office:value="0.958797327394209">
                <text:p>0.958797327394209</text:p>
              </table:table-cell>
              <table:table-cell office:value-type="float" office:value="3.37047898338221">
                <text:p>3.37047898338221</text:p>
              </table:table-cell>
              <table:table-cell office:value-type="float" office:value="1.00809822361547">
                <text:p>1.0080982236154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136cm" svg:y="0.316cm" chart:style-name="ch2">
          <text:p>Relative mean validated fitness compared to Tree topology</text:p>
        </chart:title>
        <chart:legend chart:legend-position="end" svg:x="13.975cm" svg:y="3.952cm" style:legend-expansion="high" chart:style-name="ch3"/>
        <chart:plot-area chart:style-name="ch4" chart:data-source-has-labels="both" svg:x="1.331cm" svg:y="1.275cm" svg:width="12.324cm" svg:height="6.564cm">
          <chartooo:coordinate-region svg:x="1.815cm" svg:y="1.474cm" svg:width="11.356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792cm" chart:style-name="ch8">
              <text:p>-log( mean 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.441680874536155">
                <text:p>0.441680874536155</text:p>
              </table:table-cell>
              <table:table-cell office:value-type="float" office:value="1.03623473808586">
                <text:p>1.03623473808586</text:p>
              </table:table-cell>
              <table:table-cell office:value-type="float" office:value="1.52681388012618">
                <text:p>1.52681388012618</text:p>
              </table:table-cell>
              <table:table-cell office:value-type="float" office:value="4.61858006042296">
                <text:p>4.61858006042296</text:p>
              </table:table-cell>
              <table:table-cell office:value-type="float" office:value="5.97758405977584">
                <text:p>5.97758405977584</text:p>
              </table:table-cell>
              <table:table-cell office:value-type="float" office:value="2.93778801843318">
                <text:p>2.93778801843318</text:p>
              </table:table-cell>
              <table:table-cell office:value-type="float" office:value="2.4191866527633">
                <text:p>2.4191866527633</text:p>
              </table:table-cell>
              <table:table-cell office:value-type="float" office:value="0.690981432360743">
                <text:p>0.690981432360743</text:p>
              </table:table-cell>
              <table:table-cell office:value-type="float" office:value="1.26517011574886">
                <text:p>1.26517011574886</text:p>
              </table:table-cell>
              <table:table-cell office:value-type="float" office:value="1.48247126436782">
                <text:p>1.48247126436782</text:p>
              </table:table-cell>
              <table:table-cell office:value-type="float" office:value="3.30703484549638">
                <text:p>3.30703484549638</text:p>
              </table:table-cell>
              <table:table-cell office:value-type="float" office:value="2.23366477272727">
                <text:p>2.23366477272727</text:p>
              </table:table-cell>
              <table:table-cell office:value-type="float" office:value="1.18341851220897">
                <text:p>1.18341851220897</text:p>
              </table:table-cell>
              <table:table-cell office:value-type="float" office:value="4.23402163225172">
                <text:p>4.23402163225172</text:p>
              </table:table-cell>
              <table:table-cell office:value-type="float" office:value="6.56330749354005">
                <text:p>6.56330749354005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443586400561629">
                <text:p>0.443586400561629</text:p>
              </table:table-cell>
              <table:table-cell office:value-type="float" office:value="0.998030720756203">
                <text:p>0.998030720756203</text:p>
              </table:table-cell>
              <table:table-cell office:value-type="float" office:value="1.34647739221872">
                <text:p>1.34647739221872</text:p>
              </table:table-cell>
              <table:table-cell office:value-type="float" office:value="1.34252265861027">
                <text:p>1.34252265861027</text:p>
              </table:table-cell>
              <table:table-cell office:value-type="float" office:value="3.30884184308842">
                <text:p>3.30884184308842</text:p>
              </table:table-cell>
              <table:table-cell office:value-type="float" office:value="1.60051843317972">
                <text:p>1.60051843317972</text:p>
              </table:table-cell>
              <table:table-cell office:value-type="float" office:value="1.56329509906152">
                <text:p>1.56329509906152</text:p>
              </table:table-cell>
              <table:table-cell office:value-type="float" office:value="1.34836427939876">
                <text:p>1.34836427939876</text:p>
              </table:table-cell>
              <table:table-cell office:value-type="float" office:value="1.05892669238864">
                <text:p>1.05892669238864</text:p>
              </table:table-cell>
              <table:table-cell office:value-type="float" office:value="1.21091954022989">
                <text:p>1.21091954022989</text:p>
              </table:table-cell>
              <table:table-cell office:value-type="float" office:value="2.01862809555117">
                <text:p>2.01862809555117</text:p>
              </table:table-cell>
              <table:table-cell office:value-type="float" office:value="1.05202414772727">
                <text:p>1.05202414772727</text:p>
              </table:table-cell>
              <table:table-cell office:value-type="float" office:value="0.957410562180579">
                <text:p>0.957410562180579</text:p>
              </table:table-cell>
              <table:table-cell office:value-type="float" office:value="3.25663716814159">
                <text:p>3.25663716814159</text:p>
              </table:table-cell>
              <table:table-cell office:value-type="float" office:value="1.00361757105943">
                <text:p>1.0036175710594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294cm" svg:y="0.316cm" chart:style-name="ch2">
          <text:p>Relative mean training fitness compared to Tree topology</text:p>
        </chart:title>
        <chart:legend chart:legend-position="end" svg:x="13.975cm" svg:y="3.952cm" style:legend-expansion="high" chart:style-name="ch3"/>
        <chart:plot-area chart:style-name="ch4" chart:data-source-has-labels="both" svg:x="1.331cm" svg:y="1.275cm" svg:width="12.324cm" svg:height="6.564cm">
          <chartooo:coordinate-region svg:x="1.815cm" svg:y="1.474cm" svg:width="11.356cm" svg:height="5.718cm"/>
          <chart:axis chart:dimension="x" chart:name="primary-x" chart:style-name="ch5" chartooo:axis-type="auto">
            <chartooo:date-scale/>
            <chart:title svg:x="6.563cm" svg:y="8.019cm" chart:style-name="ch6">
              <text:p>Testproblem</text:p>
            </chart:title>
            <chart:categories table:cell-range-address="local-table.$B$1:.$P$1"/>
          </chart:axis>
          <chart:axis chart:dimension="y" chart:name="primary-y" chart:style-name="ch7">
            <chart:title svg:x="0.451cm" svg:y="5.792cm" chart:style-name="ch8">
              <text:p>-log( mean f, 10)</text:p>
            </chart:title>
            <chart:grid chart:style-name="ch9" chart:class="major"/>
          </chart:axis>
          <chart:series chart:style-name="ch10" chart:values-cell-range-address="local-table.$B$2:.$P$2" chart:label-cell-address="local-table.$A$2" chart:class="chart:bar">
            <chart:data-point chart:repeated="15"/>
          </chart:series>
          <chart:series chart:style-name="ch11" chart:values-cell-range-address="local-table.$B$3:.$P$3" chart:label-cell-address="local-table.$A$3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</table:table-cell>
              <table:table-cell office:value-type="float" office:value="0.442091397304691">
                <text:p>0.442091397304691</text:p>
              </table:table-cell>
              <table:table-cell office:value-type="float" office:value="0.992063492063492">
                <text:p>0.992063492063492</text:p>
              </table:table-cell>
              <table:table-cell office:value-type="float" office:value="1.56134371957157">
                <text:p>1.56134371957157</text:p>
              </table:table-cell>
              <table:table-cell office:value-type="float" office:value="4.66101694915254">
                <text:p>4.66101694915254</text:p>
              </table:table-cell>
              <table:table-cell office:value-type="float" office:value="6.05728727885425">
                <text:p>6.05728727885425</text:p>
              </table:table-cell>
              <table:table-cell office:value-type="float" office:value="2.94562372782786">
                <text:p>2.94562372782786</text:p>
              </table:table-cell>
              <table:table-cell office:value-type="float" office:value="2.4354940213971">
                <text:p>2.4354940213971</text:p>
              </table:table-cell>
              <table:table-cell office:value-type="float" office:value="0.675972741261816">
                <text:p>0.675972741261816</text:p>
              </table:table-cell>
              <table:table-cell office:value-type="float" office:value="1.3512987012987">
                <text:p>1.3512987012987</text:p>
              </table:table-cell>
              <table:table-cell office:value-type="float" office:value="1.51053530751708">
                <text:p>1.51053530751708</text:p>
              </table:table-cell>
              <table:table-cell office:value-type="float" office:value="2.63619376167888">
                <text:p>2.63619376167888</text:p>
              </table:table-cell>
              <table:table-cell office:value-type="float" office:value="1.97534445250181">
                <text:p>1.97534445250181</text:p>
              </table:table-cell>
              <table:table-cell office:value-type="float" office:value="1.23486328125">
                <text:p>1.23486328125</text:p>
              </table:table-cell>
              <table:table-cell office:value-type="float" office:value="1.92341166231506">
                <text:p>1.92341166231506</text:p>
              </table:table-cell>
              <table:table-cell office:value-type="float" office:value="1.65354838709677">
                <text:p>1.65354838709677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441382105583139">
                <text:p>0.441382105583139</text:p>
              </table:table-cell>
              <table:table-cell office:value-type="float" office:value="0.972033257747544">
                <text:p>0.972033257747544</text:p>
              </table:table-cell>
              <table:table-cell office:value-type="float" office:value="1.31207400194742">
                <text:p>1.31207400194742</text:p>
              </table:table-cell>
              <table:table-cell office:value-type="float" office:value="1.32819722650231">
                <text:p>1.32819722650231</text:p>
              </table:table-cell>
              <table:table-cell office:value-type="float" office:value="3.35214827295703">
                <text:p>3.35214827295703</text:p>
              </table:table-cell>
              <table:table-cell office:value-type="float" office:value="1.59872055830183">
                <text:p>1.59872055830183</text:p>
              </table:table-cell>
              <table:table-cell office:value-type="float" office:value="1.5659744073841">
                <text:p>1.5659744073841</text:p>
              </table:table-cell>
              <table:table-cell office:value-type="float" office:value="1.34864805451748">
                <text:p>1.34864805451748</text:p>
              </table:table-cell>
              <table:table-cell office:value-type="float" office:value="1.05681818181818">
                <text:p>1.05681818181818</text:p>
              </table:table-cell>
              <table:table-cell office:value-type="float" office:value="1.20899772209567">
                <text:p>1.20899772209567</text:p>
              </table:table-cell>
              <table:table-cell office:value-type="float" office:value="2.08135690671266">
                <text:p>2.08135690671266</text:p>
              </table:table-cell>
              <table:table-cell office:value-type="float" office:value="1.6939811457578">
                <text:p>1.6939811457578</text:p>
              </table:table-cell>
              <table:table-cell office:value-type="float" office:value="0.88720703125">
                <text:p>0.88720703125</text:p>
              </table:table-cell>
              <table:table-cell office:value-type="float" office:value="1.51784160139252">
                <text:p>1.51784160139252</text:p>
              </table:table-cell>
              <table:table-cell office:value-type="float" office:value="1.06193548387097">
                <text:p>1.0619354838709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3cm" svg:y="0.316cm" chart:style-name="ch2">
          <text:p>Synchronization overhead effect on runtime</text:p>
        </chart:title>
        <chart:legend chart:legend-position="end" svg:x="13.975cm" svg:y="3.454cm" style:legend-expansion="high" chart:style-name="ch3"/>
        <chart:plot-area chart:style-name="ch4" table:cell-range-address="'Distributed Overhead'.H1:'Distributed Overhead'.I5 'Distributed Overhead'.A2:'Distributed Overhead'.A5" chart:data-source-has-labels="both" svg:x="1.331cm" svg:y="1.275cm" svg:width="12.324cm" svg:height="6.564cm">
          <chartooo:coordinate-region svg:x="1.952cm" svg:y="1.474cm" svg:width="11.703cm" svg:height="5.718cm"/>
          <chart:axis chart:dimension="x" chart:name="primary-x" chart:style-name="ch5" chartooo:axis-type="auto">
            <chartooo:date-scale/>
            <chart:title svg:x="6.788cm" svg:y="8.019cm" chart:style-name="ch6">
              <text:p>Topology</text:p>
            </chart:title>
            <chart:categories table:cell-range-address="'Distributed Overhead'.H1:'Distributed Overhead'.I1"/>
          </chart:axis>
          <chart:axis chart:dimension="y" chart:name="primary-y" chart:style-name="ch7">
            <chart:title svg:x="0.451cm" svg:y="6.043cm" chart:style-name="ch8">
              <text:p>Runtime in seconds</text:p>
            </chart:title>
            <chart:grid chart:style-name="ch9" chart:class="major"/>
          </chart:axis>
          <chart:series chart:style-name="ch10" chart:values-cell-range-address="'Distributed Overhead'.H2:'Distributed Overhead'.I2" chart:label-cell-address="'Distributed Overhead'.A2:'Distributed Overhead'.A2" chart:class="chart:bar">
            <chart:data-point chart:repeated="2"/>
          </chart:series>
          <chart:series chart:style-name="ch11" chart:values-cell-range-address="'Distributed Overhead'.H3:'Distributed Overhead'.I3" chart:label-cell-address="'Distributed Overhead'.A3:'Distributed Overhead'.A3" chart:class="chart:bar">
            <chart:data-point chart:repeated="2"/>
          </chart:series>
          <chart:series chart:style-name="ch12" chart:values-cell-range-address="'Distributed Overhead'.H4:'Distributed Overhead'.I4" chart:label-cell-address="'Distributed Overhead'.A4:'Distributed Overhead'.A4" chart:class="chart:bar">
            <chart:data-point chart:repeated="2"/>
          </chart:series>
          <chart:series chart:style-name="ch13" chart:values-cell-range-address="'Distributed Overhead'.H5:'Distributed Overhead'.I5" chart:label-cell-address="'Distributed Overhead'.A5:'Distributed Overhead'.A5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ributed Overhead'.H1:'Distributed Overhead'.I1</svg:desc>
                </draw:g>
              </table:table-cell>
              <table:table-cell office:value-type="string">
                <text:p>SD</text:p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'Distributed Overhead'.A2:'Distributed Overhead'.A2</svg:desc>
                </draw:g>
              </table:table-cell>
              <table:table-cell office:value-type="float" office:value="39.184">
                <text:p>39.184</text:p>
                <draw:g>
                  <svg:desc>'Distributed Overhead'.H2:'Distributed Overhead'.I2</svg:desc>
                </draw:g>
              </table:table-cell>
              <table:table-cell office:value-type="float" office:value="0.33974990802059">
                <text:p>0.33974990802059</text:p>
              </table:table-cell>
            </table:table-row>
            <table:table-row>
              <table:table-cell office:value-type="string">
                <text:p>Random</text:p>
                <draw:g>
                  <svg:desc>'Distributed Overhead'.A3:'Distributed Overhead'.A3</svg:desc>
                </draw:g>
              </table:table-cell>
              <table:table-cell office:value-type="float" office:value="50.45">
                <text:p>50.45</text:p>
                <draw:g>
                  <svg:desc>'Distributed Overhead'.H3:'Distributed Overhead'.I3</svg:desc>
                </draw:g>
              </table:table-cell>
              <table:table-cell office:value-type="float" office:value="1.13106144837493">
                <text:p>1.13106144837493</text:p>
              </table:table-cell>
            </table:table-row>
            <table:table-row>
              <table:table-cell office:value-type="string">
                <text:p>Grid</text:p>
                <draw:g>
                  <svg:desc>'Distributed Overhead'.A4:'Distributed Overhead'.A4</svg:desc>
                </draw:g>
              </table:table-cell>
              <table:table-cell office:value-type="float" office:value="75.804">
                <text:p>75.804</text:p>
                <draw:g>
                  <svg:desc>'Distributed Overhead'.H4:'Distributed Overhead'.I4</svg:desc>
                </draw:g>
              </table:table-cell>
              <table:table-cell office:value-type="float" office:value="1.26436940804498">
                <text:p>1.26436940804498</text:p>
              </table:table-cell>
            </table:table-row>
            <table:table-row>
              <table:table-cell office:value-type="string">
                <text:p>None</text:p>
                <draw:g>
                  <svg:desc>'Distributed Overhead'.A5:'Distributed Overhead'.A5</svg:desc>
                </draw:g>
              </table:table-cell>
              <table:table-cell office:value-type="float" office:value="39.352">
                <text:p>39.352</text:p>
                <draw:g>
                  <svg:desc>'Distributed Overhead'.H5:'Distributed Overhead'.I5</svg:desc>
                </draw:g>
              </table:table-cell>
              <table:table-cell office:value-type="float" office:value="0.346511183080721">
                <text:p>0.34651118308072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12cm" svg:y="0.316cm" chart:style-name="ch2">
          <text:p>Best fitness for test problem</text:p>
        </chart:title>
        <chart:subtitle svg:x="6.845cm" svg:y="1.275cm" chart:style-name="ch3">
          <text:p>-log(10, min)</text:p>
        </chart:subtitle>
        <chart:legend chart:legend-position="end" svg:x="14.504cm" svg:y="3.703cm" style:legend-expansion="high" chart:style-name="ch4"/>
        <chart:plot-area chart:style-name="ch5" table:cell-range-address="TestProblem.E5:TestProblem.H5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5:TestProblem.E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5:TestProblem.F5" chart:label-cell-address="TestProblem.F2:TestProblem.F2" chart:class="chart:bar">
            <chart:data-point/>
          </chart:series>
          <chart:series chart:style-name="ch10" chart:values-cell-range-address="TestProblem.G5:TestProblem.G5" chart:label-cell-address="TestProblem.G2:TestProblem.G2" chart:class="chart:bar">
            <chart:data-point/>
          </chart:series>
          <chart:series chart:style-name="ch11" chart:values-cell-range-address="TestProblem.H5:TestProblem.H5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TestProblem.E5:TestProblem.E5</svg:desc>
                </draw:g>
              </table:table-cell>
              <table:table-cell office:value-type="float" office:value="10.9614534607417">
                <text:p>10.9614534607417</text:p>
                <draw:g>
                  <svg:desc>TestProblem.F5:TestProblem.F5</svg:desc>
                </draw:g>
              </table:table-cell>
              <table:table-cell office:value-type="float" office:value="12.8274849718262">
                <text:p>12.8274849718262</text:p>
                <draw:g>
                  <svg:desc>TestProblem.G5:TestProblem.G5</svg:desc>
                </draw:g>
              </table:table-cell>
              <table:table-cell office:value-type="float" office:value="15.653559774527">
                <text:p>15.653559774527</text:p>
                <draw:g>
                  <svg:desc>TestProblem.H5:TestProblem.H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4cm" svg:y="0.316cm" chart:style-name="ch2">
          <text:p>Mean synchronization delay factor.</text:p>
        </chart:title>
        <chart:legend chart:legend-position="end" svg:x="13.975cm" svg:y="3.703cm" style:legend-expansion="high" chart:style-name="ch3"/>
        <chart:plot-area chart:style-name="ch4" table:cell-range-address="'Distributed Overhead'.H9:'Distributed Overhead'.H12 'Distributed Overhead'.A10:'Distributed Overhead'.A12" chart:data-source-has-labels="both" svg:x="1.331cm" svg:y="1.275cm" svg:width="12.324cm" svg:height="7.545cm">
          <chartooo:coordinate-region svg:x="2.058cm" svg:y="1.474cm" svg:width="11.597cm" svg:height="6.699cm"/>
          <chart:axis chart:dimension="x" chart:name="primary-x" chart:style-name="ch5" chartooo:axis-type="auto">
            <chartooo:date-scale/>
            <chart:categories table:cell-range-address="'Distributed Overhead'.H9:'Distributed Overhead'.H9"/>
          </chart:axis>
          <chart:axis chart:dimension="y" chart:name="primary-y" chart:style-name="ch6">
            <chart:title svg:x="0.451cm" svg:y="7.975cm" chart:style-name="ch7">
              <text:p>Delay factor : lower is better, 1 is optimal</text:p>
            </chart:title>
            <chart:grid chart:style-name="ch8" chart:class="major"/>
          </chart:axis>
          <chart:series chart:style-name="ch9" chart:values-cell-range-address="'Distributed Overhead'.H10:'Distributed Overhead'.H10" chart:label-cell-address="'Distributed Overhead'.A10:'Distributed Overhead'.A10" chart:class="chart:bar">
            <chart:data-point/>
          </chart:series>
          <chart:series chart:style-name="ch10" chart:values-cell-range-address="'Distributed Overhead'.H11:'Distributed Overhead'.H11" chart:label-cell-address="'Distributed Overhead'.A11:'Distributed Overhead'.A11" chart:class="chart:bar">
            <chart:data-point/>
          </chart:series>
          <chart:series chart:style-name="ch11" chart:values-cell-range-address="'Distributed Overhead'.H12:'Distributed Overhead'.H12" chart:label-cell-address="'Distributed Overhead'.A12:'Distributed Overhead'.A1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'Distributed Overhead'.H9:'Distributed Overhead'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'Distributed Overhead'.A10:'Distributed Overhead'.A10</svg:desc>
                </draw:g>
              </table:table-cell>
              <table:table-cell office:value-type="float" office:value="0.99574852883317">
                <text:p>0.99574852883317</text:p>
                <draw:g>
                  <svg:desc>'Distributed Overhead'.H10:'Distributed Overhead'.H10</svg:desc>
                </draw:g>
              </table:table-cell>
            </table:table-row>
            <table:table-row>
              <table:table-cell office:value-type="string">
                <text:p>Random</text:p>
                <draw:g>
                  <svg:desc>'Distributed Overhead'.A11:'Distributed Overhead'.A11</svg:desc>
                </draw:g>
              </table:table-cell>
              <table:table-cell office:value-type="float" office:value="1.28228334210462">
                <text:p>1.28228334210462</text:p>
                <draw:g>
                  <svg:desc>'Distributed Overhead'.H11:'Distributed Overhead'.H11</svg:desc>
                </draw:g>
              </table:table-cell>
            </table:table-row>
            <table:table-row>
              <table:table-cell office:value-type="string">
                <text:p>Grid</text:p>
                <draw:g>
                  <svg:desc>'Distributed Overhead'.A12:'Distributed Overhead'.A12</svg:desc>
                </draw:g>
              </table:table-cell>
              <table:table-cell office:value-type="float" office:value="1.92640395515881">
                <text:p>1.92640395515881</text:p>
                <draw:g>
                  <svg:desc>'Distributed Overhead'.H12:'Distributed Overhead'.H12</svg:desc>
                </draw:g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6cm" chart:style-name="ch2">
          <text:p>Standard deviation of synchronization delay factor</text:p>
        </chart:title>
        <chart:legend chart:legend-position="end" svg:x="13.975cm" svg:y="3.703cm" style:legend-expansion="high" chart:style-name="ch3"/>
        <chart:plot-area chart:style-name="ch4" table:cell-range-address="'Distributed Overhead'.I9:'Distributed Overhead'.I12 'Distributed Overhead'.A10:'Distributed Overhead'.A12" chart:data-source-has-labels="both" svg:x="0.32cm" svg:y="1.275cm" svg:width="13.335cm" svg:height="7.545cm">
          <chartooo:coordinate-region svg:x="1.418cm" svg:y="1.474cm" svg:width="12.237cm" svg:height="6.699cm"/>
          <chart:axis chart:dimension="x" chart:name="primary-x" chart:style-name="ch5" chartooo:axis-type="auto">
            <chartooo:date-scale/>
            <chart:categories table:cell-range-address="'Distributed Overhead'.I9:'Distributed Overhead'.I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istributed Overhead'.I10:'Distributed Overhead'.I10" chart:label-cell-address="'Distributed Overhead'.A10:'Distributed Overhead'.A10" chart:class="chart:bar">
            <chart:data-point/>
          </chart:series>
          <chart:series chart:style-name="ch9" chart:values-cell-range-address="'Distributed Overhead'.I11:'Distributed Overhead'.I11" chart:label-cell-address="'Distributed Overhead'.A11:'Distributed Overhead'.A11" chart:class="chart:bar">
            <chart:data-point/>
          </chart:series>
          <chart:series chart:style-name="ch10" chart:values-cell-range-address="'Distributed Overhead'.I12:'Distributed Overhead'.I12" chart:label-cell-address="'Distributed Overhead'.A12:'Distributed Overhead'.A1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</text:p>
                <draw:g>
                  <svg:desc>'Distributed Overhead'.I9:'Distributed Overhead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ee</text:p>
                <draw:g>
                  <svg:desc>'Distributed Overhead'.A10:'Distributed Overhead'.A10</svg:desc>
                </draw:g>
              </table:table-cell>
              <table:table-cell office:value-type="float" office:value="0.00646929844627185">
                <text:p>0.00646929844627185</text:p>
                <draw:g>
                  <svg:desc>'Distributed Overhead'.I10:'Distributed Overhead'.I10</svg:desc>
                </draw:g>
              </table:table-cell>
            </table:table-row>
            <table:table-row>
              <table:table-cell office:value-type="string">
                <text:p>Random</text:p>
                <draw:g>
                  <svg:desc>'Distributed Overhead'.A11:'Distributed Overhead'.A11</svg:desc>
                </draw:g>
              </table:table-cell>
              <table:table-cell office:value-type="float" office:value="0.0393259149575137">
                <text:p>0.0393259149575137</text:p>
                <draw:g>
                  <svg:desc>'Distributed Overhead'.I11:'Distributed Overhead'.I11</svg:desc>
                </draw:g>
              </table:table-cell>
            </table:table-row>
            <table:table-row>
              <table:table-cell office:value-type="string">
                <text:p>Grid</text:p>
                <draw:g>
                  <svg:desc>'Distributed Overhead'.A12:'Distributed Overhead'.A12</svg:desc>
                </draw:g>
              </table:table-cell>
              <table:table-cell office:value-type="float" office:value="0.0346817865886017">
                <text:p>0.0346817865886017</text:p>
                <draw:g>
                  <svg:desc>'Distributed Overhead'.I12:'Distributed Overhead'.I12</svg:desc>
                </draw:g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47cm" svg:y="0.316cm" chart:style-name="ch2">
          <text:p>Relative gain by using optimizer on simulation use case.</text:p>
        </chart:title>
        <chart:legend chart:legend-position="end" svg:x="12.52cm" svg:y="3.952cm" style:legend-expansion="high" chart:style-name="ch3"/>
        <chart:plot-area chart:style-name="ch4" table:cell-range-address="'Use Case optimizers'.H2:'Use Case optimizers'.K4" chart:data-source-has-labels="both" svg:x="1.331cm" svg:y="1.275cm" svg:width="10.869cm" svg:height="6.564cm">
          <chartooo:coordinate-region svg:x="2.058cm" svg:y="1.474cm" svg:width="10.142cm" svg:height="5.718cm"/>
          <chart:axis chart:dimension="x" chart:name="primary-x" chart:style-name="ch5" chartooo:axis-type="auto">
            <chartooo:date-scale/>
            <chart:title svg:x="5.305cm" svg:y="8.019cm" chart:style-name="ch6">
              <text:p>Optimizer algorithm</text:p>
            </chart:title>
            <chart:categories table:cell-range-address="'Use Case optimizers'.I2:'Use Case optimizers'.K2"/>
          </chart:axis>
          <chart:axis chart:dimension="y" chart:name="primary-y" chart:style-name="ch7">
            <chart:title svg:x="0.451cm" svg:y="6.824cm" chart:style-name="ch8">
              <text:p>Gain compared to no optimizer</text:p>
            </chart:title>
            <chart:grid chart:style-name="ch9" chart:class="major"/>
          </chart:axis>
          <chart:series chart:style-name="ch10" chart:values-cell-range-address="'Use Case optimizers'.I3:'Use Case optimizers'.K3" chart:label-cell-address="'Use Case optimizers'.H3:'Use Case optimizers'.H3" chart:class="chart:bar">
            <chart:data-point chart:repeated="3"/>
          </chart:series>
          <chart:series chart:style-name="ch11" chart:values-cell-range-address="'Use Case optimizers'.I4:'Use Case optimizers'.K4" chart:label-cell-address="'Use Case optimizers'.H4:'Use Case optimizers'.H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'Use Case optimizers'.I2:'Use Case optimizers'.K2</svg:desc>
                </draw:g>
              </table:table-cell>
              <table:table-cell office:value-type="string">
                <text:p>DE</text:p>
              </table:table-cell>
              <table:table-cell office:value-type="string">
                <text:p>PSO</text:p>
              </table:table-cell>
            </table:table-row>
          </table:table-header-rows>
          <table:table-rows>
            <table:table-row>
              <table:table-cell office:value-type="string">
                <text:p>Training Fitness</text:p>
                <draw:g>
                  <svg:desc>'Use Case optimizers'.H3:'Use Case optimizers'.H3</svg:desc>
                </draw:g>
              </table:table-cell>
              <table:table-cell office:value-type="float" office:value="1.0020570512403">
                <text:p>1.0020570512403</text:p>
                <draw:g>
                  <svg:desc>'Use Case optimizers'.I3:'Use Case optimizers'.K3</svg:desc>
                </draw:g>
              </table:table-cell>
              <table:table-cell office:value-type="float" office:value="0.844402379910304">
                <text:p>0.844402379910304</text:p>
              </table:table-cell>
              <table:table-cell office:value-type="float" office:value="1.1842695186461">
                <text:p>1.1842695186461</text:p>
              </table:table-cell>
            </table:table-row>
            <table:table-row>
              <table:table-cell office:value-type="string">
                <text:p>Validation Fitness</text:p>
                <draw:g>
                  <svg:desc>'Use Case optimizers'.H4:'Use Case optimizers'.H4</svg:desc>
                </draw:g>
              </table:table-cell>
              <table:table-cell office:value-type="float" office:value="0.907168434033972">
                <text:p>0.907168434033972</text:p>
                <draw:g>
                  <svg:desc>'Use Case optimizers'.I4:'Use Case optimizers'.K4</svg:desc>
                </draw:g>
              </table:table-cell>
              <table:table-cell office:value-type="float" office:value="1.10504545297129">
                <text:p>1.10504545297129</text:p>
              </table:table-cell>
              <table:table-cell office:value-type="float" office:value="0.904940151838244">
                <text:p>0.90494015183824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284cm" svg:y="0.316cm" chart:style-name="ch2">
          <text:p>Gain in fitness compared to disconnected topology when applied to use case.</text:p>
        </chart:title>
        <chart:subtitle svg:x="5.879cm" svg:y="1.275cm" chart:style-name="ch3">
          <text:p>Gain in validated fitness</text:p>
        </chart:subtitle>
        <chart:legend chart:legend-position="end" svg:x="12.599cm" svg:y="4.201cm" style:legend-expansion="high" chart:style-name="ch4"/>
        <chart:plot-area chart:style-name="ch5" table:cell-range-address="'Use case hybrid'.H1:'Use case hybrid'.K2" chart:data-source-has-labels="both" svg:x="1.331cm" svg:y="2.138cm" svg:width="10.948cm" svg:height="5.701cm">
          <chartooo:coordinate-region svg:x="2.058cm" svg:y="2.337cm" svg:width="10.221cm" svg:height="4.855cm"/>
          <chart:axis chart:dimension="x" chart:name="primary-x" chart:style-name="ch6" chartooo:axis-type="auto">
            <chartooo:date-scale/>
            <chart:title svg:x="6.1cm" svg:y="8.019cm" chart:style-name="ch7">
              <text:p>Topology</text:p>
            </chart:title>
            <chart:categories table:cell-range-address="'Use case hybrid'.I1:'Use case hybrid'.K1"/>
          </chart:axis>
          <chart:axis chart:dimension="y" chart:name="primary-y" chart:style-name="ch8">
            <chart:title svg:x="0.451cm" svg:y="5.389cm" chart:style-name="ch9">
              <text:p>Gain</text:p>
            </chart:title>
            <chart:grid chart:style-name="ch10" chart:class="major"/>
          </chart:axis>
          <chart:series chart:style-name="ch11" chart:values-cell-range-address="'Use case hybrid'.I2:'Use case hybrid'.K2" chart:label-cell-address="'Use case hybrid'.H2:'Use case hybrid'.H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</text:p>
                <draw:g>
                  <svg:desc>'Use case hybrid'.I1:'Use case hybrid'.K1</svg:desc>
                </draw:g>
              </table:table-cell>
              <table:table-cell office:value-type="string">
                <text:p>Grid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string">
                <text:p>Validated Fitness</text:p>
                <draw:g>
                  <svg:desc>'Use case hybrid'.H2:'Use case hybrid'.H2</svg:desc>
                </draw:g>
              </table:table-cell>
              <table:table-cell office:value-type="float" office:value="1.08994715580971">
                <text:p>1.08994715580971</text:p>
                <draw:g>
                  <svg:desc>'Use case hybrid'.I2:'Use case hybrid'.K2</svg:desc>
                </draw:g>
              </table:table-cell>
              <table:table-cell office:value-type="float" office:value="1.41214784535787">
                <text:p>1.41214784535787</text:p>
              </table:table-cell>
              <table:table-cell office:value-type="float" office:value="0.850803763349987">
                <text:p>0.85080376334998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45cm" svg:y="0.316cm" chart:style-name="ch2">
          <text:p>Speedup compared to disconnected topology.</text:p>
        </chart:title>
        <chart:subtitle svg:x="2.188cm" svg:y="1.275cm" chart:style-name="ch3">
          <text:p>Effect of communication overhead and synchronization on runtime.</text:p>
        </chart:subtitle>
        <chart:legend chart:legend-position="end" svg:x="13.896cm" svg:y="4.201cm" style:legend-expansion="high" chart:style-name="ch4"/>
        <chart:plot-area chart:style-name="ch5" table:cell-range-address="'Use case hybrid'.H27:'Use case hybrid'.K28" chart:data-source-has-labels="both" svg:x="1.331cm" svg:y="2.138cm" svg:width="12.245cm" svg:height="5.701cm">
          <chartooo:coordinate-region svg:x="2.058cm" svg:y="2.337cm" svg:width="11.518cm" svg:height="4.855cm"/>
          <chart:axis chart:dimension="x" chart:name="primary-x" chart:style-name="ch6" chartooo:axis-type="auto">
            <chartooo:date-scale/>
            <chart:title svg:x="6.748cm" svg:y="8.019cm" chart:style-name="ch7">
              <text:p>Topology</text:p>
            </chart:title>
            <chart:categories table:cell-range-address="'Use case hybrid'.I27:'Use case hybrid'.K27"/>
          </chart:axis>
          <chart:axis chart:dimension="y" chart:name="primary-y" chart:style-name="ch8">
            <chart:title svg:x="0.451cm" svg:y="5.707cm" chart:style-name="ch9">
              <text:p>Speedup</text:p>
            </chart:title>
            <chart:grid chart:style-name="ch10" chart:class="major"/>
          </chart:axis>
          <chart:series chart:style-name="ch11" chart:values-cell-range-address="'Use case hybrid'.I28:'Use case hybrid'.K28" chart:label-cell-address="'Use case hybrid'.H28:'Use case hybrid'.H2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</text:p>
                <draw:g>
                  <svg:desc>'Use case hybrid'.I27:'Use case hybrid'.K27</svg:desc>
                </draw:g>
              </table:table-cell>
              <table:table-cell office:value-type="string">
                <text:p>Grid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'Use case hybrid'.H28:'Use case hybrid'.H28</svg:desc>
                </draw:g>
              </table:table-cell>
              <table:table-cell office:value-type="float" office:value="0.894009216589862">
                <text:p>0.894009216589862</text:p>
                <draw:g>
                  <svg:desc>'Use case hybrid'.I28:'Use case hybrid'.K28</svg:desc>
                </draw:g>
              </table:table-cell>
              <table:table-cell office:value-type="float" office:value="0.49238578680203">
                <text:p>0.49238578680203</text:p>
              </table:table-cell>
              <table:table-cell office:value-type="float" office:value="0.680701754385965">
                <text:p>0.68070175438596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2 Phases Hybrid'.S2:'2 Phases Hybrid'.AG5 '2 Phases Hybrid'.R3:'2 Phases Hybrid'.R5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2:'2 Phases Hybrid'.A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3:'2 Phases Hybrid'.AG3" chart:label-cell-address="'2 Phases Hybrid'.R3:'2 Phases Hybrid'.R3" chart:class="chart:bar">
            <chart:data-point chart:repeated="15"/>
          </chart:series>
          <chart:series chart:style-name="ch9" chart:values-cell-range-address="'2 Phases Hybrid'.S4:'2 Phases Hybrid'.AG4" chart:label-cell-address="'2 Phases Hybrid'.R4:'2 Phases Hybrid'.R4" chart:class="chart:bar">
            <chart:data-point chart:repeated="15"/>
          </chart:series>
          <chart:series chart:style-name="ch10" chart:values-cell-range-address="'2 Phases Hybrid'.S5:'2 Phases Hybrid'.AG5" chart:label-cell-address="'2 Phases Hybrid'.R5:'2 Phases Hybrid'.R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2:'2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3:'2 Phases Hybrid'.R3</svg:desc>
                </draw:g>
              </table:table-cell>
              <table:table-cell office:value-type="float" office:value="0">
                <text:p>0</text:p>
                <draw:g>
                  <svg:desc>'2 Phases Hybrid'.S3:'2 Phases Hybrid'.A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12269768417271">
                <text:p>0.112269768417271</text:p>
              </table:table-cell>
              <table:table-cell office:value-type="float" office:value="1.26670196688409">
                <text:p>1.26670196688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2869538271402">
                <text:p>2.62869538271402</text:p>
              </table:table-cell>
              <table:table-cell office:value-type="float" office:value="0.0128372247051722">
                <text:p>0.0128372247051722</text:p>
              </table:table-cell>
              <table:table-cell office:value-type="float" office:value="0.461948495203762">
                <text:p>0.461948495203762</text:p>
              </table:table-cell>
              <table:table-cell office:value-type="float" office:value="-0.0170507114255013">
                <text:p>-0.0170507114255013</text:p>
              </table:table-cell>
              <table:table-cell office:value-type="float" office:value="0.150756439860309">
                <text:p>0.150756439860309</text:p>
              </table:table-cell>
              <table:table-cell office:value-type="float" office:value="0.0817072700973492">
                <text:p>0.0817072700973492</text:p>
              </table:table-cell>
              <table:table-cell office:value-type="float" office:value="0.147367107793786">
                <text:p>0.147367107793786</text:p>
              </table:table-cell>
              <table:table-cell office:value-type="float" office:value="0">
                <text:p>0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DE</text:p>
                <draw:g>
                  <svg:desc>'2 Phases Hybrid'.R4:'2 Phases Hybrid'.R4</svg:desc>
                </draw:g>
              </table:table-cell>
              <table:table-cell office:value-type="float" office:value="0">
                <text:p>0</text:p>
                <draw:g>
                  <svg:desc>'2 Phases Hybrid'.S4:'2 Phases Hybrid'.AG4</svg:desc>
                </draw:g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465828815357436">
                <text:p>0.465828815357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87707490676953">
                <text:p>-0.587707490676953</text:p>
              </table:table-cell>
              <table:table-cell office:value-type="float" office:value="0.183554533618862">
                <text:p>0.183554533618862</text:p>
              </table:table-cell>
              <table:table-cell office:value-type="float" office:value="0.360593413565249">
                <text:p>0.360593413565249</text:p>
              </table:table-cell>
              <table:table-cell office:value-type="float" office:value="-0.0471107350890699">
                <text:p>-0.047110735089069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0270107731446512">
                <text:p>-0.0270107731446512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0174066157630127">
                <text:p>-0.00174066157630127</text:p>
              </table:table-cell>
            </table:table-row>
            <table:table-row>
              <table:table-cell office:value-type="string">
                <text:p>PSO</text:p>
                <draw:g>
                  <svg:desc>'2 Phases Hybrid'.R5:'2 Phases Hybrid'.R5</svg:desc>
                </draw:g>
              </table:table-cell>
              <table:table-cell office:value-type="float" office:value="0">
                <text:p>0</text:p>
                <draw:g>
                  <svg:desc>'2 Phases Hybrid'.S5:'2 Phases Hybrid'.AG5</svg:desc>
                </draw:g>
              </table:table-cell>
              <table:table-cell office:value-type="float" office:value="0.264581729238077">
                <text:p>0.264581729238077</text:p>
              </table:table-cell>
              <table:table-cell office:value-type="float" office:value="0.0678145111618401">
                <text:p>0.0678145111618401</text:p>
              </table:table-cell>
              <table:table-cell office:value-type="float" office:value="0.0606978403536117">
                <text:p>0.0606978403536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78001568691729">
                <text:p>-0.078001568691729</text:p>
              </table:table-cell>
              <table:table-cell office:value-type="float" office:value="0.469380135849925">
                <text:p>0.469380135849925</text:p>
              </table:table-cell>
              <table:table-cell office:value-type="float" office:value="-0.0471591433242984">
                <text:p>-0.0471591433242984</text:p>
              </table:table-cell>
              <table:table-cell office:value-type="float" office:value="0.0884904701823962">
                <text:p>0.0884904701823962</text:p>
              </table:table-cell>
              <table:table-cell office:value-type="float" office:value="0.0958664534785426">
                <text:p>0.0958664534785426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">
                <text:p>0</text:p>
              </table:table-cell>
              <table:table-cell office:value-type="float" office:value="0.0689276116820718">
                <text:p>0.06892761168207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Relative gain in fitness on full data</text:p>
        </chart:title>
        <chart:legend chart:legend-position="end" svg:x="14.504cm" svg:y="3.703cm" style:legend-expansion="high" chart:style-name="ch3"/>
        <chart:plot-area chart:style-name="ch4" table:cell-range-address="'2 Phases Hybrid'.S7:'2 Phases Hybrid'.AG10 '2 Phases Hybrid'.R8:'2 Phases Hybrid'.R10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7:'2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8:'2 Phases Hybrid'.AG8" chart:label-cell-address="'2 Phases Hybrid'.R8:'2 Phases Hybrid'.R8" chart:class="chart:bar">
            <chart:data-point chart:repeated="15"/>
          </chart:series>
          <chart:series chart:style-name="ch9" chart:values-cell-range-address="'2 Phases Hybrid'.S9:'2 Phases Hybrid'.AG9" chart:label-cell-address="'2 Phases Hybrid'.R9:'2 Phases Hybrid'.R9" chart:class="chart:bar">
            <chart:data-point chart:repeated="15"/>
          </chart:series>
          <chart:series chart:style-name="ch10" chart:values-cell-range-address="'2 Phases Hybrid'.S10:'2 Phases Hybrid'.AG10" chart:label-cell-address="'2 Phases Hybrid'.R10:'2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7:'2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8:'2 Phases Hybrid'.R8</svg:desc>
                </draw:g>
              </table:table-cell>
              <table:table-cell office:value-type="float" office:value="0">
                <text:p>0</text:p>
                <draw:g>
                  <svg:desc>'2 Phases Hybrid'.S8:'2 Phases Hybrid'.A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99928569201426">
                <text:p>0.0499928569201426</text:p>
              </table:table-cell>
              <table:table-cell office:value-type="float" office:value="1.27067883614471">
                <text:p>1.27067883614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8331215198308">
                <text:p>2.58331215198308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429913697763755">
                <text:p>0.429913697763755</text:p>
              </table:table-cell>
              <table:table-cell office:value-type="float" office:value="0.00689370794790046">
                <text:p>0.00689370794790046</text:p>
              </table:table-cell>
              <table:table-cell office:value-type="float" office:value="-0.0691528083175029">
                <text:p>-0.0691528083175029</text:p>
              </table:table-cell>
              <table:table-cell office:value-type="float" office:value="0.0216027160282422">
                <text:p>0.0216027160282422</text:p>
              </table:table-cell>
              <table:table-cell office:value-type="float" office:value="-0.209785229756021">
                <text:p>-0.209785229756021</text:p>
              </table:table-cell>
              <table:table-cell office:value-type="float" office:value="0">
                <text:p>0</text:p>
              </table:table-cell>
              <table:table-cell office:value-type="float" office:value="-0.002701007590486">
                <text:p>-0.002701007590486</text:p>
              </table:table-cell>
            </table:table-row>
            <table:table-row>
              <table:table-cell office:value-type="string">
                <text:p>DE</text:p>
                <draw:g>
                  <svg:desc>'2 Phases Hybrid'.R9:'2 Phases Hybrid'.R9</svg:desc>
                </draw:g>
              </table:table-cell>
              <table:table-cell office:value-type="float" office:value="0">
                <text:p>0</text:p>
                <draw:g>
                  <svg:desc>'2 Phases Hybrid'.S9:'2 Phases Hybrid'.AG9</svg:desc>
                </draw:g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0.0166155475571774">
                <text:p>0.0166155475571774</text:p>
              </table:table-cell>
              <table:table-cell office:value-type="float" office:value="0.440436766105774">
                <text:p>0.440436766105774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-0.651111276928562">
                <text:p>-0.651111276928562</text:p>
              </table:table-cell>
              <table:table-cell office:value-type="float" office:value="0.223755453657241">
                <text:p>0.223755453657241</text:p>
              </table:table-cell>
              <table:table-cell office:value-type="float" office:value="0.301897717195208">
                <text:p>0.301897717195208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-0.0297926411931453">
                <text:p>-0.0297926411931453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0184531949547638">
                <text:p>-0.0184531949547638</text:p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PSO</text:p>
                <draw:g>
                  <svg:desc>'2 Phases Hybrid'.R10:'2 Phases Hybrid'.R10</svg:desc>
                </draw:g>
              </table:table-cell>
              <table:table-cell office:value-type="float" office:value="0">
                <text:p>0</text:p>
                <draw:g>
                  <svg:desc>'2 Phases Hybrid'.S10:'2 Phases Hybrid'.AG10</svg:desc>
                </draw:g>
              </table:table-cell>
              <table:table-cell office:value-type="float" office:value="0.491081413423187">
                <text:p>0.491081413423187</text:p>
              </table:table-cell>
              <table:table-cell office:value-type="float" office:value="-0.0037072814586785">
                <text:p>-0.0037072814586785</text:p>
              </table:table-cell>
              <table:table-cell office:value-type="float" office:value="-0.068643849532072">
                <text:p>-0.068643849532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45997766873011">
                <text:p>-0.145997766873011</text:p>
              </table:table-cell>
              <table:table-cell office:value-type="float" office:value="0.412628520544375">
                <text:p>0.412628520544375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0.105169427999332">
                <text:p>0.105169427999332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0232524596337114">
                <text:p>0.0232524596337114</text:p>
              </table:table-cell>
              <table:table-cell office:value-type="float" office:value="0">
                <text:p>0</text:p>
              </table:table-cell>
              <table:table-cell office:value-type="float" office:value="0.028977705208778">
                <text:p>0.028977705208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8cm" svg:y="0.316cm" chart:style-name="ch2">
          <text:p>Relative gain in fitness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S2:'5 Phases Hybrid'.AG5 '5 Phases Hybrid'.R3:'5 Phases Hybrid'.R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2:'5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3:'5 Phases Hybrid'.AG3" chart:label-cell-address="'5 Phases Hybrid'.R3:'5 Phases Hybrid'.R3" chart:class="chart:bar">
            <chart:data-point chart:repeated="15"/>
          </chart:series>
          <chart:series chart:style-name="ch10" chart:values-cell-range-address="'5 Phases Hybrid'.S4:'5 Phases Hybrid'.AG4" chart:label-cell-address="'5 Phases Hybrid'.R4:'5 Phases Hybrid'.R4" chart:class="chart:bar">
            <chart:data-point chart:repeated="15"/>
          </chart:series>
          <chart:series chart:style-name="ch11" chart:values-cell-range-address="'5 Phases Hybrid'.S5:'5 Phases Hybrid'.AG5" chart:label-cell-address="'5 Phases Hybrid'.R5:'5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2:'5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3:'5 Phases Hybrid'.R3</svg:desc>
                </draw:g>
              </table:table-cell>
              <table:table-cell office:value-type="float" office:value="0">
                <text:p>0</text:p>
                <draw:g>
                  <svg:desc>'5 Phases Hybrid'.S3:'5 Phases Hybrid'.AG3</svg:desc>
                </draw:g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0.374931553978188">
                <text:p>0.374931553978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1175386105575">
                <text:p>6.31175386105575</text:p>
              </table:table-cell>
              <table:table-cell office:value-type="float" office:value="-0.484523558617624">
                <text:p>-0.484523558617624</text:p>
              </table:table-cell>
              <table:table-cell office:value-type="float" office:value="0.0899051114393979">
                <text:p>0.0899051114393979</text:p>
              </table:table-cell>
              <table:table-cell office:value-type="float" office:value="-0.168834366090557">
                <text:p>-0.168834366090557</text:p>
              </table:table-cell>
              <table:table-cell office:value-type="float" office:value="0.0591846176313711">
                <text:p>0.0591846176313711</text:p>
              </table:table-cell>
              <table:table-cell office:value-type="float" office:value="0.120902817614527">
                <text:p>0.120902817614527</text:p>
              </table:table-cell>
              <table:table-cell office:value-type="float" office:value="0.227886704613674">
                <text:p>0.227886704613674</text:p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-0.315423912611545">
                <text:p>-0.315423912611545</text:p>
              </table:table-cell>
            </table:table-row>
            <table:table-row>
              <table:table-cell office:value-type="string">
                <text:p>DE</text:p>
                <draw:g>
                  <svg:desc>'5 Phases Hybrid'.R4:'5 Phases Hybrid'.R4</svg:desc>
                </draw:g>
              </table:table-cell>
              <table:table-cell office:value-type="float" office:value="0">
                <text:p>0</text:p>
                <draw:g>
                  <svg:desc>'5 Phases Hybrid'.S4:'5 Phases Hybrid'.AG4</svg:desc>
                </draw:g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-0.350762527650393">
                <text:p>-0.350762527650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9943504987633">
                <text:p>1.99943504987633</text:p>
              </table:table-cell>
              <table:table-cell office:value-type="float" office:value="1.25285303097989">
                <text:p>1.25285303097989</text:p>
              </table:table-cell>
              <table:table-cell office:value-type="float" office:value="0.267875419318898">
                <text:p>0.267875419318898</text:p>
              </table:table-cell>
              <table:table-cell office:value-type="float" office:value="-0.0899628764469492">
                <text:p>-0.0899628764469492</text:p>
              </table:table-cell>
              <table:table-cell office:value-type="float" office:value="-0.191924131908693">
                <text:p>-0.191924131908693</text:p>
              </table:table-cell>
              <table:table-cell office:value-type="float" office:value="0.191171455728558">
                <text:p>0.191171455728558</text:p>
              </table:table-cell>
              <table:table-cell office:value-type="float" office:value="0.102433705681336">
                <text:p>0.102433705681336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0394141191761371">
                <text:p>0.0394141191761371</text:p>
              </table:table-cell>
            </table:table-row>
            <table:table-row>
              <table:table-cell office:value-type="string">
                <text:p>PSO</text:p>
                <draw:g>
                  <svg:desc>'5 Phases Hybrid'.R5:'5 Phases Hybrid'.R5</svg:desc>
                </draw:g>
              </table:table-cell>
              <table:table-cell office:value-type="float" office:value="0">
                <text:p>0</text:p>
                <draw:g>
                  <svg:desc>'5 Phases Hybrid'.S5:'5 Phases Hybrid'.AG5</svg:desc>
                </draw:g>
              </table:table-cell>
              <table:table-cell office:value-type="float" office:value="0.880298991425753">
                <text:p>0.880298991425753</text:p>
              </table:table-cell>
              <table:table-cell office:value-type="float" office:value="0.851991747962157">
                <text:p>0.851991747962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9373680227684">
                <text:p>2.49373680227684</text:p>
              </table:table-cell>
              <table:table-cell office:value-type="float" office:value="0.462996612028056">
                <text:p>0.462996612028056</text:p>
              </table:table-cell>
              <table:table-cell office:value-type="float" office:value="0.064083435963596">
                <text:p>0.064083435963596</text:p>
              </table:table-cell>
              <table:table-cell office:value-type="float" office:value="0.177824971864682">
                <text:p>0.177824971864682</text:p>
              </table:table-cell>
              <table:table-cell office:value-type="float" office:value="-0.0735546521816106">
                <text:p>-0.0735546521816106</text:p>
              </table:table-cell>
              <table:table-cell office:value-type="float" office:value="0.144885418287142">
                <text:p>0.144885418287142</text:p>
              </table:table-cell>
              <table:table-cell office:value-type="float" office:value="0.799478398837981">
                <text:p>0.799478398837981</text:p>
              </table:table-cell>
              <table:table-cell office:value-type="float" office:value="-0.0890555942500211">
                <text:p>-0.0890555942500211</text:p>
              </table:table-cell>
              <table:table-cell office:value-type="float" office:value="-0.128719027142027">
                <text:p>-0.1287190271420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Relative gain in fitness of full data</text:p>
        </chart:title>
        <chart:legend chart:legend-position="end" svg:x="14.504cm" svg:y="3.703cm" style:legend-expansion="high" chart:style-name="ch3"/>
        <chart:plot-area chart:style-name="ch4" table:cell-range-address="'5 Phases Hybrid'.S7:'5 Phases Hybrid'.AG10 '5 Phases Hybrid'.R8:'5 Phases Hybrid'.R1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7:'5 Phases Hybrid'.AG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8:'5 Phases Hybrid'.AG8" chart:label-cell-address="'5 Phases Hybrid'.R8:'5 Phases Hybrid'.R8" chart:class="chart:bar">
            <chart:data-point chart:repeated="15"/>
          </chart:series>
          <chart:series chart:style-name="ch10" chart:values-cell-range-address="'5 Phases Hybrid'.S9:'5 Phases Hybrid'.AG9" chart:label-cell-address="'5 Phases Hybrid'.R9:'5 Phases Hybrid'.R9" chart:class="chart:bar">
            <chart:data-point chart:repeated="15"/>
          </chart:series>
          <chart:series chart:style-name="ch11" chart:values-cell-range-address="'5 Phases Hybrid'.S10:'5 Phases Hybrid'.AG10" chart:label-cell-address="'5 Phases Hybrid'.R10:'5 Phases Hybrid'.R1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7:'5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8:'5 Phases Hybrid'.R8</svg:desc>
                </draw:g>
              </table:table-cell>
              <table:table-cell office:value-type="float" office:value="0">
                <text:p>0</text:p>
                <draw:g>
                  <svg:desc>'5 Phases Hybrid'.S8:'5 Phases Hybrid'.AG8</svg:desc>
                </draw:g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0.497620649781288">
                <text:p>0.497620649781288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6.26623169668989">
                <text:p>6.26623169668989</text:p>
              </table:table-cell>
              <table:table-cell office:value-type="float" office:value="-0.492144128304169">
                <text:p>-0.492144128304169</text:p>
              </table:table-cell>
              <table:table-cell office:value-type="float" office:value="0.0944711286416447">
                <text:p>0.0944711286416447</text:p>
              </table:table-cell>
              <table:table-cell office:value-type="float" office:value="-0.148374796846691">
                <text:p>-0.148374796846691</text:p>
              </table:table-cell>
              <table:table-cell office:value-type="float" office:value="-0.389126999619948">
                <text:p>-0.389126999619948</text:p>
              </table:table-cell>
              <table:table-cell office:value-type="float" office:value="0.0334237554869497">
                <text:p>0.0334237554869497</text:p>
              </table:table-cell>
              <table:table-cell office:value-type="float" office:value="0.207634367388961">
                <text:p>0.207634367388961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125924254776965">
                <text:p>-0.125924254776965</text:p>
              </table:table-cell>
            </table:table-row>
            <table:table-row>
              <table:table-cell office:value-type="string">
                <text:p>DE</text:p>
                <draw:g>
                  <svg:desc>'5 Phases Hybrid'.R9:'5 Phases Hybrid'.R9</svg:desc>
                </draw:g>
              </table:table-cell>
              <table:table-cell office:value-type="float" office:value="0">
                <text:p>0</text:p>
                <draw:g>
                  <svg:desc>'5 Phases Hybrid'.S9:'5 Phases Hybrid'.AG9</svg:desc>
                </draw:g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-0.372634143407267">
                <text:p>-0.372634143407267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1.98927179164169">
                <text:p>1.98927179164169</text:p>
              </table:table-cell>
              <table:table-cell office:value-type="float" office:value="1.33405144034689">
                <text:p>1.33405144034689</text:p>
              </table:table-cell>
              <table:table-cell office:value-type="float" office:value="0.211921084308509">
                <text:p>0.211921084308509</text:p>
              </table:table-cell>
              <table:table-cell office:value-type="float" office:value="-0.0854981771726859">
                <text:p>-0.0854981771726859</text:p>
              </table:table-cell>
              <table:table-cell office:value-type="float" office:value="0.0330214446829107">
                <text:p>0.0330214446829107</text:p>
              </table:table-cell>
              <table:table-cell office:value-type="float" office:value="0.0170333392987804">
                <text:p>0.0170333392987804</text:p>
              </table:table-cell>
              <table:table-cell office:value-type="float" office:value="0.0799044676667207">
                <text:p>0.0799044676667207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.162564406523019">
                <text:p>0.162564406523019</text:p>
              </table:table-cell>
            </table:table-row>
            <table:table-row>
              <table:table-cell office:value-type="string">
                <text:p>PSO</text:p>
                <draw:g>
                  <svg:desc>'5 Phases Hybrid'.R10:'5 Phases Hybrid'.R10</svg:desc>
                </draw:g>
              </table:table-cell>
              <table:table-cell office:value-type="float" office:value="0">
                <text:p>0</text:p>
                <draw:g>
                  <svg:desc>'5 Phases Hybrid'.S10:'5 Phases Hybrid'.AG10</svg:desc>
                </draw:g>
              </table:table-cell>
              <table:table-cell office:value-type="float" office:value="0.734479789425577">
                <text:p>0.734479789425577</text:p>
              </table:table-cell>
              <table:table-cell office:value-type="float" office:value="0.965389870215122">
                <text:p>0.965389870215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8713837547719">
                <text:p>2.48713837547719</text:p>
              </table:table-cell>
              <table:table-cell office:value-type="float" office:value="0.213252052196397">
                <text:p>0.213252052196397</text:p>
              </table:table-cell>
              <table:table-cell office:value-type="float" office:value="-0.0354575339208631">
                <text:p>-0.0354575339208631</text:p>
              </table:table-cell>
              <table:table-cell office:value-type="float" office:value="-0.555018887912055">
                <text:p>-0.555018887912055</text:p>
              </table:table-cell>
              <table:table-cell office:value-type="float" office:value="-0.3902988976206">
                <text:p>-0.3902988976206</text:p>
              </table:table-cell>
              <table:table-cell office:value-type="float" office:value="0.0534626049254553">
                <text:p>0.0534626049254553</text:p>
              </table:table-cell>
              <table:table-cell office:value-type="float" office:value="0.408748606184244">
                <text:p>0.408748606184244</text:p>
              </table:table-cell>
              <table:table-cell office:value-type="float" office:value="-0.128193635541271">
                <text:p>-0.128193635541271</text:p>
              </table:table-cell>
              <table:table-cell office:value-type="float" office:value="0.109915863023793">
                <text:p>0.1099158630237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S12:'5 Phases Hybrid'.AG15 '5 Phases Hybrid'.R13:'5 Phases Hybrid'.R15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2:'5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3:'5 Phases Hybrid'.AG13" chart:label-cell-address="'5 Phases Hybrid'.R13:'5 Phases Hybrid'.R13" chart:class="chart:bar">
            <chart:data-point chart:repeated="15"/>
          </chart:series>
          <chart:series chart:style-name="ch10" chart:values-cell-range-address="'5 Phases Hybrid'.S14:'5 Phases Hybrid'.AG14" chart:label-cell-address="'5 Phases Hybrid'.R14:'5 Phases Hybrid'.R14" chart:class="chart:bar">
            <chart:data-point chart:repeated="15"/>
          </chart:series>
          <chart:series chart:style-name="ch11" chart:values-cell-range-address="'5 Phases Hybrid'.S15:'5 Phases Hybrid'.AG15" chart:label-cell-address="'5 Phases Hybrid'.R15:'5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2:'5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3:'5 Phases Hybrid'.R13</svg:desc>
                </draw:g>
              </table:table-cell>
              <table:table-cell office:value-type="float" office:value="1.12548126570059">
                <text:p>1.12548126570059</text:p>
                <draw:g>
                  <svg:desc>'5 Phases Hybrid'.S13:'5 Phases Hybrid'.AG13</svg:desc>
                </draw:g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0.683407299132095">
                <text:p>0.683407299132095</text:p>
              </table:table-cell>
              <table:table-cell office:value-type="float" office:value="-0.256255121407539">
                <text:p>-0.256255121407539</text:p>
              </table:table-cell>
              <table:table-cell office:value-type="float" office:value="2.54145442874759">
                <text:p>2.54145442874759</text:p>
              </table:table-cell>
              <table:table-cell office:value-type="float" office:value="2.64295887940979">
                <text:p>2.64295887940979</text:p>
              </table:table-cell>
              <table:table-cell office:value-type="float" office:value="-1.15125681810432">
                <text:p>-1.15125681810432</text:p>
              </table:table-cell>
              <table:table-cell office:value-type="float" office:value="-0.349012905616555">
                <text:p>-0.349012905616555</text:p>
              </table:table-cell>
              <table:table-cell office:value-type="float" office:value="0.084576277934331">
                <text:p>0.084576277934331</text:p>
              </table:table-cell>
              <table:table-cell office:value-type="float" office:value="-0.0422490891227208">
                <text:p>-0.0422490891227208</text:p>
              </table:table-cell>
              <table:table-cell office:value-type="float" office:value="0.345177616542704">
                <text:p>0.345177616542704</text:p>
              </table:table-cell>
              <table:table-cell office:value-type="float" office:value="-0.0376780272704155">
                <text:p>-0.0376780272704155</text:p>
              </table:table-cell>
              <table:table-cell office:value-type="float" office:value="0.194236748723829">
                <text:p>0.194236748723829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391046300724137">
                <text:p>-0.391046300724137</text:p>
              </table:table-cell>
            </table:table-row>
            <table:table-row>
              <table:table-cell office:value-type="string">
                <text:p>DE</text:p>
                <draw:g>
                  <svg:desc>'5 Phases Hybrid'.R14:'5 Phases Hybrid'.R14</svg:desc>
                </draw:g>
              </table:table-cell>
              <table:table-cell office:value-type="float" office:value="1.55870857053317">
                <text:p>1.55870857053317</text:p>
                <draw:g>
                  <svg:desc>'5 Phases Hybrid'.S14:'5 Phases Hybrid'.AG14</svg:desc>
                </draw:g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0.0472748673841795">
                <text:p>0.0472748673841795</text:p>
              </table:table-cell>
              <table:table-cell office:value-type="float" office:value="0.0523090996473235">
                <text:p>0.0523090996473235</text:p>
              </table:table-cell>
              <table:table-cell office:value-type="float" office:value="-0.919373513078194">
                <text:p>-0.919373513078194</text:p>
              </table:table-cell>
              <table:table-cell office:value-type="float" office:value="8.731185707634">
                <text:p>8.731185707634</text:p>
              </table:table-cell>
              <table:table-cell office:value-type="float" office:value="1.50542132758328">
                <text:p>1.50542132758328</text:p>
              </table:table-cell>
              <table:table-cell office:value-type="float" office:value="0.126456113431804">
                <text:p>0.126456113431804</text:p>
              </table:table-cell>
              <table:table-cell office:value-type="float" office:value="0.263636068588108">
                <text:p>0.263636068588108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103119253545714">
                <text:p>0.103119253545714</text:p>
              </table:table-cell>
              <table:table-cell office:value-type="float" office:value="0.211120541258049">
                <text:p>0.211120541258049</text:p>
              </table:table-cell>
              <table:table-cell office:value-type="float" office:value="0.0955180423231508">
                <text:p>0.0955180423231508</text:p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-0.139841738681722">
                <text:p>-0.139841738681722</text:p>
              </table:table-cell>
            </table:table-row>
            <table:table-row>
              <table:table-cell office:value-type="string">
                <text:p>PSO</text:p>
                <draw:g>
                  <svg:desc>'5 Phases Hybrid'.R15:'5 Phases Hybrid'.R15</svg:desc>
                </draw:g>
              </table:table-cell>
              <table:table-cell office:value-type="float" office:value="2.70294724618156">
                <text:p>2.70294724618156</text:p>
                <draw:g>
                  <svg:desc>'5 Phases Hybrid'.S15:'5 Phases Hybrid'.AG15</svg:desc>
                </draw:g>
              </table:table-cell>
              <table:table-cell office:value-type="float" office:value="0.904011883597388">
                <text:p>0.904011883597388</text:p>
              </table:table-cell>
              <table:table-cell office:value-type="float" office:value="0.362105319293773">
                <text:p>0.362105319293773</text:p>
              </table:table-cell>
              <table:table-cell office:value-type="float" office:value="-0.374687549038326">
                <text:p>-0.374687549038326</text:p>
              </table:table-cell>
              <table:table-cell office:value-type="float" office:value="1.22141423784234">
                <text:p>1.22141423784234</text:p>
              </table:table-cell>
              <table:table-cell office:value-type="float" office:value="1.34966598409663">
                <text:p>1.34966598409663</text:p>
              </table:table-cell>
              <table:table-cell office:value-type="float" office:value="-0.668775218979268">
                <text:p>-0.668775218979268</text:p>
              </table:table-cell>
              <table:table-cell office:value-type="float" office:value="-0.156518056960042">
                <text:p>-0.156518056960042</text:p>
              </table:table-cell>
              <table:table-cell office:value-type="float" office:value="0.0934216851622351">
                <text:p>0.0934216851622351</text:p>
              </table:table-cell>
              <table:table-cell office:value-type="float" office:value="-0.0156077214757344">
                <text:p>-0.0156077214757344</text:p>
              </table:table-cell>
              <table:table-cell office:value-type="float" office:value="0.148602654806093">
                <text:p>0.148602654806093</text:p>
              </table:table-cell>
              <table:table-cell office:value-type="float" office:value="0.129367595722986">
                <text:p>0.129367595722986</text:p>
              </table:table-cell>
              <table:table-cell office:value-type="float" office:value="0.773274348337454">
                <text:p>0.773274348337454</text:p>
              </table:table-cell>
              <table:table-cell office:value-type="float" office:value="-0.145572494212139">
                <text:p>-0.145572494212139</text:p>
              </table:table-cell>
              <table:table-cell office:value-type="float" office:value="-0.0694075115574017">
                <text:p>-0.06940751155740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S17:'5 Phases Hybrid'.AG20 '5 Phases Hybrid'.R18:'5 Phases Hybrid'.R20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7:'5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8:'5 Phases Hybrid'.AG18" chart:label-cell-address="'5 Phases Hybrid'.R18:'5 Phases Hybrid'.R18" chart:class="chart:bar">
            <chart:data-point chart:repeated="15"/>
          </chart:series>
          <chart:series chart:style-name="ch10" chart:values-cell-range-address="'5 Phases Hybrid'.S19:'5 Phases Hybrid'.AG19" chart:label-cell-address="'5 Phases Hybrid'.R19:'5 Phases Hybrid'.R19" chart:class="chart:bar">
            <chart:data-point chart:repeated="15"/>
          </chart:series>
          <chart:series chart:style-name="ch11" chart:values-cell-range-address="'5 Phases Hybrid'.S20:'5 Phases Hybrid'.AG20" chart:label-cell-address="'5 Phases Hybrid'.R20:'5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7:'5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8:'5 Phases Hybrid'.R18</svg:desc>
                </draw:g>
              </table:table-cell>
              <table:table-cell office:value-type="float" office:value="1.14050804303818">
                <text:p>1.14050804303818</text:p>
                <draw:g>
                  <svg:desc>'5 Phases Hybrid'.S18:'5 Phases Hybrid'.AG18</svg:desc>
                </draw:g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0.77451696572855">
                <text:p>0.77451696572855</text:p>
              </table:table-cell>
              <table:table-cell office:value-type="float" office:value="-0.255628772668139">
                <text:p>-0.255628772668139</text:p>
              </table:table-cell>
              <table:table-cell office:value-type="float" office:value="2.51375015008182">
                <text:p>2.51375015008182</text:p>
              </table:table-cell>
              <table:table-cell office:value-type="float" office:value="2.70680309703734">
                <text:p>2.70680309703734</text:p>
              </table:table-cell>
              <table:table-cell office:value-type="float" office:value="-1.1362014613195">
                <text:p>-1.1362014613195</text:p>
              </table:table-cell>
              <table:table-cell office:value-type="float" office:value="-0.350373113159471">
                <text:p>-0.350373113159471</text:p>
              </table:table-cell>
              <table:table-cell office:value-type="float" office:value="0.0748164406451747">
                <text:p>0.0748164406451747</text:p>
              </table:table-cell>
              <table:table-cell office:value-type="float" office:value="-0.0355517920833391">
                <text:p>-0.0355517920833391</text:p>
              </table:table-cell>
              <table:table-cell office:value-type="float" office:value="-0.331148351917481">
                <text:p>-0.331148351917481</text:p>
              </table:table-cell>
              <table:table-cell office:value-type="float" office:value="-0.142848497312507">
                <text:p>-0.142848497312507</text:p>
              </table:table-cell>
              <table:table-cell office:value-type="float" office:value="0.165244326125311">
                <text:p>0.165244326125311</text:p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-0.0917295005042761">
                <text:p>-0.0917295005042761</text:p>
              </table:table-cell>
            </table:table-row>
            <table:table-row>
              <table:table-cell office:value-type="string">
                <text:p>DE</text:p>
                <draw:g>
                  <svg:desc>'5 Phases Hybrid'.R19:'5 Phases Hybrid'.R19</svg:desc>
                </draw:g>
              </table:table-cell>
              <table:table-cell office:value-type="float" office:value="1.51108084553912">
                <text:p>1.51108084553912</text:p>
                <draw:g>
                  <svg:desc>'5 Phases Hybrid'.S19:'5 Phases Hybrid'.AG19</svg:desc>
                </draw:g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285712526925376">
                <text:p>0.0285712526925376</text:p>
              </table:table-cell>
              <table:table-cell office:value-type="float" office:value="0.0891983668051489">
                <text:p>0.0891983668051489</text:p>
              </table:table-cell>
              <table:table-cell office:value-type="float" office:value="-0.938170692705301">
                <text:p>-0.938170692705301</text:p>
              </table:table-cell>
              <table:table-cell office:value-type="float" office:value="8.73174988352726">
                <text:p>8.73174988352726</text:p>
              </table:table-cell>
              <table:table-cell office:value-type="float" office:value="1.50974001557038">
                <text:p>1.50974001557038</text:p>
              </table:table-cell>
              <table:table-cell office:value-type="float" office:value="0.129689892199301">
                <text:p>0.129689892199301</text:p>
              </table:table-cell>
              <table:table-cell office:value-type="float" office:value="0.226599905207357">
                <text:p>0.226599905207357</text:p>
              </table:table-cell>
              <table:table-cell office:value-type="float" office:value="0.061829307294699">
                <text:p>0.061829307294699</text:p>
              </table:table-cell>
              <table:table-cell office:value-type="float" office:value="0.0766404436703419">
                <text:p>0.0766404436703419</text:p>
              </table:table-cell>
              <table:table-cell office:value-type="float" office:value="0.158663980813989">
                <text:p>0.15866398081398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788191830988487">
                <text:p>0.0788191830988487</text:p>
              </table:table-cell>
            </table:table-row>
            <table:table-row>
              <table:table-cell office:value-type="string">
                <text:p>PSO</text:p>
                <draw:g>
                  <svg:desc>'5 Phases Hybrid'.R20:'5 Phases Hybrid'.R20</svg:desc>
                </draw:g>
              </table:table-cell>
              <table:table-cell office:value-type="float" office:value="2.69196510276736">
                <text:p>2.69196510276736</text:p>
                <draw:g>
                  <svg:desc>'5 Phases Hybrid'.S20:'5 Phases Hybrid'.AG20</svg:desc>
                </draw:g>
              </table:table-cell>
              <table:table-cell office:value-type="float" office:value="0.832125542534009">
                <text:p>0.832125542534009</text:p>
              </table:table-cell>
              <table:table-cell office:value-type="float" office:value="0.403292145158254">
                <text:p>0.403292145158254</text:p>
              </table:table-cell>
              <table:table-cell office:value-type="float" office:value="-0.385419133002514">
                <text:p>-0.385419133002514</text:p>
              </table:table-cell>
              <table:table-cell office:value-type="float" office:value="1.23578087032756">
                <text:p>1.23578087032756</text:p>
              </table:table-cell>
              <table:table-cell office:value-type="float" office:value="0.999739345106568">
                <text:p>0.999739345106568</text:p>
              </table:table-cell>
              <table:table-cell office:value-type="float" office:value="-0.668370282370068">
                <text:p>-0.668370282370068</text:p>
              </table:table-cell>
              <table:table-cell office:value-type="float" office:value="-0.188023055663046">
                <text:p>-0.188023055663046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151195298948196">
                <text:p>-0.151195298948196</text:p>
              </table:table-cell>
              <table:table-cell office:value-type="float" office:value="-0.234331445240986">
                <text:p>-0.234331445240986</text:p>
              </table:table-cell>
              <table:table-cell office:value-type="float" office:value="0.121887985103681">
                <text:p>0.121887985103681</text:p>
              </table:table-cell>
              <table:table-cell office:value-type="float" office:value="0.417139409727326">
                <text:p>0.417139409727326</text:p>
              </table:table-cell>
              <table:table-cell office:value-type="float" office:value="-0.0901231820096072">
                <text:p>-0.0901231820096072</text:p>
              </table:table-cell>
              <table:table-cell office:value-type="float" office:value="0.039017321997412">
                <text:p>0.0390173219974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